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IFTY Close</text:p>
          </table:table-cell>
          <table:table-cell office:value-type="string" calcext:value-type="string">
            <text:p>BANKNIFTY Close</text:p>
          </table:table-cell>
          <table:table-cell office:value-type="string" calcext:value-type="string">
            <text:p>HDFCBK Close</text:p>
          </table:table-cell>
          <table:table-cell office:value-type="string" calcext:value-type="string">
            <text:p>ICICIBK Close</text:p>
          </table:table-cell>
          <table:table-cell office:value-type="string" calcext:value-type="string">
            <text:p>KOTAKBK Close</text:p>
          </table:table-cell>
          <table:table-cell office:value-type="string" calcext:value-type="string">
            <text:p>AXISBK Close</text:p>
          </table:table-cell>
          <table:table-cell office:value-type="string" calcext:value-type="string">
            <text:p>SBIN Close</text:p>
          </table:table-cell>
          <table:table-cell office:value-type="string" calcext:value-type="string">
            <text:p>BOB Close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8660.25" calcext:value-type="float">
            <text:p>8660.25</text:p>
          </table:table-cell>
          <table:table-cell office:value-type="float" office:value="19969" calcext:value-type="float">
            <text:p>19969</text:p>
          </table:table-cell>
          <table:table-cell office:value-type="float" office:value="904.450012" calcext:value-type="float">
            <text:p>904.450012</text:p>
          </table:table-cell>
          <table:table-cell office:value-type="float" office:value="339.850006" calcext:value-type="float">
            <text:p>339.850006</text:p>
          </table:table-cell>
          <table:table-cell office:value-type="float" office:value="1399.099976" calcext:value-type="float">
            <text:p>1399.099976</text:p>
          </table:table-cell>
          <table:table-cell office:value-type="float" office:value="359.75" calcext:value-type="float">
            <text:p>359.75</text:p>
          </table:table-cell>
          <table:table-cell office:value-type="float" office:value="195.949997" calcext:value-type="float">
            <text:p>195.949997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8281.099609" calcext:value-type="float">
            <text:p>8281.099609</text:p>
          </table:table-cell>
          <table:table-cell office:value-type="float" office:value="18782.400391" calcext:value-type="float">
            <text:p>18782.400391</text:p>
          </table:table-cell>
          <table:table-cell office:value-type="float" office:value="831.650024" calcext:value-type="float">
            <text:p>831.650024</text:p>
          </table:table-cell>
          <table:table-cell office:value-type="float" office:value="313.399994" calcext:value-type="float">
            <text:p>313.399994</text:p>
          </table:table-cell>
          <table:table-cell office:value-type="float" office:value="1293.699951" calcext:value-type="float">
            <text:p>1293.699951</text:p>
          </table:table-cell>
          <table:table-cell office:value-type="float" office:value="368.149994" calcext:value-type="float">
            <text:p>368.149994</text:p>
          </table:table-cell>
          <table:table-cell office:value-type="float" office:value="186.899994" calcext:value-type="float">
            <text:p>186.899994</text:p>
          </table:table-cell>
          <table:table-cell office:value-type="float" office:value="74.099998" calcext:value-type="float">
            <text:p>74.09999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597.75" calcext:value-type="float">
            <text:p>8597.75</text:p>
          </table:table-cell>
          <table:table-cell office:value-type="float" office:value="19144" calcext:value-type="float">
            <text:p>19144</text:p>
          </table:table-cell>
          <table:table-cell office:value-type="float" office:value="861.900024" calcext:value-type="float">
            <text:p>861.900024</text:p>
          </table:table-cell>
          <table:table-cell office:value-type="float" office:value="323.75" calcext:value-type="float">
            <text:p>323.75</text:p>
          </table:table-cell>
          <table:table-cell office:value-type="float" office:value="1296.050049" calcext:value-type="float">
            <text:p>1296.050049</text:p>
          </table:table-cell>
          <table:table-cell office:value-type="float" office:value="379" calcext:value-type="float">
            <text:p>379</text:p>
          </table:table-cell>
          <table:table-cell office:value-type="float" office:value="196.850006" calcext:value-type="float">
            <text:p>196.850006</text:p>
          </table:table-cell>
          <table:table-cell office:value-type="float" office:value="75.599998" calcext:value-type="float">
            <text:p>75.599998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8253.799805" calcext:value-type="float">
            <text:p>8253.799805</text:p>
          </table:table-cell>
          <table:table-cell office:value-type="float" office:value="18208.349609" calcext:value-type="float">
            <text:p>18208.349609</text:p>
          </table:table-cell>
          <table:table-cell office:value-type="float" office:value="829.650024" calcext:value-type="float">
            <text:p>829.650024</text:p>
          </table:table-cell>
          <table:table-cell office:value-type="float" office:value="311.149994" calcext:value-type="float">
            <text:p>311.149994</text:p>
          </table:table-cell>
          <table:table-cell office:value-type="float" office:value="1181.650024" calcext:value-type="float">
            <text:p>1181.650024</text:p>
          </table:table-cell>
          <table:table-cell office:value-type="float" office:value="358.649994" calcext:value-type="float">
            <text:p>358.649994</text:p>
          </table:table-cell>
          <table:table-cell office:value-type="float" office:value="186.550003" calcext:value-type="float">
            <text:p>186.550003</text:p>
          </table:table-cell>
          <table:table-cell office:value-type="float" office:value="72.699997" calcext:value-type="float">
            <text:p>72.699997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8083.799805" calcext:value-type="float">
            <text:p>8083.799805</text:p>
          </table:table-cell>
          <table:table-cell office:value-type="float" office:value="17249.300781" calcext:value-type="float">
            <text:p>17249.300781</text:p>
          </table:table-cell>
          <table:table-cell office:value-type="float" office:value="813.849976" calcext:value-type="float">
            <text:p>813.849976</text:p>
          </table:table-cell>
          <table:table-cell office:value-type="float" office:value="286.649994" calcext:value-type="float">
            <text:p>286.649994</text:p>
          </table:table-cell>
          <table:table-cell office:value-type="float" office:value="1140.849976" calcext:value-type="float">
            <text:p>1140.849976</text:p>
          </table:table-cell>
          <table:table-cell office:value-type="float" office:value="325.450012" calcext:value-type="float">
            <text:p>325.450012</text:p>
          </table:table-cell>
          <table:table-cell office:value-type="float" office:value="175.5" calcext:value-type="float">
            <text:p>175.5</text:p>
          </table:table-cell>
          <table:table-cell office:value-type="float" office:value="72.849998" calcext:value-type="float">
            <text:p>72.849998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8792.200195" calcext:value-type="float">
            <text:p>8792.200195</text:p>
          </table:table-cell>
          <table:table-cell office:value-type="float" office:value="19062.5" calcext:value-type="float">
            <text:p>19062.5</text:p>
          </table:table-cell>
          <table:table-cell office:value-type="float" office:value="896.099976" calcext:value-type="float">
            <text:p>896.099976</text:p>
          </table:table-cell>
          <table:table-cell office:value-type="float" office:value="326.100006" calcext:value-type="float">
            <text:p>326.100006</text:p>
          </table:table-cell>
          <table:table-cell office:value-type="float" office:value="1198.050049" calcext:value-type="float">
            <text:p>1198.050049</text:p>
          </table:table-cell>
          <table:table-cell office:value-type="float" office:value="388.850006" calcext:value-type="float">
            <text:p>388.850006</text:p>
          </table:table-cell>
          <table:table-cell office:value-type="float" office:value="186.399994" calcext:value-type="float">
            <text:p>186.399994</text:p>
          </table:table-cell>
          <table:table-cell office:value-type="float" office:value="74.099998" calcext:value-type="float">
            <text:p>74.099998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8748.75" calcext:value-type="float">
            <text:p>8748.75</text:p>
          </table:table-cell>
          <table:table-cell office:value-type="float" office:value="18946.449219" calcext:value-type="float">
            <text:p>18946.449219</text:p>
          </table:table-cell>
          <table:table-cell office:value-type="float" office:value="888.900024" calcext:value-type="float">
            <text:p>888.900024</text:p>
          </table:table-cell>
          <table:table-cell office:value-type="float" office:value="318.950012" calcext:value-type="float">
            <text:p>318.950012</text:p>
          </table:table-cell>
          <table:table-cell office:value-type="float" office:value="1187.650024" calcext:value-type="float">
            <text:p>1187.650024</text:p>
          </table:table-cell>
          <table:table-cell office:value-type="float" office:value="391.350006" calcext:value-type="float">
            <text:p>391.350006</text:p>
          </table:table-cell>
          <table:table-cell office:value-type="float" office:value="183" calcext:value-type="float">
            <text:p>18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9111.900391" calcext:value-type="float">
            <text:p>9111.900391</text:p>
          </table:table-cell>
          <table:table-cell office:value-type="float" office:value="19913.599609" calcext:value-type="float">
            <text:p>19913.599609</text:p>
          </table:table-cell>
          <table:table-cell office:value-type="float" office:value="925.049988" calcext:value-type="float">
            <text:p>925.049988</text:p>
          </table:table-cell>
          <table:table-cell office:value-type="float" office:value="342.700012" calcext:value-type="float">
            <text:p>342.700012</text:p>
          </table:table-cell>
          <table:table-cell office:value-type="float" office:value="1272.900024" calcext:value-type="float">
            <text:p>1272.900024</text:p>
          </table:table-cell>
          <table:table-cell office:value-type="float" office:value="420.149994" calcext:value-type="float">
            <text:p>420.149994</text:p>
          </table:table-cell>
          <table:table-cell office:value-type="float" office:value="187.75" calcext:value-type="float">
            <text:p>187.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8993.849609" calcext:value-type="float">
            <text:p>8993.849609</text:p>
          </table:table-cell>
          <table:table-cell office:value-type="float" office:value="19488" calcext:value-type="float">
            <text:p>19488</text:p>
          </table:table-cell>
          <table:table-cell office:value-type="float" office:value="895.349976" calcext:value-type="float">
            <text:p>895.349976</text:p>
          </table:table-cell>
          <table:table-cell office:value-type="float" office:value="330.649994" calcext:value-type="float">
            <text:p>330.649994</text:p>
          </table:table-cell>
          <table:table-cell office:value-type="float" office:value="1250.900024" calcext:value-type="float">
            <text:p>1250.900024</text:p>
          </table:table-cell>
          <table:table-cell office:value-type="float" office:value="418.950012" calcext:value-type="float">
            <text:p>418.950012</text:p>
          </table:table-cell>
          <table:table-cell office:value-type="float" office:value="183.5" calcext:value-type="float">
            <text:p>183.5</text:p>
          </table:table-cell>
          <table:table-cell office:value-type="float" office:value="66.099998" calcext:value-type="float">
            <text:p>66.099998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8925.299805" calcext:value-type="float">
            <text:p>8925.299805</text:p>
          </table:table-cell>
          <table:table-cell office:value-type="float" office:value="19057.050781" calcext:value-type="float">
            <text:p>19057.050781</text:p>
          </table:table-cell>
          <table:table-cell office:value-type="float" office:value="863.299988" calcext:value-type="float">
            <text:p>863.299988</text:p>
          </table:table-cell>
          <table:table-cell office:value-type="float" office:value="327.350006" calcext:value-type="float">
            <text:p>327.350006</text:p>
          </table:table-cell>
          <table:table-cell office:value-type="float" office:value="1173.75" calcext:value-type="float">
            <text:p>1173.75</text:p>
          </table:table-cell>
          <table:table-cell office:value-type="float" office:value="417.299988" calcext:value-type="float">
            <text:p>417.299988</text:p>
          </table:table-cell>
          <table:table-cell office:value-type="float" office:value="182.350006" calcext:value-type="float">
            <text:p>182.350006</text:p>
          </table:table-cell>
          <table:table-cell office:value-type="float" office:value="68.900002" calcext:value-type="float">
            <text:p>68.900002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8992.799805" calcext:value-type="float">
            <text:p>8992.799805</text:p>
          </table:table-cell>
          <table:table-cell office:value-type="float" office:value="19400" calcext:value-type="float">
            <text:p>19400</text:p>
          </table:table-cell>
          <table:table-cell office:value-type="float" office:value="879.75" calcext:value-type="float">
            <text:p>879.75</text:p>
          </table:table-cell>
          <table:table-cell office:value-type="float" office:value="342" calcext:value-type="float">
            <text:p>342</text:p>
          </table:table-cell>
          <table:table-cell office:value-type="float" office:value="1130.849976" calcext:value-type="float">
            <text:p>1130.849976</text:p>
          </table:table-cell>
          <table:table-cell office:value-type="float" office:value="422.549988" calcext:value-type="float">
            <text:p>422.549988</text:p>
          </table:table-cell>
          <table:table-cell office:value-type="float" office:value="188.5" calcext:value-type="float">
            <text:p>188.5</text:p>
          </table:table-cell>
          <table:table-cell office:value-type="float" office:value="68.300003" calcext:value-type="float">
            <text:p>68.300003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9266.75" calcext:value-type="float">
            <text:p>9266.75</text:p>
          </table:table-cell>
          <table:table-cell office:value-type="float" office:value="20681.449219" calcext:value-type="float">
            <text:p>20681.449219</text:p>
          </table:table-cell>
          <table:table-cell office:value-type="float" office:value="910.299988" calcext:value-type="float">
            <text:p>910.299988</text:p>
          </table:table-cell>
          <table:table-cell office:value-type="float" office:value="375.549988" calcext:value-type="float">
            <text:p>375.549988</text:p>
          </table:table-cell>
          <table:table-cell office:value-type="float" office:value="1186.25" calcext:value-type="float">
            <text:p>1186.25</text:p>
          </table:table-cell>
          <table:table-cell office:value-type="float" office:value="478.799988" calcext:value-type="float">
            <text:p>478.799988</text:p>
          </table:table-cell>
          <table:table-cell office:value-type="float" office:value="193.25" calcext:value-type="float">
            <text:p>193.25</text:p>
          </table:table-cell>
          <table:table-cell office:value-type="float" office:value="67.349998" calcext:value-type="float">
            <text:p>67.349998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9261.849609" calcext:value-type="float">
            <text:p>9261.849609</text:p>
          </table:table-cell>
          <table:table-cell office:value-type="float" office:value="20522.650391" calcext:value-type="float">
            <text:p>20522.650391</text:p>
          </table:table-cell>
          <table:table-cell office:value-type="float" office:value="944.849976" calcext:value-type="float">
            <text:p>944.849976</text:p>
          </table:table-cell>
          <table:table-cell office:value-type="float" office:value="361.299988" calcext:value-type="float">
            <text:p>361.299988</text:p>
          </table:table-cell>
          <table:table-cell office:value-type="float" office:value="1177.75" calcext:value-type="float">
            <text:p>1177.75</text:p>
          </table:table-cell>
          <table:table-cell office:value-type="float" office:value="455.950012" calcext:value-type="float">
            <text:p>455.950012</text:p>
          </table:table-cell>
          <table:table-cell office:value-type="float" office:value="192.5" calcext:value-type="float">
            <text:p>192.5</text:p>
          </table:table-cell>
          <table:table-cell office:value-type="float" office:value="63.799999" calcext:value-type="float">
            <text:p>63.799999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8981.450195" calcext:value-type="float">
            <text:p>8981.450195</text:p>
          </table:table-cell>
          <table:table-cell office:value-type="float" office:value="19409.349609" calcext:value-type="float">
            <text:p>19409.349609</text:p>
          </table:table-cell>
          <table:table-cell office:value-type="float" office:value="921.650024" calcext:value-type="float">
            <text:p>921.650024</text:p>
          </table:table-cell>
          <table:table-cell office:value-type="float" office:value="331.850006" calcext:value-type="float">
            <text:p>331.850006</text:p>
          </table:table-cell>
          <table:table-cell office:value-type="float" office:value="1130.150024" calcext:value-type="float">
            <text:p>1130.150024</text:p>
          </table:table-cell>
          <table:table-cell office:value-type="float" office:value="420.649994" calcext:value-type="float">
            <text:p>420.649994</text:p>
          </table:table-cell>
          <table:table-cell office:value-type="float" office:value="184.75" calcext:value-type="float">
            <text:p>184.75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9187.299805" calcext:value-type="float">
            <text:p>9187.299805</text:p>
          </table:table-cell>
          <table:table-cell office:value-type="float" office:value="19701.849609" calcext:value-type="float">
            <text:p>19701.849609</text:p>
          </table:table-cell>
          <table:table-cell office:value-type="float" office:value="928.599976" calcext:value-type="float">
            <text:p>928.599976</text:p>
          </table:table-cell>
          <table:table-cell office:value-type="float" office:value="335.950012" calcext:value-type="float">
            <text:p>335.950012</text:p>
          </table:table-cell>
          <table:table-cell office:value-type="float" office:value="1152.150024" calcext:value-type="float">
            <text:p>1152.150024</text:p>
          </table:table-cell>
          <table:table-cell office:value-type="float" office:value="431.149994" calcext:value-type="float">
            <text:p>431.149994</text:p>
          </table:table-cell>
          <table:table-cell office:value-type="float" office:value="188.699997" calcext:value-type="float">
            <text:p>188.699997</text:p>
          </table:table-cell>
          <table:table-cell office:value-type="float" office:value="63.049999" calcext:value-type="float">
            <text:p>63.049999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9313.900391" calcext:value-type="float">
            <text:p>9313.900391</text:p>
          </table:table-cell>
          <table:table-cell office:value-type="float" office:value="20267.949219" calcext:value-type="float">
            <text:p>20267.949219</text:p>
          </table:table-cell>
          <table:table-cell office:value-type="float" office:value="954.950012" calcext:value-type="float">
            <text:p>954.950012</text:p>
          </table:table-cell>
          <table:table-cell office:value-type="float" office:value="352.950012" calcext:value-type="float">
            <text:p>352.950012</text:p>
          </table:table-cell>
          <table:table-cell office:value-type="float" office:value="1249.650024" calcext:value-type="float">
            <text:p>1249.650024</text:p>
          </table:table-cell>
          <table:table-cell office:value-type="float" office:value="430.049988" calcext:value-type="float">
            <text:p>430.049988</text:p>
          </table:table-cell>
          <table:table-cell office:value-type="float" office:value="186.699997" calcext:value-type="float">
            <text:p>186.699997</text:p>
          </table:table-cell>
          <table:table-cell office:value-type="float" office:value="62.950001" calcext:value-type="float">
            <text:p>62.950001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9154.400391" calcext:value-type="float">
            <text:p>9154.400391</text:p>
          </table:table-cell>
          <table:table-cell office:value-type="float" office:value="19586.650391" calcext:value-type="float">
            <text:p>19586.650391</text:p>
          </table:table-cell>
          <table:table-cell office:value-type="float" office:value="938.049988" calcext:value-type="float">
            <text:p>938.049988</text:p>
          </table:table-cell>
          <table:table-cell office:value-type="float" office:value="334.850006" calcext:value-type="float">
            <text:p>334.850006</text:p>
          </table:table-cell>
          <table:table-cell office:value-type="float" office:value="1239.550049" calcext:value-type="float">
            <text:p>1239.550049</text:p>
          </table:table-cell>
          <table:table-cell office:value-type="float" office:value="403.950012" calcext:value-type="float">
            <text:p>403.950012</text:p>
          </table:table-cell>
          <table:table-cell office:value-type="float" office:value="179.75" calcext:value-type="float">
            <text:p>179.75</text:p>
          </table:table-cell>
          <table:table-cell office:value-type="float" office:value="63.549999" calcext:value-type="float">
            <text:p>63.549999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9282.299805" calcext:value-type="float">
            <text:p>9282.299805</text:p>
          </table:table-cell>
          <table:table-cell office:value-type="float" office:value="20081.150391" calcext:value-type="float">
            <text:p>20081.150391</text:p>
          </table:table-cell>
          <table:table-cell office:value-type="float" office:value="929.700012" calcext:value-type="float">
            <text:p>929.700012</text:p>
          </table:table-cell>
          <table:table-cell office:value-type="float" office:value="347.899994" calcext:value-type="float">
            <text:p>347.899994</text:p>
          </table:table-cell>
          <table:table-cell office:value-type="float" office:value="1303.599976" calcext:value-type="float">
            <text:p>1303.599976</text:p>
          </table:table-cell>
          <table:table-cell office:value-type="float" office:value="427.299988" calcext:value-type="float">
            <text:p>427.299988</text:p>
          </table:table-cell>
          <table:table-cell office:value-type="float" office:value="180.899994" calcext:value-type="float">
            <text:p>180.899994</text:p>
          </table:table-cell>
          <table:table-cell office:value-type="float" office:value="65.300003" calcext:value-type="float">
            <text:p>65.300003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9380.900391" calcext:value-type="float">
            <text:p>9380.900391</text:p>
          </table:table-cell>
          <table:table-cell office:value-type="float" office:value="20671.099609" calcext:value-type="float">
            <text:p>20671.099609</text:p>
          </table:table-cell>
          <table:table-cell office:value-type="float" office:value="931.400024" calcext:value-type="float">
            <text:p>931.400024</text:p>
          </table:table-cell>
          <table:table-cell office:value-type="float" office:value="359.850006" calcext:value-type="float">
            <text:p>359.850006</text:p>
          </table:table-cell>
          <table:table-cell office:value-type="float" office:value="1326.650024" calcext:value-type="float">
            <text:p>1326.650024</text:p>
          </table:table-cell>
          <table:table-cell office:value-type="float" office:value="455.450012" calcext:value-type="float">
            <text:p>455.450012</text:p>
          </table:table-cell>
          <table:table-cell office:value-type="float" office:value="184.300003" calcext:value-type="float">
            <text:p>184.300003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9553.349609" calcext:value-type="float">
            <text:p>9553.349609</text:p>
          </table:table-cell>
          <table:table-cell office:value-type="float" office:value="21090.199219" calcext:value-type="float">
            <text:p>21090.199219</text:p>
          </table:table-cell>
          <table:table-cell office:value-type="float" office:value="977.099976" calcext:value-type="float">
            <text:p>977.099976</text:p>
          </table:table-cell>
          <table:table-cell office:value-type="float" office:value="370.450012" calcext:value-type="float">
            <text:p>370.450012</text:p>
          </table:table-cell>
          <table:table-cell office:value-type="float" office:value="1327.849976" calcext:value-type="float">
            <text:p>1327.849976</text:p>
          </table:table-cell>
          <table:table-cell office:value-type="float" office:value="439.100006" calcext:value-type="float">
            <text:p>439.100006</text:p>
          </table:table-cell>
          <table:table-cell office:value-type="float" office:value="190.100006" calcext:value-type="float">
            <text:p>190.100006</text:p>
          </table:table-cell>
          <table:table-cell office:value-type="float" office:value="66.849998" calcext:value-type="float">
            <text:p>66.849998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9859.900391" calcext:value-type="float">
            <text:p>9859.900391</text:p>
          </table:table-cell>
          <table:table-cell office:value-type="float" office:value="21534.5" calcext:value-type="float">
            <text:p>21534.5</text:p>
          </table:table-cell>
          <table:table-cell office:value-type="float" office:value="1001.799988" calcext:value-type="float">
            <text:p>1001.799988</text:p>
          </table:table-cell>
          <table:table-cell office:value-type="float" office:value="380.149994" calcext:value-type="float">
            <text:p>380.149994</text:p>
          </table:table-cell>
          <table:table-cell office:value-type="float" office:value="1357.199951" calcext:value-type="float">
            <text:p>1357.199951</text:p>
          </table:table-cell>
          <table:table-cell office:value-type="float" office:value="444.899994" calcext:value-type="float">
            <text:p>444.899994</text:p>
          </table:table-cell>
          <table:table-cell office:value-type="float" office:value="190.5" calcext:value-type="float">
            <text:p>190.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9293.5" calcext:value-type="float">
            <text:p>9293.5</text:p>
          </table:table-cell>
          <table:table-cell office:value-type="float" office:value="19743.75" calcext:value-type="float">
            <text:p>19743.75</text:p>
          </table:table-cell>
          <table:table-cell office:value-type="float" office:value="923" calcext:value-type="float">
            <text:p>923</text:p>
          </table:table-cell>
          <table:table-cell office:value-type="float" office:value="338.049988" calcext:value-type="float">
            <text:p>338.049988</text:p>
          </table:table-cell>
          <table:table-cell office:value-type="float" office:value="1277.800049" calcext:value-type="float">
            <text:p>1277.800049</text:p>
          </table:table-cell>
          <table:table-cell office:value-type="float" office:value="402.799988" calcext:value-type="float">
            <text:p>402.799988</text:p>
          </table:table-cell>
          <table:table-cell office:value-type="float" office:value="178.850006" calcext:value-type="float">
            <text:p>178.850006</text:p>
          </table:table-cell>
          <table:table-cell office:value-type="float" office:value="66.650002" calcext:value-type="float">
            <text:p>66.650002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9205.599609" calcext:value-type="float">
            <text:p>9205.599609</text:p>
          </table:table-cell>
          <table:table-cell office:value-type="float" office:value="19271.75" calcext:value-type="float">
            <text:p>19271.75</text:p>
          </table:table-cell>
          <table:table-cell office:value-type="float" office:value="911.450012" calcext:value-type="float">
            <text:p>911.450012</text:p>
          </table:table-cell>
          <table:table-cell office:value-type="float" office:value="330.850006" calcext:value-type="float">
            <text:p>330.850006</text:p>
          </table:table-cell>
          <table:table-cell office:value-type="float" office:value="1238.349976" calcext:value-type="float">
            <text:p>1238.349976</text:p>
          </table:table-cell>
          <table:table-cell office:value-type="float" office:value="389" calcext:value-type="float">
            <text:p>389</text:p>
          </table:table-cell>
          <table:table-cell office:value-type="float" office:value="170.399994" calcext:value-type="float">
            <text:p>170.399994</text:p>
          </table:table-cell>
          <table:table-cell office:value-type="float" office:value="70.400002" calcext:value-type="float">
            <text:p>70.400002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9270.900391" calcext:value-type="float">
            <text:p>9270.900391</text:p>
          </table:table-cell>
          <table:table-cell office:value-type="float" office:value="19694.550781" calcext:value-type="float">
            <text:p>19694.550781</text:p>
          </table:table-cell>
          <table:table-cell office:value-type="float" office:value="946.400024" calcext:value-type="float">
            <text:p>946.400024</text:p>
          </table:table-cell>
          <table:table-cell office:value-type="float" office:value="341.399994" calcext:value-type="float">
            <text:p>341.399994</text:p>
          </table:table-cell>
          <table:table-cell office:value-type="float" office:value="1245.949951" calcext:value-type="float">
            <text:p>1245.949951</text:p>
          </table:table-cell>
          <table:table-cell office:value-type="float" office:value="388.850006" calcext:value-type="float">
            <text:p>388.850006</text:p>
          </table:table-cell>
          <table:table-cell office:value-type="float" office:value="171.100006" calcext:value-type="float">
            <text:p>171.100006</text:p>
          </table:table-cell>
          <table:table-cell office:value-type="float" office:value="72.349998" calcext:value-type="float">
            <text:p>72.349998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9199.049805" calcext:value-type="float">
            <text:p>9199.049805</text:p>
          </table:table-cell>
          <table:table-cell office:value-type="float" office:value="19491.800781" calcext:value-type="float">
            <text:p>19491.800781</text:p>
          </table:table-cell>
          <table:table-cell office:value-type="float" office:value="925" calcext:value-type="float">
            <text:p>925</text:p>
          </table:table-cell>
          <table:table-cell office:value-type="float" office:value="336.75" calcext:value-type="float">
            <text:p>336.75</text:p>
          </table:table-cell>
          <table:table-cell office:value-type="float" office:value="1199.800049" calcext:value-type="float">
            <text:p>1199.800049</text:p>
          </table:table-cell>
          <table:table-cell office:value-type="float" office:value="397.350006" calcext:value-type="float">
            <text:p>397.350006</text:p>
          </table:table-cell>
          <table:table-cell office:value-type="float" office:value="170.75" calcext:value-type="float">
            <text:p>170.75</text:p>
          </table:table-cell>
          <table:table-cell office:value-type="float" office:value="70.650002" calcext:value-type="float">
            <text:p>70.650002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9251.5" calcext:value-type="float">
            <text:p>9251.5</text:p>
          </table:table-cell>
          <table:table-cell office:value-type="float" office:value="19352.900391" calcext:value-type="float">
            <text:p>19352.900391</text:p>
          </table:table-cell>
          <table:table-cell office:value-type="float" office:value="929.049988" calcext:value-type="float">
            <text:p>929.049988</text:p>
          </table:table-cell>
          <table:table-cell office:value-type="float" office:value="337.700012" calcext:value-type="float">
            <text:p>337.700012</text:p>
          </table:table-cell>
          <table:table-cell office:value-type="float" office:value="1217.449951" calcext:value-type="float">
            <text:p>1217.449951</text:p>
          </table:table-cell>
          <table:table-cell office:value-type="float" office:value="382.049988" calcext:value-type="float">
            <text:p>382.049988</text:p>
          </table:table-cell>
          <table:table-cell office:value-type="float" office:value="166.649994" calcext:value-type="float">
            <text:p>166.649994</text:p>
          </table:table-cell>
          <table:table-cell office:value-type="float" office:value="70.550003" calcext:value-type="float">
            <text:p>70.550003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9239.200195" calcext:value-type="float">
            <text:p>9239.200195</text:p>
          </table:table-cell>
          <table:table-cell office:value-type="float" office:value="18950.5" calcext:value-type="float">
            <text:p>18950.5</text:p>
          </table:table-cell>
          <table:table-cell office:value-type="float" office:value="915.799988" calcext:value-type="float">
            <text:p>915.799988</text:p>
          </table:table-cell>
          <table:table-cell office:value-type="float" office:value="320.149994" calcext:value-type="float">
            <text:p>320.149994</text:p>
          </table:table-cell>
          <table:table-cell office:value-type="float" office:value="1188.449951" calcext:value-type="float">
            <text:p>1188.449951</text:p>
          </table:table-cell>
          <table:table-cell office:value-type="float" office:value="379.549988" calcext:value-type="float">
            <text:p>379.549988</text:p>
          </table:table-cell>
          <table:table-cell office:value-type="float" office:value="165.449997" calcext:value-type="float">
            <text:p>165.449997</text:p>
          </table:table-cell>
          <table:table-cell office:value-type="float" office:value="73.449997" calcext:value-type="float">
            <text:p>73.449997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9196.549805" calcext:value-type="float">
            <text:p>9196.549805</text:p>
          </table:table-cell>
          <table:table-cell office:value-type="float" office:value="18862.849609" calcext:value-type="float">
            <text:p>18862.849609</text:p>
          </table:table-cell>
          <table:table-cell office:value-type="float" office:value="901.549988" calcext:value-type="float">
            <text:p>901.549988</text:p>
          </table:table-cell>
          <table:table-cell office:value-type="float" office:value="321.200012" calcext:value-type="float">
            <text:p>321.200012</text:p>
          </table:table-cell>
          <table:table-cell office:value-type="float" office:value="1157.199951" calcext:value-type="float">
            <text:p>1157.199951</text:p>
          </table:table-cell>
          <table:table-cell office:value-type="float" office:value="386.850006" calcext:value-type="float">
            <text:p>386.850006</text:p>
          </table:table-cell>
          <table:table-cell office:value-type="float" office:value="166.899994" calcext:value-type="float">
            <text:p>166.899994</text:p>
          </table:table-cell>
          <table:table-cell office:value-type="float" office:value="74.050003" calcext:value-type="float">
            <text:p>74.050003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9383.549805" calcext:value-type="float">
            <text:p>9383.549805</text:p>
          </table:table-cell>
          <table:table-cell office:value-type="float" office:value="19634.949219" calcext:value-type="float">
            <text:p>19634.949219</text:p>
          </table:table-cell>
          <table:table-cell office:value-type="float" office:value="927.650024" calcext:value-type="float">
            <text:p>927.650024</text:p>
          </table:table-cell>
          <table:table-cell office:value-type="float" office:value="338.049988" calcext:value-type="float">
            <text:p>338.049988</text:p>
          </table:table-cell>
          <table:table-cell office:value-type="float" office:value="1186.699951" calcext:value-type="float">
            <text:p>1186.699951</text:p>
          </table:table-cell>
          <table:table-cell office:value-type="float" office:value="414" calcext:value-type="float">
            <text:p>414</text:p>
          </table:table-cell>
          <table:table-cell office:value-type="float" office:value="174.100006" calcext:value-type="float">
            <text:p>174.100006</text:p>
          </table:table-cell>
          <table:table-cell office:value-type="float" office:value="77.400002" calcext:value-type="float">
            <text:p>77.400002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9142.75" calcext:value-type="float">
            <text:p>9142.75</text:p>
          </table:table-cell>
          <table:table-cell office:value-type="float" office:value="19068.5" calcext:value-type="float">
            <text:p>19068.5</text:p>
          </table:table-cell>
          <table:table-cell office:value-type="float" office:value="893.700012" calcext:value-type="float">
            <text:p>893.700012</text:p>
          </table:table-cell>
          <table:table-cell office:value-type="float" office:value="327.399994" calcext:value-type="float">
            <text:p>327.399994</text:p>
          </table:table-cell>
          <table:table-cell office:value-type="float" office:value="1173.099976" calcext:value-type="float">
            <text:p>1173.099976</text:p>
          </table:table-cell>
          <table:table-cell office:value-type="float" office:value="401.950012" calcext:value-type="float">
            <text:p>401.950012</text:p>
          </table:table-cell>
          <table:table-cell office:value-type="float" office:value="167.949997" calcext:value-type="float">
            <text:p>167.949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9136.849609" calcext:value-type="float">
            <text:p>9136.849609</text:p>
          </table:table-cell>
          <table:table-cell office:value-type="float" office:value="18833.949219" calcext:value-type="float">
            <text:p>18833.949219</text:p>
          </table:table-cell>
          <table:table-cell office:value-type="float" office:value="888.150024" calcext:value-type="float">
            <text:p>888.150024</text:p>
          </table:table-cell>
          <table:table-cell office:value-type="float" office:value="322.700012" calcext:value-type="float">
            <text:p>322.700012</text:p>
          </table:table-cell>
          <table:table-cell office:value-type="float" office:value="1178.300049" calcext:value-type="float">
            <text:p>1178.300049</text:p>
          </table:table-cell>
          <table:table-cell office:value-type="float" office:value="388.549988" calcext:value-type="float">
            <text:p>388.549988</text:p>
          </table:table-cell>
          <table:table-cell office:value-type="float" office:value="166.399994" calcext:value-type="float">
            <text:p>166.399994</text:p>
          </table:table-cell>
          <table:table-cell office:value-type="float" office:value="77.099998" calcext:value-type="float">
            <text:p>77.099998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8823.25" calcext:value-type="float">
            <text:p>8823.25</text:p>
          </table:table-cell>
          <table:table-cell office:value-type="float" office:value="17573.199219" calcext:value-type="float">
            <text:p>17573.199219</text:p>
          </table:table-cell>
          <table:table-cell office:value-type="float" office:value="836.650024" calcext:value-type="float">
            <text:p>836.650024</text:p>
          </table:table-cell>
          <table:table-cell office:value-type="float" office:value="298.5" calcext:value-type="float">
            <text:p>298.5</text:p>
          </table:table-cell>
          <table:table-cell office:value-type="float" office:value="1113.650024" calcext:value-type="float">
            <text:p>1113.650024</text:p>
          </table:table-cell>
          <table:table-cell office:value-type="float" office:value="358.799988" calcext:value-type="float">
            <text:p>358.799988</text:p>
          </table:table-cell>
          <table:table-cell office:value-type="float" office:value="155.300003" calcext:value-type="float">
            <text:p>155.300003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8879.099609" calcext:value-type="float">
            <text:p>8879.099609</text:p>
          </table:table-cell>
          <table:table-cell office:value-type="float" office:value="17486.25" calcext:value-type="float">
            <text:p>17486.25</text:p>
          </table:table-cell>
          <table:table-cell office:value-type="float" office:value="830.650024" calcext:value-type="float">
            <text:p>830.650024</text:p>
          </table:table-cell>
          <table:table-cell office:value-type="float" office:value="300.299988" calcext:value-type="float">
            <text:p>300.299988</text:p>
          </table:table-cell>
          <table:table-cell office:value-type="float" office:value="1130.449951" calcext:value-type="float">
            <text:p>1130.449951</text:p>
          </table:table-cell>
          <table:table-cell office:value-type="float" office:value="354.5" calcext:value-type="float">
            <text:p>354.5</text:p>
          </table:table-cell>
          <table:table-cell office:value-type="float" office:value="152.800003" calcext:value-type="float">
            <text:p>152.800003</text:p>
          </table:table-cell>
          <table:table-cell office:value-type="float" office:value="76.699997" calcext:value-type="float">
            <text:p>76.699997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9066.549805" calcext:value-type="float">
            <text:p>9066.549805</text:p>
          </table:table-cell>
          <table:table-cell office:value-type="float" office:value="17840.199219" calcext:value-type="float">
            <text:p>17840.199219</text:p>
          </table:table-cell>
          <table:table-cell office:value-type="float" office:value="857.099976" calcext:value-type="float">
            <text:p>857.099976</text:p>
          </table:table-cell>
          <table:table-cell office:value-type="float" office:value="305.649994" calcext:value-type="float">
            <text:p>305.649994</text:p>
          </table:table-cell>
          <table:table-cell office:value-type="float" office:value="1160.099976" calcext:value-type="float">
            <text:p>1160.099976</text:p>
          </table:table-cell>
          <table:table-cell office:value-type="float" office:value="362.5" calcext:value-type="float">
            <text:p>362.5</text:p>
          </table:table-cell>
          <table:table-cell office:value-type="float" office:value="153.399994" calcext:value-type="float">
            <text:p>153.399994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9106.25" calcext:value-type="float">
            <text:p>9106.25</text:p>
          </table:table-cell>
          <table:table-cell office:value-type="float" office:value="17735.099609" calcext:value-type="float">
            <text:p>17735.099609</text:p>
          </table:table-cell>
          <table:table-cell office:value-type="float" office:value="859.549988" calcext:value-type="float">
            <text:p>859.549988</text:p>
          </table:table-cell>
          <table:table-cell office:value-type="float" office:value="304.399994" calcext:value-type="float">
            <text:p>304.399994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357.200012" calcext:value-type="float">
            <text:p>357.200012</text:p>
          </table:table-cell>
          <table:table-cell office:value-type="float" office:value="151.949997" calcext:value-type="float">
            <text:p>151.949997</text:p>
          </table:table-cell>
          <table:table-cell office:value-type="float" office:value="80.800003" calcext:value-type="float">
            <text:p>80.800003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9039.25" calcext:value-type="float">
            <text:p>9039.25</text:p>
          </table:table-cell>
          <table:table-cell office:value-type="float" office:value="17278.900391" calcext:value-type="float">
            <text:p>17278.900391</text:p>
          </table:table-cell>
          <table:table-cell office:value-type="float" office:value="838.849976" calcext:value-type="float">
            <text:p>838.849976</text:p>
          </table:table-cell>
          <table:table-cell office:value-type="float" office:value="291.049988" calcext:value-type="float">
            <text:p>291.049988</text:p>
          </table:table-cell>
          <table:table-cell office:value-type="float" office:value="1160.199951" calcext:value-type="float">
            <text:p>1160.199951</text:p>
          </table:table-cell>
          <table:table-cell office:value-type="float" office:value="336.950012" calcext:value-type="float">
            <text:p>336.950012</text:p>
          </table:table-cell>
          <table:table-cell office:value-type="float" office:value="150.850006" calcext:value-type="float">
            <text:p>150.850006</text:p>
          </table:table-cell>
          <table:table-cell office:value-type="float" office:value="81.349998" calcext:value-type="float">
            <text:p>81.349998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9029.049805" calcext:value-type="float">
            <text:p>9029.049805</text:p>
          </table:table-cell>
          <table:table-cell office:value-type="float" office:value="17440.349609" calcext:value-type="float">
            <text:p>17440.349609</text:p>
          </table:table-cell>
          <table:table-cell office:value-type="float" office:value="852.400024" calcext:value-type="float">
            <text:p>852.400024</text:p>
          </table:table-cell>
          <table:table-cell office:value-type="float" office:value="292.700012" calcext:value-type="float">
            <text:p>292.700012</text:p>
          </table:table-cell>
          <table:table-cell office:value-type="float" office:value="1153.199951" calcext:value-type="float">
            <text:p>1153.199951</text:p>
          </table:table-cell>
          <table:table-cell office:value-type="float" office:value="341.299988" calcext:value-type="float">
            <text:p>341.299988</text:p>
          </table:table-cell>
          <table:table-cell office:value-type="float" office:value="151.399994" calcext:value-type="float">
            <text:p>151.399994</text:p>
          </table:table-cell>
          <table:table-cell office:value-type="float" office:value="80.849998" calcext:value-type="float">
            <text:p>80.849998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9314.950195" calcext:value-type="float">
            <text:p>9314.950195</text:p>
          </table:table-cell>
          <table:table-cell office:value-type="float" office:value="18710.550781" calcext:value-type="float">
            <text:p>18710.550781</text:p>
          </table:table-cell>
          <table:table-cell office:value-type="float" office:value="903.650024" calcext:value-type="float">
            <text:p>903.650024</text:p>
          </table:table-cell>
          <table:table-cell office:value-type="float" office:value="318.850006" calcext:value-type="float">
            <text:p>318.850006</text:p>
          </table:table-cell>
          <table:table-cell office:value-type="float" office:value="1217.550049" calcext:value-type="float">
            <text:p>1217.550049</text:p>
          </table:table-cell>
          <table:table-cell office:value-type="float" office:value="387" calcext:value-type="float">
            <text:p>387</text:p>
          </table:table-cell>
          <table:table-cell office:value-type="float" office:value="158.600006" calcext:value-type="float">
            <text:p>158.600006</text:p>
          </table:table-cell>
          <table:table-cell office:value-type="float" office:value="80.599998" calcext:value-type="float">
            <text:p>80.599998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9490.099609" calcext:value-type="float">
            <text:p>9490.099609</text:p>
          </table:table-cell>
          <table:table-cell office:value-type="float" office:value="19169.800781" calcext:value-type="float">
            <text:p>19169.800781</text:p>
          </table:table-cell>
          <table:table-cell office:value-type="float" office:value="945.25" calcext:value-type="float">
            <text:p>945.25</text:p>
          </table:table-cell>
          <table:table-cell office:value-type="float" office:value="326.850006" calcext:value-type="float">
            <text:p>326.850006</text:p>
          </table:table-cell>
          <table:table-cell office:value-type="float" office:value="1229.449951" calcext:value-type="float">
            <text:p>1229.449951</text:p>
          </table:table-cell>
          <table:table-cell office:value-type="float" office:value="390.950012" calcext:value-type="float">
            <text:p>390.950012</text:p>
          </table:table-cell>
          <table:table-cell office:value-type="float" office:value="158.199997" calcext:value-type="float">
            <text:p>158.199997</text:p>
          </table:table-cell>
          <table:table-cell office:value-type="float" office:value="83.550003" calcext:value-type="float">
            <text:p>83.550003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9580.299805" calcext:value-type="float">
            <text:p>9580.299805</text:p>
          </table:table-cell>
          <table:table-cell office:value-type="float" office:value="19297.25" calcext:value-type="float">
            <text:p>19297.25</text:p>
          </table:table-cell>
          <table:table-cell office:value-type="float" office:value="951.650024" calcext:value-type="float">
            <text:p>951.650024</text:p>
          </table:table-cell>
          <table:table-cell office:value-type="float" office:value="331.950012" calcext:value-type="float">
            <text:p>331.950012</text:p>
          </table:table-cell>
          <table:table-cell office:value-type="float" office:value="1224" calcext:value-type="float">
            <text:p>1224</text:p>
          </table:table-cell>
          <table:table-cell office:value-type="float" office:value="384.950012" calcext:value-type="float">
            <text:p>384.950012</text:p>
          </table:table-cell>
          <table:table-cell office:value-type="float" office:value="161.300003" calcext:value-type="float">
            <text:p>161.300003</text:p>
          </table:table-cell>
          <table:table-cell office:value-type="float" office:value="83.849998" calcext:value-type="float">
            <text:p>83.849998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9826.150391" calcext:value-type="float">
            <text:p>9826.150391</text:p>
          </table:table-cell>
          <table:table-cell office:value-type="float" office:value="19959.900391" calcext:value-type="float">
            <text:p>19959.900391</text:p>
          </table:table-cell>
          <table:table-cell office:value-type="float" office:value="987.650024" calcext:value-type="float">
            <text:p>987.650024</text:p>
          </table:table-cell>
          <table:table-cell office:value-type="float" office:value="339.25" calcext:value-type="float">
            <text:p>339.25</text:p>
          </table:table-cell>
          <table:table-cell office:value-type="float" office:value="1248.400024" calcext:value-type="float">
            <text:p>1248.400024</text:p>
          </table:table-cell>
          <table:table-cell office:value-type="float" office:value="396.950012" calcext:value-type="float">
            <text:p>396.950012</text:p>
          </table:table-cell>
          <table:table-cell office:value-type="float" office:value="170.050003" calcext:value-type="float">
            <text:p>170.050003</text:p>
          </table:table-cell>
          <table:table-cell office:value-type="float" office:value="80.699997" calcext:value-type="float">
            <text:p>80.699997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9979.099609" calcext:value-type="float">
            <text:p>9979.099609</text:p>
          </table:table-cell>
          <table:table-cell office:value-type="float" office:value="20530.199219" calcext:value-type="float">
            <text:p>20530.199219</text:p>
          </table:table-cell>
          <table:table-cell office:value-type="float" office:value="1001" calcext:value-type="float">
            <text:p>1001</text:p>
          </table:table-cell>
          <table:table-cell office:value-type="float" office:value="348.399994" calcext:value-type="float">
            <text:p>348.399994</text:p>
          </table:table-cell>
          <table:table-cell office:value-type="float" office:value="1342.900024" calcext:value-type="float">
            <text:p>1342.900024</text:p>
          </table:table-cell>
          <table:table-cell office:value-type="float" office:value="410.100006" calcext:value-type="float">
            <text:p>410.100006</text:p>
          </table:table-cell>
          <table:table-cell office:value-type="float" office:value="170.25" calcext:value-type="float">
            <text:p>170.25</text:p>
          </table:table-cell>
          <table:table-cell office:value-type="float" office:value="79.349998" calcext:value-type="float">
            <text:p>79.349998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10061.549805" calcext:value-type="float">
            <text:p>10061.549805</text:p>
          </table:table-cell>
          <table:table-cell office:value-type="float" office:value="20940.699219" calcext:value-type="float">
            <text:p>20940.699219</text:p>
          </table:table-cell>
          <table:table-cell office:value-type="float" office:value="1022.25" calcext:value-type="float">
            <text:p>1022.25</text:p>
          </table:table-cell>
          <table:table-cell office:value-type="float" office:value="356.850006" calcext:value-type="float">
            <text:p>356.850006</text:p>
          </table:table-cell>
          <table:table-cell office:value-type="float" office:value="1386.550049" calcext:value-type="float">
            <text:p>1386.550049</text:p>
          </table:table-cell>
          <table:table-cell office:value-type="float" office:value="409.549988" calcext:value-type="float">
            <text:p>409.549988</text:p>
          </table:table-cell>
          <table:table-cell office:value-type="float" office:value="174.899994" calcext:value-type="float">
            <text:p>174.899994</text:p>
          </table:table-cell>
          <table:table-cell office:value-type="float" office:value="81.199997" calcext:value-type="float">
            <text:p>81.199997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10029.099609" calcext:value-type="float">
            <text:p>10029.099609</text:p>
          </table:table-cell>
          <table:table-cell office:value-type="float" office:value="20390.449219" calcext:value-type="float">
            <text:p>20390.449219</text:p>
          </table:table-cell>
          <table:table-cell office:value-type="float" office:value="1001.700012" calcext:value-type="float">
            <text:p>1001.700012</text:p>
          </table:table-cell>
          <table:table-cell office:value-type="float" office:value="347.850006" calcext:value-type="float">
            <text:p>347.850006</text:p>
          </table:table-cell>
          <table:table-cell office:value-type="float" office:value="1334.400024" calcext:value-type="float">
            <text:p>1334.400024</text:p>
          </table:table-cell>
          <table:table-cell office:value-type="float" office:value="394.350006" calcext:value-type="float">
            <text:p>394.350006</text:p>
          </table:table-cell>
          <table:table-cell office:value-type="float" office:value="174.050003" calcext:value-type="float">
            <text:p>174.050003</text:p>
          </table:table-cell>
          <table:table-cell office:value-type="float" office:value="81.800003" calcext:value-type="float">
            <text:p>81.800003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10142.150391" calcext:value-type="float">
            <text:p>10142.150391</text:p>
          </table:table-cell>
          <table:table-cell office:value-type="float" office:value="21034.5" calcext:value-type="float">
            <text:p>21034.5</text:p>
          </table:table-cell>
          <table:table-cell office:value-type="float" office:value="1033.349976" calcext:value-type="float">
            <text:p>1033.349976</text:p>
          </table:table-cell>
          <table:table-cell office:value-type="float" office:value="357.200012" calcext:value-type="float">
            <text:p>357.200012</text:p>
          </table:table-cell>
          <table:table-cell office:value-type="float" office:value="1337.800049" calcext:value-type="float">
            <text:p>1337.800049</text:p>
          </table:table-cell>
          <table:table-cell office:value-type="float" office:value="405.299988" calcext:value-type="float">
            <text:p>405.299988</text:p>
          </table:table-cell>
          <table:table-cell office:value-type="float" office:value="187.800003" calcext:value-type="float">
            <text:p>187.800003</text:p>
          </table:table-cell>
          <table:table-cell office:value-type="float" office:value="81.849998" calcext:value-type="float">
            <text:p>81.849998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10167.450195" calcext:value-type="float">
            <text:p>10167.450195</text:p>
          </table:table-cell>
          <table:table-cell office:value-type="float" office:value="21187.349609" calcext:value-type="float">
            <text:p>21187.349609</text:p>
          </table:table-cell>
          <table:table-cell office:value-type="float" office:value="1015.900024" calcext:value-type="float">
            <text:p>1015.900024</text:p>
          </table:table-cell>
          <table:table-cell office:value-type="float" office:value="359.799988" calcext:value-type="float">
            <text:p>359.799988</text:p>
          </table:table-cell>
          <table:table-cell office:value-type="float" office:value="1336.75" calcext:value-type="float">
            <text:p>1336.75</text:p>
          </table:table-cell>
          <table:table-cell office:value-type="float" office:value="430.25" calcext:value-type="float">
            <text:p>430.25</text:p>
          </table:table-cell>
          <table:table-cell office:value-type="float" office:value="186.800003" calcext:value-type="float">
            <text:p>186.800003</text:p>
          </table:table-cell>
          <table:table-cell office:value-type="float" office:value="82.900002" calcext:value-type="float">
            <text:p>82.900002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10046.650391" calcext:value-type="float">
            <text:p>10046.650391</text:p>
          </table:table-cell>
          <table:table-cell office:value-type="float" office:value="20724.900391" calcext:value-type="float">
            <text:p>20724.900391</text:p>
          </table:table-cell>
          <table:table-cell office:value-type="float" office:value="987.299988" calcext:value-type="float">
            <text:p>987.299988</text:p>
          </table:table-cell>
          <table:table-cell office:value-type="float" office:value="348.549988" calcext:value-type="float">
            <text:p>348.549988</text:p>
          </table:table-cell>
          <table:table-cell office:value-type="float" office:value="1304.150024" calcext:value-type="float">
            <text:p>1304.150024</text:p>
          </table:table-cell>
          <table:table-cell office:value-type="float" office:value="420.049988" calcext:value-type="float">
            <text:p>420.049988</text:p>
          </table:table-cell>
          <table:table-cell office:value-type="float" office:value="184.449997" calcext:value-type="float">
            <text:p>184.449997</text:p>
          </table:table-cell>
          <table:table-cell office:value-type="float" office:value="81.800003" calcext:value-type="float">
            <text:p>81.800003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0116.150391" calcext:value-type="float">
            <text:p>10116.150391</text:p>
          </table:table-cell>
          <table:table-cell office:value-type="float" office:value="21100.099609" calcext:value-type="float">
            <text:p>21100.099609</text:p>
          </table:table-cell>
          <table:table-cell office:value-type="float" office:value="991.849976" calcext:value-type="float">
            <text:p>991.849976</text:p>
          </table:table-cell>
          <table:table-cell office:value-type="float" office:value="353" calcext:value-type="float">
            <text:p>353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427.450012" calcext:value-type="float">
            <text:p>427.450012</text:p>
          </table:table-cell>
          <table:table-cell office:value-type="float" office:value="187.699997" calcext:value-type="float">
            <text:p>187.699997</text:p>
          </table:table-cell>
          <table:table-cell office:value-type="float" office:value="81.849998" calcext:value-type="float">
            <text:p>81.84999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9902" calcext:value-type="float">
            <text:p>9902</text:p>
          </table:table-cell>
          <table:table-cell office:value-type="float" office:value="20525.150391" calcext:value-type="float">
            <text:p>20525.150391</text:p>
          </table:table-cell>
          <table:table-cell office:value-type="float" office:value="968.599976" calcext:value-type="float">
            <text:p>968.599976</text:p>
          </table:table-cell>
          <table:table-cell office:value-type="float" office:value="341.25" calcext:value-type="float">
            <text:p>341.25</text:p>
          </table:table-cell>
          <table:table-cell office:value-type="float" office:value="1298.699951" calcext:value-type="float">
            <text:p>1298.699951</text:p>
          </table:table-cell>
          <table:table-cell office:value-type="float" office:value="413.450012" calcext:value-type="float">
            <text:p>413.450012</text:p>
          </table:table-cell>
          <table:table-cell office:value-type="float" office:value="177.149994" calcext:value-type="float">
            <text:p>177.149994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9972.900391" calcext:value-type="float">
            <text:p>9972.900391</text:p>
          </table:table-cell>
          <table:table-cell office:value-type="float" office:value="20654.550781" calcext:value-type="float">
            <text:p>20654.550781</text:p>
          </table:table-cell>
          <table:table-cell office:value-type="float" office:value="982.75" calcext:value-type="float">
            <text:p>982.75</text:p>
          </table:table-cell>
          <table:table-cell office:value-type="float" office:value="344.200012" calcext:value-type="float">
            <text:p>344.200012</text:p>
          </table:table-cell>
          <table:table-cell office:value-type="float" office:value="1279.800049" calcext:value-type="float">
            <text:p>1279.800049</text:p>
          </table:table-cell>
          <table:table-cell office:value-type="float" office:value="408" calcext:value-type="float">
            <text:p>408</text:p>
          </table:table-cell>
          <table:table-cell office:value-type="float" office:value="179.149994" calcext:value-type="float">
            <text:p>179.149994</text:p>
          </table:table-cell>
          <table:table-cell office:value-type="float" office:value="84.449997" calcext:value-type="float">
            <text:p>84.44999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813.700195" calcext:value-type="float">
            <text:p>9813.700195</text:p>
          </table:table-cell>
          <table:table-cell office:value-type="float" office:value="19912.900391" calcext:value-type="float">
            <text:p>19912.900391</text:p>
          </table:table-cell>
          <table:table-cell office:value-type="float" office:value="949.849976" calcext:value-type="float">
            <text:p>949.849976</text:p>
          </table:table-cell>
          <table:table-cell office:value-type="float" office:value="331.100006" calcext:value-type="float">
            <text:p>331.100006</text:p>
          </table:table-cell>
          <table:table-cell office:value-type="float" office:value="1248.900024" calcext:value-type="float">
            <text:p>1248.900024</text:p>
          </table:table-cell>
          <table:table-cell office:value-type="float" office:value="389.600006" calcext:value-type="float">
            <text:p>389.600006</text:p>
          </table:table-cell>
          <table:table-cell office:value-type="float" office:value="173.699997" calcext:value-type="float">
            <text:p>173.699997</text:p>
          </table:table-cell>
          <table:table-cell office:value-type="float" office:value="84.949997" calcext:value-type="float">
            <text:p>84.949997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9914" calcext:value-type="float">
            <text:p>9914</text:p>
          </table:table-cell>
          <table:table-cell office:value-type="float" office:value="20296.699219" calcext:value-type="float">
            <text:p>20296.699219</text:p>
          </table:table-cell>
          <table:table-cell office:value-type="float" office:value="990.400024" calcext:value-type="float">
            <text:p>990.400024</text:p>
          </table:table-cell>
          <table:table-cell office:value-type="float" office:value="342.950012" calcext:value-type="float">
            <text:p>342.950012</text:p>
          </table:table-cell>
          <table:table-cell office:value-type="float" office:value="1276.800049" calcext:value-type="float">
            <text:p>1276.800049</text:p>
          </table:table-cell>
          <table:table-cell office:value-type="float" office:value="381.549988" calcext:value-type="float">
            <text:p>381.549988</text:p>
          </table:table-cell>
          <table:table-cell office:value-type="float" office:value="172.899994" calcext:value-type="float">
            <text:p>172.899994</text:p>
          </table:table-cell>
          <table:table-cell office:value-type="float" office:value="85.099998" calcext:value-type="float">
            <text:p>85.099998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881.150391" calcext:value-type="float">
            <text:p>9881.150391</text:p>
          </table:table-cell>
          <table:table-cell office:value-type="float" office:value="20201.75" calcext:value-type="float">
            <text:p>20201.75</text:p>
          </table:table-cell>
          <table:table-cell office:value-type="float" office:value="979.25" calcext:value-type="float">
            <text:p>979.25</text:p>
          </table:table-cell>
          <table:table-cell office:value-type="float" office:value="341.950012" calcext:value-type="float">
            <text:p>341.950012</text:p>
          </table:table-cell>
          <table:table-cell office:value-type="float" office:value="1243.800049" calcext:value-type="float">
            <text:p>1243.800049</text:p>
          </table:table-cell>
          <table:table-cell office:value-type="float" office:value="389.600006" calcext:value-type="float">
            <text:p>389.600006</text:p>
          </table:table-cell>
          <table:table-cell office:value-type="float" office:value="172.949997" calcext:value-type="float">
            <text:p>172.949997</text:p>
          </table:table-cell>
          <table:table-cell office:value-type="float" office:value="84.400002" calcext:value-type="float">
            <text:p>84.40000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0091.650391" calcext:value-type="float">
            <text:p>10091.650391</text:p>
          </table:table-cell>
          <table:table-cell office:value-type="float" office:value="20956.300781" calcext:value-type="float">
            <text:p>20956.300781</text:p>
          </table:table-cell>
          <table:table-cell office:value-type="float" office:value="1019.950012" calcext:value-type="float">
            <text:p>1019.950012</text:p>
          </table:table-cell>
          <table:table-cell office:value-type="float" office:value="352" calcext:value-type="float">
            <text:p>352</text:p>
          </table:table-cell>
          <table:table-cell office:value-type="float" office:value="1303.349976" calcext:value-type="float">
            <text:p>1303.349976</text:p>
          </table:table-cell>
          <table:table-cell office:value-type="float" office:value="405.399994" calcext:value-type="float">
            <text:p>405.399994</text:p>
          </table:table-cell>
          <table:table-cell office:value-type="float" office:value="179.649994" calcext:value-type="float">
            <text:p>179.649994</text:p>
          </table:table-cell>
          <table:table-cell office:value-type="float" office:value="81.900002" calcext:value-type="float">
            <text:p>81.900002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0244.400391" calcext:value-type="float">
            <text:p>10244.400391</text:p>
          </table:table-cell>
          <table:table-cell office:value-type="float" office:value="21338.099609" calcext:value-type="float">
            <text:p>21338.099609</text:p>
          </table:table-cell>
          <table:table-cell office:value-type="float" office:value="1033.349976" calcext:value-type="float">
            <text:p>1033.349976</text:p>
          </table:table-cell>
          <table:table-cell office:value-type="float" office:value="363.799988" calcext:value-type="float">
            <text:p>363.799988</text:p>
          </table:table-cell>
          <table:table-cell office:value-type="float" office:value="1302.5" calcext:value-type="float">
            <text:p>1302.5</text:p>
          </table:table-cell>
          <table:table-cell office:value-type="float" office:value="417.049988" calcext:value-type="float">
            <text:p>417.049988</text:p>
          </table:table-cell>
          <table:table-cell office:value-type="float" office:value="184.5" calcext:value-type="float">
            <text:p>184.5</text:p>
          </table:table-cell>
          <table:table-cell office:value-type="float" office:value="80.199997" calcext:value-type="float">
            <text:p>80.199997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0311.200195" calcext:value-type="float">
            <text:p>10311.200195</text:p>
          </table:table-cell>
          <table:table-cell office:value-type="float" office:value="21708.349609" calcext:value-type="float">
            <text:p>21708.349609</text:p>
          </table:table-cell>
          <table:table-cell office:value-type="float" office:value="1028.75" calcext:value-type="float">
            <text:p>1028.75</text:p>
          </table:table-cell>
          <table:table-cell office:value-type="float" office:value="367.549988" calcext:value-type="float">
            <text:p>367.549988</text:p>
          </table:table-cell>
          <table:table-cell office:value-type="float" office:value="1355.349976" calcext:value-type="float">
            <text:p>1355.349976</text:p>
          </table:table-cell>
          <table:table-cell office:value-type="float" office:value="430.149994" calcext:value-type="float">
            <text:p>430.149994</text:p>
          </table:table-cell>
          <table:table-cell office:value-type="float" office:value="187.699997" calcext:value-type="float">
            <text:p>187.699997</text:p>
          </table:table-cell>
          <table:table-cell office:value-type="float" office:value="82.400002" calcext:value-type="float">
            <text:p>82.400002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0471" calcext:value-type="float">
            <text:p>10471</text:p>
          </table:table-cell>
          <table:table-cell office:value-type="float" office:value="22264.900391" calcext:value-type="float">
            <text:p>22264.900391</text:p>
          </table:table-cell>
          <table:table-cell office:value-type="float" office:value="1042.300049" calcext:value-type="float">
            <text:p>1042.300049</text:p>
          </table:table-cell>
          <table:table-cell office:value-type="float" office:value="376.149994" calcext:value-type="float">
            <text:p>376.149994</text:p>
          </table:table-cell>
          <table:table-cell office:value-type="float" office:value="1389.900024" calcext:value-type="float">
            <text:p>1389.900024</text:p>
          </table:table-cell>
          <table:table-cell office:value-type="float" office:value="443.649994" calcext:value-type="float">
            <text:p>443.649994</text:p>
          </table:table-cell>
          <table:table-cell office:value-type="float" office:value="192.449997" calcext:value-type="float">
            <text:p>192.449997</text:p>
          </table:table-cell>
          <table:table-cell office:value-type="float" office:value="81.849998" calcext:value-type="float">
            <text:p>81.849998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0305.299805" calcext:value-type="float">
            <text:p>10305.299805</text:p>
          </table:table-cell>
          <table:table-cell office:value-type="float" office:value="21426.800781" calcext:value-type="float">
            <text:p>21426.800781</text:p>
          </table:table-cell>
          <table:table-cell office:value-type="float" office:value="1032.5" calcext:value-type="float">
            <text:p>1032.5</text:p>
          </table:table-cell>
          <table:table-cell office:value-type="float" office:value="348.100006" calcext:value-type="float">
            <text:p>348.100006</text:p>
          </table:table-cell>
          <table:table-cell office:value-type="float" office:value="1343.900024" calcext:value-type="float">
            <text:p>1343.900024</text:p>
          </table:table-cell>
          <table:table-cell office:value-type="float" office:value="424.649994" calcext:value-type="float">
            <text:p>424.649994</text:p>
          </table:table-cell>
          <table:table-cell office:value-type="float" office:value="184.600006" calcext:value-type="float">
            <text:p>184.600006</text:p>
          </table:table-cell>
          <table:table-cell office:value-type="float" office:value="82.300003" calcext:value-type="float">
            <text:p>82.300003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0288.900391" calcext:value-type="float">
            <text:p>10288.900391</text:p>
          </table:table-cell>
          <table:table-cell office:value-type="float" office:value="21506.150391" calcext:value-type="float">
            <text:p>21506.150391</text:p>
          </table:table-cell>
          <table:table-cell office:value-type="float" office:value="1028.75" calcext:value-type="float">
            <text:p>1028.75</text:p>
          </table:table-cell>
          <table:table-cell office:value-type="float" office:value="351" calcext:value-type="float">
            <text:p>351</text:p>
          </table:table-cell>
          <table:table-cell office:value-type="float" office:value="1381.699951" calcext:value-type="float">
            <text:p>1381.699951</text:p>
          </table:table-cell>
          <table:table-cell office:value-type="float" office:value="421.700012" calcext:value-type="float">
            <text:p>421.700012</text:p>
          </table:table-cell>
          <table:table-cell office:value-type="float" office:value="185.25" calcext:value-type="float">
            <text:p>185.25</text:p>
          </table:table-cell>
          <table:table-cell office:value-type="float" office:value="80.849998" calcext:value-type="float">
            <text:p>80.849998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0383" calcext:value-type="float">
            <text:p>10383</text:p>
          </table:table-cell>
          <table:table-cell office:value-type="float" office:value="21592.050781" calcext:value-type="float">
            <text:p>21592.050781</text:p>
          </table:table-cell>
          <table:table-cell office:value-type="float" office:value="1056.449951" calcext:value-type="float">
            <text:p>1056.449951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340.099976" calcext:value-type="float">
            <text:p>1340.099976</text:p>
          </table:table-cell>
          <table:table-cell office:value-type="float" office:value="424.850006" calcext:value-type="float">
            <text:p>424.850006</text:p>
          </table:table-cell>
          <table:table-cell office:value-type="float" office:value="184.600006" calcext:value-type="float">
            <text:p>184.600006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0312.400391" calcext:value-type="float">
            <text:p>10312.400391</text:p>
          </table:table-cell>
          <table:table-cell office:value-type="float" office:value="21359" calcext:value-type="float">
            <text:p>21359</text:p>
          </table:table-cell>
          <table:table-cell office:value-type="float" office:value="1076.050049" calcext:value-type="float">
            <text:p>1076.050049</text:p>
          </table:table-cell>
          <table:table-cell office:value-type="float" office:value="343.100006" calcext:value-type="float">
            <text:p>343.100006</text:p>
          </table:table-cell>
          <table:table-cell office:value-type="float" office:value="1355.650024" calcext:value-type="float">
            <text:p>1355.650024</text:p>
          </table:table-cell>
          <table:table-cell office:value-type="float" office:value="404.799988" calcext:value-type="float">
            <text:p>404.799988</text:p>
          </table:table-cell>
          <table:table-cell office:value-type="float" office:value="179.25" calcext:value-type="float">
            <text:p>179.25</text:p>
          </table:table-cell>
          <table:table-cell office:value-type="float" office:value="87.800003" calcext:value-type="float">
            <text:p>87.800003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0302.099609" calcext:value-type="float">
            <text:p>10302.099609</text:p>
          </table:table-cell>
          <table:table-cell office:value-type="float" office:value="21370.150391" calcext:value-type="float">
            <text:p>21370.150391</text:p>
          </table:table-cell>
          <table:table-cell office:value-type="float" office:value="1065.849976" calcext:value-type="float">
            <text:p>1065.849976</text:p>
          </table:table-cell>
          <table:table-cell office:value-type="float" office:value="351.450012" calcext:value-type="float">
            <text:p>351.450012</text:p>
          </table:table-cell>
          <table:table-cell office:value-type="float" office:value="1360.449951" calcext:value-type="float">
            <text:p>1360.449951</text:p>
          </table:table-cell>
          <table:table-cell office:value-type="float" office:value="406.649994" calcext:value-type="float">
            <text:p>406.649994</text:p>
          </table:table-cell>
          <table:table-cell office:value-type="float" office:value="178.449997" calcext:value-type="float">
            <text:p>178.449997</text:p>
          </table:table-cell>
          <table:table-cell office:value-type="float" office:value="87.099998" calcext:value-type="float">
            <text:p>87.099998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0430.049805" calcext:value-type="float">
            <text:p>10430.049805</text:p>
          </table:table-cell>
          <table:table-cell office:value-type="float" office:value="21977.599609" calcext:value-type="float">
            <text:p>21977.599609</text:p>
          </table:table-cell>
          <table:table-cell office:value-type="float" office:value="1084.599976" calcext:value-type="float">
            <text:p>1084.599976</text:p>
          </table:table-cell>
          <table:table-cell office:value-type="float" office:value="364.049988" calcext:value-type="float">
            <text:p>364.049988</text:p>
          </table:table-cell>
          <table:table-cell office:value-type="float" office:value="1356.75" calcext:value-type="float">
            <text:p>1356.75</text:p>
          </table:table-cell>
          <table:table-cell office:value-type="float" office:value="433.25" calcext:value-type="float">
            <text:p>433.25</text:p>
          </table:table-cell>
          <table:table-cell office:value-type="float" office:value="184.800003" calcext:value-type="float">
            <text:p>184.800003</text:p>
          </table:table-cell>
          <table:table-cell office:value-type="float" office:value="85.900002" calcext:value-type="float">
            <text:p>85.900002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0551.700195" calcext:value-type="float">
            <text:p>10551.700195</text:p>
          </table:table-cell>
          <table:table-cell office:value-type="float" office:value="21953.199219" calcext:value-type="float">
            <text:p>21953.199219</text:p>
          </table:table-cell>
          <table:table-cell office:value-type="float" office:value="1089.400024" calcext:value-type="float">
            <text:p>1089.400024</text:p>
          </table:table-cell>
          <table:table-cell office:value-type="float" office:value="362.850006" calcext:value-type="float">
            <text:p>362.850006</text:p>
          </table:table-cell>
          <table:table-cell office:value-type="float" office:value="1352" calcext:value-type="float">
            <text:p>1352</text:p>
          </table:table-cell>
          <table:table-cell office:value-type="float" office:value="423.200012" calcext:value-type="float">
            <text:p>423.200012</text:p>
          </table:table-cell>
          <table:table-cell office:value-type="float" office:value="185.449997" calcext:value-type="float">
            <text:p>185.449997</text:p>
          </table:table-cell>
          <table:table-cell office:value-type="float" office:value="86.050003" calcext:value-type="float">
            <text:p>86.050003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0607.349609" calcext:value-type="float">
            <text:p>10607.349609</text:p>
          </table:table-cell>
          <table:table-cell office:value-type="float" office:value="21852.400391" calcext:value-type="float">
            <text:p>21852.400391</text:p>
          </table:table-cell>
          <table:table-cell office:value-type="float" office:value="1073.949951" calcext:value-type="float">
            <text:p>1073.949951</text:p>
          </table:table-cell>
          <table:table-cell office:value-type="float" office:value="361" calcext:value-type="float">
            <text:p>361</text:p>
          </table:table-cell>
          <table:table-cell office:value-type="float" office:value="1353.800049" calcext:value-type="float">
            <text:p>1353.800049</text:p>
          </table:table-cell>
          <table:table-cell office:value-type="float" office:value="428.450012" calcext:value-type="float">
            <text:p>428.450012</text:p>
          </table:table-cell>
          <table:table-cell office:value-type="float" office:value="184.699997" calcext:value-type="float">
            <text:p>184.699997</text:p>
          </table:table-cell>
          <table:table-cell office:value-type="float" office:value="85.199997" calcext:value-type="float">
            <text:p>85.19999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0763.650391" calcext:value-type="float">
            <text:p>10763.650391</text:p>
          </table:table-cell>
          <table:table-cell office:value-type="float" office:value="22198.949219" calcext:value-type="float">
            <text:p>22198.949219</text:p>
          </table:table-cell>
          <table:table-cell office:value-type="float" office:value="1103" calcext:value-type="float">
            <text:p>1103</text:p>
          </table:table-cell>
          <table:table-cell office:value-type="float" office:value="361.850006" calcext:value-type="float">
            <text:p>361.850006</text:p>
          </table:table-cell>
          <table:table-cell office:value-type="float" office:value="1367.900024" calcext:value-type="float">
            <text:p>1367.900024</text:p>
          </table:table-cell>
          <table:table-cell office:value-type="float" office:value="434" calcext:value-type="float">
            <text:p>434</text:p>
          </table:table-cell>
          <table:table-cell office:value-type="float" office:value="188.050003" calcext:value-type="float">
            <text:p>188.050003</text:p>
          </table:table-cell>
          <table:table-cell office:value-type="float" office:value="86.349998" calcext:value-type="float">
            <text:p>86.349998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0799.650391" calcext:value-type="float">
            <text:p>10799.650391</text:p>
          </table:table-cell>
          <table:table-cell office:value-type="float" office:value="22628" calcext:value-type="float">
            <text:p>22628</text:p>
          </table:table-cell>
          <table:table-cell office:value-type="float" office:value="1105.150024" calcext:value-type="float">
            <text:p>1105.150024</text:p>
          </table:table-cell>
          <table:table-cell office:value-type="float" office:value="376.049988" calcext:value-type="float">
            <text:p>376.049988</text:p>
          </table:table-cell>
          <table:table-cell office:value-type="float" office:value="1368.25" calcext:value-type="float">
            <text:p>1368.25</text:p>
          </table:table-cell>
          <table:table-cell office:value-type="float" office:value="447.350006" calcext:value-type="float">
            <text:p>447.350006</text:p>
          </table:table-cell>
          <table:table-cell office:value-type="float" office:value="188.600006" calcext:value-type="float">
            <text:p>188.600006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0705.75" calcext:value-type="float">
            <text:p>10705.75</text:p>
          </table:table-cell>
          <table:table-cell office:value-type="float" office:value="22584.650391" calcext:value-type="float">
            <text:p>22584.650391</text:p>
          </table:table-cell>
          <table:table-cell office:value-type="float" office:value="1110.349976" calcext:value-type="float">
            <text:p>1110.349976</text:p>
          </table:table-cell>
          <table:table-cell office:value-type="float" office:value="368.950012" calcext:value-type="float">
            <text:p>368.950012</text:p>
          </table:table-cell>
          <table:table-cell office:value-type="float" office:value="1352.75" calcext:value-type="float">
            <text:p>1352.75</text:p>
          </table:table-cell>
          <table:table-cell office:value-type="float" office:value="444.149994" calcext:value-type="float">
            <text:p>444.149994</text:p>
          </table:table-cell>
          <table:table-cell office:value-type="float" office:value="191.899994" calcext:value-type="float">
            <text:p>191.899994</text:p>
          </table:table-cell>
          <table:table-cell office:value-type="float" office:value="86.050003" calcext:value-type="float">
            <text:p>86.050003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0813.450195" calcext:value-type="float">
            <text:p>10813.450195</text:p>
          </table:table-cell>
          <table:table-cell office:value-type="float" office:value="22907.199219" calcext:value-type="float">
            <text:p>22907.199219</text:p>
          </table:table-cell>
          <table:table-cell office:value-type="float" office:value="1124.949951" calcext:value-type="float">
            <text:p>1124.949951</text:p>
          </table:table-cell>
          <table:table-cell office:value-type="float" office:value="370.350006" calcext:value-type="float">
            <text:p>370.350006</text:p>
          </table:table-cell>
          <table:table-cell office:value-type="float" office:value="1368.150024" calcext:value-type="float">
            <text:p>1368.150024</text:p>
          </table:table-cell>
          <table:table-cell office:value-type="float" office:value="453.75" calcext:value-type="float">
            <text:p>453.75</text:p>
          </table:table-cell>
          <table:table-cell office:value-type="float" office:value="199.100006" calcext:value-type="float">
            <text:p>199.100006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0768.049805" calcext:value-type="float">
            <text:p>10768.049805</text:p>
          </table:table-cell>
          <table:table-cell office:value-type="float" office:value="22398.449219" calcext:value-type="float">
            <text:p>22398.449219</text:p>
          </table:table-cell>
          <table:table-cell office:value-type="float" office:value="1105.099976" calcext:value-type="float">
            <text:p>1105.099976</text:p>
          </table:table-cell>
          <table:table-cell office:value-type="float" office:value="360.350006" calcext:value-type="float">
            <text:p>360.350006</text:p>
          </table:table-cell>
          <table:table-cell office:value-type="float" office:value="1349.349976" calcext:value-type="float">
            <text:p>1349.349976</text:p>
          </table:table-cell>
          <table:table-cell office:value-type="float" office:value="439.600006" calcext:value-type="float">
            <text:p>439.600006</text:p>
          </table:table-cell>
          <table:table-cell office:value-type="float" office:value="195.600006" calcext:value-type="float">
            <text:p>195.600006</text:p>
          </table:table-cell>
          <table:table-cell office:value-type="float" office:value="83.650002" calcext:value-type="float">
            <text:p>83.650002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0802.700195" calcext:value-type="float">
            <text:p>10802.700195</text:p>
          </table:table-cell>
          <table:table-cell office:value-type="float" office:value="22089.25" calcext:value-type="float">
            <text:p>22089.25</text:p>
          </table:table-cell>
          <table:table-cell office:value-type="float" office:value="1080.25" calcext:value-type="float">
            <text:p>1080.25</text:p>
          </table:table-cell>
          <table:table-cell office:value-type="float" office:value="353.600006" calcext:value-type="float">
            <text:p>353.600006</text:p>
          </table:table-cell>
          <table:table-cell office:value-type="float" office:value="1335.550049" calcext:value-type="float">
            <text:p>1335.550049</text:p>
          </table:table-cell>
          <table:table-cell office:value-type="float" office:value="440.049988" calcext:value-type="float">
            <text:p>440.049988</text:p>
          </table:table-cell>
          <table:table-cell office:value-type="float" office:value="192.699997" calcext:value-type="float">
            <text:p>192.699997</text:p>
          </table:table-cell>
          <table:table-cell office:value-type="float" office:value="83.300003" calcext:value-type="float">
            <text:p>83.300003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0607.349609" calcext:value-type="float">
            <text:p>10607.349609</text:p>
          </table:table-cell>
          <table:table-cell office:value-type="float" office:value="21392.199219" calcext:value-type="float">
            <text:p>21392.199219</text:p>
          </table:table-cell>
          <table:table-cell office:value-type="float" office:value="1058.849976" calcext:value-type="float">
            <text:p>1058.849976</text:p>
          </table:table-cell>
          <table:table-cell office:value-type="float" office:value="345.549988" calcext:value-type="float">
            <text:p>345.549988</text:p>
          </table:table-cell>
          <table:table-cell office:value-type="float" office:value="1298.300049" calcext:value-type="float">
            <text:p>1298.300049</text:p>
          </table:table-cell>
          <table:table-cell office:value-type="float" office:value="417.700012" calcext:value-type="float">
            <text:p>417.700012</text:p>
          </table:table-cell>
          <table:table-cell office:value-type="float" office:value="186.050003" calcext:value-type="float">
            <text:p>186.050003</text:p>
          </table:table-cell>
          <table:table-cell office:value-type="float" office:value="84.699997" calcext:value-type="float">
            <text:p>84.69999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0618.200195" calcext:value-type="float">
            <text:p>10618.200195</text:p>
          </table:table-cell>
          <table:table-cell office:value-type="float" office:value="21340.75" calcext:value-type="float">
            <text:p>21340.75</text:p>
          </table:table-cell>
          <table:table-cell office:value-type="float" office:value="1053.150024" calcext:value-type="float">
            <text:p>1053.150024</text:p>
          </table:table-cell>
          <table:table-cell office:value-type="float" office:value="345.799988" calcext:value-type="float">
            <text:p>345.799988</text:p>
          </table:table-cell>
          <table:table-cell office:value-type="float" office:value="1290" calcext:value-type="float">
            <text:p>1290</text:p>
          </table:table-cell>
          <table:table-cell office:value-type="float" office:value="426.649994" calcext:value-type="float">
            <text:p>426.649994</text:p>
          </table:table-cell>
          <table:table-cell office:value-type="float" office:value="183.800003" calcext:value-type="float">
            <text:p>183.800003</text:p>
          </table:table-cell>
          <table:table-cell office:value-type="float" office:value="84.25" calcext:value-type="float">
            <text:p>84.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0739.950195" calcext:value-type="float">
            <text:p>10739.950195</text:p>
          </table:table-cell>
          <table:table-cell office:value-type="float" office:value="21597.150391" calcext:value-type="float">
            <text:p>21597.150391</text:p>
          </table:table-cell>
          <table:table-cell office:value-type="float" office:value="1062.550049" calcext:value-type="float">
            <text:p>1062.550049</text:p>
          </table:table-cell>
          <table:table-cell office:value-type="float" office:value="344.649994" calcext:value-type="float">
            <text:p>344.649994</text:p>
          </table:table-cell>
          <table:table-cell office:value-type="float" office:value="1322.650024" calcext:value-type="float">
            <text:p>1322.650024</text:p>
          </table:table-cell>
          <table:table-cell office:value-type="float" office:value="434" calcext:value-type="float">
            <text:p>434</text:p>
          </table:table-cell>
          <table:table-cell office:value-type="float" office:value="186.25" calcext:value-type="float">
            <text:p>186.25</text:p>
          </table:table-cell>
          <table:table-cell office:value-type="float" office:value="83.699997" calcext:value-type="float">
            <text:p>83.69999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0901.700195" calcext:value-type="float">
            <text:p>10901.700195</text:p>
          </table:table-cell>
          <table:table-cell office:value-type="float" office:value="21966.800781" calcext:value-type="float">
            <text:p>21966.800781</text:p>
          </table:table-cell>
          <table:table-cell office:value-type="float" office:value="1098.449951" calcext:value-type="float">
            <text:p>1098.449951</text:p>
          </table:table-cell>
          <table:table-cell office:value-type="float" office:value="353.799988" calcext:value-type="float">
            <text:p>353.799988</text:p>
          </table:table-cell>
          <table:table-cell office:value-type="float" office:value="1327.449951" calcext:value-type="float">
            <text:p>1327.449951</text:p>
          </table:table-cell>
          <table:table-cell office:value-type="float" office:value="433.100006" calcext:value-type="float">
            <text:p>433.100006</text:p>
          </table:table-cell>
          <table:table-cell office:value-type="float" office:value="188.199997" calcext:value-type="float">
            <text:p>188.199997</text:p>
          </table:table-cell>
          <table:table-cell office:value-type="float" office:value="81.699997" calcext:value-type="float">
            <text:p>81.69999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1022.200195" calcext:value-type="float">
            <text:p>11022.200195</text:p>
          </table:table-cell>
          <table:table-cell office:value-type="float" office:value="22321.849609" calcext:value-type="float">
            <text:p>22321.849609</text:p>
          </table:table-cell>
          <table:table-cell office:value-type="float" office:value="1133.050049" calcext:value-type="float">
            <text:p>1133.050049</text:p>
          </table:table-cell>
          <table:table-cell office:value-type="float" office:value="363" calcext:value-type="float">
            <text:p>363</text:p>
          </table:table-cell>
          <table:table-cell office:value-type="float" office:value="1319.050049" calcext:value-type="float">
            <text:p>1319.050049</text:p>
          </table:table-cell>
          <table:table-cell office:value-type="float" office:value="434" calcext:value-type="float">
            <text:p>434</text:p>
          </table:table-cell>
          <table:table-cell office:value-type="float" office:value="190.75" calcext:value-type="float">
            <text:p>190.75</text:p>
          </table:table-cell>
          <table:table-cell office:value-type="float" office:value="80.150002" calcext:value-type="float">
            <text:p>80.150002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1162.25" calcext:value-type="float">
            <text:p>11162.25</text:p>
          </table:table-cell>
          <table:table-cell office:value-type="float" office:value="22782" calcext:value-type="float">
            <text:p>22782</text:p>
          </table:table-cell>
          <table:table-cell office:value-type="float" office:value="1138.550049" calcext:value-type="float">
            <text:p>1138.550049</text:p>
          </table:table-cell>
          <table:table-cell office:value-type="float" office:value="378.799988" calcext:value-type="float">
            <text:p>378.799988</text:p>
          </table:table-cell>
          <table:table-cell office:value-type="float" office:value="1359" calcext:value-type="float">
            <text:p>1359</text:p>
          </table:table-cell>
          <table:table-cell office:value-type="float" office:value="446.200012" calcext:value-type="float">
            <text:p>446.200012</text:p>
          </table:table-cell>
          <table:table-cell office:value-type="float" office:value="194.399994" calcext:value-type="float">
            <text:p>194.399994</text:p>
          </table:table-cell>
          <table:table-cell office:value-type="float" office:value="78.900002" calcext:value-type="float">
            <text:p>78.90000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1132.599609" calcext:value-type="float">
            <text:p>11132.599609</text:p>
          </table:table-cell>
          <table:table-cell office:value-type="float" office:value="22882.599609" calcext:value-type="float">
            <text:p>22882.599609</text:p>
          </table:table-cell>
          <table:table-cell office:value-type="float" office:value="1126.349976" calcext:value-type="float">
            <text:p>1126.349976</text:p>
          </table:table-cell>
          <table:table-cell office:value-type="float" office:value="381.100006" calcext:value-type="float">
            <text:p>381.100006</text:p>
          </table:table-cell>
          <table:table-cell office:value-type="float" office:value="1342.349976" calcext:value-type="float">
            <text:p>1342.349976</text:p>
          </table:table-cell>
          <table:table-cell office:value-type="float" office:value="478.950012" calcext:value-type="float">
            <text:p>478.950012</text:p>
          </table:table-cell>
          <table:table-cell office:value-type="float" office:value="192" calcext:value-type="float">
            <text:p>192</text:p>
          </table:table-cell>
          <table:table-cell office:value-type="float" office:value="80.199997" calcext:value-type="float">
            <text:p>80.19999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1215.450195" calcext:value-type="float">
            <text:p>11215.450195</text:p>
          </table:table-cell>
          <table:table-cell office:value-type="float" office:value="23083.900391" calcext:value-type="float">
            <text:p>23083.900391</text:p>
          </table:table-cell>
          <table:table-cell office:value-type="float" office:value="1130.400024" calcext:value-type="float">
            <text:p>1130.400024</text:p>
          </table:table-cell>
          <table:table-cell office:value-type="float" office:value="392.25" calcext:value-type="float">
            <text:p>392.25</text:p>
          </table:table-cell>
          <table:table-cell office:value-type="float" office:value="1374.050049" calcext:value-type="float">
            <text:p>1374.050049</text:p>
          </table:table-cell>
          <table:table-cell office:value-type="float" office:value="460.850006" calcext:value-type="float">
            <text:p>460.850006</text:p>
          </table:table-cell>
          <table:table-cell office:value-type="float" office:value="198.25" calcext:value-type="float">
            <text:p>198.25</text:p>
          </table:table-cell>
          <table:table-cell office:value-type="float" office:value="79.849998" calcext:value-type="float">
            <text:p>79.849998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1194.150391" calcext:value-type="float">
            <text:p>11194.150391</text:p>
          </table:table-cell>
          <table:table-cell office:value-type="float" office:value="22662.050781" calcext:value-type="float">
            <text:p>22662.050781</text:p>
          </table:table-cell>
          <table:table-cell office:value-type="float" office:value="1119.099976" calcext:value-type="float">
            <text:p>1119.099976</text:p>
          </table:table-cell>
          <table:table-cell office:value-type="float" office:value="381.799988" calcext:value-type="float">
            <text:p>381.799988</text:p>
          </table:table-cell>
          <table:table-cell office:value-type="float" office:value="1350" calcext:value-type="float">
            <text:p>1350</text:p>
          </table:table-cell>
          <table:table-cell office:value-type="float" office:value="445.600006" calcext:value-type="float">
            <text:p>445.600006</text:p>
          </table:table-cell>
          <table:table-cell office:value-type="float" office:value="191.949997" calcext:value-type="float">
            <text:p>191.949997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1131.799805" calcext:value-type="float">
            <text:p>11131.799805</text:p>
          </table:table-cell>
          <table:table-cell office:value-type="float" office:value="21848.75" calcext:value-type="float">
            <text:p>21848.75</text:p>
          </table:table-cell>
          <table:table-cell office:value-type="float" office:value="1079.5" calcext:value-type="float">
            <text:p>1079.5</text:p>
          </table:table-cell>
          <table:table-cell office:value-type="float" office:value="358.5" calcext:value-type="float">
            <text:p>358.5</text:p>
          </table:table-cell>
          <table:table-cell office:value-type="float" office:value="1322.599976" calcext:value-type="float">
            <text:p>1322.599976</text:p>
          </table:table-cell>
          <table:table-cell office:value-type="float" office:value="431.549988" calcext:value-type="float">
            <text:p>431.549988</text:p>
          </table:table-cell>
          <table:table-cell office:value-type="float" office:value="187.149994" calcext:value-type="float">
            <text:p>187.1499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1300.549805" calcext:value-type="float">
            <text:p>11300.549805</text:p>
          </table:table-cell>
          <table:table-cell office:value-type="float" office:value="22105.199219" calcext:value-type="float">
            <text:p>22105.199219</text:p>
          </table:table-cell>
          <table:table-cell office:value-type="float" office:value="1086.650024" calcext:value-type="float">
            <text:p>1086.650024</text:p>
          </table:table-cell>
          <table:table-cell office:value-type="float" office:value="352.100006" calcext:value-type="float">
            <text:p>352.100006</text:p>
          </table:table-cell>
          <table:table-cell office:value-type="float" office:value="1384.050049" calcext:value-type="float">
            <text:p>1384.050049</text:p>
          </table:table-cell>
          <table:table-cell office:value-type="float" office:value="437.049988" calcext:value-type="float">
            <text:p>437.049988</text:p>
          </table:table-cell>
          <table:table-cell office:value-type="float" office:value="189.449997" calcext:value-type="float">
            <text:p>189.449997</text:p>
          </table:table-cell>
          <table:table-cell office:value-type="float" office:value="78.050003" calcext:value-type="float">
            <text:p>78.050003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1202.849609" calcext:value-type="float">
            <text:p>11202.849609</text:p>
          </table:table-cell>
          <table:table-cell office:value-type="float" office:value="22076.599609" calcext:value-type="float">
            <text:p>22076.599609</text:p>
          </table:table-cell>
          <table:table-cell office:value-type="float" office:value="1064.599976" calcext:value-type="float">
            <text:p>1064.599976</text:p>
          </table:table-cell>
          <table:table-cell office:value-type="float" office:value="351.049988" calcext:value-type="float">
            <text:p>351.049988</text:p>
          </table:table-cell>
          <table:table-cell office:value-type="float" office:value="1389.449951" calcext:value-type="float">
            <text:p>1389.449951</text:p>
          </table:table-cell>
          <table:table-cell office:value-type="float" office:value="440.899994" calcext:value-type="float">
            <text:p>440.899994</text:p>
          </table:table-cell>
          <table:table-cell office:value-type="float" office:value="191.199997" calcext:value-type="float">
            <text:p>191.199997</text:p>
          </table:table-cell>
          <table:table-cell office:value-type="float" office:value="80.599998" calcext:value-type="float">
            <text:p>80.599998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1102.150391" calcext:value-type="float">
            <text:p>11102.150391</text:p>
          </table:table-cell>
          <table:table-cell office:value-type="float" office:value="21646.849609" calcext:value-type="float">
            <text:p>21646.849609</text:p>
          </table:table-cell>
          <table:table-cell office:value-type="float" office:value="1050.650024" calcext:value-type="float">
            <text:p>1050.650024</text:p>
          </table:table-cell>
          <table:table-cell office:value-type="float" office:value="344.950012" calcext:value-type="float">
            <text:p>344.950012</text:p>
          </table:table-cell>
          <table:table-cell office:value-type="float" office:value="1385" calcext:value-type="float">
            <text:p>1385</text:p>
          </table:table-cell>
          <table:table-cell office:value-type="float" office:value="425.850006" calcext:value-type="float">
            <text:p>425.850006</text:p>
          </table:table-cell>
          <table:table-cell office:value-type="float" office:value="186.550003" calcext:value-type="float">
            <text:p>186.550003</text:p>
          </table:table-cell>
          <table:table-cell office:value-type="float" office:value="80.300003" calcext:value-type="float">
            <text:p>80.300003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1073.450195" calcext:value-type="float">
            <text:p>11073.450195</text:p>
          </table:table-cell>
          <table:table-cell office:value-type="float" office:value="21640.050781" calcext:value-type="float">
            <text:p>21640.050781</text:p>
          </table:table-cell>
          <table:table-cell office:value-type="float" office:value="1032.800049" calcext:value-type="float">
            <text:p>1032.800049</text:p>
          </table:table-cell>
          <table:table-cell office:value-type="float" office:value="346.799988" calcext:value-type="float">
            <text:p>346.799988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431.649994" calcext:value-type="float">
            <text:p>431.649994</text:p>
          </table:table-cell>
          <table:table-cell office:value-type="float" office:value="191.449997" calcext:value-type="float">
            <text:p>191.449997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0891.599609" calcext:value-type="float">
            <text:p>10891.599609</text:p>
          </table:table-cell>
          <table:table-cell office:value-type="float" office:value="21072.099609" calcext:value-type="float">
            <text:p>21072.099609</text:p>
          </table:table-cell>
          <table:table-cell office:value-type="float" office:value="1002" calcext:value-type="float">
            <text:p>1002</text:p>
          </table:table-cell>
          <table:table-cell office:value-type="float" office:value="343.25" calcext:value-type="float">
            <text:p>343.25</text:p>
          </table:table-cell>
          <table:table-cell office:value-type="float" office:value="1308.550049" calcext:value-type="float">
            <text:p>1308.550049</text:p>
          </table:table-cell>
          <table:table-cell office:value-type="float" office:value="417.350006" calcext:value-type="float">
            <text:p>417.350006</text:p>
          </table:table-cell>
          <table:table-cell office:value-type="float" office:value="192.25" calcext:value-type="float">
            <text:p>192.25</text:p>
          </table:table-cell>
          <table:table-cell office:value-type="float" office:value="82.650002" calcext:value-type="float">
            <text:p>82.65000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1095.25" calcext:value-type="float">
            <text:p>11095.25</text:p>
          </table:table-cell>
          <table:table-cell office:value-type="float" office:value="21490.5" calcext:value-type="float">
            <text:p>21490.5</text:p>
          </table:table-cell>
          <table:table-cell office:value-type="float" office:value="1041.650024" calcext:value-type="float">
            <text:p>1041.650024</text:p>
          </table:table-cell>
          <table:table-cell office:value-type="float" office:value="351" calcext:value-type="float">
            <text:p>351</text:p>
          </table:table-cell>
          <table:table-cell office:value-type="float" office:value="1323.949951" calcext:value-type="float">
            <text:p>1323.949951</text:p>
          </table:table-cell>
          <table:table-cell office:value-type="float" office:value="429.149994" calcext:value-type="float">
            <text:p>429.149994</text:p>
          </table:table-cell>
          <table:table-cell office:value-type="float" office:value="191.600006" calcext:value-type="float">
            <text:p>191.600006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1101.650391" calcext:value-type="float">
            <text:p>11101.650391</text:p>
          </table:table-cell>
          <table:table-cell office:value-type="float" office:value="21509.949219" calcext:value-type="float">
            <text:p>21509.949219</text:p>
          </table:table-cell>
          <table:table-cell office:value-type="float" office:value="1027.550049" calcext:value-type="float">
            <text:p>1027.550049</text:p>
          </table:table-cell>
          <table:table-cell office:value-type="float" office:value="352.200012" calcext:value-type="float">
            <text:p>352.200012</text:p>
          </table:table-cell>
          <table:table-cell office:value-type="float" office:value="1334.199951" calcext:value-type="float">
            <text:p>1334.199951</text:p>
          </table:table-cell>
          <table:table-cell office:value-type="float" office:value="434.950012" calcext:value-type="float">
            <text:p>434.950012</text:p>
          </table:table-cell>
          <table:table-cell office:value-type="float" office:value="191.449997" calcext:value-type="float">
            <text:p>191.449997</text:p>
          </table:table-cell>
          <table:table-cell office:value-type="float" office:value="82.449997" calcext:value-type="float">
            <text:p>82.44999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200.150391" calcext:value-type="float">
            <text:p>11200.150391</text:p>
          </table:table-cell>
          <table:table-cell office:value-type="float" office:value="21642.599609" calcext:value-type="float">
            <text:p>21642.599609</text:p>
          </table:table-cell>
          <table:table-cell office:value-type="float" office:value="1040.699951" calcext:value-type="float">
            <text:p>1040.699951</text:p>
          </table:table-cell>
          <table:table-cell office:value-type="float" office:value="358.75" calcext:value-type="float">
            <text:p>358.75</text:p>
          </table:table-cell>
          <table:table-cell office:value-type="float" office:value="1340.099976" calcext:value-type="float">
            <text:p>1340.099976</text:p>
          </table:table-cell>
          <table:table-cell office:value-type="float" office:value="433" calcext:value-type="float">
            <text:p>433</text:p>
          </table:table-cell>
          <table:table-cell office:value-type="float" office:value="190.949997" calcext:value-type="float">
            <text:p>190.949997</text:p>
          </table:table-cell>
          <table:table-cell office:value-type="float" office:value="83.400002" calcext:value-type="float">
            <text:p>83.400002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1214.049805" calcext:value-type="float">
            <text:p>11214.049805</text:p>
          </table:table-cell>
          <table:table-cell office:value-type="float" office:value="21754" calcext:value-type="float">
            <text:p>21754</text:p>
          </table:table-cell>
          <table:table-cell office:value-type="float" office:value="1043.849976" calcext:value-type="float">
            <text:p>1043.849976</text:p>
          </table:table-cell>
          <table:table-cell office:value-type="float" office:value="357.950012" calcext:value-type="float">
            <text:p>357.950012</text:p>
          </table:table-cell>
          <table:table-cell office:value-type="float" office:value="1342.5" calcext:value-type="float">
            <text:p>1342.5</text:p>
          </table:table-cell>
          <table:table-cell office:value-type="float" office:value="433.299988" calcext:value-type="float">
            <text:p>433.299988</text:p>
          </table:table-cell>
          <table:table-cell office:value-type="float" office:value="190.649994" calcext:value-type="float">
            <text:p>190.649994</text:p>
          </table:table-cell>
          <table:table-cell office:value-type="float" office:value="81.150002" calcext:value-type="float">
            <text:p>81.150002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1270.150391" calcext:value-type="float">
            <text:p>11270.150391</text:p>
          </table:table-cell>
          <table:table-cell office:value-type="float" office:value="21900.25" calcext:value-type="float">
            <text:p>21900.25</text:p>
          </table:table-cell>
          <table:table-cell office:value-type="float" office:value="1050.650024" calcext:value-type="float">
            <text:p>1050.650024</text:p>
          </table:table-cell>
          <table:table-cell office:value-type="float" office:value="363.549988" calcext:value-type="float">
            <text:p>363.549988</text:p>
          </table:table-cell>
          <table:table-cell office:value-type="float" office:value="1360.199951" calcext:value-type="float">
            <text:p>1360.199951</text:p>
          </table:table-cell>
          <table:table-cell office:value-type="float" office:value="431.100006" calcext:value-type="float">
            <text:p>431.100006</text:p>
          </table:table-cell>
          <table:table-cell office:value-type="float" office:value="193.800003" calcext:value-type="float">
            <text:p>193.800003</text:p>
          </table:table-cell>
          <table:table-cell office:value-type="float" office:value="78.099998" calcext:value-type="float">
            <text:p>78.099998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322.5" calcext:value-type="float">
            <text:p>11322.5</text:p>
          </table:table-cell>
          <table:table-cell office:value-type="float" office:value="22227.199219" calcext:value-type="float">
            <text:p>22227.199219</text:p>
          </table:table-cell>
          <table:table-cell office:value-type="float" office:value="1066.650024" calcext:value-type="float">
            <text:p>1066.650024</text:p>
          </table:table-cell>
          <table:table-cell office:value-type="float" office:value="367.350006" calcext:value-type="float">
            <text:p>367.350006</text:p>
          </table:table-cell>
          <table:table-cell office:value-type="float" office:value="1364.599976" calcext:value-type="float">
            <text:p>1364.599976</text:p>
          </table:table-cell>
          <table:table-cell office:value-type="float" office:value="448" calcext:value-type="float">
            <text:p>448</text:p>
          </table:table-cell>
          <table:table-cell office:value-type="float" office:value="195.050003" calcext:value-type="float">
            <text:p>195.050003</text:p>
          </table:table-cell>
          <table:table-cell office:value-type="float" office:value="80.650002" calcext:value-type="float">
            <text:p>80.65000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1308.400391" calcext:value-type="float">
            <text:p>11308.400391</text:p>
          </table:table-cell>
          <table:table-cell office:value-type="float" office:value="22264" calcext:value-type="float">
            <text:p>22264</text:p>
          </table:table-cell>
          <table:table-cell office:value-type="float" office:value="1063.699951" calcext:value-type="float">
            <text:p>1063.699951</text:p>
          </table:table-cell>
          <table:table-cell office:value-type="float" office:value="366.850006" calcext:value-type="float">
            <text:p>366.850006</text:p>
          </table:table-cell>
          <table:table-cell office:value-type="float" office:value="1335.099976" calcext:value-type="float">
            <text:p>1335.099976</text:p>
          </table:table-cell>
          <table:table-cell office:value-type="float" office:value="451.100006" calcext:value-type="float">
            <text:p>451.100006</text:p>
          </table:table-cell>
          <table:table-cell office:value-type="float" office:value="203.300003" calcext:value-type="float">
            <text:p>203.300003</text:p>
          </table:table-cell>
          <table:table-cell office:value-type="float" office:value="81.550003" calcext:value-type="float">
            <text:p>81.550003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1300.450195" calcext:value-type="float">
            <text:p>11300.450195</text:p>
          </table:table-cell>
          <table:table-cell office:value-type="float" office:value="22196.349609" calcext:value-type="float">
            <text:p>22196.349609</text:p>
          </table:table-cell>
          <table:table-cell office:value-type="float" office:value="1059.050049" calcext:value-type="float">
            <text:p>1059.050049</text:p>
          </table:table-cell>
          <table:table-cell office:value-type="float" office:value="368.049988" calcext:value-type="float">
            <text:p>368.049988</text:p>
          </table:table-cell>
          <table:table-cell office:value-type="float" office:value="1336.25" calcext:value-type="float">
            <text:p>1336.25</text:p>
          </table:table-cell>
          <table:table-cell office:value-type="float" office:value="448.100006" calcext:value-type="float">
            <text:p>448.100006</text:p>
          </table:table-cell>
          <table:table-cell office:value-type="float" office:value="201.899994" calcext:value-type="float">
            <text:p>201.899994</text:p>
          </table:table-cell>
          <table:table-cell office:value-type="float" office:value="80.949997" calcext:value-type="float">
            <text:p>80.949997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1178.400391" calcext:value-type="float">
            <text:p>11178.400391</text:p>
          </table:table-cell>
          <table:table-cell office:value-type="float" office:value="21679.400391" calcext:value-type="float">
            <text:p>21679.400391</text:p>
          </table:table-cell>
          <table:table-cell office:value-type="float" office:value="1034.449951" calcext:value-type="float">
            <text:p>1034.449951</text:p>
          </table:table-cell>
          <table:table-cell office:value-type="float" office:value="361.399994" calcext:value-type="float">
            <text:p>361.399994</text:p>
          </table:table-cell>
          <table:table-cell office:value-type="float" office:value="1307.449951" calcext:value-type="float">
            <text:p>1307.449951</text:p>
          </table:table-cell>
          <table:table-cell office:value-type="float" office:value="435.850006" calcext:value-type="float">
            <text:p>435.850006</text:p>
          </table:table-cell>
          <table:table-cell office:value-type="float" office:value="196.5" calcext:value-type="float">
            <text:p>196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1247.099609" calcext:value-type="float">
            <text:p>11247.099609</text:p>
          </table:table-cell>
          <table:table-cell office:value-type="float" office:value="21700.849609" calcext:value-type="float">
            <text:p>21700.849609</text:p>
          </table:table-cell>
          <table:table-cell office:value-type="float" office:value="1032.75" calcext:value-type="float">
            <text:p>1032.75</text:p>
          </table:table-cell>
          <table:table-cell office:value-type="float" office:value="360.200012" calcext:value-type="float">
            <text:p>360.200012</text:p>
          </table:table-cell>
          <table:table-cell office:value-type="float" office:value="1327.550049" calcext:value-type="float">
            <text:p>1327.550049</text:p>
          </table:table-cell>
          <table:table-cell office:value-type="float" office:value="438.149994" calcext:value-type="float">
            <text:p>438.149994</text:p>
          </table:table-cell>
          <table:table-cell office:value-type="float" office:value="193.100006" calcext:value-type="float">
            <text:p>193.100006</text:p>
          </table:table-cell>
          <table:table-cell office:value-type="float" office:value="78.050003" calcext:value-type="float">
            <text:p>78.050003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1385.349609" calcext:value-type="float">
            <text:p>11385.349609</text:p>
          </table:table-cell>
          <table:table-cell office:value-type="float" office:value="22170.599609" calcext:value-type="float">
            <text:p>22170.599609</text:p>
          </table:table-cell>
          <table:table-cell office:value-type="float" office:value="1056.5" calcext:value-type="float">
            <text:p>1056.5</text:p>
          </table:table-cell>
          <table:table-cell office:value-type="float" office:value="369.549988" calcext:value-type="float">
            <text:p>369.549988</text:p>
          </table:table-cell>
          <table:table-cell office:value-type="float" office:value="1369.349976" calcext:value-type="float">
            <text:p>1369.349976</text:p>
          </table:table-cell>
          <table:table-cell office:value-type="float" office:value="445.799988" calcext:value-type="float">
            <text:p>445.799988</text:p>
          </table:table-cell>
          <table:table-cell office:value-type="float" office:value="195.100006" calcext:value-type="float">
            <text:p>195.100006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408.400391" calcext:value-type="float">
            <text:p>11408.400391</text:p>
          </table:table-cell>
          <table:table-cell office:value-type="float" office:value="22285.900391" calcext:value-type="float">
            <text:p>22285.900391</text:p>
          </table:table-cell>
          <table:table-cell office:value-type="float" office:value="1066.599976" calcext:value-type="float">
            <text:p>1066.599976</text:p>
          </table:table-cell>
          <table:table-cell office:value-type="float" office:value="374.450012" calcext:value-type="float">
            <text:p>374.450012</text:p>
          </table:table-cell>
          <table:table-cell office:value-type="float" office:value="1355.599976" calcext:value-type="float">
            <text:p>1355.599976</text:p>
          </table:table-cell>
          <table:table-cell office:value-type="float" office:value="444.200012" calcext:value-type="float">
            <text:p>444.200012</text:p>
          </table:table-cell>
          <table:table-cell office:value-type="float" office:value="197.050003" calcext:value-type="float">
            <text:p>197.050003</text:p>
          </table:table-cell>
          <table:table-cell office:value-type="float" office:value="74.150002" calcext:value-type="float">
            <text:p>74.150002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1312.200195" calcext:value-type="float">
            <text:p>11312.200195</text:p>
          </table:table-cell>
          <table:table-cell office:value-type="float" office:value="21999.449219" calcext:value-type="float">
            <text:p>21999.449219</text:p>
          </table:table-cell>
          <table:table-cell office:value-type="float" office:value="1059" calcext:value-type="float">
            <text:p>1059</text:p>
          </table:table-cell>
          <table:table-cell office:value-type="float" office:value="367.75" calcext:value-type="float">
            <text:p>367.75</text:p>
          </table:table-cell>
          <table:table-cell office:value-type="float" office:value="1338.349976" calcext:value-type="float">
            <text:p>1338.349976</text:p>
          </table:table-cell>
          <table:table-cell office:value-type="float" office:value="434.950012" calcext:value-type="float">
            <text:p>434.950012</text:p>
          </table:table-cell>
          <table:table-cell office:value-type="float" office:value="194.75" calcext:value-type="float">
            <text:p>194.75</text:p>
          </table:table-cell>
          <table:table-cell office:value-type="float" office:value="73.199997" calcext:value-type="float">
            <text:p>73.19999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371.599609" calcext:value-type="float">
            <text:p>11371.599609</text:p>
          </table:table-cell>
          <table:table-cell office:value-type="float" office:value="22299.599609" calcext:value-type="float">
            <text:p>22299.599609</text:p>
          </table:table-cell>
          <table:table-cell office:value-type="float" office:value="1085.650024" calcext:value-type="float">
            <text:p>1085.650024</text:p>
          </table:table-cell>
          <table:table-cell office:value-type="float" office:value="371.149994" calcext:value-type="float">
            <text:p>371.149994</text:p>
          </table:table-cell>
          <table:table-cell office:value-type="float" office:value="1339.400024" calcext:value-type="float">
            <text:p>1339.400024</text:p>
          </table:table-cell>
          <table:table-cell office:value-type="float" office:value="440.450012" calcext:value-type="float">
            <text:p>440.450012</text:p>
          </table:table-cell>
          <table:table-cell office:value-type="float" office:value="198.399994" calcext:value-type="float">
            <text:p>198.399994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466.450195" calcext:value-type="float">
            <text:p>11466.450195</text:p>
          </table:table-cell>
          <table:table-cell office:value-type="float" office:value="22833" calcext:value-type="float">
            <text:p>22833</text:p>
          </table:table-cell>
          <table:table-cell office:value-type="float" office:value="1117.050049" calcext:value-type="float">
            <text:p>1117.050049</text:p>
          </table:table-cell>
          <table:table-cell office:value-type="float" office:value="380.350006" calcext:value-type="float">
            <text:p>380.350006</text:p>
          </table:table-cell>
          <table:table-cell office:value-type="float" office:value="1387.25" calcext:value-type="float">
            <text:p>1387.25</text:p>
          </table:table-cell>
          <table:table-cell office:value-type="float" office:value="445.799988" calcext:value-type="float">
            <text:p>445.799988</text:p>
          </table:table-cell>
          <table:table-cell office:value-type="float" office:value="201.449997" calcext:value-type="float">
            <text:p>201.449997</text:p>
          </table:table-cell>
          <table:table-cell office:value-type="float" office:value="75.099998" calcext:value-type="float">
            <text:p>75.09999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472.25" calcext:value-type="float">
            <text:p>11472.25</text:p>
          </table:table-cell>
          <table:table-cell office:value-type="float" office:value="23092.150391" calcext:value-type="float">
            <text:p>23092.150391</text:p>
          </table:table-cell>
          <table:table-cell office:value-type="float" office:value="1119.699951" calcext:value-type="float">
            <text:p>1119.699951</text:p>
          </table:table-cell>
          <table:table-cell office:value-type="float" office:value="386.350006" calcext:value-type="float">
            <text:p>386.350006</text:p>
          </table:table-cell>
          <table:table-cell office:value-type="float" office:value="1400.099976" calcext:value-type="float">
            <text:p>1400.099976</text:p>
          </table:table-cell>
          <table:table-cell office:value-type="float" office:value="451.799988" calcext:value-type="float">
            <text:p>451.799988</text:p>
          </table:table-cell>
          <table:table-cell office:value-type="float" office:value="207.949997" calcext:value-type="float">
            <text:p>207.949997</text:p>
          </table:table-cell>
          <table:table-cell office:value-type="float" office:value="74.099998" calcext:value-type="float">
            <text:p>74.09999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549.599609" calcext:value-type="float">
            <text:p>11549.599609</text:p>
          </table:table-cell>
          <table:table-cell office:value-type="float" office:value="23414.199219" calcext:value-type="float">
            <text:p>23414.199219</text:p>
          </table:table-cell>
          <table:table-cell office:value-type="float" office:value="1118.449951" calcext:value-type="float">
            <text:p>1118.449951</text:p>
          </table:table-cell>
          <table:table-cell office:value-type="float" office:value="389.350006" calcext:value-type="float">
            <text:p>389.350006</text:p>
          </table:table-cell>
          <table:table-cell office:value-type="float" office:value="1436.699951" calcext:value-type="float">
            <text:p>1436.699951</text:p>
          </table:table-cell>
          <table:table-cell office:value-type="float" office:value="463.350006" calcext:value-type="float">
            <text:p>463.350006</text:p>
          </table:table-cell>
          <table:table-cell office:value-type="float" office:value="209.850006" calcext:value-type="float">
            <text:p>209.850006</text:p>
          </table:table-cell>
          <table:table-cell office:value-type="float" office:value="74.550003" calcext:value-type="float">
            <text:p>74.550003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1559.25" calcext:value-type="float">
            <text:p>11559.25</text:p>
          </table:table-cell>
          <table:table-cell office:value-type="float" office:value="23600.349609" calcext:value-type="float">
            <text:p>23600.349609</text:p>
          </table:table-cell>
          <table:table-cell office:value-type="float" office:value="1112.099976" calcext:value-type="float">
            <text:p>1112.099976</text:p>
          </table:table-cell>
          <table:table-cell office:value-type="float" office:value="392.200012" calcext:value-type="float">
            <text:p>392.200012</text:p>
          </table:table-cell>
          <table:table-cell office:value-type="float" office:value="1420" calcext:value-type="float">
            <text:p>1420</text:p>
          </table:table-cell>
          <table:table-cell office:value-type="float" office:value="473.049988" calcext:value-type="float">
            <text:p>473.049988</text:p>
          </table:table-cell>
          <table:table-cell office:value-type="float" office:value="215.649994" calcext:value-type="float">
            <text:p>215.649994</text:p>
          </table:table-cell>
          <table:table-cell office:value-type="float" office:value="76.949997" calcext:value-type="float">
            <text:p>76.94999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1647.599609" calcext:value-type="float">
            <text:p>11647.599609</text:p>
          </table:table-cell>
          <table:table-cell office:value-type="float" office:value="24523.800781" calcext:value-type="float">
            <text:p>24523.800781</text:p>
          </table:table-cell>
          <table:table-cell office:value-type="float" office:value="1114.5" calcext:value-type="float">
            <text:p>1114.5</text:p>
          </table:table-cell>
          <table:table-cell office:value-type="float" office:value="409.700012" calcext:value-type="float">
            <text:p>409.700012</text:p>
          </table:table-cell>
          <table:table-cell office:value-type="float" office:value="1467.099976" calcext:value-type="float">
            <text:p>1467.099976</text:p>
          </table:table-cell>
          <table:table-cell office:value-type="float" office:value="509.200012" calcext:value-type="float">
            <text:p>509.200012</text:p>
          </table:table-cell>
          <table:table-cell office:value-type="float" office:value="224.850006" calcext:value-type="float">
            <text:p>224.850006</text:p>
          </table:table-cell>
          <table:table-cell office:value-type="float" office:value="77.349998" calcext:value-type="float">
            <text:p>77.349998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23754.349609" calcext:value-type="float">
            <text:p>23754.349609</text:p>
          </table:table-cell>
          <table:table-cell office:value-type="float" office:value="1115.849976" calcext:value-type="float">
            <text:p>1115.849976</text:p>
          </table:table-cell>
          <table:table-cell office:value-type="float" office:value="394.600006" calcext:value-type="float">
            <text:p>394.600006</text:p>
          </table:table-cell>
          <table:table-cell office:value-type="float" office:value="1401.349976" calcext:value-type="float">
            <text:p>1401.349976</text:p>
          </table:table-cell>
          <table:table-cell office:value-type="float" office:value="496.75" calcext:value-type="float">
            <text:p>496.75</text:p>
          </table:table-cell>
          <table:table-cell office:value-type="float" office:value="212" calcext:value-type="float">
            <text:p>212</text:p>
          </table:table-cell>
          <table:table-cell office:value-type="float" office:value="78.349998" calcext:value-type="float">
            <text:p>78.349998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1470.25" calcext:value-type="float">
            <text:p>11470.25</text:p>
          </table:table-cell>
          <table:table-cell office:value-type="float" office:value="23812" calcext:value-type="float">
            <text:p>23812</text:p>
          </table:table-cell>
          <table:table-cell office:value-type="float" office:value="1127.300049" calcext:value-type="float">
            <text:p>1127.300049</text:p>
          </table:table-cell>
          <table:table-cell office:value-type="float" office:value="390.950012" calcext:value-type="float">
            <text:p>390.950012</text:p>
          </table:table-cell>
          <table:table-cell office:value-type="float" office:value="1430.650024" calcext:value-type="float">
            <text:p>1430.650024</text:p>
          </table:table-cell>
          <table:table-cell office:value-type="float" office:value="485.700012" calcext:value-type="float">
            <text:p>485.700012</text:p>
          </table:table-cell>
          <table:table-cell office:value-type="float" office:value="218.100006" calcext:value-type="float">
            <text:p>218.100006</text:p>
          </table:table-cell>
          <table:table-cell office:value-type="float" office:value="78.400002" calcext:value-type="float">
            <text:p>78.400002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1535" calcext:value-type="float">
            <text:p>11535</text:p>
          </table:table-cell>
          <table:table-cell office:value-type="float" office:value="23874.550781" calcext:value-type="float">
            <text:p>23874.550781</text:p>
          </table:table-cell>
          <table:table-cell office:value-type="float" office:value="1134.150024" calcext:value-type="float">
            <text:p>1134.150024</text:p>
          </table:table-cell>
          <table:table-cell office:value-type="float" office:value="392.399994" calcext:value-type="float">
            <text:p>392.399994</text:p>
          </table:table-cell>
          <table:table-cell office:value-type="float" office:value="1423.5" calcext:value-type="float">
            <text:p>1423.5</text:p>
          </table:table-cell>
          <table:table-cell office:value-type="float" office:value="484.399994" calcext:value-type="float">
            <text:p>484.399994</text:p>
          </table:table-cell>
          <table:table-cell office:value-type="float" office:value="216.25" calcext:value-type="float">
            <text:p>216.25</text:p>
          </table:table-cell>
          <table:table-cell office:value-type="float" office:value="79.199997" calcext:value-type="float">
            <text:p>79.199997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1527.450195" calcext:value-type="float">
            <text:p>11527.450195</text:p>
          </table:table-cell>
          <table:table-cell office:value-type="float" office:value="23530.849609" calcext:value-type="float">
            <text:p>23530.849609</text:p>
          </table:table-cell>
          <table:table-cell office:value-type="float" office:value="1130.900024" calcext:value-type="float">
            <text:p>1130.900024</text:p>
          </table:table-cell>
          <table:table-cell office:value-type="float" office:value="382.75" calcext:value-type="float">
            <text:p>382.75</text:p>
          </table:table-cell>
          <table:table-cell office:value-type="float" office:value="1396.699951" calcext:value-type="float">
            <text:p>1396.699951</text:p>
          </table:table-cell>
          <table:table-cell office:value-type="float" office:value="474.950012" calcext:value-type="float">
            <text:p>474.950012</text:p>
          </table:table-cell>
          <table:table-cell office:value-type="float" office:value="213.149994" calcext:value-type="float">
            <text:p>213.149994</text:p>
          </table:table-cell>
          <table:table-cell office:value-type="float" office:value="78.900002" calcext:value-type="float">
            <text:p>78.900002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1333.849609" calcext:value-type="float">
            <text:p>11333.849609</text:p>
          </table:table-cell>
          <table:table-cell office:value-type="float" office:value="23011.5" calcext:value-type="float">
            <text:p>23011.5</text:p>
          </table:table-cell>
          <table:table-cell office:value-type="float" office:value="1119.300049" calcext:value-type="float">
            <text:p>1119.300049</text:p>
          </table:table-cell>
          <table:table-cell office:value-type="float" office:value="372.549988" calcext:value-type="float">
            <text:p>372.549988</text:p>
          </table:table-cell>
          <table:table-cell office:value-type="float" office:value="1380.050049" calcext:value-type="float">
            <text:p>1380.050049</text:p>
          </table:table-cell>
          <table:table-cell office:value-type="float" office:value="455.200012" calcext:value-type="float">
            <text:p>455.200012</text:p>
          </table:table-cell>
          <table:table-cell office:value-type="float" office:value="206.600006" calcext:value-type="float">
            <text:p>206.600006</text:p>
          </table:table-cell>
          <table:table-cell office:value-type="float" office:value="78.099998" calcext:value-type="float">
            <text:p>78.099998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11355.049805" calcext:value-type="float">
            <text:p>11355.049805</text:p>
          </table:table-cell>
          <table:table-cell office:value-type="float" office:value="22945.050781" calcext:value-type="float">
            <text:p>22945.050781</text:p>
          </table:table-cell>
          <table:table-cell office:value-type="float" office:value="1110.5" calcext:value-type="float">
            <text:p>1110.5</text:p>
          </table:table-cell>
          <table:table-cell office:value-type="float" office:value="373.399994" calcext:value-type="float">
            <text:p>373.399994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458.700012" calcext:value-type="float">
            <text:p>458.700012</text:p>
          </table:table-cell>
          <table:table-cell office:value-type="float" office:value="207.899994" calcext:value-type="float">
            <text:p>207.899994</text:p>
          </table:table-cell>
          <table:table-cell office:value-type="float" office:value="79.349998" calcext:value-type="float">
            <text:p>79.349998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1317.349609" calcext:value-type="float">
            <text:p>11317.349609</text:p>
          </table:table-cell>
          <table:table-cell office:value-type="float" office:value="22744.400391" calcext:value-type="float">
            <text:p>22744.400391</text:p>
          </table:table-cell>
          <table:table-cell office:value-type="float" office:value="1112.449951" calcext:value-type="float">
            <text:p>1112.449951</text:p>
          </table:table-cell>
          <table:table-cell office:value-type="float" office:value="375.700012" calcext:value-type="float">
            <text:p>375.700012</text:p>
          </table:table-cell>
          <table:table-cell office:value-type="float" office:value="1350.699951" calcext:value-type="float">
            <text:p>1350.699951</text:p>
          </table:table-cell>
          <table:table-cell office:value-type="float" office:value="444.350006" calcext:value-type="float">
            <text:p>444.350006</text:p>
          </table:table-cell>
          <table:table-cell office:value-type="float" office:value="204.050003" calcext:value-type="float">
            <text:p>204.050003</text:p>
          </table:table-cell>
          <table:table-cell office:value-type="float" office:value="79.150002" calcext:value-type="float">
            <text:p>79.150002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1278" calcext:value-type="float">
            <text:p>11278</text:p>
          </table:table-cell>
          <table:table-cell office:value-type="float" office:value="22267" calcext:value-type="float">
            <text:p>22267</text:p>
          </table:table-cell>
          <table:table-cell office:value-type="float" office:value="1096.5" calcext:value-type="float">
            <text:p>1096.5</text:p>
          </table:table-cell>
          <table:table-cell office:value-type="float" office:value="367.600006" calcext:value-type="float">
            <text:p>367.600006</text:p>
          </table:table-cell>
          <table:table-cell office:value-type="float" office:value="1326.150024" calcext:value-type="float">
            <text:p>1326.150024</text:p>
          </table:table-cell>
          <table:table-cell office:value-type="float" office:value="431.25" calcext:value-type="float">
            <text:p>431.25</text:p>
          </table:table-cell>
          <table:table-cell office:value-type="float" office:value="194.850006" calcext:value-type="float">
            <text:p>194.850006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1449.25" calcext:value-type="float">
            <text:p>11449.25</text:p>
          </table:table-cell>
          <table:table-cell office:value-type="float" office:value="22466.199219" calcext:value-type="float">
            <text:p>22466.199219</text:p>
          </table:table-cell>
          <table:table-cell office:value-type="float" office:value="1090.550049" calcext:value-type="float">
            <text:p>1090.550049</text:p>
          </table:table-cell>
          <table:table-cell office:value-type="float" office:value="370.700012" calcext:value-type="float">
            <text:p>370.700012</text:p>
          </table:table-cell>
          <table:table-cell office:value-type="float" office:value="1319.5" calcext:value-type="float">
            <text:p>1319.5</text:p>
          </table:table-cell>
          <table:table-cell office:value-type="float" office:value="446.850006" calcext:value-type="float">
            <text:p>446.850006</text:p>
          </table:table-cell>
          <table:table-cell office:value-type="float" office:value="198.149994" calcext:value-type="float">
            <text:p>198.149994</text:p>
          </table:table-cell>
          <table:table-cell office:value-type="float" office:value="78.650002" calcext:value-type="float">
            <text:p>78.65000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11464.450195" calcext:value-type="float">
            <text:p>11464.450195</text:p>
          </table:table-cell>
          <table:table-cell office:value-type="float" office:value="22479.949219" calcext:value-type="float">
            <text:p>22479.949219</text:p>
          </table:table-cell>
          <table:table-cell office:value-type="float" office:value="1078.650024" calcext:value-type="float">
            <text:p>1078.650024</text:p>
          </table:table-cell>
          <table:table-cell office:value-type="float" office:value="370.5" calcext:value-type="float">
            <text:p>370.5</text:p>
          </table:table-cell>
          <table:table-cell office:value-type="float" office:value="1330.349976" calcext:value-type="float">
            <text:p>1330.349976</text:p>
          </table:table-cell>
          <table:table-cell office:value-type="float" office:value="447.200012" calcext:value-type="float">
            <text:p>447.200012</text:p>
          </table:table-cell>
          <table:table-cell office:value-type="float" office:value="202.699997" calcext:value-type="float">
            <text:p>202.699997</text:p>
          </table:table-cell>
          <table:table-cell office:value-type="float" office:value="81.300003" calcext:value-type="float">
            <text:p>81.300003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1440.049805" calcext:value-type="float">
            <text:p>11440.049805</text:p>
          </table:table-cell>
          <table:table-cell office:value-type="float" office:value="22101.25" calcext:value-type="float">
            <text:p>22101.25</text:p>
          </table:table-cell>
          <table:table-cell office:value-type="float" office:value="1057.949951" calcext:value-type="float">
            <text:p>1057.949951</text:p>
          </table:table-cell>
          <table:table-cell office:value-type="float" office:value="363.700012" calcext:value-type="float">
            <text:p>363.700012</text:p>
          </table:table-cell>
          <table:table-cell office:value-type="float" office:value="1304.699951" calcext:value-type="float">
            <text:p>1304.699951</text:p>
          </table:table-cell>
          <table:table-cell office:value-type="float" office:value="440.549988" calcext:value-type="float">
            <text:p>440.549988</text:p>
          </table:table-cell>
          <table:table-cell office:value-type="float" office:value="198.5" calcext:value-type="float">
            <text:p>198.5</text:p>
          </table:table-cell>
          <table:table-cell office:value-type="float" office:value="85.900002" calcext:value-type="float">
            <text:p>85.900002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1521.799805" calcext:value-type="float">
            <text:p>11521.799805</text:p>
          </table:table-cell>
          <table:table-cell office:value-type="float" office:value="22465.650391" calcext:value-type="float">
            <text:p>22465.650391</text:p>
          </table:table-cell>
          <table:table-cell office:value-type="float" office:value="1070.5" calcext:value-type="float">
            <text:p>1070.5</text:p>
          </table:table-cell>
          <table:table-cell office:value-type="float" office:value="371.549988" calcext:value-type="float">
            <text:p>371.549988</text:p>
          </table:table-cell>
          <table:table-cell office:value-type="float" office:value="1323.949951" calcext:value-type="float">
            <text:p>1323.949951</text:p>
          </table:table-cell>
          <table:table-cell office:value-type="float" office:value="449.549988" calcext:value-type="float">
            <text:p>449.549988</text:p>
          </table:table-cell>
          <table:table-cell office:value-type="float" office:value="200.149994" calcext:value-type="float">
            <text:p>200.149994</text:p>
          </table:table-cell>
          <table:table-cell office:value-type="float" office:value="82.300003" calcext:value-type="float">
            <text:p>82.30000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1604.549805" calcext:value-type="float">
            <text:p>11604.549805</text:p>
          </table:table-cell>
          <table:table-cell office:value-type="float" office:value="22573.550781" calcext:value-type="float">
            <text:p>22573.550781</text:p>
          </table:table-cell>
          <table:table-cell office:value-type="float" office:value="1093.650024" calcext:value-type="float">
            <text:p>1093.650024</text:p>
          </table:table-cell>
          <table:table-cell office:value-type="float" office:value="374.700012" calcext:value-type="float">
            <text:p>374.700012</text:p>
          </table:table-cell>
          <table:table-cell office:value-type="float" office:value="1325.400024" calcext:value-type="float">
            <text:p>1325.400024</text:p>
          </table:table-cell>
          <table:table-cell office:value-type="float" office:value="446" calcext:value-type="float">
            <text:p>446</text:p>
          </table:table-cell>
          <table:table-cell office:value-type="float" office:value="198.199997" calcext:value-type="float">
            <text:p>198.199997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516.099609" calcext:value-type="float">
            <text:p>11516.099609</text:p>
          </table:table-cell>
          <table:table-cell office:value-type="float" office:value="22320.349609" calcext:value-type="float">
            <text:p>22320.349609</text:p>
          </table:table-cell>
          <table:table-cell office:value-type="float" office:value="1083.599976" calcext:value-type="float">
            <text:p>1083.599976</text:p>
          </table:table-cell>
          <table:table-cell office:value-type="float" office:value="369" calcext:value-type="float">
            <text:p>369</text:p>
          </table:table-cell>
          <table:table-cell office:value-type="float" office:value="1305.099976" calcext:value-type="float">
            <text:p>1305.099976</text:p>
          </table:table-cell>
          <table:table-cell office:value-type="float" office:value="442.899994" calcext:value-type="float">
            <text:p>442.899994</text:p>
          </table:table-cell>
          <table:table-cell office:value-type="float" office:value="195.449997" calcext:value-type="float">
            <text:p>195.449997</text:p>
          </table:table-cell>
          <table:table-cell office:value-type="float" office:value="78.650002" calcext:value-type="float">
            <text:p>78.650002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504.950195" calcext:value-type="float">
            <text:p>11504.950195</text:p>
          </table:table-cell>
          <table:table-cell office:value-type="float" office:value="22031.050781" calcext:value-type="float">
            <text:p>22031.050781</text:p>
          </table:table-cell>
          <table:table-cell office:value-type="float" office:value="1057.300049" calcext:value-type="float">
            <text:p>1057.300049</text:p>
          </table:table-cell>
          <table:table-cell office:value-type="float" office:value="369.549988" calcext:value-type="float">
            <text:p>369.549988</text:p>
          </table:table-cell>
          <table:table-cell office:value-type="float" office:value="1277.099976" calcext:value-type="float">
            <text:p>1277.099976</text:p>
          </table:table-cell>
          <table:table-cell office:value-type="float" office:value="443.350006" calcext:value-type="float">
            <text:p>443.350006</text:p>
          </table:table-cell>
          <table:table-cell office:value-type="float" office:value="192.600006" calcext:value-type="float">
            <text:p>192.600006</text:p>
          </table:table-cell>
          <table:table-cell office:value-type="float" office:value="79.699997" calcext:value-type="float">
            <text:p>79.69999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1250.549805" calcext:value-type="float">
            <text:p>11250.549805</text:p>
          </table:table-cell>
          <table:table-cell office:value-type="float" office:value="21366.800781" calcext:value-type="float">
            <text:p>21366.800781</text:p>
          </table:table-cell>
          <table:table-cell office:value-type="float" office:value="1049.300049" calcext:value-type="float">
            <text:p>1049.300049</text:p>
          </table:table-cell>
          <table:table-cell office:value-type="float" office:value="350.700012" calcext:value-type="float">
            <text:p>350.700012</text:p>
          </table:table-cell>
          <table:table-cell office:value-type="float" office:value="1287.849976" calcext:value-type="float">
            <text:p>1287.849976</text:p>
          </table:table-cell>
          <table:table-cell office:value-type="float" office:value="423.350006" calcext:value-type="float">
            <text:p>423.350006</text:p>
          </table:table-cell>
          <table:table-cell office:value-type="float" office:value="185.800003" calcext:value-type="float">
            <text:p>185.800003</text:p>
          </table:table-cell>
          <table:table-cell office:value-type="float" office:value="79.650002" calcext:value-type="float">
            <text:p>79.650002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153.650391" calcext:value-type="float">
            <text:p>11153.650391</text:p>
          </table:table-cell>
          <table:table-cell office:value-type="float" office:value="21139.099609" calcext:value-type="float">
            <text:p>21139.099609</text:p>
          </table:table-cell>
          <table:table-cell office:value-type="float" office:value="1035.400024" calcext:value-type="float">
            <text:p>1035.400024</text:p>
          </table:table-cell>
          <table:table-cell office:value-type="float" office:value="354.399994" calcext:value-type="float">
            <text:p>354.399994</text:p>
          </table:table-cell>
          <table:table-cell office:value-type="float" office:value="1270.550049" calcext:value-type="float">
            <text:p>1270.550049</text:p>
          </table:table-cell>
          <table:table-cell office:value-type="float" office:value="412" calcext:value-type="float">
            <text:p>412</text:p>
          </table:table-cell>
          <table:table-cell office:value-type="float" office:value="186.199997" calcext:value-type="float">
            <text:p>186.199997</text:p>
          </table:table-cell>
          <table:table-cell office:value-type="float" office:value="77.849998" calcext:value-type="float">
            <text:p>77.849998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1131.849609" calcext:value-type="float">
            <text:p>11131.849609</text:p>
          </table:table-cell>
          <table:table-cell office:value-type="float" office:value="21178.5" calcext:value-type="float">
            <text:p>21178.5</text:p>
          </table:table-cell>
          <table:table-cell office:value-type="float" office:value="1047.25" calcext:value-type="float">
            <text:p>1047.25</text:p>
          </table:table-cell>
          <table:table-cell office:value-type="float" office:value="351.850006" calcext:value-type="float">
            <text:p>351.850006</text:p>
          </table:table-cell>
          <table:table-cell office:value-type="float" office:value="1275.400024" calcext:value-type="float">
            <text:p>1275.400024</text:p>
          </table:table-cell>
          <table:table-cell office:value-type="float" office:value="419.75" calcext:value-type="float">
            <text:p>419.75</text:p>
          </table:table-cell>
          <table:table-cell office:value-type="float" office:value="183.800003" calcext:value-type="float">
            <text:p>183.8000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0805.549805" calcext:value-type="float">
            <text:p>10805.549805</text:p>
          </table:table-cell>
          <table:table-cell office:value-type="float" office:value="20456.849609" calcext:value-type="float">
            <text:p>20456.849609</text:p>
          </table:table-cell>
          <table:table-cell office:value-type="float" office:value="1030.400024" calcext:value-type="float">
            <text:p>1030.400024</text:p>
          </table:table-cell>
          <table:table-cell office:value-type="float" office:value="335.700012" calcext:value-type="float">
            <text:p>335.700012</text:p>
          </table:table-cell>
          <table:table-cell office:value-type="float" office:value="1246.099976" calcext:value-type="float">
            <text:p>1246.099976</text:p>
          </table:table-cell>
          <table:table-cell office:value-type="float" office:value="402.450012" calcext:value-type="float">
            <text:p>402.450012</text:p>
          </table:table-cell>
          <table:table-cell office:value-type="float" office:value="176.350006" calcext:value-type="float">
            <text:p>176.350006</text:p>
          </table:table-cell>
          <table:table-cell office:value-type="float" office:value="79.449997" calcext:value-type="float">
            <text:p>79.44999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1050.25" calcext:value-type="float">
            <text:p>11050.25</text:p>
          </table:table-cell>
          <table:table-cell office:value-type="float" office:value="20982.349609" calcext:value-type="float">
            <text:p>20982.349609</text:p>
          </table:table-cell>
          <table:table-cell office:value-type="float" office:value="1044" calcext:value-type="float">
            <text:p>1044</text:p>
          </table:table-cell>
          <table:table-cell office:value-type="float" office:value="348.649994" calcext:value-type="float">
            <text:p>348.649994</text:p>
          </table:table-cell>
          <table:table-cell office:value-type="float" office:value="1253.050049" calcext:value-type="float">
            <text:p>1253.050049</text:p>
          </table:table-cell>
          <table:table-cell office:value-type="float" office:value="415.049988" calcext:value-type="float">
            <text:p>415.049988</text:p>
          </table:table-cell>
          <table:table-cell office:value-type="float" office:value="182.199997" calcext:value-type="float">
            <text:p>182.199997</text:p>
          </table:table-cell>
          <table:table-cell office:value-type="float" office:value="81.699997" calcext:value-type="float">
            <text:p>81.69999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1227.549805" calcext:value-type="float">
            <text:p>11227.549805</text:p>
          </table:table-cell>
          <table:table-cell office:value-type="float" office:value="21665.5" calcext:value-type="float">
            <text:p>21665.5</text:p>
          </table:table-cell>
          <table:table-cell office:value-type="float" office:value="1054.199951" calcext:value-type="float">
            <text:p>1054.199951</text:p>
          </table:table-cell>
          <table:table-cell office:value-type="float" office:value="363" calcext:value-type="float">
            <text:p>363</text:p>
          </table:table-cell>
          <table:table-cell office:value-type="float" office:value="1278.699951" calcext:value-type="float">
            <text:p>1278.699951</text:p>
          </table:table-cell>
          <table:table-cell office:value-type="float" office:value="439.25" calcext:value-type="float">
            <text:p>439.25</text:p>
          </table:table-cell>
          <table:table-cell office:value-type="float" office:value="187.25" calcext:value-type="float">
            <text:p>187.25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1222.400391" calcext:value-type="float">
            <text:p>11222.400391</text:p>
          </table:table-cell>
          <table:table-cell office:value-type="float" office:value="21411.300781" calcext:value-type="float">
            <text:p>21411.300781</text:p>
          </table:table-cell>
          <table:table-cell office:value-type="float" office:value="1062.550049" calcext:value-type="float">
            <text:p>1062.550049</text:p>
          </table:table-cell>
          <table:table-cell office:value-type="float" office:value="357.049988" calcext:value-type="float">
            <text:p>357.049988</text:p>
          </table:table-cell>
          <table:table-cell office:value-type="float" office:value="1263.25" calcext:value-type="float">
            <text:p>1263.25</text:p>
          </table:table-cell>
          <table:table-cell office:value-type="float" office:value="426.850006" calcext:value-type="float">
            <text:p>426.850006</text:p>
          </table:table-cell>
          <table:table-cell office:value-type="float" office:value="185.050003" calcext:value-type="float">
            <text:p>185.050003</text:p>
          </table:table-cell>
          <table:table-cell office:value-type="float" office:value="82.449997" calcext:value-type="float">
            <text:p>82.44999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1247.549805" calcext:value-type="float">
            <text:p>11247.549805</text:p>
          </table:table-cell>
          <table:table-cell office:value-type="float" office:value="21451.800781" calcext:value-type="float">
            <text:p>21451.800781</text:p>
          </table:table-cell>
          <table:table-cell office:value-type="float" office:value="1078.599976" calcext:value-type="float">
            <text:p>1078.599976</text:p>
          </table:table-cell>
          <table:table-cell office:value-type="float" office:value="354.75" calcext:value-type="float">
            <text:p>354.75</text:p>
          </table:table-cell>
          <table:table-cell office:value-type="float" office:value="1268.199951" calcext:value-type="float">
            <text:p>1268.199951</text:p>
          </table:table-cell>
          <table:table-cell office:value-type="float" office:value="424.649994" calcext:value-type="float">
            <text:p>424.649994</text:p>
          </table:table-cell>
          <table:table-cell office:value-type="float" office:value="185.399994" calcext:value-type="float">
            <text:p>185.399994</text:p>
          </table:table-cell>
          <table:table-cell office:value-type="float" office:value="84.349998" calcext:value-type="float">
            <text:p>84.34999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1416.950195" calcext:value-type="float">
            <text:p>11416.950195</text:p>
          </table:table-cell>
          <table:table-cell office:value-type="float" office:value="22246" calcext:value-type="float">
            <text:p>22246</text:p>
          </table:table-cell>
          <table:table-cell office:value-type="float" office:value="1106.949951" calcext:value-type="float">
            <text:p>1106.949951</text:p>
          </table:table-cell>
          <table:table-cell office:value-type="float" office:value="369.200012" calcext:value-type="float">
            <text:p>369.200012</text:p>
          </table:table-cell>
          <table:table-cell office:value-type="float" office:value="1305.050049" calcext:value-type="float">
            <text:p>1305.050049</text:p>
          </table:table-cell>
          <table:table-cell office:value-type="float" office:value="443.700012" calcext:value-type="float">
            <text:p>443.700012</text:p>
          </table:table-cell>
          <table:table-cell office:value-type="float" office:value="190.300003" calcext:value-type="float">
            <text:p>190.300003</text:p>
          </table:table-cell>
          <table:table-cell office:value-type="float" office:value="83.349998" calcext:value-type="float">
            <text:p>83.349998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1503.349609" calcext:value-type="float">
            <text:p>11503.349609</text:p>
          </table:table-cell>
          <table:table-cell office:value-type="float" office:value="22370.949219" calcext:value-type="float">
            <text:p>22370.949219</text:p>
          </table:table-cell>
          <table:table-cell office:value-type="float" office:value="1114.349976" calcext:value-type="float">
            <text:p>1114.349976</text:p>
          </table:table-cell>
          <table:table-cell office:value-type="float" office:value="373.100006" calcext:value-type="float">
            <text:p>373.100006</text:p>
          </table:table-cell>
          <table:table-cell office:value-type="float" office:value="1314.599976" calcext:value-type="float">
            <text:p>1314.599976</text:p>
          </table:table-cell>
          <table:table-cell office:value-type="float" office:value="444.149994" calcext:value-type="float">
            <text:p>444.149994</text:p>
          </table:table-cell>
          <table:table-cell office:value-type="float" office:value="188.75" calcext:value-type="float">
            <text:p>188.75</text:p>
          </table:table-cell>
          <table:table-cell office:value-type="float" office:value="82.300003" calcext:value-type="float">
            <text:p>82.300003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1662.400391" calcext:value-type="float">
            <text:p>11662.400391</text:p>
          </table:table-cell>
          <table:table-cell office:value-type="float" office:value="22853.699219" calcext:value-type="float">
            <text:p>22853.699219</text:p>
          </table:table-cell>
          <table:table-cell office:value-type="float" office:value="1144.099976" calcext:value-type="float">
            <text:p>1144.099976</text:p>
          </table:table-cell>
          <table:table-cell office:value-type="float" office:value="380.600006" calcext:value-type="float">
            <text:p>380.600006</text:p>
          </table:table-cell>
          <table:table-cell office:value-type="float" office:value="1338.25" calcext:value-type="float">
            <text:p>1338.25</text:p>
          </table:table-cell>
          <table:table-cell office:value-type="float" office:value="449.649994" calcext:value-type="float">
            <text:p>449.649994</text:p>
          </table:table-cell>
          <table:table-cell office:value-type="float" office:value="191.600006" calcext:value-type="float">
            <text:p>191.6000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1738.849609" calcext:value-type="float">
            <text:p>11738.849609</text:p>
          </table:table-cell>
          <table:table-cell office:value-type="float" office:value="22964.800781" calcext:value-type="float">
            <text:p>22964.800781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382.649994" calcext:value-type="float">
            <text:p>382.649994</text:p>
          </table:table-cell>
          <table:table-cell office:value-type="float" office:value="1324.699951" calcext:value-type="float">
            <text:p>1324.699951</text:p>
          </table:table-cell>
          <table:table-cell office:value-type="float" office:value="453.100006" calcext:value-type="float">
            <text:p>453.100006</text:p>
          </table:table-cell>
          <table:table-cell office:value-type="float" office:value="190.699997" calcext:value-type="float">
            <text:p>190.699997</text:p>
          </table:table-cell>
          <table:table-cell office:value-type="float" office:value="88.099998" calcext:value-type="float">
            <text:p>88.09999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1834.599609" calcext:value-type="float">
            <text:p>11834.599609</text:p>
          </table:table-cell>
          <table:table-cell office:value-type="float" office:value="23191.349609" calcext:value-type="float">
            <text:p>23191.349609</text:p>
          </table:table-cell>
          <table:table-cell office:value-type="float" office:value="1191.800049" calcext:value-type="float">
            <text:p>1191.800049</text:p>
          </table:table-cell>
          <table:table-cell office:value-type="float" office:value="387.5" calcext:value-type="float">
            <text:p>387.5</text:p>
          </table:table-cell>
          <table:table-cell office:value-type="float" office:value="1320.099976" calcext:value-type="float">
            <text:p>1320.099976</text:p>
          </table:table-cell>
          <table:table-cell office:value-type="float" office:value="451.899994" calcext:value-type="float">
            <text:p>451.899994</text:p>
          </table:table-cell>
          <table:table-cell office:value-type="float" office:value="191.5" calcext:value-type="float">
            <text:p>191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1914.200195" calcext:value-type="float">
            <text:p>11914.200195</text:p>
          </table:table-cell>
          <table:table-cell office:value-type="float" office:value="23846.800781" calcext:value-type="float">
            <text:p>23846.800781</text:p>
          </table:table-cell>
          <table:table-cell office:value-type="float" office:value="1233.550049" calcext:value-type="float">
            <text:p>1233.550049</text:p>
          </table:table-cell>
          <table:table-cell office:value-type="float" office:value="401.5" calcext:value-type="float">
            <text:p>401.5</text:p>
          </table:table-cell>
          <table:table-cell office:value-type="float" office:value="1319.849976" calcext:value-type="float">
            <text:p>1319.849976</text:p>
          </table:table-cell>
          <table:table-cell office:value-type="float" office:value="468.049988" calcext:value-type="float">
            <text:p>468.049988</text:p>
          </table:table-cell>
          <table:table-cell office:value-type="float" office:value="198.300003" calcext:value-type="float">
            <text:p>198.300003</text:p>
          </table:table-cell>
          <table:table-cell office:value-type="float" office:value="88.099998" calcext:value-type="float">
            <text:p>88.099998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11930.950195" calcext:value-type="float">
            <text:p>11930.950195</text:p>
          </table:table-cell>
          <table:table-cell office:value-type="float" office:value="23712.800781" calcext:value-type="float">
            <text:p>23712.800781</text:p>
          </table:table-cell>
          <table:table-cell office:value-type="float" office:value="1213.650024" calcext:value-type="float">
            <text:p>1213.650024</text:p>
          </table:table-cell>
          <table:table-cell office:value-type="float" office:value="404.049988" calcext:value-type="float">
            <text:p>404.049988</text:p>
          </table:table-cell>
          <table:table-cell office:value-type="float" office:value="1312.900024" calcext:value-type="float">
            <text:p>1312.900024</text:p>
          </table:table-cell>
          <table:table-cell office:value-type="float" office:value="468" calcext:value-type="float">
            <text:p>468</text:p>
          </table:table-cell>
          <table:table-cell office:value-type="float" office:value="198.699997" calcext:value-type="float">
            <text:p>198.699997</text:p>
          </table:table-cell>
          <table:table-cell office:value-type="float" office:value="87.849998" calcext:value-type="float">
            <text:p>87.849998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11934.5" calcext:value-type="float">
            <text:p>11934.5</text:p>
          </table:table-cell>
          <table:table-cell office:value-type="float" office:value="23492.199219" calcext:value-type="float">
            <text:p>23492.199219</text:p>
          </table:table-cell>
          <table:table-cell office:value-type="float" office:value="1198.449951" calcext:value-type="float">
            <text:p>1198.449951</text:p>
          </table:table-cell>
          <table:table-cell office:value-type="float" office:value="396.25" calcext:value-type="float">
            <text:p>396.25</text:p>
          </table:table-cell>
          <table:table-cell office:value-type="float" office:value="1344.949951" calcext:value-type="float">
            <text:p>1344.949951</text:p>
          </table:table-cell>
          <table:table-cell office:value-type="float" office:value="461.350006" calcext:value-type="float">
            <text:p>461.350006</text:p>
          </table:table-cell>
          <table:table-cell office:value-type="float" office:value="195.699997" calcext:value-type="float">
            <text:p>195.699997</text:p>
          </table:table-cell>
          <table:table-cell office:value-type="float" office:value="88.75" calcext:value-type="float">
            <text:p>88.75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11971.049805" calcext:value-type="float">
            <text:p>11971.049805</text:p>
          </table:table-cell>
          <table:table-cell office:value-type="float" office:value="23874.650391" calcext:value-type="float">
            <text:p>23874.650391</text:p>
          </table:table-cell>
          <table:table-cell office:value-type="float" office:value="1211.5" calcext:value-type="float">
            <text:p>1211.5</text:p>
          </table:table-cell>
          <table:table-cell office:value-type="float" office:value="406.799988" calcext:value-type="float">
            <text:p>406.799988</text:p>
          </table:table-cell>
          <table:table-cell office:value-type="float" office:value="1353.349976" calcext:value-type="float">
            <text:p>1353.349976</text:p>
          </table:table-cell>
          <table:table-cell office:value-type="float" office:value="471.299988" calcext:value-type="float">
            <text:p>471.299988</text:p>
          </table:table-cell>
          <table:table-cell office:value-type="float" office:value="200.050003" calcext:value-type="float">
            <text:p>200.050003</text:p>
          </table:table-cell>
          <table:table-cell office:value-type="float" office:value="93.050003" calcext:value-type="float">
            <text:p>93.05000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11680.349609" calcext:value-type="float">
            <text:p>11680.349609</text:p>
          </table:table-cell>
          <table:table-cell office:value-type="float" office:value="23072.400391" calcext:value-type="float">
            <text:p>23072.400391</text:p>
          </table:table-cell>
          <table:table-cell office:value-type="float" office:value="1169.25" calcext:value-type="float">
            <text:p>1169.25</text:p>
          </table:table-cell>
          <table:table-cell office:value-type="float" office:value="391" calcext:value-type="float">
            <text:p>391</text:p>
          </table:table-cell>
          <table:table-cell office:value-type="float" office:value="1309.550049" calcext:value-type="float">
            <text:p>1309.550049</text:p>
          </table:table-cell>
          <table:table-cell office:value-type="float" office:value="462.600006" calcext:value-type="float">
            <text:p>462.600006</text:p>
          </table:table-cell>
          <table:table-cell office:value-type="float" office:value="192.850006" calcext:value-type="float">
            <text:p>192.850006</text:p>
          </table:table-cell>
          <table:table-cell office:value-type="float" office:value="89.349998" calcext:value-type="float">
            <text:p>89.349998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11762.450195" calcext:value-type="float">
            <text:p>11762.450195</text:p>
          </table:table-cell>
          <table:table-cell office:value-type="float" office:value="23533.25" calcext:value-type="float">
            <text:p>23533.25</text:p>
          </table:table-cell>
          <table:table-cell office:value-type="float" office:value="1199.349976" calcext:value-type="float">
            <text:p>1199.349976</text:p>
          </table:table-cell>
          <table:table-cell office:value-type="float" office:value="396.100006" calcext:value-type="float">
            <text:p>396.100006</text:p>
          </table:table-cell>
          <table:table-cell office:value-type="float" office:value="1336.550049" calcext:value-type="float">
            <text:p>1336.550049</text:p>
          </table:table-cell>
          <table:table-cell office:value-type="float" office:value="472.399994" calcext:value-type="float">
            <text:p>472.399994</text:p>
          </table:table-cell>
          <table:table-cell office:value-type="float" office:value="195.949997" calcext:value-type="float">
            <text:p>195.949997</text:p>
          </table:table-cell>
          <table:table-cell office:value-type="float" office:value="92.199997" calcext:value-type="float">
            <text:p>92.199997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11873.049805" calcext:value-type="float">
            <text:p>11873.049805</text:p>
          </table:table-cell>
          <table:table-cell office:value-type="float" office:value="24266.75" calcext:value-type="float">
            <text:p>24266.75</text:p>
          </table:table-cell>
          <table:table-cell office:value-type="float" office:value="1203.550049" calcext:value-type="float">
            <text:p>1203.550049</text:p>
          </table:table-cell>
          <table:table-cell office:value-type="float" office:value="417.100006" calcext:value-type="float">
            <text:p>417.100006</text:p>
          </table:table-cell>
          <table:table-cell office:value-type="float" office:value="1376.699951" calcext:value-type="float">
            <text:p>1376.699951</text:p>
          </table:table-cell>
          <table:table-cell office:value-type="float" office:value="492.950012" calcext:value-type="float">
            <text:p>492.950012</text:p>
          </table:table-cell>
          <table:table-cell office:value-type="float" office:value="204" calcext:value-type="float">
            <text:p>204</text:p>
          </table:table-cell>
          <table:table-cell office:value-type="float" office:value="95.449997" calcext:value-type="float">
            <text:p>95.44999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11896.799805" calcext:value-type="float">
            <text:p>11896.799805</text:p>
          </table:table-cell>
          <table:table-cell office:value-type="float" office:value="24311.800781" calcext:value-type="float">
            <text:p>24311.800781</text:p>
          </table:table-cell>
          <table:table-cell office:value-type="float" office:value="1223.949951" calcext:value-type="float">
            <text:p>1223.949951</text:p>
          </table:table-cell>
          <table:table-cell office:value-type="float" office:value="414.600006" calcext:value-type="float">
            <text:p>414.600006</text:p>
          </table:table-cell>
          <table:table-cell office:value-type="float" office:value="1368.800049" calcext:value-type="float">
            <text:p>1368.800049</text:p>
          </table:table-cell>
          <table:table-cell office:value-type="float" office:value="493.950012" calcext:value-type="float">
            <text:p>493.950012</text:p>
          </table:table-cell>
          <table:table-cell office:value-type="float" office:value="203.050003" calcext:value-type="float">
            <text:p>203.050003</text:p>
          </table:table-cell>
          <table:table-cell office:value-type="float" office:value="94.550003" calcext:value-type="float">
            <text:p>94.550003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11937.650391" calcext:value-type="float">
            <text:p>11937.650391</text:p>
          </table:table-cell>
          <table:table-cell office:value-type="float" office:value="24635.050781" calcext:value-type="float">
            <text:p>24635.050781</text:p>
          </table:table-cell>
          <table:table-cell office:value-type="float" office:value="1246.699951" calcext:value-type="float">
            <text:p>1246.699951</text:p>
          </table:table-cell>
          <table:table-cell office:value-type="float" office:value="420.299988" calcext:value-type="float">
            <text:p>420.299988</text:p>
          </table:table-cell>
          <table:table-cell office:value-type="float" office:value="1393.300049" calcext:value-type="float">
            <text:p>1393.300049</text:p>
          </table:table-cell>
          <table:table-cell office:value-type="float" office:value="501.450012" calcext:value-type="float">
            <text:p>501.450012</text:p>
          </table:table-cell>
          <table:table-cell office:value-type="float" office:value="203.75" calcext:value-type="float">
            <text:p>203.75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11896.450195" calcext:value-type="float">
            <text:p>11896.450195</text:p>
          </table:table-cell>
          <table:table-cell office:value-type="float" office:value="24484.150391" calcext:value-type="float">
            <text:p>24484.150391</text:p>
          </table:table-cell>
          <table:table-cell office:value-type="float" office:value="1233.300049" calcext:value-type="float">
            <text:p>1233.300049</text:p>
          </table:table-cell>
          <table:table-cell office:value-type="float" office:value="412.899994" calcext:value-type="float">
            <text:p>412.899994</text:p>
          </table:table-cell>
          <table:table-cell office:value-type="float" office:value="1393.050049" calcext:value-type="float">
            <text:p>1393.050049</text:p>
          </table:table-cell>
          <table:table-cell office:value-type="float" office:value="510.299988" calcext:value-type="float">
            <text:p>510.299988</text:p>
          </table:table-cell>
          <table:table-cell office:value-type="float" office:value="203.300003" calcext:value-type="float">
            <text:p>203.300003</text:p>
          </table:table-cell>
          <table:table-cell office:value-type="float" office:value="99.900002" calcext:value-type="float">
            <text:p>99.90000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11930.349609" calcext:value-type="float">
            <text:p>11930.349609</text:p>
          </table:table-cell>
          <table:table-cell office:value-type="float" office:value="24478.300781" calcext:value-type="float">
            <text:p>24478.300781</text:p>
          </table:table-cell>
          <table:table-cell office:value-type="float" office:value="1235.800049" calcext:value-type="float">
            <text:p>1235.800049</text:p>
          </table:table-cell>
          <table:table-cell office:value-type="float" office:value="416.950012" calcext:value-type="float">
            <text:p>416.950012</text:p>
          </table:table-cell>
          <table:table-cell office:value-type="float" office:value="1383.050049" calcext:value-type="float">
            <text:p>1383.050049</text:p>
          </table:table-cell>
          <table:table-cell office:value-type="float" office:value="507.200012" calcext:value-type="float">
            <text:p>507.200012</text:p>
          </table:table-cell>
          <table:table-cell office:value-type="float" office:value="202.800003" calcext:value-type="float">
            <text:p>202.800003</text:p>
          </table:table-cell>
          <table:table-cell office:value-type="float" office:value="102.599998" calcext:value-type="float">
            <text:p>102.599998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11767.75" calcext:value-type="float">
            <text:p>11767.75</text:p>
          </table:table-cell>
          <table:table-cell office:value-type="float" office:value="24075.449219" calcext:value-type="float">
            <text:p>24075.449219</text:p>
          </table:table-cell>
          <table:table-cell office:value-type="float" office:value="1210.900024" calcext:value-type="float">
            <text:p>1210.900024</text:p>
          </table:table-cell>
          <table:table-cell office:value-type="float" office:value="404.450012" calcext:value-type="float">
            <text:p>404.450012</text:p>
          </table:table-cell>
          <table:table-cell office:value-type="float" office:value="1416.900024" calcext:value-type="float">
            <text:p>1416.900024</text:p>
          </table:table-cell>
          <table:table-cell office:value-type="float" office:value="493.350006" calcext:value-type="float">
            <text:p>493.350006</text:p>
          </table:table-cell>
          <table:table-cell office:value-type="float" office:value="196.699997" calcext:value-type="float">
            <text:p>196.699997</text:p>
          </table:table-cell>
          <table:table-cell office:value-type="float" office:value="97.800003" calcext:value-type="float">
            <text:p>97.80000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11889.400391" calcext:value-type="float">
            <text:p>11889.400391</text:p>
          </table:table-cell>
          <table:table-cell office:value-type="float" office:value="24769.5" calcext:value-type="float">
            <text:p>24769.5</text:p>
          </table:table-cell>
          <table:table-cell office:value-type="float" office:value="1233.099976" calcext:value-type="float">
            <text:p>1233.099976</text:p>
          </table:table-cell>
          <table:table-cell office:value-type="float" office:value="409.950012" calcext:value-type="float">
            <text:p>409.950012</text:p>
          </table:table-cell>
          <table:table-cell office:value-type="float" office:value="1587.650024" calcext:value-type="float">
            <text:p>1587.650024</text:p>
          </table:table-cell>
          <table:table-cell office:value-type="float" office:value="508.100006" calcext:value-type="float">
            <text:p>508.100006</text:p>
          </table:table-cell>
          <table:table-cell office:value-type="float" office:value="194.649994" calcext:value-type="float">
            <text:p>194.649994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11729.599609" calcext:value-type="float">
            <text:p>11729.599609</text:p>
          </table:table-cell>
          <table:table-cell office:value-type="float" office:value="24232.5" calcext:value-type="float">
            <text:p>24232.5</text:p>
          </table:table-cell>
          <table:table-cell office:value-type="float" office:value="1209.599976" calcext:value-type="float">
            <text:p>1209.599976</text:p>
          </table:table-cell>
          <table:table-cell office:value-type="float" office:value="396.049988" calcext:value-type="float">
            <text:p>396.049988</text:p>
          </table:table-cell>
          <table:table-cell office:value-type="float" office:value="1551.349976" calcext:value-type="float">
            <text:p>1551.349976</text:p>
          </table:table-cell>
          <table:table-cell office:value-type="float" office:value="504.700012" calcext:value-type="float">
            <text:p>504.700012</text:p>
          </table:table-cell>
          <table:table-cell office:value-type="float" office:value="190.449997" calcext:value-type="float">
            <text:p>190.449997</text:p>
          </table:table-cell>
          <table:table-cell office:value-type="float" office:value="99.050003" calcext:value-type="float">
            <text:p>99.050003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11670.799805" calcext:value-type="float">
            <text:p>11670.799805</text:p>
          </table:table-cell>
          <table:table-cell office:value-type="float" office:value="24092" calcext:value-type="float">
            <text:p>24092</text:p>
          </table:table-cell>
          <table:table-cell office:value-type="float" office:value="1187.199951" calcext:value-type="float">
            <text:p>1187.199951</text:p>
          </table:table-cell>
          <table:table-cell office:value-type="float" office:value="399.899994" calcext:value-type="float">
            <text:p>399.899994</text:p>
          </table:table-cell>
          <table:table-cell office:value-type="float" office:value="1570.900024" calcext:value-type="float">
            <text:p>1570.900024</text:p>
          </table:table-cell>
          <table:table-cell office:value-type="float" office:value="493.850006" calcext:value-type="float">
            <text:p>493.850006</text:p>
          </table:table-cell>
          <table:table-cell office:value-type="float" office:value="188.699997" calcext:value-type="float">
            <text:p>188.699997</text:p>
          </table:table-cell>
          <table:table-cell office:value-type="float" office:value="102.300003" calcext:value-type="float">
            <text:p>102.300003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11642.400391" calcext:value-type="float">
            <text:p>11642.400391</text:p>
          </table:table-cell>
          <table:table-cell office:value-type="float" office:value="23900.900391" calcext:value-type="float">
            <text:p>23900.900391</text:p>
          </table:table-cell>
          <table:table-cell office:value-type="float" office:value="1183.550049" calcext:value-type="float">
            <text:p>1183.550049</text:p>
          </table:table-cell>
          <table:table-cell office:value-type="float" office:value="392.600006" calcext:value-type="float">
            <text:p>392.600006</text:p>
          </table:table-cell>
          <table:table-cell office:value-type="float" office:value="1547.400024" calcext:value-type="float">
            <text:p>1547.400024</text:p>
          </table:table-cell>
          <table:table-cell office:value-type="float" office:value="492.5" calcext:value-type="float">
            <text:p>492.5</text:p>
          </table:table-cell>
          <table:table-cell office:value-type="float" office:value="189.25" calcext:value-type="float">
            <text:p>189.25</text:p>
          </table:table-cell>
          <table:table-cell office:value-type="float" office:value="100.900002" calcext:value-type="float">
            <text:p>100.900002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11669.150391" calcext:value-type="float">
            <text:p>11669.150391</text:p>
          </table:table-cell>
          <table:table-cell office:value-type="float" office:value="24892.5" calcext:value-type="float">
            <text:p>24892.5</text:p>
          </table:table-cell>
          <table:table-cell office:value-type="float" office:value="1215.25" calcext:value-type="float">
            <text:p>1215.25</text:p>
          </table:table-cell>
          <table:table-cell office:value-type="float" office:value="417.450012" calcext:value-type="float">
            <text:p>417.450012</text:p>
          </table:table-cell>
          <table:table-cell office:value-type="float" office:value="1580.699951" calcext:value-type="float">
            <text:p>1580.699951</text:p>
          </table:table-cell>
          <table:table-cell office:value-type="float" office:value="522.650024" calcext:value-type="float">
            <text:p>522.650024</text:p>
          </table:table-cell>
          <table:table-cell office:value-type="float" office:value="196.050003" calcext:value-type="float">
            <text:p>196.050003</text:p>
          </table:table-cell>
          <table:table-cell office:value-type="float" office:value="102.599998" calcext:value-type="float">
            <text:p>102.599998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11813.5" calcext:value-type="float">
            <text:p>11813.5</text:p>
          </table:table-cell>
          <table:table-cell office:value-type="float" office:value="25682.800781" calcext:value-type="float">
            <text:p>25682.800781</text:p>
          </table:table-cell>
          <table:table-cell office:value-type="float" office:value="1247.949951" calcext:value-type="float">
            <text:p>1247.949951</text:p>
          </table:table-cell>
          <table:table-cell office:value-type="float" office:value="443.850006" calcext:value-type="float">
            <text:p>443.850006</text:p>
          </table:table-cell>
          <table:table-cell office:value-type="float" office:value="1593.599976" calcext:value-type="float">
            <text:p>1593.599976</text:p>
          </table:table-cell>
          <table:table-cell office:value-type="float" office:value="534.150024" calcext:value-type="float">
            <text:p>534.150024</text:p>
          </table:table-cell>
          <table:table-cell office:value-type="float" office:value="204.75" calcext:value-type="float">
            <text:p>204.75</text:p>
          </table:table-cell>
          <table:table-cell office:value-type="float" office:value="105.650002" calcext:value-type="float">
            <text:p>105.650002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11908.5" calcext:value-type="float">
            <text:p>11908.5</text:p>
          </table:table-cell>
          <table:table-cell office:value-type="float" office:value="25771.599609" calcext:value-type="float">
            <text:p>25771.599609</text:p>
          </table:table-cell>
          <table:table-cell office:value-type="float" office:value="1257.400024" calcext:value-type="float">
            <text:p>1257.400024</text:p>
          </table:table-cell>
          <table:table-cell office:value-type="float" office:value="437.049988" calcext:value-type="float">
            <text:p>437.049988</text:p>
          </table:table-cell>
          <table:table-cell office:value-type="float" office:value="1630.699951" calcext:value-type="float">
            <text:p>1630.699951</text:p>
          </table:table-cell>
          <table:table-cell office:value-type="float" office:value="525.150024" calcext:value-type="float">
            <text:p>525.150024</text:p>
          </table:table-cell>
          <table:table-cell office:value-type="float" office:value="207" calcext:value-type="float">
            <text:p>207</text:p>
          </table:table-cell>
          <table:table-cell office:value-type="float" office:value="106.349998" calcext:value-type="float">
            <text:p>106.349998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12120.299805" calcext:value-type="float">
            <text:p>12120.299805</text:p>
          </table:table-cell>
          <table:table-cell office:value-type="float" office:value="26313.099609" calcext:value-type="float">
            <text:p>26313.099609</text:p>
          </table:table-cell>
          <table:table-cell office:value-type="float" office:value="1269.199951" calcext:value-type="float">
            <text:p>1269.199951</text:p>
          </table:table-cell>
          <table:table-cell office:value-type="float" office:value="438.5" calcext:value-type="float">
            <text:p>438.5</text:p>
          </table:table-cell>
          <table:table-cell office:value-type="float" office:value="1675.449951" calcext:value-type="float">
            <text:p>1675.449951</text:p>
          </table:table-cell>
          <table:table-cell office:value-type="float" office:value="539.299988" calcext:value-type="float">
            <text:p>539.299988</text:p>
          </table:table-cell>
          <table:table-cell office:value-type="float" office:value="218.649994" calcext:value-type="float">
            <text:p>218.649994</text:p>
          </table:table-cell>
          <table:table-cell office:value-type="float" office:value="100.699997" calcext:value-type="float">
            <text:p>100.69999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12263.549805" calcext:value-type="float">
            <text:p>12263.549805</text:p>
          </table:table-cell>
          <table:table-cell office:value-type="float" office:value="26798.949219" calcext:value-type="float">
            <text:p>26798.949219</text:p>
          </table:table-cell>
          <table:table-cell office:value-type="float" office:value="1307.650024" calcext:value-type="float">
            <text:p>1307.650024</text:p>
          </table:table-cell>
          <table:table-cell office:value-type="float" office:value="442.799988" calcext:value-type="float">
            <text:p>442.799988</text:p>
          </table:table-cell>
          <table:table-cell office:value-type="float" office:value="1718.050049" calcext:value-type="float">
            <text:p>1718.050049</text:p>
          </table:table-cell>
          <table:table-cell office:value-type="float" office:value="541.75" calcext:value-type="float">
            <text:p>541.75</text:p>
          </table:table-cell>
          <table:table-cell office:value-type="float" office:value="219.199997" calcext:value-type="float">
            <text:p>219.199997</text:p>
          </table:table-cell>
          <table:table-cell office:value-type="float" office:value="101.300003" calcext:value-type="float">
            <text:p>101.30000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12461.049805" calcext:value-type="float">
            <text:p>12461.049805</text:p>
          </table:table-cell>
          <table:table-cell office:value-type="float" office:value="27534.099609" calcext:value-type="float">
            <text:p>27534.099609</text:p>
          </table:table-cell>
          <table:table-cell office:value-type="float" office:value="1340.550049" calcext:value-type="float">
            <text:p>1340.550049</text:p>
          </table:table-cell>
          <table:table-cell office:value-type="float" office:value="462.700012" calcext:value-type="float">
            <text:p>462.700012</text:p>
          </table:table-cell>
          <table:table-cell office:value-type="float" office:value="1728.150024" calcext:value-type="float">
            <text:p>1728.150024</text:p>
          </table:table-cell>
          <table:table-cell office:value-type="float" office:value="565.049988" calcext:value-type="float">
            <text:p>565.049988</text:p>
          </table:table-cell>
          <table:table-cell office:value-type="float" office:value="219.5" calcext:value-type="float">
            <text:p>219.5</text:p>
          </table:table-cell>
          <table:table-cell office:value-type="float" office:value="101.349998" calcext:value-type="float">
            <text:p>101.34999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12631.099609" calcext:value-type="float">
            <text:p>12631.099609</text:p>
          </table:table-cell>
          <table:table-cell office:value-type="float" office:value="28606" calcext:value-type="float">
            <text:p>28606</text:p>
          </table:table-cell>
          <table:table-cell office:value-type="float" office:value="1393.650024" calcext:value-type="float">
            <text:p>1393.650024</text:p>
          </table:table-cell>
          <table:table-cell office:value-type="float" office:value="483.850006" calcext:value-type="float">
            <text:p>483.850006</text:p>
          </table:table-cell>
          <table:table-cell office:value-type="float" office:value="1752.949951" calcext:value-type="float">
            <text:p>1752.949951</text:p>
          </table:table-cell>
          <table:table-cell office:value-type="float" office:value="583.599976" calcext:value-type="float">
            <text:p>583.599976</text:p>
          </table:table-cell>
          <table:table-cell office:value-type="float" office:value="231.699997" calcext:value-type="float">
            <text:p>231.699997</text:p>
          </table:table-cell>
          <table:table-cell office:value-type="float" office:value="98.900002" calcext:value-type="float">
            <text:p>98.90000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12749.150391" calcext:value-type="float">
            <text:p>12749.150391</text:p>
          </table:table-cell>
          <table:table-cell office:value-type="float" office:value="28845" calcext:value-type="float">
            <text:p>28845</text:p>
          </table:table-cell>
          <table:table-cell office:value-type="float" office:value="1389.949951" calcext:value-type="float">
            <text:p>1389.949951</text:p>
          </table:table-cell>
          <table:table-cell office:value-type="float" office:value="486.549988" calcext:value-type="float">
            <text:p>486.549988</text:p>
          </table:table-cell>
          <table:table-cell office:value-type="float" office:value="1807.849976" calcext:value-type="float">
            <text:p>1807.849976</text:p>
          </table:table-cell>
          <table:table-cell office:value-type="float" office:value="608.650024" calcext:value-type="float">
            <text:p>608.650024</text:p>
          </table:table-cell>
          <table:table-cell office:value-type="float" office:value="234.199997" calcext:value-type="float">
            <text:p>234.199997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12690.799805" calcext:value-type="float">
            <text:p>12690.799805</text:p>
          </table:table-cell>
          <table:table-cell office:value-type="float" office:value="28278.800781" calcext:value-type="float">
            <text:p>28278.800781</text:p>
          </table:table-cell>
          <table:table-cell office:value-type="float" office:value="1371.699951" calcext:value-type="float">
            <text:p>1371.699951</text:p>
          </table:table-cell>
          <table:table-cell office:value-type="float" office:value="476.700012" calcext:value-type="float">
            <text:p>476.700012</text:p>
          </table:table-cell>
          <table:table-cell office:value-type="float" office:value="1754.75" calcext:value-type="float">
            <text:p>1754.75</text:p>
          </table:table-cell>
          <table:table-cell office:value-type="float" office:value="599.700012" calcext:value-type="float">
            <text:p>599.700012</text:p>
          </table:table-cell>
          <table:table-cell office:value-type="float" office:value="226.800003" calcext:value-type="float">
            <text:p>226.800003</text:p>
          </table:table-cell>
          <table:table-cell office:value-type="float" office:value="97.550003" calcext:value-type="float">
            <text:p>97.55000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12719.950195" calcext:value-type="float">
            <text:p>12719.950195</text:p>
          </table:table-cell>
          <table:table-cell office:value-type="float" office:value="28465.699219" calcext:value-type="float">
            <text:p>28465.699219</text:p>
          </table:table-cell>
          <table:table-cell office:value-type="float" office:value="1358.800049" calcext:value-type="float">
            <text:p>1358.800049</text:p>
          </table:table-cell>
          <table:table-cell office:value-type="float" office:value="485.549988" calcext:value-type="float">
            <text:p>485.549988</text:p>
          </table:table-cell>
          <table:table-cell office:value-type="float" office:value="1763.300049" calcext:value-type="float">
            <text:p>1763.300049</text:p>
          </table:table-cell>
          <table:table-cell office:value-type="float" office:value="610.349976" calcext:value-type="float">
            <text:p>610.349976</text:p>
          </table:table-cell>
          <table:table-cell office:value-type="float" office:value="229.449997" calcext:value-type="float">
            <text:p>229.449997</text:p>
          </table:table-cell>
          <table:table-cell office:value-type="float" office:value="96.25" calcext:value-type="float">
            <text:p>96.25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69.699951" calcext:value-type="float">
            <text:p>1369.699951</text:p>
          </table:table-cell>
          <table:table-cell office:value-type="float" office:value="486.899994" calcext:value-type="float">
            <text:p>486.899994</text:p>
          </table:table-cell>
          <table:table-cell office:value-type="float" office:value="1770.550049" calcext:value-type="float">
            <text:p>1770.550049</text:p>
          </table:table-cell>
          <table:table-cell office:value-type="float" office:value="613.150024" calcext:value-type="float">
            <text:p>613.150024</text:p>
          </table:table-cell>
          <table:table-cell office:value-type="float" office:value="229.649994" calcext:value-type="float">
            <text:p>229.649994</text:p>
          </table:table-cell>
          <table:table-cell office:value-type="float" office:value="90.849998" calcext:value-type="float">
            <text:p>90.84999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12874.200195" calcext:value-type="float">
            <text:p>12874.200195</text:p>
          </table:table-cell>
          <table:table-cell office:value-type="float" office:value="29181.300781" calcext:value-type="float">
            <text:p>29181.300781</text:p>
          </table:table-cell>
          <table:table-cell office:value-type="float" office:value="1408.449951" calcext:value-type="float">
            <text:p>1408.449951</text:p>
          </table:table-cell>
          <table:table-cell office:value-type="float" office:value="486.399994" calcext:value-type="float">
            <text:p>486.399994</text:p>
          </table:table-cell>
          <table:table-cell office:value-type="float" office:value="1796.650024" calcext:value-type="float">
            <text:p>1796.650024</text:p>
          </table:table-cell>
          <table:table-cell office:value-type="float" office:value="628.799988" calcext:value-type="float">
            <text:p>628.799988</text:p>
          </table:table-cell>
          <table:table-cell office:value-type="float" office:value="240.199997" calcext:value-type="float">
            <text:p>240.199997</text:p>
          </table:table-cell>
          <table:table-cell office:value-type="float" office:value="93.400002" calcext:value-type="float">
            <text:p>93.40000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12938.25" calcext:value-type="float">
            <text:p>12938.25</text:p>
          </table:table-cell>
          <table:table-cell office:value-type="float" office:value="29749.849609" calcext:value-type="float">
            <text:p>29749.849609</text:p>
          </table:table-cell>
          <table:table-cell office:value-type="float" office:value="1408.699951" calcext:value-type="float">
            <text:p>1408.699951</text:p>
          </table:table-cell>
          <table:table-cell office:value-type="float" office:value="497.649994" calcext:value-type="float">
            <text:p>497.649994</text:p>
          </table:table-cell>
          <table:table-cell office:value-type="float" office:value="1830.599976" calcext:value-type="float">
            <text:p>1830.599976</text:p>
          </table:table-cell>
          <table:table-cell office:value-type="float" office:value="636.299988" calcext:value-type="float">
            <text:p>636.299988</text:p>
          </table:table-cell>
          <table:table-cell office:value-type="float" office:value="252" calcext:value-type="float">
            <text:p>252</text:p>
          </table:table-cell>
          <table:table-cell office:value-type="float" office:value="93.349998" calcext:value-type="float">
            <text:p>93.349998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12771.700195" calcext:value-type="float">
            <text:p>12771.700195</text:p>
          </table:table-cell>
          <table:table-cell office:value-type="float" office:value="28903.050781" calcext:value-type="float">
            <text:p>28903.050781</text:p>
          </table:table-cell>
          <table:table-cell office:value-type="float" office:value="1374.349976" calcext:value-type="float">
            <text:p>1374.349976</text:p>
          </table:table-cell>
          <table:table-cell office:value-type="float" office:value="478.75" calcext:value-type="float">
            <text:p>478.75</text:p>
          </table:table-cell>
          <table:table-cell office:value-type="float" office:value="1826.349976" calcext:value-type="float">
            <text:p>1826.349976</text:p>
          </table:table-cell>
          <table:table-cell office:value-type="float" office:value="611.5" calcext:value-type="float">
            <text:p>611.5</text:p>
          </table:table-cell>
          <table:table-cell office:value-type="float" office:value="239.75" calcext:value-type="float">
            <text:p>239.75</text:p>
          </table:table-cell>
          <table:table-cell office:value-type="float" office:value="93.050003" calcext:value-type="float">
            <text:p>93.050003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12859.049805" calcext:value-type="float">
            <text:p>12859.049805</text:p>
          </table:table-cell>
          <table:table-cell office:value-type="float" office:value="29236" calcext:value-type="float">
            <text:p>29236</text:p>
          </table:table-cell>
          <table:table-cell office:value-type="float" office:value="1403.650024" calcext:value-type="float">
            <text:p>1403.650024</text:p>
          </table:table-cell>
          <table:table-cell office:value-type="float" office:value="480.200012" calcext:value-type="float">
            <text:p>480.200012</text:p>
          </table:table-cell>
          <table:table-cell office:value-type="float" office:value="1889.400024" calcext:value-type="float">
            <text:p>1889.400024</text:p>
          </table:table-cell>
          <table:table-cell office:value-type="float" office:value="607.849976" calcext:value-type="float">
            <text:p>607.849976</text:p>
          </table:table-cell>
          <table:table-cell office:value-type="float" office:value="242.75" calcext:value-type="float">
            <text:p>242.75</text:p>
          </table:table-cell>
          <table:table-cell office:value-type="float" office:value="88.849998" calcext:value-type="float">
            <text:p>88.849998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12926.450195" calcext:value-type="float">
            <text:p>12926.450195</text:p>
          </table:table-cell>
          <table:table-cell office:value-type="float" office:value="29024.199219" calcext:value-type="float">
            <text:p>29024.199219</text:p>
          </table:table-cell>
          <table:table-cell office:value-type="float" office:value="1394.599976" calcext:value-type="float">
            <text:p>1394.599976</text:p>
          </table:table-cell>
          <table:table-cell office:value-type="float" office:value="468.25" calcext:value-type="float">
            <text:p>468.25</text:p>
          </table:table-cell>
          <table:table-cell office:value-type="float" office:value="1897.849976" calcext:value-type="float">
            <text:p>1897.849976</text:p>
          </table:table-cell>
          <table:table-cell office:value-type="float" office:value="595.599976" calcext:value-type="float">
            <text:p>595.599976</text:p>
          </table:table-cell>
          <table:table-cell office:value-type="float" office:value="238.699997" calcext:value-type="float">
            <text:p>238.699997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13055.150391" calcext:value-type="float">
            <text:p>13055.150391</text:p>
          </table:table-cell>
          <table:table-cell office:value-type="float" office:value="29737.25" calcext:value-type="float">
            <text:p>29737.25</text:p>
          </table:table-cell>
          <table:table-cell office:value-type="float" office:value="1438.199951" calcext:value-type="float">
            <text:p>1438.199951</text:p>
          </table:table-cell>
          <table:table-cell office:value-type="float" office:value="478.200012" calcext:value-type="float">
            <text:p>478.200012</text:p>
          </table:table-cell>
          <table:table-cell office:value-type="float" office:value="1924.900024" calcext:value-type="float">
            <text:p>1924.900024</text:p>
          </table:table-cell>
          <table:table-cell office:value-type="float" office:value="619.650024" calcext:value-type="float">
            <text:p>619.650024</text:p>
          </table:table-cell>
          <table:table-cell office:value-type="float" office:value="243.850006" calcext:value-type="float">
            <text:p>243.850006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2858.400391" calcext:value-type="float">
            <text:p>12858.400391</text:p>
          </table:table-cell>
          <table:table-cell office:value-type="float" office:value="29196.400391" calcext:value-type="float">
            <text:p>29196.400391</text:p>
          </table:table-cell>
          <table:table-cell office:value-type="float" office:value="1402.800049" calcext:value-type="float">
            <text:p>1402.800049</text:p>
          </table:table-cell>
          <table:table-cell office:value-type="float" office:value="472.700012" calcext:value-type="float">
            <text:p>472.700012</text:p>
          </table:table-cell>
          <table:table-cell office:value-type="float" office:value="1862.449951" calcext:value-type="float">
            <text:p>1862.449951</text:p>
          </table:table-cell>
          <table:table-cell office:value-type="float" office:value="599.849976" calcext:value-type="float">
            <text:p>599.849976</text:p>
          </table:table-cell>
          <table:table-cell office:value-type="float" office:value="243" calcext:value-type="float">
            <text:p>243</text:p>
          </table:table-cell>
          <table:table-cell office:value-type="float" office:value="87.550003" calcext:value-type="float">
            <text:p>87.550003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2987" calcext:value-type="float">
            <text:p>12987</text:p>
          </table:table-cell>
          <table:table-cell office:value-type="float" office:value="29549.75" calcext:value-type="float">
            <text:p>29549.75</text:p>
          </table:table-cell>
          <table:table-cell office:value-type="float" office:value="1426.650024" calcext:value-type="float">
            <text:p>1426.650024</text:p>
          </table:table-cell>
          <table:table-cell office:value-type="float" office:value="475.299988" calcext:value-type="float">
            <text:p>475.299988</text:p>
          </table:table-cell>
          <table:table-cell office:value-type="float" office:value="1889.099976" calcext:value-type="float">
            <text:p>1889.099976</text:p>
          </table:table-cell>
          <table:table-cell office:value-type="float" office:value="612.549988" calcext:value-type="float">
            <text:p>612.549988</text:p>
          </table:table-cell>
          <table:table-cell office:value-type="float" office:value="245.449997" calcext:value-type="float">
            <text:p>245.449997</text:p>
          </table:table-cell>
          <table:table-cell office:value-type="float" office:value="88.099998" calcext:value-type="float">
            <text:p>88.09999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2968.950195" calcext:value-type="float">
            <text:p>12968.950195</text:p>
          </table:table-cell>
          <table:table-cell office:value-type="float" office:value="29609.050781" calcext:value-type="float">
            <text:p>29609.050781</text:p>
          </table:table-cell>
          <table:table-cell office:value-type="float" office:value="1440.849976" calcext:value-type="float">
            <text:p>1440.849976</text:p>
          </table:table-cell>
          <table:table-cell office:value-type="float" office:value="473.350006" calcext:value-type="float">
            <text:p>473.350006</text:p>
          </table:table-cell>
          <table:table-cell office:value-type="float" office:value="1907.099976" calcext:value-type="float">
            <text:p>1907.099976</text:p>
          </table:table-cell>
          <table:table-cell office:value-type="float" office:value="601.599976" calcext:value-type="float">
            <text:p>601.599976</text:p>
          </table:table-cell>
          <table:table-cell office:value-type="float" office:value="244.25" calcext:value-type="float">
            <text:p>244.25</text:p>
          </table:table-cell>
          <table:table-cell office:value-type="float" office:value="88.599998" calcext:value-type="float">
            <text:p>88.599998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3109.049805" calcext:value-type="float">
            <text:p>13109.049805</text:p>
          </table:table-cell>
          <table:table-cell office:value-type="float" office:value="29817.849609" calcext:value-type="float">
            <text:p>29817.849609</text:p>
          </table:table-cell>
          <table:table-cell office:value-type="float" office:value="1433.300049" calcext:value-type="float">
            <text:p>1433.300049</text:p>
          </table:table-cell>
          <table:table-cell office:value-type="float" office:value="485.100006" calcext:value-type="float">
            <text:p>485.100006</text:p>
          </table:table-cell>
          <table:table-cell office:value-type="float" office:value="1875.849976" calcext:value-type="float">
            <text:p>1875.849976</text:p>
          </table:table-cell>
          <table:table-cell office:value-type="float" office:value="603.650024" calcext:value-type="float">
            <text:p>603.650024</text:p>
          </table:table-cell>
          <table:table-cell office:value-type="float" office:value="248.050003" calcext:value-type="float">
            <text:p>248.050003</text:p>
          </table:table-cell>
          <table:table-cell office:value-type="float" office:value="87.050003" calcext:value-type="float">
            <text:p>87.050003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3113.75" calcext:value-type="float">
            <text:p>13113.75</text:p>
          </table:table-cell>
          <table:table-cell office:value-type="float" office:value="29463.150391" calcext:value-type="float">
            <text:p>29463.150391</text:p>
          </table:table-cell>
          <table:table-cell office:value-type="float" office:value="1406.949951" calcext:value-type="float">
            <text:p>1406.949951</text:p>
          </table:table-cell>
          <table:table-cell office:value-type="float" office:value="480.450012" calcext:value-type="float">
            <text:p>480.450012</text:p>
          </table:table-cell>
          <table:table-cell office:value-type="float" office:value="1814.199951" calcext:value-type="float">
            <text:p>1814.199951</text:p>
          </table:table-cell>
          <table:table-cell office:value-type="float" office:value="608.099976" calcext:value-type="float">
            <text:p>608.099976</text:p>
          </table:table-cell>
          <table:table-cell office:value-type="float" office:value="246.949997" calcext:value-type="float">
            <text:p>246.949997</text:p>
          </table:table-cell>
          <table:table-cell office:value-type="float" office:value="89.550003" calcext:value-type="float">
            <text:p>89.550003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133.900391" calcext:value-type="float">
            <text:p>13133.900391</text:p>
          </table:table-cell>
          <table:table-cell office:value-type="float" office:value="29448.75" calcext:value-type="float">
            <text:p>29448.75</text:p>
          </table:table-cell>
          <table:table-cell office:value-type="float" office:value="1377.199951" calcext:value-type="float">
            <text:p>1377.199951</text:p>
          </table:table-cell>
          <table:table-cell office:value-type="float" office:value="481.850006" calcext:value-type="float">
            <text:p>481.850006</text:p>
          </table:table-cell>
          <table:table-cell office:value-type="float" office:value="1821" calcext:value-type="float">
            <text:p>1821</text:p>
          </table:table-cell>
          <table:table-cell office:value-type="float" office:value="602.700012" calcext:value-type="float">
            <text:p>602.700012</text:p>
          </table:table-cell>
          <table:table-cell office:value-type="float" office:value="256.299988" calcext:value-type="float">
            <text:p>256.299988</text:p>
          </table:table-cell>
          <table:table-cell office:value-type="float" office:value="92.099998" calcext:value-type="float">
            <text:p>92.099998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258.549805" calcext:value-type="float">
            <text:p>13258.549805</text:p>
          </table:table-cell>
          <table:table-cell office:value-type="float" office:value="30052.400391" calcext:value-type="float">
            <text:p>30052.400391</text:p>
          </table:table-cell>
          <table:table-cell office:value-type="float" office:value="1385.599976" calcext:value-type="float">
            <text:p>1385.599976</text:p>
          </table:table-cell>
          <table:table-cell office:value-type="float" office:value="502.049988" calcext:value-type="float">
            <text:p>502.049988</text:p>
          </table:table-cell>
          <table:table-cell office:value-type="float" office:value="1846.25" calcext:value-type="float">
            <text:p>1846.25</text:p>
          </table:table-cell>
          <table:table-cell office:value-type="float" office:value="614.5" calcext:value-type="float">
            <text:p>614.5</text:p>
          </table:table-cell>
          <table:table-cell office:value-type="float" office:value="263.5" calcext:value-type="float">
            <text:p>263.5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3355.75" calcext:value-type="float">
            <text:p>13355.75</text:p>
          </table:table-cell>
          <table:table-cell office:value-type="float" office:value="30211.550781" calcext:value-type="float">
            <text:p>30211.550781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510.450012" calcext:value-type="float">
            <text:p>510.450012</text:p>
          </table:table-cell>
          <table:table-cell office:value-type="float" office:value="1820.550049" calcext:value-type="float">
            <text:p>1820.550049</text:p>
          </table:table-cell>
          <table:table-cell office:value-type="float" office:value="619.25" calcext:value-type="float">
            <text:p>619.25</text:p>
          </table:table-cell>
          <table:table-cell office:value-type="float" office:value="269.600006" calcext:value-type="float">
            <text:p>269.600006</text:p>
          </table:table-cell>
          <table:table-cell office:value-type="float" office:value="94.199997" calcext:value-type="float">
            <text:p>94.19999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3392.950195" calcext:value-type="float">
            <text:p>13392.950195</text:p>
          </table:table-cell>
          <table:table-cell office:value-type="float" office:value="30261.900391" calcext:value-type="float">
            <text:p>30261.900391</text:p>
          </table:table-cell>
          <table:table-cell office:value-type="float" office:value="1376.300049" calcext:value-type="float">
            <text:p>1376.300049</text:p>
          </table:table-cell>
          <table:table-cell office:value-type="float" office:value="508.399994" calcext:value-type="float">
            <text:p>508.399994</text:p>
          </table:table-cell>
          <table:table-cell office:value-type="float" office:value="1833.800049" calcext:value-type="float">
            <text:p>1833.800049</text:p>
          </table:table-cell>
          <table:table-cell office:value-type="float" office:value="620.650024" calcext:value-type="float">
            <text:p>620.650024</text:p>
          </table:table-cell>
          <table:table-cell office:value-type="float" office:value="271.899994" calcext:value-type="float">
            <text:p>271.899994</text:p>
          </table:table-cell>
          <table:table-cell office:value-type="float" office:value="93.150002" calcext:value-type="float">
            <text:p>93.150002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3529.099609" calcext:value-type="float">
            <text:p>13529.099609</text:p>
          </table:table-cell>
          <table:table-cell office:value-type="float" office:value="30709.400391" calcext:value-type="float">
            <text:p>30709.400391</text:p>
          </table:table-cell>
          <table:table-cell office:value-type="float" office:value="1407.199951" calcext:value-type="float">
            <text:p>1407.199951</text:p>
          </table:table-cell>
          <table:table-cell office:value-type="float" office:value="511.5" calcext:value-type="float">
            <text:p>511.5</text:p>
          </table:table-cell>
          <table:table-cell office:value-type="float" office:value="1883.550049" calcext:value-type="float">
            <text:p>1883.550049</text:p>
          </table:table-cell>
          <table:table-cell office:value-type="float" office:value="634.200012" calcext:value-type="float">
            <text:p>634.200012</text:p>
          </table:table-cell>
          <table:table-cell office:value-type="float" office:value="270.350006" calcext:value-type="float">
            <text:p>270.350006</text:p>
          </table:table-cell>
          <table:table-cell office:value-type="float" office:value="92.349998" calcext:value-type="float">
            <text:p>92.34999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3478.299805" calcext:value-type="float">
            <text:p>13478.299805</text:p>
          </table:table-cell>
          <table:table-cell office:value-type="float" office:value="30510.349609" calcext:value-type="float">
            <text:p>30510.349609</text:p>
          </table:table-cell>
          <table:table-cell office:value-type="float" office:value="1385.849976" calcext:value-type="float">
            <text:p>1385.849976</text:p>
          </table:table-cell>
          <table:table-cell office:value-type="float" office:value="506.950012" calcext:value-type="float">
            <text:p>506.950012</text:p>
          </table:table-cell>
          <table:table-cell office:value-type="float" office:value="1903.300049" calcext:value-type="float">
            <text:p>1903.300049</text:p>
          </table:table-cell>
          <table:table-cell office:value-type="float" office:value="627.049988" calcext:value-type="float">
            <text:p>627.049988</text:p>
          </table:table-cell>
          <table:table-cell office:value-type="float" office:value="269.549988" calcext:value-type="float">
            <text:p>269.549988</text:p>
          </table:table-cell>
          <table:table-cell office:value-type="float" office:value="90.25" calcext:value-type="float">
            <text:p>90.25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3513.849609" calcext:value-type="float">
            <text:p>13513.849609</text:p>
          </table:table-cell>
          <table:table-cell office:value-type="float" office:value="30604.849609" calcext:value-type="float">
            <text:p>30604.849609</text:p>
          </table:table-cell>
          <table:table-cell office:value-type="float" office:value="1382.800049" calcext:value-type="float">
            <text:p>1382.800049</text:p>
          </table:table-cell>
          <table:table-cell office:value-type="float" office:value="515.450012" calcext:value-type="float">
            <text:p>515.450012</text:p>
          </table:table-cell>
          <table:table-cell office:value-type="float" office:value="1920.400024" calcext:value-type="float">
            <text:p>1920.400024</text:p>
          </table:table-cell>
          <table:table-cell office:value-type="float" office:value="613.25" calcext:value-type="float">
            <text:p>613.25</text:p>
          </table:table-cell>
          <table:table-cell office:value-type="float" office:value="272.450012" calcext:value-type="float">
            <text:p>272.450012</text:p>
          </table:table-cell>
          <table:table-cell office:value-type="float" office:value="88.650002" calcext:value-type="float">
            <text:p>88.65000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13558.150391" calcext:value-type="float">
            <text:p>13558.150391</text:p>
          </table:table-cell>
          <table:table-cell office:value-type="float" office:value="30745.900391" calcext:value-type="float">
            <text:p>30745.900391</text:p>
          </table:table-cell>
          <table:table-cell office:value-type="float" office:value="1372.150024" calcext:value-type="float">
            <text:p>1372.150024</text:p>
          </table:table-cell>
          <table:table-cell office:value-type="float" office:value="525.799988" calcext:value-type="float">
            <text:p>525.799988</text:p>
          </table:table-cell>
          <table:table-cell office:value-type="float" office:value="1939.349976" calcext:value-type="float">
            <text:p>1939.349976</text:p>
          </table:table-cell>
          <table:table-cell office:value-type="float" office:value="615.900024" calcext:value-type="float">
            <text:p>615.900024</text:p>
          </table:table-cell>
          <table:table-cell office:value-type="float" office:value="274.200012" calcext:value-type="float">
            <text:p>274.200012</text:p>
          </table:table-cell>
          <table:table-cell office:value-type="float" office:value="84.900002" calcext:value-type="float">
            <text:p>84.900002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13567.849609" calcext:value-type="float">
            <text:p>13567.849609</text:p>
          </table:table-cell>
          <table:table-cell office:value-type="float" office:value="30691.050781" calcext:value-type="float">
            <text:p>30691.050781</text:p>
          </table:table-cell>
          <table:table-cell office:value-type="float" office:value="1391.300049" calcext:value-type="float">
            <text:p>1391.300049</text:p>
          </table:table-cell>
          <table:table-cell office:value-type="float" office:value="518.049988" calcext:value-type="float">
            <text:p>518.049988</text:p>
          </table:table-cell>
          <table:table-cell office:value-type="float" office:value="1951.150024" calcext:value-type="float">
            <text:p>1951.150024</text:p>
          </table:table-cell>
          <table:table-cell office:value-type="float" office:value="607.099976" calcext:value-type="float">
            <text:p>607.099976</text:p>
          </table:table-cell>
          <table:table-cell office:value-type="float" office:value="270.649994" calcext:value-type="float">
            <text:p>270.649994</text:p>
          </table:table-cell>
          <table:table-cell office:value-type="float" office:value="80.150002" calcext:value-type="float">
            <text:p>80.150002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13682.700195" calcext:value-type="float">
            <text:p>13682.700195</text:p>
          </table:table-cell>
          <table:table-cell office:value-type="float" office:value="30698.400391" calcext:value-type="float">
            <text:p>30698.400391</text:p>
          </table:table-cell>
          <table:table-cell office:value-type="float" office:value="1410.699951" calcext:value-type="float">
            <text:p>1410.699951</text:p>
          </table:table-cell>
          <table:table-cell office:value-type="float" office:value="512.450012" calcext:value-type="float">
            <text:p>512.450012</text:p>
          </table:table-cell>
          <table:table-cell office:value-type="float" office:value="1952.550049" calcext:value-type="float">
            <text:p>1952.550049</text:p>
          </table:table-cell>
          <table:table-cell office:value-type="float" office:value="606.099976" calcext:value-type="float">
            <text:p>606.099976</text:p>
          </table:table-cell>
          <table:table-cell office:value-type="float" office:value="269.399994" calcext:value-type="float">
            <text:p>269.399994</text:p>
          </table:table-cell>
          <table:table-cell office:value-type="float" office:value="78.949997" calcext:value-type="float">
            <text:p>78.94999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3740.700195" calcext:value-type="float">
            <text:p>13740.700195</text:p>
          </table:table-cell>
          <table:table-cell office:value-type="float" office:value="30847.050781" calcext:value-type="float">
            <text:p>30847.050781</text:p>
          </table:table-cell>
          <table:table-cell office:value-type="float" office:value="1441.800049" calcext:value-type="float">
            <text:p>1441.800049</text:p>
          </table:table-cell>
          <table:table-cell office:value-type="float" office:value="510.399994" calcext:value-type="float">
            <text:p>510.399994</text:p>
          </table:table-cell>
          <table:table-cell office:value-type="float" office:value="1965.449951" calcext:value-type="float">
            <text:p>1965.449951</text:p>
          </table:table-cell>
          <table:table-cell office:value-type="float" office:value="605.400024" calcext:value-type="float">
            <text:p>605.400024</text:p>
          </table:table-cell>
          <table:table-cell office:value-type="float" office:value="267.700012" calcext:value-type="float">
            <text:p>267.700012</text:p>
          </table:table-cell>
          <table:table-cell office:value-type="float" office:value="79.849998" calcext:value-type="float">
            <text:p>79.84999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3760.549805" calcext:value-type="float">
            <text:p>13760.549805</text:p>
          </table:table-cell>
          <table:table-cell office:value-type="float" office:value="30714.650391" calcext:value-type="float">
            <text:p>30714.650391</text:p>
          </table:table-cell>
          <table:table-cell office:value-type="float" office:value="1411.349976" calcext:value-type="float">
            <text:p>1411.349976</text:p>
          </table:table-cell>
          <table:table-cell office:value-type="float" office:value="517.150024" calcext:value-type="float">
            <text:p>517.150024</text:p>
          </table:table-cell>
          <table:table-cell office:value-type="float" office:value="1949.349976" calcext:value-type="float">
            <text:p>1949.349976</text:p>
          </table:table-cell>
          <table:table-cell office:value-type="float" office:value="609.5" calcext:value-type="float">
            <text:p>609.5</text:p>
          </table:table-cell>
          <table:table-cell office:value-type="float" office:value="271.450012" calcext:value-type="float">
            <text:p>271.450012</text:p>
          </table:table-cell>
          <table:table-cell office:value-type="float" office:value="81.199997" calcext:value-type="float">
            <text:p>81.19999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3328.400391" calcext:value-type="float">
            <text:p>13328.400391</text:p>
          </table:table-cell>
          <table:table-cell office:value-type="float" office:value="29456.449219" calcext:value-type="float">
            <text:p>29456.449219</text:p>
          </table:table-cell>
          <table:table-cell office:value-type="float" office:value="1372.650024" calcext:value-type="float">
            <text:p>1372.650024</text:p>
          </table:table-cell>
          <table:table-cell office:value-type="float" office:value="494.5" calcext:value-type="float">
            <text:p>494.5</text:p>
          </table:table-cell>
          <table:table-cell office:value-type="float" office:value="1920.849976" calcext:value-type="float">
            <text:p>1920.849976</text:p>
          </table:table-cell>
          <table:table-cell office:value-type="float" office:value="582.5" calcext:value-type="float">
            <text:p>582.5</text:p>
          </table:table-cell>
          <table:table-cell office:value-type="float" office:value="254.699997" calcext:value-type="float">
            <text:p>254.699997</text:p>
          </table:table-cell>
          <table:table-cell office:value-type="float" office:value="79.449997" calcext:value-type="float">
            <text:p>79.44999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3466.299805" calcext:value-type="float">
            <text:p>13466.299805</text:p>
          </table:table-cell>
          <table:table-cell office:value-type="float" office:value="29625.949219" calcext:value-type="float">
            <text:p>29625.949219</text:p>
          </table:table-cell>
          <table:table-cell office:value-type="float" office:value="1373.099976" calcext:value-type="float">
            <text:p>1373.099976</text:p>
          </table:table-cell>
          <table:table-cell office:value-type="float" office:value="500.299988" calcext:value-type="float">
            <text:p>500.299988</text:p>
          </table:table-cell>
          <table:table-cell office:value-type="float" office:value="1902.949951" calcext:value-type="float">
            <text:p>1902.949951</text:p>
          </table:table-cell>
          <table:table-cell office:value-type="float" office:value="589.75" calcext:value-type="float">
            <text:p>589.75</text:p>
          </table:table-cell>
          <table:table-cell office:value-type="float" office:value="257.450012" calcext:value-type="float">
            <text:p>257.450012</text:p>
          </table:table-cell>
          <table:table-cell office:value-type="float" office:value="79.849998" calcext:value-type="float">
            <text:p>79.849998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3601.099609" calcext:value-type="float">
            <text:p>13601.099609</text:p>
          </table:table-cell>
          <table:table-cell office:value-type="float" office:value="29883.300781" calcext:value-type="float">
            <text:p>29883.300781</text:p>
          </table:table-cell>
          <table:table-cell office:value-type="float" office:value="1375.650024" calcext:value-type="float">
            <text:p>1375.650024</text:p>
          </table:table-cell>
          <table:table-cell office:value-type="float" office:value="503.600006" calcext:value-type="float">
            <text:p>503.600006</text:p>
          </table:table-cell>
          <table:table-cell office:value-type="float" office:value="1920.75" calcext:value-type="float">
            <text:p>1920.75</text:p>
          </table:table-cell>
          <table:table-cell office:value-type="float" office:value="592.450012" calcext:value-type="float">
            <text:p>592.450012</text:p>
          </table:table-cell>
          <table:table-cell office:value-type="float" office:value="263" calcext:value-type="float">
            <text:p>263</text:p>
          </table:table-cell>
          <table:table-cell office:value-type="float" office:value="80.900002" calcext:value-type="float">
            <text:p>80.900002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3749.25" calcext:value-type="float">
            <text:p>13749.25</text:p>
          </table:table-cell>
          <table:table-cell office:value-type="float" office:value="30402.199219" calcext:value-type="float">
            <text:p>30402.199219</text:p>
          </table:table-cell>
          <table:table-cell office:value-type="float" office:value="1397.099976" calcext:value-type="float">
            <text:p>1397.099976</text:p>
          </table:table-cell>
          <table:table-cell office:value-type="float" office:value="513.549988" calcext:value-type="float">
            <text:p>513.549988</text:p>
          </table:table-cell>
          <table:table-cell office:value-type="float" office:value="1960.599976" calcext:value-type="float">
            <text:p>1960.599976</text:p>
          </table:table-cell>
          <table:table-cell office:value-type="float" office:value="610.200012" calcext:value-type="float">
            <text:p>610.200012</text:p>
          </table:table-cell>
          <table:table-cell office:value-type="float" office:value="266.850006" calcext:value-type="float">
            <text:p>266.850006</text:p>
          </table:table-cell>
          <table:table-cell office:value-type="float" office:value="80.949997" calcext:value-type="float">
            <text:p>80.949997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3873.200195" calcext:value-type="float">
            <text:p>13873.200195</text:p>
          </table:table-cell>
          <table:table-cell office:value-type="float" office:value="30880.949219" calcext:value-type="float">
            <text:p>30880.949219</text:p>
          </table:table-cell>
          <table:table-cell office:value-type="float" office:value="1412.849976" calcext:value-type="float">
            <text:p>1412.849976</text:p>
          </table:table-cell>
          <table:table-cell office:value-type="float" office:value="520.099976" calcext:value-type="float">
            <text:p>520.099976</text:p>
          </table:table-cell>
          <table:table-cell office:value-type="float" office:value="1988.900024" calcext:value-type="float">
            <text:p>1988.900024</text:p>
          </table:table-cell>
          <table:table-cell office:value-type="float" office:value="617.650024" calcext:value-type="float">
            <text:p>617.650024</text:p>
          </table:table-cell>
          <table:table-cell office:value-type="float" office:value="275.200012" calcext:value-type="float">
            <text:p>275.200012</text:p>
          </table:table-cell>
          <table:table-cell office:value-type="float" office:value="80.150002" calcext:value-type="float">
            <text:p>80.15000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3932.599609" calcext:value-type="float">
            <text:p>13932.599609</text:p>
          </table:table-cell>
          <table:table-cell office:value-type="float" office:value="31322.5" calcext:value-type="float">
            <text:p>31322.5</text:p>
          </table:table-cell>
          <table:table-cell office:value-type="float" office:value="1427.199951" calcext:value-type="float">
            <text:p>1427.199951</text:p>
          </table:table-cell>
          <table:table-cell office:value-type="float" office:value="528.799988" calcext:value-type="float">
            <text:p>528.799988</text:p>
          </table:table-cell>
          <table:table-cell office:value-type="float" office:value="1999.300049" calcext:value-type="float">
            <text:p>1999.300049</text:p>
          </table:table-cell>
          <table:table-cell office:value-type="float" office:value="630.200012" calcext:value-type="float">
            <text:p>630.200012</text:p>
          </table:table-cell>
          <table:table-cell office:value-type="float" office:value="277.899994" calcext:value-type="float">
            <text:p>277.899994</text:p>
          </table:table-cell>
          <table:table-cell office:value-type="float" office:value="81.949997" calcext:value-type="float">
            <text:p>81.949997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3981.950195" calcext:value-type="float">
            <text:p>13981.950195</text:p>
          </table:table-cell>
          <table:table-cell office:value-type="float" office:value="31303.050781" calcext:value-type="float">
            <text:p>31303.050781</text:p>
          </table:table-cell>
          <table:table-cell office:value-type="float" office:value="1432.5" calcext:value-type="float">
            <text:p>1432.5</text:p>
          </table:table-cell>
          <table:table-cell office:value-type="float" office:value="528.75" calcext:value-type="float">
            <text:p>528.75</text:p>
          </table:table-cell>
          <table:table-cell office:value-type="float" office:value="2017.949951" calcext:value-type="float">
            <text:p>2017.949951</text:p>
          </table:table-cell>
          <table:table-cell office:value-type="float" office:value="625.099976" calcext:value-type="float">
            <text:p>625.099976</text:p>
          </table:table-cell>
          <table:table-cell office:value-type="float" office:value="276.899994" calcext:value-type="float">
            <text:p>276.899994</text:p>
          </table:table-cell>
          <table:table-cell office:value-type="float" office:value="83.800003" calcext:value-type="float">
            <text:p>83.800003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3981.75" calcext:value-type="float">
            <text:p>13981.75</text:p>
          </table:table-cell>
          <table:table-cell office:value-type="float" office:value="31264.050781" calcext:value-type="float">
            <text:p>31264.050781</text:p>
          </table:table-cell>
          <table:table-cell office:value-type="float" office:value="1436.300049" calcext:value-type="float">
            <text:p>1436.300049</text:p>
          </table:table-cell>
          <table:table-cell office:value-type="float" office:value="535.049988" calcext:value-type="float">
            <text:p>535.049988</text:p>
          </table:table-cell>
          <table:table-cell office:value-type="float" office:value="1995.599976" calcext:value-type="float">
            <text:p>1995.599976</text:p>
          </table:table-cell>
          <table:table-cell office:value-type="float" office:value="620.450012" calcext:value-type="float">
            <text:p>620.450012</text:p>
          </table:table-cell>
          <table:table-cell office:value-type="float" office:value="274.950012" calcext:value-type="float">
            <text:p>274.950012</text:p>
          </table:table-cell>
          <table:table-cell office:value-type="float" office:value="83.900002" calcext:value-type="float">
            <text:p>83.90000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4018.5" calcext:value-type="float">
            <text:p>14018.5</text:p>
          </table:table-cell>
          <table:table-cell office:value-type="string" calcext:value-type="string">
            <text:p>null</text:p>
          </table:table-cell>
          <table:table-cell office:value-type="float" office:value="1425.050049" calcext:value-type="float">
            <text:p>1425.050049</text:p>
          </table:table-cell>
          <table:table-cell office:value-type="float" office:value="527.5" calcext:value-type="float">
            <text:p>527.5</text:p>
          </table:table-cell>
          <table:table-cell office:value-type="float" office:value="1994.050049" calcext:value-type="float">
            <text:p>1994.050049</text:p>
          </table:table-cell>
          <table:table-cell office:value-type="float" office:value="623.799988" calcext:value-type="float">
            <text:p>623.799988</text:p>
          </table:table-cell>
          <table:table-cell office:value-type="float" office:value="279.399994" calcext:value-type="float">
            <text:p>279.399994</text:p>
          </table:table-cell>
          <table:table-cell office:value-type="float" office:value="84.900002" calcext:value-type="float">
            <text:p>84.90000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4132.900391" calcext:value-type="float">
            <text:p>14132.900391</text:p>
          </table:table-cell>
          <table:table-cell office:value-type="float" office:value="31212.449219" calcext:value-type="float">
            <text:p>31212.449219</text:p>
          </table:table-cell>
          <table:table-cell office:value-type="float" office:value="1416" calcext:value-type="float">
            <text:p>1416</text:p>
          </table:table-cell>
          <table:table-cell office:value-type="float" office:value="531.700012" calcext:value-type="float">
            <text:p>531.700012</text:p>
          </table:table-cell>
          <table:table-cell office:value-type="float" office:value="1965.550049" calcext:value-type="float">
            <text:p>1965.550049</text:p>
          </table:table-cell>
          <table:table-cell office:value-type="float" office:value="624.700012" calcext:value-type="float">
            <text:p>624.700012</text:p>
          </table:table-cell>
          <table:table-cell office:value-type="float" office:value="281.049988" calcext:value-type="float">
            <text:p>281.049988</text:p>
          </table:table-cell>
          <table:table-cell office:value-type="float" office:value="86.599998" calcext:value-type="float">
            <text:p>86.599998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4199.5" calcext:value-type="float">
            <text:p>14199.5</text:p>
          </table:table-cell>
          <table:table-cell office:value-type="float" office:value="31722.25" calcext:value-type="float">
            <text:p>31722.25</text:p>
          </table:table-cell>
          <table:table-cell office:value-type="float" office:value="1426.699951" calcext:value-type="float">
            <text:p>1426.699951</text:p>
          </table:table-cell>
          <table:table-cell office:value-type="float" office:value="537.25" calcext:value-type="float">
            <text:p>537.25</text:p>
          </table:table-cell>
          <table:table-cell office:value-type="float" office:value="1959.75" calcext:value-type="float">
            <text:p>1959.75</text:p>
          </table:table-cell>
          <table:table-cell office:value-type="float" office:value="664.450012" calcext:value-type="float">
            <text:p>664.450012</text:p>
          </table:table-cell>
          <table:table-cell office:value-type="float" office:value="281.75" calcext:value-type="float">
            <text:p>281.75</text:p>
          </table:table-cell>
          <table:table-cell office:value-type="float" office:value="87.599998" calcext:value-type="float">
            <text:p>87.59999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4146.25" calcext:value-type="float">
            <text:p>14146.25</text:p>
          </table:table-cell>
          <table:table-cell office:value-type="float" office:value="31797.900391" calcext:value-type="float">
            <text:p>31797.900391</text:p>
          </table:table-cell>
          <table:table-cell office:value-type="float" office:value="1420.550049" calcext:value-type="float">
            <text:p>1420.550049</text:p>
          </table:table-cell>
          <table:table-cell office:value-type="float" office:value="546.700012" calcext:value-type="float">
            <text:p>546.700012</text:p>
          </table:table-cell>
          <table:table-cell office:value-type="float" office:value="1970.400024" calcext:value-type="float">
            <text:p>1970.400024</text:p>
          </table:table-cell>
          <table:table-cell office:value-type="float" office:value="654.25" calcext:value-type="float">
            <text:p>654.25</text:p>
          </table:table-cell>
          <table:table-cell office:value-type="float" office:value="285.049988" calcext:value-type="float">
            <text:p>285.049988</text:p>
          </table:table-cell>
          <table:table-cell office:value-type="float" office:value="92.150002" calcext:value-type="float">
            <text:p>92.15000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4137.349609" calcext:value-type="float">
            <text:p>14137.349609</text:p>
          </table:table-cell>
          <table:table-cell office:value-type="float" office:value="31956" calcext:value-type="float">
            <text:p>31956</text:p>
          </table:table-cell>
          <table:table-cell office:value-type="float" office:value="1416.25" calcext:value-type="float">
            <text:p>1416.25</text:p>
          </table:table-cell>
          <table:table-cell office:value-type="float" office:value="541.099976" calcext:value-type="float">
            <text:p>541.099976</text:p>
          </table:table-cell>
          <table:table-cell office:value-type="float" office:value="1952.400024" calcext:value-type="float">
            <text:p>1952.400024</text:p>
          </table:table-cell>
          <table:table-cell office:value-type="float" office:value="671.099976" calcext:value-type="float">
            <text:p>671.099976</text:p>
          </table:table-cell>
          <table:table-cell office:value-type="float" office:value="287.700012" calcext:value-type="float">
            <text:p>287.700012</text:p>
          </table:table-cell>
          <table:table-cell office:value-type="float" office:value="92.199997" calcext:value-type="float">
            <text:p>92.199997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4347.25" calcext:value-type="float">
            <text:p>14347.25</text:p>
          </table:table-cell>
          <table:table-cell office:value-type="float" office:value="32084.199219" calcext:value-type="float">
            <text:p>32084.199219</text:p>
          </table:table-cell>
          <table:table-cell office:value-type="float" office:value="1431.650024" calcext:value-type="float">
            <text:p>1431.650024</text:p>
          </table:table-cell>
          <table:table-cell office:value-type="float" office:value="542.049988" calcext:value-type="float">
            <text:p>542.049988</text:p>
          </table:table-cell>
          <table:table-cell office:value-type="float" office:value="1970.699951" calcext:value-type="float">
            <text:p>1970.699951</text:p>
          </table:table-cell>
          <table:table-cell office:value-type="float" office:value="672.700012" calcext:value-type="float">
            <text:p>672.700012</text:p>
          </table:table-cell>
          <table:table-cell office:value-type="float" office:value="286" calcext:value-type="float">
            <text:p>286</text:p>
          </table:table-cell>
          <table:table-cell office:value-type="float" office:value="92.75" calcext:value-type="float">
            <text:p>92.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4484.75" calcext:value-type="float">
            <text:p>14484.75</text:p>
          </table:table-cell>
          <table:table-cell office:value-type="float" office:value="31998.900391" calcext:value-type="float">
            <text:p>31998.900391</text:p>
          </table:table-cell>
          <table:table-cell office:value-type="float" office:value="1451.449951" calcext:value-type="float">
            <text:p>1451.449951</text:p>
          </table:table-cell>
          <table:table-cell office:value-type="float" office:value="544.700012" calcext:value-type="float">
            <text:p>544.700012</text:p>
          </table:table-cell>
          <table:table-cell office:value-type="float" office:value="1938.150024" calcext:value-type="float">
            <text:p>1938.150024</text:p>
          </table:table-cell>
          <table:table-cell office:value-type="float" office:value="666.950012" calcext:value-type="float">
            <text:p>666.950012</text:p>
          </table:table-cell>
          <table:table-cell office:value-type="float" office:value="282.5" calcext:value-type="float">
            <text:p>282.5</text:p>
          </table:table-cell>
          <table:table-cell office:value-type="float" office:value="93.900002" calcext:value-type="float">
            <text:p>93.900002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4563.450195" calcext:value-type="float">
            <text:p>14563.450195</text:p>
          </table:table-cell>
          <table:table-cell office:value-type="float" office:value="32339" calcext:value-type="float">
            <text:p>32339</text:p>
          </table:table-cell>
          <table:table-cell office:value-type="float" office:value="1481" calcext:value-type="float">
            <text:p>1481</text:p>
          </table:table-cell>
          <table:table-cell office:value-type="float" office:value="548" calcext:value-type="float">
            <text:p>548</text:p>
          </table:table-cell>
          <table:table-cell office:value-type="float" office:value="1903.449951" calcext:value-type="float">
            <text:p>1903.449951</text:p>
          </table:table-cell>
          <table:table-cell office:value-type="float" office:value="675.700012" calcext:value-type="float">
            <text:p>675.700012</text:p>
          </table:table-cell>
          <table:table-cell office:value-type="float" office:value="292.5" calcext:value-type="float">
            <text:p>292.5</text:p>
          </table:table-cell>
          <table:table-cell office:value-type="float" office:value="93.599998" calcext:value-type="float">
            <text:p>93.599998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4564.849609" calcext:value-type="float">
            <text:p>14564.849609</text:p>
          </table:table-cell>
          <table:table-cell office:value-type="float" office:value="32574.650391" calcext:value-type="float">
            <text:p>32574.650391</text:p>
          </table:table-cell>
          <table:table-cell office:value-type="float" office:value="1470.650024" calcext:value-type="float">
            <text:p>1470.650024</text:p>
          </table:table-cell>
          <table:table-cell office:value-type="float" office:value="556.5" calcext:value-type="float">
            <text:p>556.5</text:p>
          </table:table-cell>
          <table:table-cell office:value-type="float" office:value="1882.099976" calcext:value-type="float">
            <text:p>1882.099976</text:p>
          </table:table-cell>
          <table:table-cell office:value-type="float" office:value="687.799988" calcext:value-type="float">
            <text:p>687.799988</text:p>
          </table:table-cell>
          <table:table-cell office:value-type="float" office:value="306.799988" calcext:value-type="float">
            <text:p>306.799988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4595.599609" calcext:value-type="float">
            <text:p>14595.599609</text:p>
          </table:table-cell>
          <table:table-cell office:value-type="float" office:value="32519.75" calcext:value-type="float">
            <text:p>32519.75</text:p>
          </table:table-cell>
          <table:table-cell office:value-type="float" office:value="1468.75" calcext:value-type="float">
            <text:p>1468.75</text:p>
          </table:table-cell>
          <table:table-cell office:value-type="float" office:value="553.299988" calcext:value-type="float">
            <text:p>553.299988</text:p>
          </table:table-cell>
          <table:table-cell office:value-type="float" office:value="1892.650024" calcext:value-type="float">
            <text:p>1892.650024</text:p>
          </table:table-cell>
          <table:table-cell office:value-type="float" office:value="676" calcext:value-type="float">
            <text:p>676</text:p>
          </table:table-cell>
          <table:table-cell office:value-type="float" office:value="307.25" calcext:value-type="float">
            <text:p>307.25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4433.700195" calcext:value-type="float">
            <text:p>14433.700195</text:p>
          </table:table-cell>
          <table:table-cell office:value-type="float" office:value="32246.800781" calcext:value-type="float">
            <text:p>32246.800781</text:p>
          </table:table-cell>
          <table:table-cell office:value-type="float" office:value="1466.650024" calcext:value-type="float">
            <text:p>1466.650024</text:p>
          </table:table-cell>
          <table:table-cell office:value-type="float" office:value="543" calcext:value-type="float">
            <text:p>543</text:p>
          </table:table-cell>
          <table:table-cell office:value-type="float" office:value="1863.900024" calcext:value-type="float">
            <text:p>1863.900024</text:p>
          </table:table-cell>
          <table:table-cell office:value-type="float" office:value="674.849976" calcext:value-type="float">
            <text:p>674.849976</text:p>
          </table:table-cell>
          <table:table-cell office:value-type="float" office:value="303.850006" calcext:value-type="float">
            <text:p>303.850006</text:p>
          </table:table-cell>
          <table:table-cell office:value-type="float" office:value="95.849998" calcext:value-type="float">
            <text:p>95.84999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4281.299805" calcext:value-type="float">
            <text:p>14281.299805</text:p>
          </table:table-cell>
          <table:table-cell office:value-type="float" office:value="31811.75" calcext:value-type="float">
            <text:p>31811.75</text:p>
          </table:table-cell>
          <table:table-cell office:value-type="float" office:value="1483.099976" calcext:value-type="float">
            <text:p>1483.099976</text:p>
          </table:table-cell>
          <table:table-cell office:value-type="float" office:value="533.150024" calcext:value-type="float">
            <text:p>533.150024</text:p>
          </table:table-cell>
          <table:table-cell office:value-type="float" office:value="1846.949951" calcext:value-type="float">
            <text:p>1846.949951</text:p>
          </table:table-cell>
          <table:table-cell office:value-type="float" office:value="657" calcext:value-type="float">
            <text:p>657</text:p>
          </table:table-cell>
          <table:table-cell office:value-type="float" office:value="294.450012" calcext:value-type="float">
            <text:p>294.450012</text:p>
          </table:table-cell>
          <table:table-cell office:value-type="float" office:value="96.699997" calcext:value-type="float">
            <text:p>96.699997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4521.150391" calcext:value-type="float">
            <text:p>14521.150391</text:p>
          </table:table-cell>
          <table:table-cell office:value-type="float" office:value="32424.849609" calcext:value-type="float">
            <text:p>32424.849609</text:p>
          </table:table-cell>
          <table:table-cell office:value-type="float" office:value="1503.849976" calcext:value-type="float">
            <text:p>1503.849976</text:p>
          </table:table-cell>
          <table:table-cell office:value-type="float" office:value="546.450012" calcext:value-type="float">
            <text:p>546.450012</text:p>
          </table:table-cell>
          <table:table-cell office:value-type="float" office:value="1887" calcext:value-type="float">
            <text:p>1887</text:p>
          </table:table-cell>
          <table:table-cell office:value-type="float" office:value="668.75" calcext:value-type="float">
            <text:p>668.75</text:p>
          </table:table-cell>
          <table:table-cell office:value-type="float" office:value="298.600006" calcext:value-type="float">
            <text:p>298.600006</text:p>
          </table:table-cell>
          <table:table-cell office:value-type="float" office:value="92.699997" calcext:value-type="float">
            <text:p>92.69999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4644.700195" calcext:value-type="float">
            <text:p>14644.700195</text:p>
          </table:table-cell>
          <table:table-cell office:value-type="float" office:value="32543.699219" calcext:value-type="float">
            <text:p>32543.699219</text:p>
          </table:table-cell>
          <table:table-cell office:value-type="float" office:value="1492" calcext:value-type="float">
            <text:p>1492</text:p>
          </table:table-cell>
          <table:table-cell office:value-type="float" office:value="551" calcext:value-type="float">
            <text:p>551</text:p>
          </table:table-cell>
          <table:table-cell office:value-type="float" office:value="1883.599976" calcext:value-type="float">
            <text:p>1883.599976</text:p>
          </table:table-cell>
          <table:table-cell office:value-type="float" office:value="675.75" calcext:value-type="float">
            <text:p>675.75</text:p>
          </table:table-cell>
          <table:table-cell office:value-type="float" office:value="302.549988" calcext:value-type="float">
            <text:p>302.549988</text:p>
          </table:table-cell>
          <table:table-cell office:value-type="float" office:value="92.599998" calcext:value-type="float">
            <text:p>92.599998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4590.349609" calcext:value-type="float">
            <text:p>14590.349609</text:p>
          </table:table-cell>
          <table:table-cell office:value-type="float" office:value="32186.900391" calcext:value-type="float">
            <text:p>32186.900391</text:p>
          </table:table-cell>
          <table:table-cell office:value-type="float" office:value="1474.800049" calcext:value-type="float">
            <text:p>1474.800049</text:p>
          </table:table-cell>
          <table:table-cell office:value-type="float" office:value="552.700012" calcext:value-type="float">
            <text:p>552.700012</text:p>
          </table:table-cell>
          <table:table-cell office:value-type="float" office:value="1857.800049" calcext:value-type="float">
            <text:p>1857.800049</text:p>
          </table:table-cell>
          <table:table-cell office:value-type="float" office:value="675.849976" calcext:value-type="float">
            <text:p>675.849976</text:p>
          </table:table-cell>
          <table:table-cell office:value-type="float" office:value="294.850006" calcext:value-type="float">
            <text:p>294.85000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4371.900391" calcext:value-type="float">
            <text:p>14371.900391</text:p>
          </table:table-cell>
          <table:table-cell office:value-type="float" office:value="31167.25" calcext:value-type="float">
            <text:p>31167.25</text:p>
          </table:table-cell>
          <table:table-cell office:value-type="float" office:value="1443.550049" calcext:value-type="float">
            <text:p>1443.550049</text:p>
          </table:table-cell>
          <table:table-cell office:value-type="float" office:value="533.799988" calcext:value-type="float">
            <text:p>533.799988</text:p>
          </table:table-cell>
          <table:table-cell office:value-type="float" office:value="1828" calcext:value-type="float">
            <text:p>1828</text:p>
          </table:table-cell>
          <table:table-cell office:value-type="float" office:value="644.5" calcext:value-type="float">
            <text:p>644.5</text:p>
          </table:table-cell>
          <table:table-cell office:value-type="float" office:value="283.700012" calcext:value-type="float">
            <text:p>283.700012</text:p>
          </table:table-cell>
          <table:table-cell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4238.900391" calcext:value-type="float">
            <text:p>14238.900391</text:p>
          </table:table-cell>
          <table:table-cell office:value-type="float" office:value="31198.400391" calcext:value-type="float">
            <text:p>31198.400391</text:p>
          </table:table-cell>
          <table:table-cell office:value-type="float" office:value="1462.849976" calcext:value-type="float">
            <text:p>1462.849976</text:p>
          </table:table-cell>
          <table:table-cell office:value-type="float" office:value="538.049988" calcext:value-type="float">
            <text:p>538.049988</text:p>
          </table:table-cell>
          <table:table-cell office:value-type="float" office:value="1794.400024" calcext:value-type="float">
            <text:p>1794.400024</text:p>
          </table:table-cell>
          <table:table-cell office:value-type="float" office:value="658.400024" calcext:value-type="float">
            <text:p>658.400024</text:p>
          </table:table-cell>
          <table:table-cell office:value-type="float" office:value="280.950012" calcext:value-type="float">
            <text:p>280.950012</text:p>
          </table:table-cell>
          <table:table-cell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13967.5" calcext:value-type="float">
            <text:p>13967.5</text:p>
          </table:table-cell>
          <table:table-cell office:value-type="float" office:value="30284.550781" calcext:value-type="float">
            <text:p>30284.550781</text:p>
          </table:table-cell>
          <table:table-cell office:value-type="float" office:value="1409.599976" calcext:value-type="float">
            <text:p>1409.599976</text:p>
          </table:table-cell>
          <table:table-cell office:value-type="float" office:value="522.349976" calcext:value-type="float">
            <text:p>522.349976</text:p>
          </table:table-cell>
          <table:table-cell office:value-type="float" office:value="1764.699951" calcext:value-type="float">
            <text:p>1764.699951</text:p>
          </table:table-cell>
          <table:table-cell office:value-type="float" office:value="632.099976" calcext:value-type="float">
            <text:p>632.099976</text:p>
          </table:table-cell>
          <table:table-cell office:value-type="float" office:value="275.649994" calcext:value-type="float">
            <text:p>275.649994</text:p>
          </table:table-cell>
          <table:table-cell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3817.549805" calcext:value-type="float">
            <text:p>13817.549805</text:p>
          </table:table-cell>
          <table:table-cell office:value-type="float" office:value="30358.300781" calcext:value-type="float">
            <text:p>30358.300781</text:p>
          </table:table-cell>
          <table:table-cell office:value-type="float" office:value="1371.449951" calcext:value-type="float">
            <text:p>1371.449951</text:p>
          </table:table-cell>
          <table:table-cell office:value-type="float" office:value="528.25" calcext:value-type="float">
            <text:p>528.25</text:p>
          </table:table-cell>
          <table:table-cell office:value-type="float" office:value="1722.849976" calcext:value-type="float">
            <text:p>1722.849976</text:p>
          </table:table-cell>
          <table:table-cell office:value-type="float" office:value="670.700012" calcext:value-type="float">
            <text:p>670.700012</text:p>
          </table:table-cell>
          <table:table-cell office:value-type="float" office:value="282.350006" calcext:value-type="float">
            <text:p>282.350006</text:p>
          </table:table-cell>
          <table:table-cell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3634.599609" calcext:value-type="float">
            <text:p>13634.599609</text:p>
          </table:table-cell>
          <table:table-cell office:value-type="float" office:value="30565.5" calcext:value-type="float">
            <text:p>30565.5</text:p>
          </table:table-cell>
          <table:table-cell office:value-type="float" office:value="1390.5" calcext:value-type="float">
            <text:p>1390.5</text:p>
          </table:table-cell>
          <table:table-cell office:value-type="float" office:value="537" calcext:value-type="float">
            <text:p>537</text:p>
          </table:table-cell>
          <table:table-cell office:value-type="float" office:value="1712.949951" calcext:value-type="float">
            <text:p>1712.949951</text:p>
          </table:table-cell>
          <table:table-cell office:value-type="float" office:value="662.900024" calcext:value-type="float">
            <text:p>662.900024</text:p>
          </table:table-cell>
          <table:table-cell office:value-type="float" office:value="282.100006" calcext:value-type="float">
            <text:p>282.100006</text:p>
          </table:table-cell>
          <table:table-cell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4281.200195" calcext:value-type="float">
            <text:p>14281.200195</text:p>
          </table:table-cell>
          <table:table-cell office:value-type="float" office:value="33089.050781" calcext:value-type="float">
            <text:p>33089.050781</text:p>
          </table:table-cell>
          <table:table-cell office:value-type="float" office:value="1476.75" calcext:value-type="float">
            <text:p>1476.75</text:p>
          </table:table-cell>
          <table:table-cell office:value-type="float" office:value="603.799988" calcext:value-type="float">
            <text:p>603.799988</text:p>
          </table:table-cell>
          <table:table-cell office:value-type="float" office:value="1801.5" calcext:value-type="float">
            <text:p>1801.5</text:p>
          </table:table-cell>
          <table:table-cell office:value-type="float" office:value="709.349976" calcext:value-type="float">
            <text:p>709.349976</text:p>
          </table:table-cell>
          <table:table-cell office:value-type="float" office:value="310.700012" calcext:value-type="float">
            <text:p>310.700012</text:p>
          </table:table-cell>
          <table:table-cell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647.849609" calcext:value-type="float">
            <text:p>14647.849609</text:p>
          </table:table-cell>
          <table:table-cell office:value-type="float" office:value="34267.898438" calcext:value-type="float">
            <text:p>34267.898438</text:p>
          </table:table-cell>
          <table:table-cell office:value-type="float" office:value="1560.550049" calcext:value-type="float">
            <text:p>1560.550049</text:p>
          </table:table-cell>
          <table:table-cell office:value-type="float" office:value="617.349976" calcext:value-type="float">
            <text:p>617.349976</text:p>
          </table:table-cell>
          <table:table-cell office:value-type="float" office:value="1861.300049" calcext:value-type="float">
            <text:p>1861.300049</text:p>
          </table:table-cell>
          <table:table-cell office:value-type="float" office:value="714.200012" calcext:value-type="float">
            <text:p>714.200012</text:p>
          </table:table-cell>
          <table:table-cell office:value-type="float" office:value="333.100006" calcext:value-type="float">
            <text:p>333.100006</text:p>
          </table:table-cell>
          <table:table-cell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789.950195" calcext:value-type="float">
            <text:p>14789.950195</text:p>
          </table:table-cell>
          <table:table-cell office:value-type="float" office:value="34758.449219" calcext:value-type="float">
            <text:p>34758.449219</text:p>
          </table:table-cell>
          <table:table-cell office:value-type="float" office:value="1574.800049" calcext:value-type="float">
            <text:p>1574.800049</text:p>
          </table:table-cell>
          <table:table-cell office:value-type="float" office:value="622.349976" calcext:value-type="float">
            <text:p>622.349976</text:p>
          </table:table-cell>
          <table:table-cell office:value-type="float" office:value="1852.199951" calcext:value-type="float">
            <text:p>1852.199951</text:p>
          </table:table-cell>
          <table:table-cell office:value-type="float" office:value="733.799988" calcext:value-type="float">
            <text:p>733.799988</text:p>
          </table:table-cell>
          <table:table-cell office:value-type="float" office:value="335.950012" calcext:value-type="float">
            <text:p>335.950012</text:p>
          </table:table-cell>
          <table:table-cell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895.650391" calcext:value-type="float">
            <text:p>14895.650391</text:p>
          </table:table-cell>
          <table:table-cell office:value-type="float" office:value="35344.800781" calcext:value-type="float">
            <text:p>35344.800781</text:p>
          </table:table-cell>
          <table:table-cell office:value-type="float" office:value="1579.099976" calcext:value-type="float">
            <text:p>1579.099976</text:p>
          </table:table-cell>
          <table:table-cell office:value-type="float" office:value="628.299988" calcext:value-type="float">
            <text:p>628.299988</text:p>
          </table:table-cell>
          <table:table-cell office:value-type="float" office:value="1910.400024" calcext:value-type="float">
            <text:p>1910.400024</text:p>
          </table:table-cell>
          <table:table-cell office:value-type="float" office:value="743.900024" calcext:value-type="float">
            <text:p>743.900024</text:p>
          </table:table-cell>
          <table:table-cell office:value-type="float" office:value="355.100006" calcext:value-type="float">
            <text:p>355.100006</text:p>
          </table:table-cell>
          <table:table-cell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4924.25" calcext:value-type="float">
            <text:p>14924.25</text:p>
          </table:table-cell>
          <table:table-cell office:value-type="float" office:value="35654.5" calcext:value-type="float">
            <text:p>35654.5</text:p>
          </table:table-cell>
          <table:table-cell office:value-type="float" office:value="1597.599976" calcext:value-type="float">
            <text:p>1597.599976</text:p>
          </table:table-cell>
          <table:table-cell office:value-type="float" office:value="614.150024" calcext:value-type="float">
            <text:p>614.150024</text:p>
          </table:table-cell>
          <table:table-cell office:value-type="float" office:value="1982.699951" calcext:value-type="float">
            <text:p>1982.699951</text:p>
          </table:table-cell>
          <table:table-cell office:value-type="float" office:value="719.599976" calcext:value-type="float">
            <text:p>719.599976</text:p>
          </table:table-cell>
          <table:table-cell office:value-type="float" office:value="393.100006" calcext:value-type="float">
            <text:p>393.100006</text:p>
          </table:table-cell>
          <table:table-cell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15115.799805" calcext:value-type="float">
            <text:p>15115.799805</text:p>
          </table:table-cell>
          <table:table-cell office:value-type="float" office:value="35983.648438" calcext:value-type="float">
            <text:p>35983.648438</text:p>
          </table:table-cell>
          <table:table-cell office:value-type="float" office:value="1605.25" calcext:value-type="float">
            <text:p>1605.25</text:p>
          </table:table-cell>
          <table:table-cell office:value-type="float" office:value="629.599976" calcext:value-type="float">
            <text:p>629.599976</text:p>
          </table:table-cell>
          <table:table-cell office:value-type="float" office:value="1957.150024" calcext:value-type="float">
            <text:p>1957.150024</text:p>
          </table:table-cell>
          <table:table-cell office:value-type="float" office:value="736.150024" calcext:value-type="float">
            <text:p>736.150024</text:p>
          </table:table-cell>
          <table:table-cell office:value-type="float" office:value="397.049988" calcext:value-type="float">
            <text:p>397.049988</text:p>
          </table:table-cell>
          <table:table-cell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15109.299805" calcext:value-type="float">
            <text:p>15109.299805</text:p>
          </table:table-cell>
          <table:table-cell office:value-type="float" office:value="36056.5" calcext:value-type="float">
            <text:p>36056.5</text:p>
          </table:table-cell>
          <table:table-cell office:value-type="float" office:value="1611.849976" calcext:value-type="float">
            <text:p>1611.849976</text:p>
          </table:table-cell>
          <table:table-cell office:value-type="float" office:value="633.349976" calcext:value-type="float">
            <text:p>633.349976</text:p>
          </table:table-cell>
          <table:table-cell office:value-type="float" office:value="1949.150024" calcext:value-type="float">
            <text:p>1949.150024</text:p>
          </table:table-cell>
          <table:table-cell office:value-type="float" office:value="742.5" calcext:value-type="float">
            <text:p>742.5</text:p>
          </table:table-cell>
          <table:table-cell office:value-type="float" office:value="394.799988" calcext:value-type="float">
            <text:p>394.799988</text:p>
          </table:table-cell>
          <table:table-cell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15106.5" calcext:value-type="float">
            <text:p>15106.5</text:p>
          </table:table-cell>
          <table:table-cell office:value-type="float" office:value="35783.101563" calcext:value-type="float">
            <text:p>35783.101563</text:p>
          </table:table-cell>
          <table:table-cell office:value-type="float" office:value="1581.75" calcext:value-type="float">
            <text:p>1581.75</text:p>
          </table:table-cell>
          <table:table-cell office:value-type="float" office:value="632.150024" calcext:value-type="float">
            <text:p>632.150024</text:p>
          </table:table-cell>
          <table:table-cell office:value-type="float" office:value="1952.050049" calcext:value-type="float">
            <text:p>1952.050049</text:p>
          </table:table-cell>
          <table:table-cell office:value-type="float" office:value="734.799988" calcext:value-type="float">
            <text:p>734.799988</text:p>
          </table:table-cell>
          <table:table-cell office:value-type="float" office:value="392.25" calcext:value-type="float">
            <text:p>392.25</text:p>
          </table:table-cell>
          <table:table-cell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15173.299805" calcext:value-type="float">
            <text:p>15173.299805</text:p>
          </table:table-cell>
          <table:table-cell office:value-type="float" office:value="35752.101563" calcext:value-type="float">
            <text:p>35752.101563</text:p>
          </table:table-cell>
          <table:table-cell office:value-type="float" office:value="1572.349976" calcext:value-type="float">
            <text:p>1572.349976</text:p>
          </table:table-cell>
          <table:table-cell office:value-type="float" office:value="630.650024" calcext:value-type="float">
            <text:p>630.650024</text:p>
          </table:table-cell>
          <table:table-cell office:value-type="float" office:value="1961" calcext:value-type="float">
            <text:p>1961</text:p>
          </table:table-cell>
          <table:table-cell office:value-type="float" office:value="740.099976" calcext:value-type="float">
            <text:p>740.099976</text:p>
          </table:table-cell>
          <table:table-cell office:value-type="float" office:value="390.149994" calcext:value-type="float">
            <text:p>390.149994</text:p>
          </table:table-cell>
          <table:table-cell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5163.299805" calcext:value-type="float">
            <text:p>15163.299805</text:p>
          </table:table-cell>
          <table:table-cell office:value-type="float" office:value="36108.898438" calcext:value-type="float">
            <text:p>36108.898438</text:p>
          </table:table-cell>
          <table:table-cell office:value-type="float" office:value="1581.949951" calcext:value-type="float">
            <text:p>1581.949951</text:p>
          </table:table-cell>
          <table:table-cell office:value-type="float" office:value="647.599976" calcext:value-type="float">
            <text:p>647.599976</text:p>
          </table:table-cell>
          <table:table-cell office:value-type="float" office:value="1951.050049" calcext:value-type="float">
            <text:p>1951.050049</text:p>
          </table:table-cell>
          <table:table-cell office:value-type="float" office:value="750.400024" calcext:value-type="float">
            <text:p>750.400024</text:p>
          </table:table-cell>
          <table:table-cell office:value-type="float" office:value="393.149994" calcext:value-type="float">
            <text:p>393.149994</text:p>
          </table:table-cell>
          <table:table-cell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5314.700195" calcext:value-type="float">
            <text:p>15314.700195</text:p>
          </table:table-cell>
          <table:table-cell office:value-type="float" office:value="37306.25" calcext:value-type="float">
            <text:p>37306.25</text:p>
          </table:table-cell>
          <table:table-cell office:value-type="float" office:value="1616.599976" calcext:value-type="float">
            <text:p>1616.599976</text:p>
          </table:table-cell>
          <table:table-cell office:value-type="float" office:value="673.950012" calcext:value-type="float">
            <text:p>673.950012</text:p>
          </table:table-cell>
          <table:table-cell office:value-type="float" office:value="1985.949951" calcext:value-type="float">
            <text:p>1985.949951</text:p>
          </table:table-cell>
          <table:table-cell office:value-type="float" office:value="794" calcext:value-type="float">
            <text:p>794</text:p>
          </table:table-cell>
          <table:table-cell office:value-type="float" office:value="406.950012" calcext:value-type="float">
            <text:p>406.950012</text:p>
          </table:table-cell>
          <table:table-cell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5313.450195" calcext:value-type="float">
            <text:p>15313.450195</text:p>
          </table:table-cell>
          <table:table-cell office:value-type="float" office:value="37098.398438" calcext:value-type="float">
            <text:p>37098.398438</text:p>
          </table:table-cell>
          <table:table-cell office:value-type="float" office:value="1626.650024" calcext:value-type="float">
            <text:p>1626.650024</text:p>
          </table:table-cell>
          <table:table-cell office:value-type="float" office:value="658.349976" calcext:value-type="float">
            <text:p>658.349976</text:p>
          </table:table-cell>
          <table:table-cell office:value-type="float" office:value="2019.650024" calcext:value-type="float">
            <text:p>2019.650024</text:p>
          </table:table-cell>
          <table:table-cell office:value-type="float" office:value="775.049988" calcext:value-type="float">
            <text:p>775.049988</text:p>
          </table:table-cell>
          <table:table-cell office:value-type="float" office:value="402.350006" calcext:value-type="float">
            <text:p>402.350006</text:p>
          </table:table-cell>
          <table:table-cell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5208.900391" calcext:value-type="float">
            <text:p>15208.900391</text:p>
          </table:table-cell>
          <table:table-cell office:value-type="float" office:value="36910.949219" calcext:value-type="float">
            <text:p>36910.949219</text:p>
          </table:table-cell>
          <table:table-cell office:value-type="float" office:value="1586.5" calcext:value-type="float">
            <text:p>1586.5</text:p>
          </table:table-cell>
          <table:table-cell office:value-type="float" office:value="657.349976" calcext:value-type="float">
            <text:p>657.349976</text:p>
          </table:table-cell>
          <table:table-cell office:value-type="float" office:value="1989.449951" calcext:value-type="float">
            <text:p>1989.449951</text:p>
          </table:table-cell>
          <table:table-cell office:value-type="float" office:value="777.75" calcext:value-type="float">
            <text:p>777.75</text:p>
          </table:table-cell>
          <table:table-cell office:value-type="float" office:value="411.75" calcext:value-type="float">
            <text:p>411.75</text:p>
          </table:table-cell>
          <table:table-cell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5118.950195" calcext:value-type="float">
            <text:p>15118.950195</text:p>
          </table:table-cell>
          <table:table-cell office:value-type="float" office:value="36587" calcext:value-type="float">
            <text:p>36587</text:p>
          </table:table-cell>
          <table:table-cell office:value-type="float" office:value="1554.300049" calcext:value-type="float">
            <text:p>1554.300049</text:p>
          </table:table-cell>
          <table:table-cell office:value-type="float" office:value="644.650024" calcext:value-type="float">
            <text:p>644.650024</text:p>
          </table:table-cell>
          <table:table-cell office:value-type="float" office:value="1945.449951" calcext:value-type="float">
            <text:p>1945.449951</text:p>
          </table:table-cell>
          <table:table-cell office:value-type="float" office:value="777" calcext:value-type="float">
            <text:p>777</text:p>
          </table:table-cell>
          <table:table-cell office:value-type="float" office:value="415.200012" calcext:value-type="float">
            <text:p>415.200012</text:p>
          </table:table-cell>
          <table:table-cell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4981.75" calcext:value-type="float">
            <text:p>14981.75</text:p>
          </table:table-cell>
          <table:table-cell office:value-type="float" office:value="35841.601563" calcext:value-type="float">
            <text:p>35841.601563</text:p>
          </table:table-cell>
          <table:table-cell office:value-type="float" office:value="1539.099976" calcext:value-type="float">
            <text:p>1539.099976</text:p>
          </table:table-cell>
          <table:table-cell office:value-type="float" office:value="624.049988" calcext:value-type="float">
            <text:p>624.049988</text:p>
          </table:table-cell>
          <table:table-cell office:value-type="float" office:value="1938.75" calcext:value-type="float">
            <text:p>1938.75</text:p>
          </table:table-cell>
          <table:table-cell office:value-type="float" office:value="749.650024" calcext:value-type="float">
            <text:p>749.650024</text:p>
          </table:table-cell>
          <table:table-cell office:value-type="float" office:value="399.549988" calcext:value-type="float">
            <text:p>399.549988</text:p>
          </table:table-cell>
          <table:table-cell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4675.700195" calcext:value-type="float">
            <text:p>14675.700195</text:p>
          </table:table-cell>
          <table:table-cell office:value-type="float" office:value="35257.199219" calcext:value-type="float">
            <text:p>35257.199219</text:p>
          </table:table-cell>
          <table:table-cell office:value-type="float" office:value="1548" calcext:value-type="float">
            <text:p>1548</text:p>
          </table:table-cell>
          <table:table-cell office:value-type="float" office:value="609.849976" calcext:value-type="float">
            <text:p>609.849976</text:p>
          </table:table-cell>
          <table:table-cell office:value-type="float" office:value="1949.599976" calcext:value-type="float">
            <text:p>1949.599976</text:p>
          </table:table-cell>
          <table:table-cell office:value-type="float" office:value="719.450012" calcext:value-type="float">
            <text:p>719.450012</text:p>
          </table:table-cell>
          <table:table-cell office:value-type="float" office:value="389.5" calcext:value-type="float">
            <text:p>389.5</text:p>
          </table:table-cell>
          <table:table-cell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4707.799805" calcext:value-type="float">
            <text:p>14707.799805</text:p>
          </table:table-cell>
          <table:table-cell office:value-type="float" office:value="35116.949219" calcext:value-type="float">
            <text:p>35116.949219</text:p>
          </table:table-cell>
          <table:table-cell office:value-type="float" office:value="1529.150024" calcext:value-type="float">
            <text:p>1529.150024</text:p>
          </table:table-cell>
          <table:table-cell office:value-type="float" office:value="616.299988" calcext:value-type="float">
            <text:p>616.299988</text:p>
          </table:table-cell>
          <table:table-cell office:value-type="float" office:value="1872.949951" calcext:value-type="float">
            <text:p>1872.949951</text:p>
          </table:table-cell>
          <table:table-cell office:value-type="float" office:value="715.950012" calcext:value-type="float">
            <text:p>715.950012</text:p>
          </table:table-cell>
          <table:table-cell office:value-type="float" office:value="395.600006" calcext:value-type="float">
            <text:p>395.600006</text:p>
          </table:table-cell>
          <table:table-cell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4982" calcext:value-type="float">
            <text:p>14982</text:p>
          </table:table-cell>
          <table:table-cell office:value-type="float" office:value="36452.300781" calcext:value-type="float">
            <text:p>36452.300781</text:p>
          </table:table-cell>
          <table:table-cell office:value-type="float" office:value="1606.449951" calcext:value-type="float">
            <text:p>1606.449951</text:p>
          </table:table-cell>
          <table:table-cell office:value-type="float" office:value="641.099976" calcext:value-type="float">
            <text:p>641.099976</text:p>
          </table:table-cell>
          <table:table-cell office:value-type="float" office:value="1911.199951" calcext:value-type="float">
            <text:p>1911.199951</text:p>
          </table:table-cell>
          <table:table-cell office:value-type="float" office:value="749.400024" calcext:value-type="float">
            <text:p>749.400024</text:p>
          </table:table-cell>
          <table:table-cell office:value-type="float" office:value="406.25" calcext:value-type="float">
            <text:p>406.25</text:p>
          </table:table-cell>
          <table:table-cell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097.349609" calcext:value-type="float">
            <text:p>15097.349609</text:p>
          </table:table-cell>
          <table:table-cell office:value-type="float" office:value="36549" calcext:value-type="float">
            <text:p>36549</text:p>
          </table:table-cell>
          <table:table-cell office:value-type="float" office:value="1606.400024" calcext:value-type="float">
            <text:p>1606.400024</text:p>
          </table:table-cell>
          <table:table-cell office:value-type="float" office:value="628" calcext:value-type="float">
            <text:p>628</text:p>
          </table:table-cell>
          <table:table-cell office:value-type="float" office:value="1895.5" calcext:value-type="float">
            <text:p>1895.5</text:p>
          </table:table-cell>
          <table:table-cell office:value-type="float" office:value="770.650024" calcext:value-type="float">
            <text:p>770.650024</text:p>
          </table:table-cell>
          <table:table-cell office:value-type="float" office:value="407.25" calcext:value-type="float">
            <text:p>407.25</text:p>
          </table:table-cell>
          <table:table-cell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529.150391" calcext:value-type="float">
            <text:p>14529.150391</text:p>
          </table:table-cell>
          <table:table-cell office:value-type="float" office:value="34803.601563" calcext:value-type="float">
            <text:p>34803.601563</text:p>
          </table:table-cell>
          <table:table-cell office:value-type="float" office:value="1534.400024" calcext:value-type="float">
            <text:p>1534.400024</text:p>
          </table:table-cell>
          <table:table-cell office:value-type="float" office:value="597.75" calcext:value-type="float">
            <text:p>597.75</text:p>
          </table:table-cell>
          <table:table-cell office:value-type="float" office:value="1780.349976" calcext:value-type="float">
            <text:p>1780.349976</text:p>
          </table:table-cell>
          <table:table-cell office:value-type="float" office:value="724.799988" calcext:value-type="float">
            <text:p>724.799988</text:p>
          </table:table-cell>
          <table:table-cell office:value-type="float" office:value="390.149994" calcext:value-type="float">
            <text:p>390.149994</text:p>
          </table:table-cell>
          <table:table-cell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4761.549805" calcext:value-type="float">
            <text:p>14761.549805</text:p>
          </table:table-cell>
          <table:table-cell office:value-type="float" office:value="35296" calcext:value-type="float">
            <text:p>35296</text:p>
          </table:table-cell>
          <table:table-cell office:value-type="float" office:value="1558.900024" calcext:value-type="float">
            <text:p>1558.900024</text:p>
          </table:table-cell>
          <table:table-cell office:value-type="float" office:value="608.349976" calcext:value-type="float">
            <text:p>608.349976</text:p>
          </table:table-cell>
          <table:table-cell office:value-type="float" office:value="1845.400024" calcext:value-type="float">
            <text:p>1845.400024</text:p>
          </table:table-cell>
          <table:table-cell office:value-type="float" office:value="728.549988" calcext:value-type="float">
            <text:p>728.549988</text:p>
          </table:table-cell>
          <table:table-cell office:value-type="float" office:value="394.950012" calcext:value-type="float">
            <text:p>394.950012</text:p>
          </table:table-cell>
          <table:table-cell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4919.099609" calcext:value-type="float">
            <text:p>14919.099609</text:p>
          </table:table-cell>
          <table:table-cell office:value-type="float" office:value="35419.699219" calcext:value-type="float">
            <text:p>35419.699219</text:p>
          </table:table-cell>
          <table:table-cell office:value-type="float" office:value="1568.199951" calcext:value-type="float">
            <text:p>1568.199951</text:p>
          </table:table-cell>
          <table:table-cell office:value-type="float" office:value="610.5" calcext:value-type="float">
            <text:p>610.5</text:p>
          </table:table-cell>
          <table:table-cell office:value-type="float" office:value="1844.650024" calcext:value-type="float">
            <text:p>1844.650024</text:p>
          </table:table-cell>
          <table:table-cell office:value-type="float" office:value="731.25" calcext:value-type="float">
            <text:p>731.25</text:p>
          </table:table-cell>
          <table:table-cell office:value-type="float" office:value="394.200012" calcext:value-type="float">
            <text:p>394.200012</text:p>
          </table:table-cell>
          <table:table-cell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5245.599609" calcext:value-type="float">
            <text:p>15245.599609</text:p>
          </table:table-cell>
          <table:table-cell office:value-type="float" office:value="36368.050781" calcext:value-type="float">
            <text:p>36368.050781</text:p>
          </table:table-cell>
          <table:table-cell office:value-type="float" office:value="1586.849976" calcext:value-type="float">
            <text:p>1586.849976</text:p>
          </table:table-cell>
          <table:table-cell office:value-type="float" office:value="632.099976" calcext:value-type="float">
            <text:p>632.099976</text:p>
          </table:table-cell>
          <table:table-cell office:value-type="float" office:value="1899.5" calcext:value-type="float">
            <text:p>1899.5</text:p>
          </table:table-cell>
          <table:table-cell office:value-type="float" office:value="753.950012" calcext:value-type="float">
            <text:p>753.950012</text:p>
          </table:table-cell>
          <table:table-cell office:value-type="float" office:value="405.049988" calcext:value-type="float">
            <text:p>405.049988</text:p>
          </table:table-cell>
          <table:table-cell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5080.75" calcext:value-type="float">
            <text:p>15080.75</text:p>
          </table:table-cell>
          <table:table-cell office:value-type="float" office:value="35802.5" calcext:value-type="float">
            <text:p>35802.5</text:p>
          </table:table-cell>
          <table:table-cell office:value-type="float" office:value="1552.050049" calcext:value-type="float">
            <text:p>1552.050049</text:p>
          </table:table-cell>
          <table:table-cell office:value-type="float" office:value="620.75" calcext:value-type="float">
            <text:p>620.75</text:p>
          </table:table-cell>
          <table:table-cell office:value-type="float" office:value="1897.699951" calcext:value-type="float">
            <text:p>1897.699951</text:p>
          </table:table-cell>
          <table:table-cell office:value-type="float" office:value="736.799988" calcext:value-type="float">
            <text:p>736.799988</text:p>
          </table:table-cell>
          <table:table-cell office:value-type="float" office:value="395.649994" calcext:value-type="float">
            <text:p>395.649994</text:p>
          </table:table-cell>
          <table:table-cell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4938.099609" calcext:value-type="float">
            <text:p>14938.099609</text:p>
          </table:table-cell>
          <table:table-cell office:value-type="float" office:value="35228.148438" calcext:value-type="float">
            <text:p>35228.148438</text:p>
          </table:table-cell>
          <table:table-cell office:value-type="float" office:value="1530" calcext:value-type="float">
            <text:p>1530</text:p>
          </table:table-cell>
          <table:table-cell office:value-type="float" office:value="609.450012" calcext:value-type="float">
            <text:p>609.450012</text:p>
          </table:table-cell>
          <table:table-cell office:value-type="float" office:value="1922.5" calcext:value-type="float">
            <text:p>1922.5</text:p>
          </table:table-cell>
          <table:table-cell office:value-type="float" office:value="730.75" calcext:value-type="float">
            <text:p>730.75</text:p>
          </table:table-cell>
          <table:table-cell office:value-type="float" office:value="383.649994" calcext:value-type="float">
            <text:p>383.649994</text:p>
          </table:table-cell>
          <table:table-cell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4956.200195" calcext:value-type="float">
            <text:p>14956.200195</text:p>
          </table:table-cell>
          <table:table-cell office:value-type="float" office:value="35275.75" calcext:value-type="float">
            <text:p>35275.75</text:p>
          </table:table-cell>
          <table:table-cell office:value-type="float" office:value="1519.5" calcext:value-type="float">
            <text:p>1519.5</text:p>
          </table:table-cell>
          <table:table-cell office:value-type="float" office:value="608.049988" calcext:value-type="float">
            <text:p>608.049988</text:p>
          </table:table-cell>
          <table:table-cell office:value-type="float" office:value="1915.849976" calcext:value-type="float">
            <text:p>1915.849976</text:p>
          </table:table-cell>
          <table:table-cell office:value-type="float" office:value="743.299988" calcext:value-type="float">
            <text:p>743.299988</text:p>
          </table:table-cell>
          <table:table-cell office:value-type="float" office:value="389.600006" calcext:value-type="float">
            <text:p>389.600006</text:p>
          </table:table-cell>
          <table:table-cell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5098.400391" calcext:value-type="float">
            <text:p>15098.400391</text:p>
          </table:table-cell>
          <table:table-cell office:value-type="float" office:value="35865.648438" calcext:value-type="float">
            <text:p>35865.648438</text:p>
          </table:table-cell>
          <table:table-cell office:value-type="float" office:value="1562.5" calcext:value-type="float">
            <text:p>1562.5</text:p>
          </table:table-cell>
          <table:table-cell office:value-type="float" office:value="625.099976" calcext:value-type="float">
            <text:p>625.099976</text:p>
          </table:table-cell>
          <table:table-cell office:value-type="float" office:value="1978.949951" calcext:value-type="float">
            <text:p>1978.949951</text:p>
          </table:table-cell>
          <table:table-cell office:value-type="float" office:value="745.450012" calcext:value-type="float">
            <text:p>745.450012</text:p>
          </table:table-cell>
          <table:table-cell office:value-type="float" office:value="387.600006" calcext:value-type="float">
            <text:p>387.600006</text:p>
          </table:table-cell>
          <table:table-cell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5174.799805" calcext:value-type="float">
            <text:p>15174.799805</text:p>
          </table:table-cell>
          <table:table-cell office:value-type="float" office:value="35938.300781" calcext:value-type="float">
            <text:p>35938.300781</text:p>
          </table:table-cell>
          <table:table-cell office:value-type="float" office:value="1555.75" calcext:value-type="float">
            <text:p>1555.75</text:p>
          </table:table-cell>
          <table:table-cell office:value-type="float" office:value="625.599976" calcext:value-type="float">
            <text:p>625.599976</text:p>
          </table:table-cell>
          <table:table-cell office:value-type="float" office:value="1963.949951" calcext:value-type="float">
            <text:p>1963.949951</text:p>
          </table:table-cell>
          <table:table-cell office:value-type="float" office:value="760.75" calcext:value-type="float">
            <text:p>760.75</text:p>
          </table:table-cell>
          <table:table-cell office:value-type="float" office:value="387.700012" calcext:value-type="float">
            <text:p>387.700012</text:p>
          </table:table-cell>
          <table:table-cell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030.950195" calcext:value-type="float">
            <text:p>15030.950195</text:p>
          </table:table-cell>
          <table:table-cell office:value-type="float" office:value="35496.648438" calcext:value-type="float">
            <text:p>35496.648438</text:p>
          </table:table-cell>
          <table:table-cell office:value-type="float" office:value="1551.949951" calcext:value-type="float">
            <text:p>1551.949951</text:p>
          </table:table-cell>
          <table:table-cell office:value-type="float" office:value="612.849976" calcext:value-type="float">
            <text:p>612.849976</text:p>
          </table:table-cell>
          <table:table-cell office:value-type="float" office:value="1935.150024" calcext:value-type="float">
            <text:p>1935.150024</text:p>
          </table:table-cell>
          <table:table-cell office:value-type="float" office:value="750.599976" calcext:value-type="float">
            <text:p>750.599976</text:p>
          </table:table-cell>
          <table:table-cell office:value-type="float" office:value="381.100006" calcext:value-type="float">
            <text:p>381.100006</text:p>
          </table:table-cell>
          <table:table-cell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4929.5" calcext:value-type="float">
            <text:p>14929.5</text:p>
          </table:table-cell>
          <table:table-cell office:value-type="float" office:value="35182.550781" calcext:value-type="float">
            <text:p>35182.550781</text:p>
          </table:table-cell>
          <table:table-cell office:value-type="float" office:value="1528.650024" calcext:value-type="float">
            <text:p>1528.650024</text:p>
          </table:table-cell>
          <table:table-cell office:value-type="float" office:value="603.5" calcext:value-type="float">
            <text:p>603.5</text:p>
          </table:table-cell>
          <table:table-cell office:value-type="float" office:value="1918.650024" calcext:value-type="float">
            <text:p>1918.650024</text:p>
          </table:table-cell>
          <table:table-cell office:value-type="float" office:value="744.400024" calcext:value-type="float">
            <text:p>744.400024</text:p>
          </table:table-cell>
          <table:table-cell office:value-type="float" office:value="383.899994" calcext:value-type="float">
            <text:p>383.899994</text:p>
          </table:table-cell>
          <table:table-cell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4910.450195" calcext:value-type="float">
            <text:p>14910.450195</text:p>
          </table:table-cell>
          <table:table-cell office:value-type="float" office:value="34804.601563" calcext:value-type="float">
            <text:p>34804.601563</text:p>
          </table:table-cell>
          <table:table-cell office:value-type="float" office:value="1512.150024" calcext:value-type="float">
            <text:p>1512.150024</text:p>
          </table:table-cell>
          <table:table-cell office:value-type="float" office:value="594.950012" calcext:value-type="float">
            <text:p>594.950012</text:p>
          </table:table-cell>
          <table:table-cell office:value-type="float" office:value="1903.199951" calcext:value-type="float">
            <text:p>1903.199951</text:p>
          </table:table-cell>
          <table:table-cell office:value-type="float" office:value="737.75" calcext:value-type="float">
            <text:p>737.75</text:p>
          </table:table-cell>
          <table:table-cell office:value-type="float" office:value="378.549988" calcext:value-type="float">
            <text:p>378.549988</text:p>
          </table:table-cell>
          <table:table-cell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4721.299805" calcext:value-type="float">
            <text:p>14721.299805</text:p>
          </table:table-cell>
          <table:table-cell office:value-type="float" office:value="34229.25" calcext:value-type="float">
            <text:p>34229.25</text:p>
          </table:table-cell>
          <table:table-cell office:value-type="float" office:value="1495.349976" calcext:value-type="float">
            <text:p>1495.349976</text:p>
          </table:table-cell>
          <table:table-cell office:value-type="float" office:value="589.5" calcext:value-type="float">
            <text:p>589.5</text:p>
          </table:table-cell>
          <table:table-cell office:value-type="float" office:value="1868.349976" calcext:value-type="float">
            <text:p>1868.349976</text:p>
          </table:table-cell>
          <table:table-cell office:value-type="float" office:value="727.900024" calcext:value-type="float">
            <text:p>727.900024</text:p>
          </table:table-cell>
          <table:table-cell office:value-type="float" office:value="368.149994" calcext:value-type="float">
            <text:p>368.149994</text:p>
          </table:table-cell>
          <table:table-cell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4557.849609" calcext:value-type="float">
            <text:p>14557.849609</text:p>
          </table:table-cell>
          <table:table-cell office:value-type="float" office:value="33856.800781" calcext:value-type="float">
            <text:p>33856.800781</text:p>
          </table:table-cell>
          <table:table-cell office:value-type="float" office:value="1491" calcext:value-type="float">
            <text:p>1491</text:p>
          </table:table-cell>
          <table:table-cell office:value-type="float" office:value="578.599976" calcext:value-type="float">
            <text:p>578.599976</text:p>
          </table:table-cell>
          <table:table-cell office:value-type="float" office:value="1830.400024" calcext:value-type="float">
            <text:p>1830.400024</text:p>
          </table:table-cell>
          <table:table-cell office:value-type="float" office:value="718.75" calcext:value-type="float">
            <text:p>718.75</text:p>
          </table:table-cell>
          <table:table-cell office:value-type="float" office:value="367.100006" calcext:value-type="float">
            <text:p>367.100006</text:p>
          </table:table-cell>
          <table:table-cell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4744" calcext:value-type="float">
            <text:p>14744</text:p>
          </table:table-cell>
          <table:table-cell office:value-type="float" office:value="34161.601563" calcext:value-type="float">
            <text:p>34161.601563</text:p>
          </table:table-cell>
          <table:table-cell office:value-type="float" office:value="1497.5" calcext:value-type="float">
            <text:p>1497.5</text:p>
          </table:table-cell>
          <table:table-cell office:value-type="float" office:value="586.650024" calcext:value-type="float">
            <text:p>586.650024</text:p>
          </table:table-cell>
          <table:table-cell office:value-type="float" office:value="1834.150024" calcext:value-type="float">
            <text:p>1834.150024</text:p>
          </table:table-cell>
          <table:table-cell office:value-type="float" office:value="726.25" calcext:value-type="float">
            <text:p>726.25</text:p>
          </table:table-cell>
          <table:table-cell office:value-type="float" office:value="371.149994" calcext:value-type="float">
            <text:p>371.149994</text:p>
          </table:table-cell>
          <table:table-cell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14736.400391" calcext:value-type="float">
            <text:p>14736.400391</text:p>
          </table:table-cell>
          <table:table-cell office:value-type="float" office:value="33603.449219" calcext:value-type="float">
            <text:p>33603.449219</text:p>
          </table:table-cell>
          <table:table-cell office:value-type="float" office:value="1469.150024" calcext:value-type="float">
            <text:p>1469.150024</text:p>
          </table:table-cell>
          <table:table-cell office:value-type="float" office:value="573.450012" calcext:value-type="float">
            <text:p>573.450012</text:p>
          </table:table-cell>
          <table:table-cell office:value-type="float" office:value="1822.650024" calcext:value-type="float">
            <text:p>1822.650024</text:p>
          </table:table-cell>
          <table:table-cell office:value-type="float" office:value="716.200012" calcext:value-type="float">
            <text:p>716.200012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14814.75" calcext:value-type="float">
            <text:p>14814.75</text:p>
          </table:table-cell>
          <table:table-cell office:value-type="float" office:value="34184.398438" calcext:value-type="float">
            <text:p>34184.398438</text:p>
          </table:table-cell>
          <table:table-cell office:value-type="float" office:value="1500.150024" calcext:value-type="float">
            <text:p>1500.150024</text:p>
          </table:table-cell>
          <table:table-cell office:value-type="float" office:value="586.400024" calcext:value-type="float">
            <text:p>586.400024</text:p>
          </table:table-cell>
          <table:table-cell office:value-type="float" office:value="1812.650024" calcext:value-type="float">
            <text:p>1812.650024</text:p>
          </table:table-cell>
          <table:table-cell office:value-type="float" office:value="730.549988" calcext:value-type="float">
            <text:p>730.549988</text:p>
          </table:table-cell>
          <table:table-cell office:value-type="float" office:value="372.700012" calcext:value-type="float">
            <text:p>372.700012</text:p>
          </table:table-cell>
          <table:table-cell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14549.400391" calcext:value-type="float">
            <text:p>14549.400391</text:p>
          </table:table-cell>
          <table:table-cell office:value-type="float" office:value="33293.25" calcext:value-type="float">
            <text:p>33293.25</text:p>
          </table:table-cell>
          <table:table-cell office:value-type="float" office:value="1478.800049" calcext:value-type="float">
            <text:p>1478.800049</text:p>
          </table:table-cell>
          <table:table-cell office:value-type="float" office:value="567.5" calcext:value-type="float">
            <text:p>567.5</text:p>
          </table:table-cell>
          <table:table-cell office:value-type="float" office:value="1782.449951" calcext:value-type="float">
            <text:p>1782.449951</text:p>
          </table:table-cell>
          <table:table-cell office:value-type="float" office:value="706.400024" calcext:value-type="float">
            <text:p>706.400024</text:p>
          </table:table-cell>
          <table:table-cell office:value-type="float" office:value="359.850006" calcext:value-type="float">
            <text:p>359.850006</text:p>
          </table:table-cell>
          <table:table-cell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14324.900391" calcext:value-type="float">
            <text:p>14324.900391</text:p>
          </table:table-cell>
          <table:table-cell office:value-type="float" office:value="33006.449219" calcext:value-type="float">
            <text:p>33006.449219</text:p>
          </table:table-cell>
          <table:table-cell office:value-type="float" office:value="1463.349976" calcext:value-type="float">
            <text:p>1463.349976</text:p>
          </table:table-cell>
          <table:table-cell office:value-type="float" office:value="571.549988" calcext:value-type="float">
            <text:p>571.549988</text:p>
          </table:table-cell>
          <table:table-cell office:value-type="float" office:value="1762.900024" calcext:value-type="float">
            <text:p>1762.900024</text:p>
          </table:table-cell>
          <table:table-cell office:value-type="float" office:value="694.599976" calcext:value-type="float">
            <text:p>694.599976</text:p>
          </table:table-cell>
          <table:table-cell office:value-type="float" office:value="355.200012" calcext:value-type="float">
            <text:p>355.200012</text:p>
          </table:table-cell>
          <table:table-cell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14507.299805" calcext:value-type="float">
            <text:p>14507.299805</text:p>
          </table:table-cell>
          <table:table-cell office:value-type="float" office:value="33318.199219" calcext:value-type="float">
            <text:p>33318.199219</text:p>
          </table:table-cell>
          <table:table-cell office:value-type="float" office:value="1491.300049" calcext:value-type="float">
            <text:p>1491.300049</text:p>
          </table:table-cell>
          <table:table-cell office:value-type="float" office:value="578.549988" calcext:value-type="float">
            <text:p>578.549988</text:p>
          </table:table-cell>
          <table:table-cell office:value-type="float" office:value="1771.050049" calcext:value-type="float">
            <text:p>1771.050049</text:p>
          </table:table-cell>
          <table:table-cell office:value-type="float" office:value="698.200012" calcext:value-type="float">
            <text:p>698.200012</text:p>
          </table:table-cell>
          <table:table-cell office:value-type="float" office:value="357.200012" calcext:value-type="float">
            <text:p>357.200012</text:p>
          </table:table-cell>
          <table:table-cell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14845.099609" calcext:value-type="float">
            <text:p>14845.099609</text:p>
          </table:table-cell>
          <table:table-cell office:value-type="float" office:value="33875.101563" calcext:value-type="float">
            <text:p>33875.101563</text:p>
          </table:table-cell>
          <table:table-cell office:value-type="float" office:value="1553.699951" calcext:value-type="float">
            <text:p>1553.699951</text:p>
          </table:table-cell>
          <table:table-cell office:value-type="float" office:value="591.450012" calcext:value-type="float">
            <text:p>591.450012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695.349976" calcext:value-type="float">
            <text:p>695.349976</text:p>
          </table:table-cell>
          <table:table-cell office:value-type="float" office:value="360.799988" calcext:value-type="float">
            <text:p>360.799988</text:p>
          </table:table-cell>
          <table:table-cell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14690.700195" calcext:value-type="float">
            <text:p>14690.700195</text:p>
          </table:table-cell>
          <table:table-cell office:value-type="float" office:value="33303.898438" calcext:value-type="float">
            <text:p>33303.898438</text:p>
          </table:table-cell>
          <table:table-cell office:value-type="float" office:value="1493.650024" calcext:value-type="float">
            <text:p>1493.650024</text:p>
          </table:table-cell>
          <table:table-cell office:value-type="float" office:value="582.099976" calcext:value-type="float">
            <text:p>582.099976</text:p>
          </table:table-cell>
          <table:table-cell office:value-type="float" office:value="1753" calcext:value-type="float">
            <text:p>1753</text:p>
          </table:table-cell>
          <table:table-cell office:value-type="float" office:value="697.450012" calcext:value-type="float">
            <text:p>697.450012</text:p>
          </table:table-cell>
          <table:table-cell office:value-type="float" office:value="364.299988" calcext:value-type="float">
            <text:p>364.299988</text:p>
          </table:table-cell>
          <table:table-cell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14867.349609" calcext:value-type="float">
            <text:p>14867.349609</text:p>
          </table:table-cell>
          <table:table-cell office:value-type="float" office:value="33858" calcext:value-type="float">
            <text:p>33858</text:p>
          </table:table-cell>
          <table:table-cell office:value-type="float" office:value="1486.75" calcext:value-type="float">
            <text:p>1486.75</text:p>
          </table:table-cell>
          <table:table-cell office:value-type="float" office:value="594.400024" calcext:value-type="float">
            <text:p>594.400024</text:p>
          </table:table-cell>
          <table:table-cell office:value-type="float" office:value="1804.550049" calcext:value-type="float">
            <text:p>1804.550049</text:p>
          </table:table-cell>
          <table:table-cell office:value-type="float" office:value="713" calcext:value-type="float">
            <text:p>713</text:p>
          </table:table-cell>
          <table:table-cell office:value-type="float" office:value="370.649994" calcext:value-type="float">
            <text:p>370.649994</text:p>
          </table:table-cell>
          <table:table-cell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14637.799805" calcext:value-type="float">
            <text:p>14637.799805</text:p>
          </table:table-cell>
          <table:table-cell office:value-type="float" office:value="32678.849609" calcext:value-type="float">
            <text:p>32678.849609</text:p>
          </table:table-cell>
          <table:table-cell office:value-type="float" office:value="1449.599976" calcext:value-type="float">
            <text:p>1449.599976</text:p>
          </table:table-cell>
          <table:table-cell office:value-type="float" office:value="571.25" calcext:value-type="float">
            <text:p>571.25</text:p>
          </table:table-cell>
          <table:table-cell office:value-type="float" office:value="1759.199951" calcext:value-type="float">
            <text:p>1759.199951</text:p>
          </table:table-cell>
          <table:table-cell office:value-type="float" office:value="685.25" calcext:value-type="float">
            <text:p>685.25</text:p>
          </table:table-cell>
          <table:table-cell office:value-type="float" office:value="353.549988" calcext:value-type="float">
            <text:p>353.549988</text:p>
          </table:table-cell>
          <table:table-cell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14683.5" calcext:value-type="float">
            <text:p>14683.5</text:p>
          </table:table-cell>
          <table:table-cell office:value-type="float" office:value="32501.349609" calcext:value-type="float">
            <text:p>32501.349609</text:p>
          </table:table-cell>
          <table:table-cell office:value-type="float" office:value="1440.25" calcext:value-type="float">
            <text:p>1440.25</text:p>
          </table:table-cell>
          <table:table-cell office:value-type="float" office:value="565.900024" calcext:value-type="float">
            <text:p>565.900024</text:p>
          </table:table-cell>
          <table:table-cell office:value-type="float" office:value="1768.300049" calcext:value-type="float">
            <text:p>1768.300049</text:p>
          </table:table-cell>
          <table:table-cell office:value-type="float" office:value="677.900024" calcext:value-type="float">
            <text:p>677.900024</text:p>
          </table:table-cell>
          <table:table-cell office:value-type="float" office:value="350.549988" calcext:value-type="float">
            <text:p>350.549988</text:p>
          </table:table-cell>
          <table:table-cell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14819.049805" calcext:value-type="float">
            <text:p>14819.049805</text:p>
          </table:table-cell>
          <table:table-cell office:value-type="float" office:value="32991.199219" calcext:value-type="float">
            <text:p>32991.199219</text:p>
          </table:table-cell>
          <table:table-cell office:value-type="float" office:value="1447.199951" calcext:value-type="float">
            <text:p>1447.199951</text:p>
          </table:table-cell>
          <table:table-cell office:value-type="float" office:value="577.650024" calcext:value-type="float">
            <text:p>577.650024</text:p>
          </table:table-cell>
          <table:table-cell office:value-type="float" office:value="1792" calcext:value-type="float">
            <text:p>1792</text:p>
          </table:table-cell>
          <table:table-cell office:value-type="float" office:value="688.25" calcext:value-type="float">
            <text:p>688.25</text:p>
          </table:table-cell>
          <table:table-cell office:value-type="float" office:value="358.549988" calcext:value-type="float">
            <text:p>358.549988</text:p>
          </table:table-cell>
          <table:table-cell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14873.799805" calcext:value-type="float">
            <text:p>14873.799805</text:p>
          </table:table-cell>
          <table:table-cell office:value-type="float" office:value="32782.851563" calcext:value-type="float">
            <text:p>32782.851563</text:p>
          </table:table-cell>
          <table:table-cell office:value-type="float" office:value="1432.800049" calcext:value-type="float">
            <text:p>1432.800049</text:p>
          </table:table-cell>
          <table:table-cell office:value-type="float" office:value="576.700012" calcext:value-type="float">
            <text:p>576.700012</text:p>
          </table:table-cell>
          <table:table-cell office:value-type="float" office:value="1783.25" calcext:value-type="float">
            <text:p>1783.25</text:p>
          </table:table-cell>
          <table:table-cell office:value-type="float" office:value="681.599976" calcext:value-type="float">
            <text:p>681.599976</text:p>
          </table:table-cell>
          <table:table-cell office:value-type="float" office:value="355.600006" calcext:value-type="float">
            <text:p>355.600006</text:p>
          </table:table-cell>
          <table:table-cell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14834.849609" calcext:value-type="float">
            <text:p>14834.849609</text:p>
          </table:table-cell>
          <table:table-cell office:value-type="float" office:value="32448.050781" calcext:value-type="float">
            <text:p>32448.050781</text:p>
          </table:table-cell>
          <table:table-cell office:value-type="float" office:value="1421.75" calcext:value-type="float">
            <text:p>1421.75</text:p>
          </table:table-cell>
          <table:table-cell office:value-type="float" office:value="566.200012" calcext:value-type="float">
            <text:p>566.200012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668.200012" calcext:value-type="float">
            <text:p>668.200012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14310.799805" calcext:value-type="float">
            <text:p>14310.799805</text:p>
          </table:table-cell>
          <table:table-cell office:value-type="float" office:value="30792" calcext:value-type="float">
            <text:p>30792</text:p>
          </table:table-cell>
          <table:table-cell office:value-type="float" office:value="1367.050049" calcext:value-type="float">
            <text:p>1367.050049</text:p>
          </table:table-cell>
          <table:table-cell office:value-type="float" office:value="538.549988" calcext:value-type="float">
            <text:p>538.549988</text:p>
          </table:table-cell>
          <table:table-cell office:value-type="float" office:value="1742.5" calcext:value-type="float">
            <text:p>1742.5</text:p>
          </table:table-cell>
          <table:table-cell office:value-type="float" office:value="635.599976" calcext:value-type="float">
            <text:p>635.599976</text:p>
          </table:table-cell>
          <table:table-cell office:value-type="float" office:value="328.850006" calcext:value-type="float">
            <text:p>328.850006</text:p>
          </table:table-cell>
          <table:table-cell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14504.799805" calcext:value-type="float">
            <text:p>14504.799805</text:p>
          </table:table-cell>
          <table:table-cell office:value-type="float" office:value="31771.599609" calcext:value-type="float">
            <text:p>31771.599609</text:p>
          </table:table-cell>
          <table:table-cell office:value-type="float" office:value="1400.349976" calcext:value-type="float">
            <text:p>1400.349976</text:p>
          </table:table-cell>
          <table:table-cell office:value-type="float" office:value="560.599976" calcext:value-type="float">
            <text:p>560.599976</text:p>
          </table:table-cell>
          <table:table-cell office:value-type="float" office:value="1775.849976" calcext:value-type="float">
            <text:p>1775.849976</text:p>
          </table:table-cell>
          <table:table-cell office:value-type="float" office:value="661" calcext:value-type="float">
            <text:p>661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14581.450195" calcext:value-type="float">
            <text:p>14581.450195</text:p>
          </table:table-cell>
          <table:table-cell office:value-type="float" office:value="32112.849609" calcext:value-type="float">
            <text:p>32112.849609</text:p>
          </table:table-cell>
          <table:table-cell office:value-type="float" office:value="1430.099976" calcext:value-type="float">
            <text:p>1430.099976</text:p>
          </table:table-cell>
          <table:table-cell office:value-type="float" office:value="575.200012" calcext:value-type="float">
            <text:p>575.200012</text:p>
          </table:table-cell>
          <table:table-cell office:value-type="float" office:value="1773.25" calcext:value-type="float">
            <text:p>1773.25</text:p>
          </table:table-cell>
          <table:table-cell office:value-type="float" office:value="668.849976" calcext:value-type="float">
            <text:p>668.849976</text:p>
          </table:table-cell>
          <table:table-cell office:value-type="float" office:value="342.700012" calcext:value-type="float">
            <text:p>342.700012</text:p>
          </table:table-cell>
          <table:table-cell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14617.849609" calcext:value-type="float">
            <text:p>14617.849609</text:p>
          </table:table-cell>
          <table:table-cell office:value-type="float" office:value="31977.449219" calcext:value-type="float">
            <text:p>31977.449219</text:p>
          </table:table-cell>
          <table:table-cell office:value-type="float" office:value="1428.650024" calcext:value-type="float">
            <text:p>1428.650024</text:p>
          </table:table-cell>
          <table:table-cell office:value-type="float" office:value="566.950012" calcext:value-type="float">
            <text:p>566.950012</text:p>
          </table:table-cell>
          <table:table-cell office:value-type="float" office:value="1764.099976" calcext:value-type="float">
            <text:p>1764.099976</text:p>
          </table:table-cell>
          <table:table-cell office:value-type="float" office:value="669.200012" calcext:value-type="float">
            <text:p>669.200012</text:p>
          </table:table-cell>
          <table:table-cell office:value-type="float" office:value="339.899994" calcext:value-type="float">
            <text:p>339.899994</text:p>
          </table:table-cell>
          <table:table-cell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14359.450195" calcext:value-type="float">
            <text:p>14359.450195</text:p>
          </table:table-cell>
          <table:table-cell office:value-type="float" office:value="31208.400391" calcext:value-type="float">
            <text:p>31208.400391</text:p>
          </table:table-cell>
          <table:table-cell office:value-type="float" office:value="1412.400024" calcext:value-type="float">
            <text:p>1412.400024</text:p>
          </table:table-cell>
          <table:table-cell office:value-type="float" office:value="559.75" calcext:value-type="float">
            <text:p>559.75</text:p>
          </table:table-cell>
          <table:table-cell office:value-type="float" office:value="1700.75" calcext:value-type="float">
            <text:p>1700.75</text:p>
          </table:table-cell>
          <table:table-cell office:value-type="float" office:value="648.150024" calcext:value-type="float">
            <text:p>648.150024</text:p>
          </table:table-cell>
          <table:table-cell office:value-type="float" office:value="331.149994" calcext:value-type="float">
            <text:p>331.149994</text:p>
          </table:table-cell>
          <table:table-cell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14296.400391" calcext:value-type="float">
            <text:p>14296.400391</text:p>
          </table:table-cell>
          <table:table-cell office:value-type="float" office:value="31112.699219" calcext:value-type="float">
            <text:p>31112.699219</text:p>
          </table:table-cell>
          <table:table-cell office:value-type="float" office:value="1391.400024" calcext:value-type="float">
            <text:p>1391.400024</text:p>
          </table:table-cell>
          <table:table-cell office:value-type="float" office:value="559.099976" calcext:value-type="float">
            <text:p>559.099976</text:p>
          </table:table-cell>
          <table:table-cell office:value-type="float" office:value="1697.699951" calcext:value-type="float">
            <text:p>1697.699951</text:p>
          </table:table-cell>
          <table:table-cell office:value-type="float" office:value="651.75" calcext:value-type="float">
            <text:p>651.75</text:p>
          </table:table-cell>
          <table:table-cell office:value-type="float" office:value="329.5" calcext:value-type="float">
            <text:p>329.5</text:p>
          </table:table-cell>
          <table:table-cell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4406.150391" calcext:value-type="float">
            <text:p>14406.150391</text:p>
          </table:table-cell>
          <table:table-cell office:value-type="float" office:value="31782.599609" calcext:value-type="float">
            <text:p>31782.599609</text:p>
          </table:table-cell>
          <table:table-cell office:value-type="float" office:value="1422.5" calcext:value-type="float">
            <text:p>1422.5</text:p>
          </table:table-cell>
          <table:table-cell office:value-type="float" office:value="579.200012" calcext:value-type="float">
            <text:p>579.200012</text:p>
          </table:table-cell>
          <table:table-cell office:value-type="float" office:value="1736.050049" calcext:value-type="float">
            <text:p>1736.050049</text:p>
          </table:table-cell>
          <table:table-cell office:value-type="float" office:value="658.700012" calcext:value-type="float">
            <text:p>658.700012</text:p>
          </table:table-cell>
          <table:table-cell office:value-type="float" office:value="336.649994" calcext:value-type="float">
            <text:p>336.649994</text:p>
          </table:table-cell>
          <table:table-cell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4341.349609" calcext:value-type="float">
            <text:p>14341.349609</text:p>
          </table:table-cell>
          <table:table-cell office:value-type="float" office:value="31722.300781" calcext:value-type="float">
            <text:p>31722.300781</text:p>
          </table:table-cell>
          <table:table-cell office:value-type="float" office:value="1414.150024" calcext:value-type="float">
            <text:p>1414.150024</text:p>
          </table:table-cell>
          <table:table-cell office:value-type="float" office:value="569.950012" calcext:value-type="float">
            <text:p>569.950012</text:p>
          </table:table-cell>
          <table:table-cell office:value-type="float" office:value="1734.199951" calcext:value-type="float">
            <text:p>1734.199951</text:p>
          </table:table-cell>
          <table:table-cell office:value-type="float" office:value="671.349976" calcext:value-type="float">
            <text:p>671.349976</text:p>
          </table:table-cell>
          <table:table-cell office:value-type="float" office:value="336.450012" calcext:value-type="float">
            <text:p>336.450012</text:p>
          </table:table-cell>
          <table:table-cell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4485" calcext:value-type="float">
            <text:p>14485</text:p>
          </table:table-cell>
          <table:table-cell office:value-type="float" office:value="32275.150391" calcext:value-type="float">
            <text:p>32275.150391</text:p>
          </table:table-cell>
          <table:table-cell office:value-type="float" office:value="1404.800049" calcext:value-type="float">
            <text:p>1404.800049</text:p>
          </table:table-cell>
          <table:table-cell office:value-type="float" office:value="591.099976" calcext:value-type="float">
            <text:p>591.099976</text:p>
          </table:table-cell>
          <table:table-cell office:value-type="float" office:value="1759.650024" calcext:value-type="float">
            <text:p>1759.650024</text:p>
          </table:table-cell>
          <table:table-cell office:value-type="float" office:value="700.450012" calcext:value-type="float">
            <text:p>700.450012</text:p>
          </table:table-cell>
          <table:table-cell office:value-type="float" office:value="344.299988" calcext:value-type="float">
            <text:p>344.299988</text:p>
          </table:table-cell>
          <table:table-cell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4653.049805" calcext:value-type="float">
            <text:p>14653.049805</text:p>
          </table:table-cell>
          <table:table-cell office:value-type="float" office:value="32735.349609" calcext:value-type="float">
            <text:p>32735.349609</text:p>
          </table:table-cell>
          <table:table-cell office:value-type="float" office:value="1438.699951" calcext:value-type="float">
            <text:p>1438.699951</text:p>
          </table:table-cell>
          <table:table-cell office:value-type="float" office:value="598.75" calcext:value-type="float">
            <text:p>598.75</text:p>
          </table:table-cell>
          <table:table-cell office:value-type="float" office:value="1750.300049" calcext:value-type="float">
            <text:p>1750.300049</text:p>
          </table:table-cell>
          <table:table-cell office:value-type="float" office:value="699.549988" calcext:value-type="float">
            <text:p>699.549988</text:p>
          </table:table-cell>
          <table:table-cell office:value-type="float" office:value="353.049988" calcext:value-type="float">
            <text:p>353.049988</text:p>
          </table:table-cell>
          <table:table-cell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4864.549805" calcext:value-type="float">
            <text:p>14864.549805</text:p>
          </table:table-cell>
          <table:table-cell office:value-type="float" office:value="33722.800781" calcext:value-type="float">
            <text:p>33722.800781</text:p>
          </table:table-cell>
          <table:table-cell office:value-type="float" office:value="1476.800049" calcext:value-type="float">
            <text:p>1476.800049</text:p>
          </table:table-cell>
          <table:table-cell office:value-type="float" office:value="621.349976" calcext:value-type="float">
            <text:p>621.349976</text:p>
          </table:table-cell>
          <table:table-cell office:value-type="float" office:value="1811.449951" calcext:value-type="float">
            <text:p>1811.449951</text:p>
          </table:table-cell>
          <table:table-cell office:value-type="float" office:value="708.150024" calcext:value-type="float">
            <text:p>708.150024</text:p>
          </table:table-cell>
          <table:table-cell office:value-type="float" office:value="363.399994" calcext:value-type="float">
            <text:p>363.399994</text:p>
          </table:table-cell>
          <table:table-cell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4894.900391" calcext:value-type="float">
            <text:p>14894.900391</text:p>
          </table:table-cell>
          <table:table-cell office:value-type="float" office:value="33714.5" calcext:value-type="float">
            <text:p>33714.5</text:p>
          </table:table-cell>
          <table:table-cell office:value-type="float" office:value="1472.5" calcext:value-type="float">
            <text:p>1472.5</text:p>
          </table:table-cell>
          <table:table-cell office:value-type="float" office:value="621.450012" calcext:value-type="float">
            <text:p>621.450012</text:p>
          </table:table-cell>
          <table:table-cell office:value-type="float" office:value="1805" calcext:value-type="float">
            <text:p>1805</text:p>
          </table:table-cell>
          <table:table-cell office:value-type="float" office:value="719.400024" calcext:value-type="float">
            <text:p>719.400024</text:p>
          </table:table-cell>
          <table:table-cell office:value-type="float" office:value="359.399994" calcext:value-type="float">
            <text:p>359.399994</text:p>
          </table:table-cell>
          <table:table-cell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4631.099609" calcext:value-type="float">
            <text:p>14631.099609</text:p>
          </table:table-cell>
          <table:table-cell office:value-type="float" office:value="32781.800781" calcext:value-type="float">
            <text:p>32781.800781</text:p>
          </table:table-cell>
          <table:table-cell office:value-type="float" office:value="1412.300049" calcext:value-type="float">
            <text:p>1412.300049</text:p>
          </table:table-cell>
          <table:table-cell office:value-type="float" office:value="600.5" calcext:value-type="float">
            <text:p>600.5</text:p>
          </table:table-cell>
          <table:table-cell office:value-type="float" office:value="1748.800049" calcext:value-type="float">
            <text:p>1748.800049</text:p>
          </table:table-cell>
          <table:table-cell office:value-type="float" office:value="714.900024" calcext:value-type="float">
            <text:p>714.900024</text:p>
          </table:table-cell>
          <table:table-cell office:value-type="float" office:value="353.5" calcext:value-type="float">
            <text:p>353.5</text:p>
          </table:table-cell>
          <table:table-cell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4634.150391" calcext:value-type="float">
            <text:p>14634.150391</text:p>
          </table:table-cell>
          <table:table-cell office:value-type="float" office:value="32465.75" calcext:value-type="float">
            <text:p>32465.75</text:p>
          </table:table-cell>
          <table:table-cell office:value-type="float" office:value="1414.449951" calcext:value-type="float">
            <text:p>1414.449951</text:p>
          </table:table-cell>
          <table:table-cell office:value-type="float" office:value="596.75" calcext:value-type="float">
            <text:p>596.75</text:p>
          </table:table-cell>
          <table:table-cell office:value-type="float" office:value="1725.449951" calcext:value-type="float">
            <text:p>1725.449951</text:p>
          </table:table-cell>
          <table:table-cell office:value-type="float" office:value="702.75" calcext:value-type="float">
            <text:p>702.75</text:p>
          </table:table-cell>
          <table:table-cell office:value-type="float" office:value="350.600006" calcext:value-type="float">
            <text:p>350.600006</text:p>
          </table:table-cell>
          <table:table-cell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496.5" calcext:value-type="float">
            <text:p>14496.5</text:p>
          </table:table-cell>
          <table:table-cell office:value-type="float" office:value="32270.349609" calcext:value-type="float">
            <text:p>32270.349609</text:p>
          </table:table-cell>
          <table:table-cell office:value-type="float" office:value="1388.349976" calcext:value-type="float">
            <text:p>1388.349976</text:p>
          </table:table-cell>
          <table:table-cell office:value-type="float" office:value="591.549988" calcext:value-type="float">
            <text:p>591.549988</text:p>
          </table:table-cell>
          <table:table-cell office:value-type="float" office:value="1732.650024" calcext:value-type="float">
            <text:p>1732.650024</text:p>
          </table:table-cell>
          <table:table-cell office:value-type="float" office:value="700.349976" calcext:value-type="float">
            <text:p>700.349976</text:p>
          </table:table-cell>
          <table:table-cell office:value-type="float" office:value="351.5" calcext:value-type="float">
            <text:p>351.5</text:p>
          </table:table-cell>
          <table:table-cell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617.849609" calcext:value-type="float">
            <text:p>14617.849609</text:p>
          </table:table-cell>
          <table:table-cell office:value-type="float" office:value="32783.699219" calcext:value-type="float">
            <text:p>32783.699219</text:p>
          </table:table-cell>
          <table:table-cell office:value-type="float" office:value="1402.599976" calcext:value-type="float">
            <text:p>1402.599976</text:p>
          </table:table-cell>
          <table:table-cell office:value-type="float" office:value="602.799988" calcext:value-type="float">
            <text:p>602.799988</text:p>
          </table:table-cell>
          <table:table-cell office:value-type="float" office:value="1770.75" calcext:value-type="float">
            <text:p>1770.75</text:p>
          </table:table-cell>
          <table:table-cell office:value-type="float" office:value="717.200012" calcext:value-type="float">
            <text:p>717.200012</text:p>
          </table:table-cell>
          <table:table-cell office:value-type="float" office:value="355.399994" calcext:value-type="float">
            <text:p>355.399994</text:p>
          </table:table-cell>
          <table:table-cell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24.799805" calcext:value-type="float">
            <text:p>14724.799805</text:p>
          </table:table-cell>
          <table:table-cell office:value-type="float" office:value="32827.800781" calcext:value-type="float">
            <text:p>32827.800781</text:p>
          </table:table-cell>
          <table:table-cell office:value-type="float" office:value="1400.900024" calcext:value-type="float">
            <text:p>1400.900024</text:p>
          </table:table-cell>
          <table:table-cell office:value-type="float" office:value="608.200012" calcext:value-type="float">
            <text:p>608.200012</text:p>
          </table:table-cell>
          <table:table-cell office:value-type="float" office:value="1788.25" calcext:value-type="float">
            <text:p>1788.25</text:p>
          </table:table-cell>
          <table:table-cell office:value-type="float" office:value="715.75" calcext:value-type="float">
            <text:p>715.75</text:p>
          </table:table-cell>
          <table:table-cell office:value-type="float" office:value="355.549988" calcext:value-type="float">
            <text:p>355.549988</text:p>
          </table:table-cell>
          <table:table-cell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4823.150391" calcext:value-type="float">
            <text:p>14823.150391</text:p>
          </table:table-cell>
          <table:table-cell office:value-type="float" office:value="32904.5" calcext:value-type="float">
            <text:p>32904.5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607.099976" calcext:value-type="float">
            <text:p>607.099976</text:p>
          </table:table-cell>
          <table:table-cell office:value-type="float" office:value="1780.349976" calcext:value-type="float">
            <text:p>1780.349976</text:p>
          </table:table-cell>
          <table:table-cell office:value-type="float" office:value="716.75" calcext:value-type="float">
            <text:p>716.75</text:p>
          </table:table-cell>
          <table:table-cell office:value-type="float" office:value="358.25" calcext:value-type="float">
            <text:p>358.25</text:p>
          </table:table-cell>
          <table:table-cell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14942.349609" calcext:value-type="float">
            <text:p>14942.349609</text:p>
          </table:table-cell>
          <table:table-cell office:value-type="float" office:value="33142.398438" calcext:value-type="float">
            <text:p>33142.398438</text:p>
          </table:table-cell>
          <table:table-cell office:value-type="float" office:value="1419.849976" calcext:value-type="float">
            <text:p>1419.849976</text:p>
          </table:table-cell>
          <table:table-cell office:value-type="float" office:value="613.25" calcext:value-type="float">
            <text:p>613.25</text:p>
          </table:table-cell>
          <table:table-cell office:value-type="float" office:value="1809.349976" calcext:value-type="float">
            <text:p>1809.349976</text:p>
          </table:table-cell>
          <table:table-cell office:value-type="float" office:value="715.25" calcext:value-type="float">
            <text:p>715.25</text:p>
          </table:table-cell>
          <table:table-cell office:value-type="float" office:value="361.700012" calcext:value-type="float">
            <text:p>361.700012</text:p>
          </table:table-cell>
          <table:table-cell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14850.75" calcext:value-type="float">
            <text:p>14850.75</text:p>
          </table:table-cell>
          <table:table-cell office:value-type="float" office:value="32872.199219" calcext:value-type="float">
            <text:p>32872.199219</text:p>
          </table:table-cell>
          <table:table-cell office:value-type="float" office:value="1403.550049" calcext:value-type="float">
            <text:p>1403.550049</text:p>
          </table:table-cell>
          <table:table-cell office:value-type="float" office:value="609.849976" calcext:value-type="float">
            <text:p>609.849976</text:p>
          </table:table-cell>
          <table:table-cell office:value-type="float" office:value="1755.449951" calcext:value-type="float">
            <text:p>1755.449951</text:p>
          </table:table-cell>
          <table:table-cell office:value-type="float" office:value="707.349976" calcext:value-type="float">
            <text:p>707.349976</text:p>
          </table:table-cell>
          <table:table-cell office:value-type="float" office:value="364.649994" calcext:value-type="float">
            <text:p>364.649994</text:p>
          </table:table-cell>
          <table:table-cell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14696.5" calcext:value-type="float">
            <text:p>14696.5</text:p>
          </table:table-cell>
          <table:table-cell office:value-type="float" office:value="32452.300781" calcext:value-type="float">
            <text:p>32452.300781</text:p>
          </table:table-cell>
          <table:table-cell office:value-type="float" office:value="1399.5" calcext:value-type="float">
            <text:p>1399.5</text:p>
          </table:table-cell>
          <table:table-cell office:value-type="float" office:value="594.75" calcext:value-type="float">
            <text:p>594.75</text:p>
          </table:table-cell>
          <table:table-cell office:value-type="float" office:value="1718.849976" calcext:value-type="float">
            <text:p>1718.849976</text:p>
          </table:table-cell>
          <table:table-cell office:value-type="float" office:value="691.299988" calcext:value-type="float">
            <text:p>691.299988</text:p>
          </table:table-cell>
          <table:table-cell office:value-type="float" office:value="367.700012" calcext:value-type="float">
            <text:p>367.700012</text:p>
          </table:table-cell>
          <table:table-cell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14677.799805" calcext:value-type="float">
            <text:p>14677.799805</text:p>
          </table:table-cell>
          <table:table-cell office:value-type="float" office:value="32169.550781" calcext:value-type="float">
            <text:p>32169.550781</text:p>
          </table:table-cell>
          <table:table-cell office:value-type="float" office:value="1386.849976" calcext:value-type="float">
            <text:p>1386.849976</text:p>
          </table:table-cell>
          <table:table-cell office:value-type="float" office:value="597.299988" calcext:value-type="float">
            <text:p>597.299988</text:p>
          </table:table-cell>
          <table:table-cell office:value-type="float" office:value="1706.650024" calcext:value-type="float">
            <text:p>1706.650024</text:p>
          </table:table-cell>
          <table:table-cell office:value-type="float" office:value="685" calcext:value-type="float">
            <text:p>685</text:p>
          </table:table-cell>
          <table:table-cell office:value-type="float" office:value="360.450012" calcext:value-type="float">
            <text:p>360.450012</text:p>
          </table:table-cell>
          <table:table-cell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4923.150391" calcext:value-type="float">
            <text:p>14923.150391</text:p>
          </table:table-cell>
          <table:table-cell office:value-type="float" office:value="33459.25" calcext:value-type="float">
            <text:p>33459.25</text:p>
          </table:table-cell>
          <table:table-cell office:value-type="float" office:value="1440.25" calcext:value-type="float">
            <text:p>1440.25</text:p>
          </table:table-cell>
          <table:table-cell office:value-type="float" office:value="623.599976" calcext:value-type="float">
            <text:p>623.599976</text:p>
          </table:table-cell>
          <table:table-cell office:value-type="float" office:value="1744.150024" calcext:value-type="float">
            <text:p>1744.150024</text:p>
          </table:table-cell>
          <table:table-cell office:value-type="float" office:value="709.25" calcext:value-type="float">
            <text:p>709.25</text:p>
          </table:table-cell>
          <table:table-cell office:value-type="float" office:value="383.100006" calcext:value-type="float">
            <text:p>383.100006</text:p>
          </table:table-cell>
          <table:table-cell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15108.099609" calcext:value-type="float">
            <text:p>15108.099609</text:p>
          </table:table-cell>
          <table:table-cell office:value-type="float" office:value="33922.398438" calcext:value-type="float">
            <text:p>33922.398438</text:p>
          </table:table-cell>
          <table:table-cell office:value-type="float" office:value="1476.699951" calcext:value-type="float">
            <text:p>1476.699951</text:p>
          </table:table-cell>
          <table:table-cell office:value-type="float" office:value="633.200012" calcext:value-type="float">
            <text:p>633.200012</text:p>
          </table:table-cell>
          <table:table-cell office:value-type="float" office:value="1755.099976" calcext:value-type="float">
            <text:p>1755.099976</text:p>
          </table:table-cell>
          <table:table-cell office:value-type="float" office:value="711.650024" calcext:value-type="float">
            <text:p>711.650024</text:p>
          </table:table-cell>
          <table:table-cell office:value-type="float" office:value="382.25" calcext:value-type="float">
            <text:p>382.25</text:p>
          </table:table-cell>
          <table:table-cell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15030.150391" calcext:value-type="float">
            <text:p>15030.150391</text:p>
          </table:table-cell>
          <table:table-cell office:value-type="float" office:value="33685.199219" calcext:value-type="float">
            <text:p>33685.199219</text:p>
          </table:table-cell>
          <table:table-cell office:value-type="float" office:value="1458.199951" calcext:value-type="float">
            <text:p>1458.199951</text:p>
          </table:table-cell>
          <table:table-cell office:value-type="float" office:value="625.450012" calcext:value-type="float">
            <text:p>625.450012</text:p>
          </table:table-cell>
          <table:table-cell office:value-type="float" office:value="1730.550049" calcext:value-type="float">
            <text:p>1730.550049</text:p>
          </table:table-cell>
          <table:table-cell office:value-type="float" office:value="716.799988" calcext:value-type="float">
            <text:p>716.799988</text:p>
          </table:table-cell>
          <table:table-cell office:value-type="float" office:value="384.399994" calcext:value-type="float">
            <text:p>384.399994</text:p>
          </table:table-cell>
          <table:table-cell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14906.049805" calcext:value-type="float">
            <text:p>14906.049805</text:p>
          </table:table-cell>
          <table:table-cell office:value-type="float" office:value="33334.550781" calcext:value-type="float">
            <text:p>33334.550781</text:p>
          </table:table-cell>
          <table:table-cell office:value-type="float" office:value="1432.800049" calcext:value-type="float">
            <text:p>1432.800049</text:p>
          </table:table-cell>
          <table:table-cell office:value-type="float" office:value="618.599976" calcext:value-type="float">
            <text:p>618.599976</text:p>
          </table:table-cell>
          <table:table-cell office:value-type="float" office:value="1708.199951" calcext:value-type="float">
            <text:p>1708.199951</text:p>
          </table:table-cell>
          <table:table-cell office:value-type="float" office:value="705.900024" calcext:value-type="float">
            <text:p>705.900024</text:p>
          </table:table-cell>
          <table:table-cell office:value-type="float" office:value="384.549988" calcext:value-type="float">
            <text:p>384.549988</text:p>
          </table:table-cell>
          <table:table-cell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5175.299805" calcext:value-type="float">
            <text:p>15175.299805</text:p>
          </table:table-cell>
          <table:table-cell office:value-type="float" office:value="34606.898438" calcext:value-type="float">
            <text:p>34606.898438</text:p>
          </table:table-cell>
          <table:table-cell office:value-type="float" office:value="1497.300049" calcext:value-type="float">
            <text:p>1497.300049</text:p>
          </table:table-cell>
          <table:table-cell office:value-type="float" office:value="642.450012" calcext:value-type="float">
            <text:p>642.450012</text:p>
          </table:table-cell>
          <table:table-cell office:value-type="float" office:value="1757.650024" calcext:value-type="float">
            <text:p>1757.650024</text:p>
          </table:table-cell>
          <table:table-cell office:value-type="float" office:value="730.900024" calcext:value-type="float">
            <text:p>730.900024</text:p>
          </table:table-cell>
          <table:table-cell office:value-type="float" office:value="401.200012" calcext:value-type="float">
            <text:p>401.200012</text:p>
          </table:table-cell>
          <table:table-cell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5197.700195" calcext:value-type="float">
            <text:p>15197.700195</text:p>
          </table:table-cell>
          <table:table-cell office:value-type="float" office:value="34943.601563" calcext:value-type="float">
            <text:p>34943.601563</text:p>
          </table:table-cell>
          <table:table-cell office:value-type="float" office:value="1509.949951" calcext:value-type="float">
            <text:p>1509.949951</text:p>
          </table:table-cell>
          <table:table-cell office:value-type="float" office:value="647.349976" calcext:value-type="float">
            <text:p>647.349976</text:p>
          </table:table-cell>
          <table:table-cell office:value-type="float" office:value="1757" calcext:value-type="float">
            <text:p>1757</text:p>
          </table:table-cell>
          <table:table-cell office:value-type="float" office:value="741.150024" calcext:value-type="float">
            <text:p>741.150024</text:p>
          </table:table-cell>
          <table:table-cell office:value-type="float" office:value="412.049988" calcext:value-type="float">
            <text:p>412.049988</text:p>
          </table:table-cell>
          <table:table-cell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5208.450195" calcext:value-type="float">
            <text:p>15208.450195</text:p>
          </table:table-cell>
          <table:table-cell office:value-type="float" office:value="34662" calcext:value-type="float">
            <text:p>34662</text:p>
          </table:table-cell>
          <table:table-cell office:value-type="float" office:value="1478.949951" calcext:value-type="float">
            <text:p>1478.949951</text:p>
          </table:table-cell>
          <table:table-cell office:value-type="float" office:value="650.299988" calcext:value-type="float">
            <text:p>650.299988</text:p>
          </table:table-cell>
          <table:table-cell office:value-type="float" office:value="1750.5" calcext:value-type="float">
            <text:p>1750.5</text:p>
          </table:table-cell>
          <table:table-cell office:value-type="float" office:value="731.549988" calcext:value-type="float">
            <text:p>731.549988</text:p>
          </table:table-cell>
          <table:table-cell office:value-type="float" office:value="412.350006" calcext:value-type="float">
            <text:p>412.350006</text:p>
          </table:table-cell>
          <table:table-cell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15301.450195" calcext:value-type="float">
            <text:p>15301.450195</text:p>
          </table:table-cell>
          <table:table-cell office:value-type="float" office:value="34684.199219" calcext:value-type="float">
            <text:p>34684.199219</text:p>
          </table:table-cell>
          <table:table-cell office:value-type="float" office:value="1477.050049" calcext:value-type="float">
            <text:p>1477.050049</text:p>
          </table:table-cell>
          <table:table-cell office:value-type="float" office:value="652.5" calcext:value-type="float">
            <text:p>652.5</text:p>
          </table:table-cell>
          <table:table-cell office:value-type="float" office:value="1740.650024" calcext:value-type="float">
            <text:p>1740.650024</text:p>
          </table:table-cell>
          <table:table-cell office:value-type="float" office:value="735.099976" calcext:value-type="float">
            <text:p>735.099976</text:p>
          </table:table-cell>
          <table:table-cell office:value-type="float" office:value="413.549988" calcext:value-type="float">
            <text:p>413.549988</text:p>
          </table:table-cell>
          <table:table-cell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5337.849609" calcext:value-type="float">
            <text:p>15337.849609</text:p>
          </table:table-cell>
          <table:table-cell office:value-type="float" office:value="35095.050781" calcext:value-type="float">
            <text:p>35095.050781</text:p>
          </table:table-cell>
          <table:table-cell office:value-type="float" office:value="1482.650024" calcext:value-type="float">
            <text:p>1482.650024</text:p>
          </table:table-cell>
          <table:table-cell office:value-type="float" office:value="652.25" calcext:value-type="float">
            <text:p>652.25</text:p>
          </table:table-cell>
          <table:table-cell office:value-type="float" office:value="1777.25" calcext:value-type="float">
            <text:p>1777.25</text:p>
          </table:table-cell>
          <table:table-cell office:value-type="float" office:value="750.349976" calcext:value-type="float">
            <text:p>750.349976</text:p>
          </table:table-cell>
          <table:table-cell office:value-type="float" office:value="425.200012" calcext:value-type="float">
            <text:p>425.200012</text:p>
          </table:table-cell>
          <table:table-cell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5435.650391" calcext:value-type="float">
            <text:p>15435.650391</text:p>
          </table:table-cell>
          <table:table-cell office:value-type="float" office:value="35141.449219" calcext:value-type="float">
            <text:p>35141.449219</text:p>
          </table:table-cell>
          <table:table-cell office:value-type="float" office:value="1503.449951" calcext:value-type="float">
            <text:p>1503.449951</text:p>
          </table:table-cell>
          <table:table-cell office:value-type="float" office:value="643.049988" calcext:value-type="float">
            <text:p>643.049988</text:p>
          </table:table-cell>
          <table:table-cell office:value-type="float" office:value="1800.75" calcext:value-type="float">
            <text:p>1800.75</text:p>
          </table:table-cell>
          <table:table-cell office:value-type="float" office:value="739.849976" calcext:value-type="float">
            <text:p>739.849976</text:p>
          </table:table-cell>
          <table:table-cell office:value-type="float" office:value="422.049988" calcext:value-type="float">
            <text:p>422.049988</text:p>
          </table:table-cell>
          <table:table-cell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15582.799805" calcext:value-type="float">
            <text:p>15582.799805</text:p>
          </table:table-cell>
          <table:table-cell office:value-type="float" office:value="35526.648438" calcext:value-type="float">
            <text:p>35526.648438</text:p>
          </table:table-cell>
          <table:table-cell office:value-type="float" office:value="1515.849976" calcext:value-type="float">
            <text:p>1515.849976</text:p>
          </table:table-cell>
          <table:table-cell office:value-type="float" office:value="662.75" calcext:value-type="float">
            <text:p>662.75</text:p>
          </table:table-cell>
          <table:table-cell office:value-type="float" office:value="1807.699951" calcext:value-type="float">
            <text:p>1807.699951</text:p>
          </table:table-cell>
          <table:table-cell office:value-type="float" office:value="750.700012" calcext:value-type="float">
            <text:p>750.700012</text:p>
          </table:table-cell>
          <table:table-cell office:value-type="float" office:value="424.350006" calcext:value-type="float">
            <text:p>424.350006</text:p>
          </table:table-cell>
          <table:table-cell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5574.849609" calcext:value-type="float">
            <text:p>15574.849609</text:p>
          </table:table-cell>
          <table:table-cell office:value-type="float" office:value="35337.199219" calcext:value-type="float">
            <text:p>35337.199219</text:p>
          </table:table-cell>
          <table:table-cell office:value-type="float" office:value="1511.699951" calcext:value-type="float">
            <text:p>1511.699951</text:p>
          </table:table-cell>
          <table:table-cell office:value-type="float" office:value="650.099976" calcext:value-type="float">
            <text:p>650.099976</text:p>
          </table:table-cell>
          <table:table-cell office:value-type="float" office:value="1797" calcext:value-type="float">
            <text:p>1797</text:p>
          </table:table-cell>
          <table:table-cell office:value-type="float" office:value="745.150024" calcext:value-type="float">
            <text:p>745.150024</text:p>
          </table:table-cell>
          <table:table-cell office:value-type="float" office:value="432.549988" calcext:value-type="float">
            <text:p>432.549988</text:p>
          </table:table-cell>
          <table:table-cell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5576.200195" calcext:value-type="float">
            <text:p>15576.200195</text:p>
          </table:table-cell>
          <table:table-cell office:value-type="float" office:value="35373.75" calcext:value-type="float">
            <text:p>35373.75</text:p>
          </table:table-cell>
          <table:table-cell office:value-type="float" office:value="1504" calcext:value-type="float">
            <text:p>1504</text:p>
          </table:table-cell>
          <table:table-cell office:value-type="float" office:value="648.349976" calcext:value-type="float">
            <text:p>648.349976</text:p>
          </table:table-cell>
          <table:table-cell office:value-type="float" office:value="1783.099976" calcext:value-type="float">
            <text:p>1783.099976</text:p>
          </table:table-cell>
          <table:table-cell office:value-type="float" office:value="737" calcext:value-type="float">
            <text:p>737</text:p>
          </table:table-cell>
          <table:table-cell office:value-type="float" office:value="437.25" calcext:value-type="float">
            <text:p>437.25</text:p>
          </table:table-cell>
          <table:table-cell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5690.349609" calcext:value-type="float">
            <text:p>15690.349609</text:p>
          </table:table-cell>
          <table:table-cell office:value-type="float" office:value="35649" calcext:value-type="float">
            <text:p>35649</text:p>
          </table:table-cell>
          <table:table-cell office:value-type="float" office:value="1520.550049" calcext:value-type="float">
            <text:p>1520.550049</text:p>
          </table:table-cell>
          <table:table-cell office:value-type="float" office:value="650.25" calcext:value-type="float">
            <text:p>650.25</text:p>
          </table:table-cell>
          <table:table-cell office:value-type="float" office:value="1814.199951" calcext:value-type="float">
            <text:p>1814.199951</text:p>
          </table:table-cell>
          <table:table-cell office:value-type="float" office:value="750.650024" calcext:value-type="float">
            <text:p>750.650024</text:p>
          </table:table-cell>
          <table:table-cell office:value-type="float" office:value="439.649994" calcext:value-type="float">
            <text:p>439.649994</text:p>
          </table:table-cell>
          <table:table-cell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5670.25" calcext:value-type="float">
            <text:p>15670.25</text:p>
          </table:table-cell>
          <table:table-cell office:value-type="float" office:value="35291.648438" calcext:value-type="float">
            <text:p>35291.648438</text:p>
          </table:table-cell>
          <table:table-cell office:value-type="float" office:value="1500.949951" calcext:value-type="float">
            <text:p>1500.949951</text:p>
          </table:table-cell>
          <table:table-cell office:value-type="float" office:value="642.700012" calcext:value-type="float">
            <text:p>642.700012</text:p>
          </table:table-cell>
          <table:table-cell office:value-type="float" office:value="1811.199951" calcext:value-type="float">
            <text:p>1811.199951</text:p>
          </table:table-cell>
          <table:table-cell office:value-type="float" office:value="742.049988" calcext:value-type="float">
            <text:p>742.049988</text:p>
          </table:table-cell>
          <table:table-cell office:value-type="float" office:value="433.600006" calcext:value-type="float">
            <text:p>433.600006</text:p>
          </table:table-cell>
          <table:table-cell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5751.650391" calcext:value-type="float">
            <text:p>15751.650391</text:p>
          </table:table-cell>
          <table:table-cell office:value-type="float" office:value="35443.648438" calcext:value-type="float">
            <text:p>35443.648438</text:p>
          </table:table-cell>
          <table:table-cell office:value-type="float" office:value="1499.849976" calcext:value-type="float">
            <text:p>1499.849976</text:p>
          </table:table-cell>
          <table:table-cell office:value-type="float" office:value="648.200012" calcext:value-type="float">
            <text:p>648.200012</text:p>
          </table:table-cell>
          <table:table-cell office:value-type="float" office:value="1814.900024" calcext:value-type="float">
            <text:p>1814.900024</text:p>
          </table:table-cell>
          <table:table-cell office:value-type="float" office:value="751.099976" calcext:value-type="float">
            <text:p>751.099976</text:p>
          </table:table-cell>
          <table:table-cell office:value-type="float" office:value="432.25" calcext:value-type="float">
            <text:p>432.25</text:p>
          </table:table-cell>
          <table:table-cell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5740.099609" calcext:value-type="float">
            <text:p>15740.099609</text:p>
          </table:table-cell>
          <table:table-cell office:value-type="float" office:value="35085.300781" calcext:value-type="float">
            <text:p>35085.300781</text:p>
          </table:table-cell>
          <table:table-cell office:value-type="float" office:value="1483.050049" calcext:value-type="float">
            <text:p>1483.050049</text:p>
          </table:table-cell>
          <table:table-cell office:value-type="float" office:value="642.400024" calcext:value-type="float">
            <text:p>642.400024</text:p>
          </table:table-cell>
          <table:table-cell office:value-type="float" office:value="1793.550049" calcext:value-type="float">
            <text:p>1793.550049</text:p>
          </table:table-cell>
          <table:table-cell office:value-type="float" office:value="746.349976" calcext:value-type="float">
            <text:p>746.349976</text:p>
          </table:table-cell>
          <table:table-cell office:value-type="float" office:value="427.200012" calcext:value-type="float">
            <text:p>427.200012</text:p>
          </table:table-cell>
          <table:table-cell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5635.349609" calcext:value-type="float">
            <text:p>15635.349609</text:p>
          </table:table-cell>
          <table:table-cell office:value-type="float" office:value="34800.5" calcext:value-type="float">
            <text:p>34800.5</text:p>
          </table:table-cell>
          <table:table-cell office:value-type="float" office:value="1480.300049" calcext:value-type="float">
            <text:p>1480.300049</text:p>
          </table:table-cell>
          <table:table-cell office:value-type="float" office:value="636.099976" calcext:value-type="float">
            <text:p>636.099976</text:p>
          </table:table-cell>
          <table:table-cell office:value-type="float" office:value="1782.900024" calcext:value-type="float">
            <text:p>1782.900024</text:p>
          </table:table-cell>
          <table:table-cell office:value-type="float" office:value="736.75" calcext:value-type="float">
            <text:p>736.75</text:p>
          </table:table-cell>
          <table:table-cell office:value-type="float" office:value="421.450012" calcext:value-type="float">
            <text:p>421.450012</text:p>
          </table:table-cell>
          <table:table-cell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5737.75" calcext:value-type="float">
            <text:p>15737.75</text:p>
          </table:table-cell>
          <table:table-cell office:value-type="float" office:value="35131.199219" calcext:value-type="float">
            <text:p>35131.199219</text:p>
          </table:table-cell>
          <table:table-cell office:value-type="float" office:value="1481.050049" calcext:value-type="float">
            <text:p>1481.050049</text:p>
          </table:table-cell>
          <table:table-cell office:value-type="float" office:value="640.400024" calcext:value-type="float">
            <text:p>640.400024</text:p>
          </table:table-cell>
          <table:table-cell office:value-type="float" office:value="1799.550049" calcext:value-type="float">
            <text:p>1799.550049</text:p>
          </table:table-cell>
          <table:table-cell office:value-type="float" office:value="744.25" calcext:value-type="float">
            <text:p>744.25</text:p>
          </table:table-cell>
          <table:table-cell office:value-type="float" office:value="432.25" calcext:value-type="float">
            <text:p>432.25</text:p>
          </table:table-cell>
          <table:table-cell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799.349609" calcext:value-type="float">
            <text:p>15799.349609</text:p>
          </table:table-cell>
          <table:table-cell office:value-type="float" office:value="35047.398438" calcext:value-type="float">
            <text:p>35047.398438</text:p>
          </table:table-cell>
          <table:table-cell office:value-type="float" office:value="1486.349976" calcext:value-type="float">
            <text:p>1486.349976</text:p>
          </table:table-cell>
          <table:table-cell office:value-type="float" office:value="635.700012" calcext:value-type="float">
            <text:p>635.700012</text:p>
          </table:table-cell>
          <table:table-cell office:value-type="float" office:value="1794.349976" calcext:value-type="float">
            <text:p>1794.349976</text:p>
          </table:table-cell>
          <table:table-cell office:value-type="float" office:value="738.450012" calcext:value-type="float">
            <text:p>738.450012</text:p>
          </table:table-cell>
          <table:table-cell office:value-type="float" office:value="429.600006" calcext:value-type="float">
            <text:p>429.600006</text:p>
          </table:table-cell>
          <table:table-cell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5811.849609" calcext:value-type="float">
            <text:p>15811.849609</text:p>
          </table:table-cell>
          <table:table-cell office:value-type="float" office:value="34950.601563" calcext:value-type="float">
            <text:p>34950.601563</text:p>
          </table:table-cell>
          <table:table-cell office:value-type="float" office:value="1479.449951" calcext:value-type="float">
            <text:p>1479.449951</text:p>
          </table:table-cell>
          <table:table-cell office:value-type="float" office:value="635.150024" calcext:value-type="float">
            <text:p>635.150024</text:p>
          </table:table-cell>
          <table:table-cell office:value-type="float" office:value="1768.050049" calcext:value-type="float">
            <text:p>1768.050049</text:p>
          </table:table-cell>
          <table:table-cell office:value-type="float" office:value="736.25" calcext:value-type="float">
            <text:p>736.25</text:p>
          </table:table-cell>
          <table:table-cell office:value-type="float" office:value="430.350006" calcext:value-type="float">
            <text:p>430.350006</text:p>
          </table:table-cell>
          <table:table-cell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5869.25" calcext:value-type="float">
            <text:p>15869.25</text:p>
          </table:table-cell>
          <table:table-cell office:value-type="float" office:value="35247.75" calcext:value-type="float">
            <text:p>35247.75</text:p>
          </table:table-cell>
          <table:table-cell office:value-type="float" office:value="1490.25" calcext:value-type="float">
            <text:p>1490.25</text:p>
          </table:table-cell>
          <table:table-cell office:value-type="float" office:value="645.299988" calcext:value-type="float">
            <text:p>645.299988</text:p>
          </table:table-cell>
          <table:table-cell office:value-type="float" office:value="1770.900024" calcext:value-type="float">
            <text:p>1770.900024</text:p>
          </table:table-cell>
          <table:table-cell office:value-type="float" office:value="750.900024" calcext:value-type="float">
            <text:p>750.900024</text:p>
          </table:table-cell>
          <table:table-cell office:value-type="float" office:value="429.5" calcext:value-type="float">
            <text:p>429.5</text:p>
          </table:table-cell>
          <table:table-cell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5767.549805" calcext:value-type="float">
            <text:p>15767.549805</text:p>
          </table:table-cell>
          <table:table-cell office:value-type="float" office:value="35003.5" calcext:value-type="float">
            <text:p>35003.5</text:p>
          </table:table-cell>
          <table:table-cell office:value-type="float" office:value="1484.599976" calcext:value-type="float">
            <text:p>1484.599976</text:p>
          </table:table-cell>
          <table:table-cell office:value-type="float" office:value="640.099976" calcext:value-type="float">
            <text:p>640.099976</text:p>
          </table:table-cell>
          <table:table-cell office:value-type="float" office:value="1760.599976" calcext:value-type="float">
            <text:p>1760.599976</text:p>
          </table:table-cell>
          <table:table-cell office:value-type="float" office:value="749.799988" calcext:value-type="float">
            <text:p>749.799988</text:p>
          </table:table-cell>
          <table:table-cell office:value-type="float" office:value="425.950012" calcext:value-type="float">
            <text:p>425.950012</text:p>
          </table:table-cell>
          <table:table-cell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5691.400391" calcext:value-type="float">
            <text:p>15691.400391</text:p>
          </table:table-cell>
          <table:table-cell office:value-type="float" office:value="34605.398438" calcext:value-type="float">
            <text:p>34605.398438</text:p>
          </table:table-cell>
          <table:table-cell office:value-type="float" office:value="1466.099976" calcext:value-type="float">
            <text:p>1466.099976</text:p>
          </table:table-cell>
          <table:table-cell office:value-type="float" office:value="633" calcext:value-type="float">
            <text:p>633</text:p>
          </table:table-cell>
          <table:table-cell office:value-type="float" office:value="1766.050049" calcext:value-type="float">
            <text:p>1766.050049</text:p>
          </table:table-cell>
          <table:table-cell office:value-type="float" office:value="738.599976" calcext:value-type="float">
            <text:p>738.599976</text:p>
          </table:table-cell>
          <table:table-cell office:value-type="float" office:value="420.25" calcext:value-type="float">
            <text:p>420.25</text:p>
          </table:table-cell>
          <table:table-cell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5683.349609" calcext:value-type="float">
            <text:p>15683.349609</text:p>
          </table:table-cell>
          <table:table-cell office:value-type="float" office:value="34558" calcext:value-type="float">
            <text:p>34558</text:p>
          </table:table-cell>
          <table:table-cell office:value-type="float" office:value="1479.800049" calcext:value-type="float">
            <text:p>1479.800049</text:p>
          </table:table-cell>
          <table:table-cell office:value-type="float" office:value="630.400024" calcext:value-type="float">
            <text:p>630.400024</text:p>
          </table:table-cell>
          <table:table-cell office:value-type="float" office:value="1760.449951" calcext:value-type="float">
            <text:p>1760.449951</text:p>
          </table:table-cell>
          <table:table-cell office:value-type="float" office:value="736.299988" calcext:value-type="float">
            <text:p>736.299988</text:p>
          </table:table-cell>
          <table:table-cell office:value-type="float" office:value="412.899994" calcext:value-type="float">
            <text:p>412.899994</text:p>
          </table:table-cell>
          <table:table-cell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46.5" calcext:value-type="float">
            <text:p>15746.5</text:p>
          </table:table-cell>
          <table:table-cell office:value-type="float" office:value="34871.300781" calcext:value-type="float">
            <text:p>34871.300781</text:p>
          </table:table-cell>
          <table:table-cell office:value-type="float" office:value="1488.699951" calcext:value-type="float">
            <text:p>1488.699951</text:p>
          </table:table-cell>
          <table:table-cell office:value-type="float" office:value="631.25" calcext:value-type="float">
            <text:p>631.25</text:p>
          </table:table-cell>
          <table:table-cell office:value-type="float" office:value="1772.050049" calcext:value-type="float">
            <text:p>1772.050049</text:p>
          </table:table-cell>
          <table:table-cell office:value-type="float" office:value="739.549988" calcext:value-type="float">
            <text:p>739.549988</text:p>
          </table:table-cell>
          <table:table-cell office:value-type="float" office:value="419.75" calcext:value-type="float">
            <text:p>419.75</text:p>
          </table:table-cell>
          <table:table-cell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5772.75" calcext:value-type="float">
            <text:p>15772.75</text:p>
          </table:table-cell>
          <table:table-cell office:value-type="float" office:value="34745" calcext:value-type="float">
            <text:p>34745</text:p>
          </table:table-cell>
          <table:table-cell office:value-type="float" office:value="1483.800049" calcext:value-type="float">
            <text:p>1483.800049</text:p>
          </table:table-cell>
          <table:table-cell office:value-type="float" office:value="630.849976" calcext:value-type="float">
            <text:p>630.849976</text:p>
          </table:table-cell>
          <table:table-cell office:value-type="float" office:value="1757.099976" calcext:value-type="float">
            <text:p>1757.099976</text:p>
          </table:table-cell>
          <table:table-cell office:value-type="float" office:value="739.349976" calcext:value-type="float">
            <text:p>739.349976</text:p>
          </table:table-cell>
          <table:table-cell office:value-type="float" office:value="418.649994" calcext:value-type="float">
            <text:p>418.649994</text:p>
          </table:table-cell>
          <table:table-cell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5686.950195" calcext:value-type="float">
            <text:p>15686.950195</text:p>
          </table:table-cell>
          <table:table-cell office:value-type="float" office:value="34574" calcext:value-type="float">
            <text:p>34574</text:p>
          </table:table-cell>
          <table:table-cell office:value-type="float" office:value="1485.5" calcext:value-type="float">
            <text:p>1485.5</text:p>
          </table:table-cell>
          <table:table-cell office:value-type="float" office:value="624.700012" calcext:value-type="float">
            <text:p>624.700012</text:p>
          </table:table-cell>
          <table:table-cell office:value-type="float" office:value="1736.699951" calcext:value-type="float">
            <text:p>1736.699951</text:p>
          </table:table-cell>
          <table:table-cell office:value-type="float" office:value="732.349976" calcext:value-type="float">
            <text:p>732.349976</text:p>
          </table:table-cell>
          <table:table-cell office:value-type="float" office:value="418.850006" calcext:value-type="float">
            <text:p>418.850006</text:p>
          </table:table-cell>
          <table:table-cell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5790.450195" calcext:value-type="float">
            <text:p>15790.450195</text:p>
          </table:table-cell>
          <table:table-cell office:value-type="float" office:value="34827" calcext:value-type="float">
            <text:p>34827</text:p>
          </table:table-cell>
          <table:table-cell office:value-type="float" office:value="1506.25" calcext:value-type="float">
            <text:p>1506.25</text:p>
          </table:table-cell>
          <table:table-cell office:value-type="float" office:value="634.049988" calcext:value-type="float">
            <text:p>634.049988</text:p>
          </table:table-cell>
          <table:table-cell office:value-type="float" office:value="1737.900024" calcext:value-type="float">
            <text:p>1737.900024</text:p>
          </table:table-cell>
          <table:table-cell office:value-type="float" office:value="739.150024" calcext:value-type="float">
            <text:p>739.150024</text:p>
          </table:table-cell>
          <table:table-cell office:value-type="float" office:value="417.200012" calcext:value-type="float">
            <text:p>417.200012</text:p>
          </table:table-cell>
          <table:table-cell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5860.349609" calcext:value-type="float">
            <text:p>15860.349609</text:p>
          </table:table-cell>
          <table:table-cell office:value-type="float" office:value="35364.648438" calcext:value-type="float">
            <text:p>35364.648438</text:p>
          </table:table-cell>
          <table:table-cell office:value-type="float" office:value="1515.099976" calcext:value-type="float">
            <text:p>1515.099976</text:p>
          </table:table-cell>
          <table:table-cell office:value-type="float" office:value="649" calcext:value-type="float">
            <text:p>649</text:p>
          </table:table-cell>
          <table:table-cell office:value-type="float" office:value="1735" calcext:value-type="float">
            <text:p>1735</text:p>
          </table:table-cell>
          <table:table-cell office:value-type="float" office:value="761.349976" calcext:value-type="float">
            <text:p>761.349976</text:p>
          </table:table-cell>
          <table:table-cell office:value-type="float" office:value="428.799988" calcext:value-type="float">
            <text:p>428.799988</text:p>
          </table:table-cell>
          <table:table-cell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15814.700195" calcext:value-type="float">
            <text:p>15814.700195</text:p>
          </table:table-cell>
          <table:table-cell office:value-type="float" office:value="35359.449219" calcext:value-type="float">
            <text:p>35359.449219</text:p>
          </table:table-cell>
          <table:table-cell office:value-type="float" office:value="1508.349976" calcext:value-type="float">
            <text:p>1508.349976</text:p>
          </table:table-cell>
          <table:table-cell office:value-type="float" office:value="650.299988" calcext:value-type="float">
            <text:p>650.299988</text:p>
          </table:table-cell>
          <table:table-cell office:value-type="float" office:value="1733.050049" calcext:value-type="float">
            <text:p>1733.050049</text:p>
          </table:table-cell>
          <table:table-cell office:value-type="float" office:value="762.400024" calcext:value-type="float">
            <text:p>762.400024</text:p>
          </table:table-cell>
          <table:table-cell office:value-type="float" office:value="426.75" calcext:value-type="float">
            <text:p>426.75</text:p>
          </table:table-cell>
          <table:table-cell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15748.450195" calcext:value-type="float">
            <text:p>15748.450195</text:p>
          </table:table-cell>
          <table:table-cell office:value-type="float" office:value="35010.300781" calcext:value-type="float">
            <text:p>35010.300781</text:p>
          </table:table-cell>
          <table:table-cell office:value-type="float" office:value="1502.050049" calcext:value-type="float">
            <text:p>1502.050049</text:p>
          </table:table-cell>
          <table:table-cell office:value-type="float" office:value="640.099976" calcext:value-type="float">
            <text:p>640.099976</text:p>
          </table:table-cell>
          <table:table-cell office:value-type="float" office:value="1705.849976" calcext:value-type="float">
            <text:p>1705.849976</text:p>
          </table:table-cell>
          <table:table-cell office:value-type="float" office:value="751.950012" calcext:value-type="float">
            <text:p>751.950012</text:p>
          </table:table-cell>
          <table:table-cell office:value-type="float" office:value="421.5" calcext:value-type="float">
            <text:p>421.5</text:p>
          </table:table-cell>
          <table:table-cell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5721.5" calcext:value-type="float">
            <text:p>15721.5</text:p>
          </table:table-cell>
          <table:table-cell office:value-type="float" office:value="34772.199219" calcext:value-type="float">
            <text:p>34772.199219</text:p>
          </table:table-cell>
          <table:table-cell office:value-type="float" office:value="1497.900024" calcext:value-type="float">
            <text:p>1497.900024</text:p>
          </table:table-cell>
          <table:table-cell office:value-type="float" office:value="630.900024" calcext:value-type="float">
            <text:p>630.900024</text:p>
          </table:table-cell>
          <table:table-cell office:value-type="float" office:value="1705.849976" calcext:value-type="float">
            <text:p>1705.849976</text:p>
          </table:table-cell>
          <table:table-cell office:value-type="float" office:value="748.299988" calcext:value-type="float">
            <text:p>748.299988</text:p>
          </table:table-cell>
          <table:table-cell office:value-type="float" office:value="419.200012" calcext:value-type="float">
            <text:p>419.200012</text:p>
          </table:table-cell>
          <table:table-cell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15680" calcext:value-type="float">
            <text:p>15680</text:p>
          </table:table-cell>
          <table:table-cell office:value-type="float" office:value="34684" calcext:value-type="float">
            <text:p>34684</text:p>
          </table:table-cell>
          <table:table-cell office:value-type="float" office:value="1486.75" calcext:value-type="float">
            <text:p>1486.75</text:p>
          </table:table-cell>
          <table:table-cell office:value-type="float" office:value="630.849976" calcext:value-type="float">
            <text:p>630.849976</text:p>
          </table:table-cell>
          <table:table-cell office:value-type="float" office:value="1716.099976" calcext:value-type="float">
            <text:p>1716.099976</text:p>
          </table:table-cell>
          <table:table-cell office:value-type="float" office:value="746.450012" calcext:value-type="float">
            <text:p>746.450012</text:p>
          </table:table-cell>
          <table:table-cell office:value-type="float" office:value="420.399994" calcext:value-type="float">
            <text:p>420.399994</text:p>
          </table:table-cell>
          <table:table-cell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15722.200195" calcext:value-type="float">
            <text:p>15722.200195</text:p>
          </table:table-cell>
          <table:table-cell office:value-type="float" office:value="34809.898438" calcext:value-type="float">
            <text:p>34809.898438</text:p>
          </table:table-cell>
          <table:table-cell office:value-type="float" office:value="1480.400024" calcext:value-type="float">
            <text:p>1480.400024</text:p>
          </table:table-cell>
          <table:table-cell office:value-type="float" office:value="640.25" calcext:value-type="float">
            <text:p>640.25</text:p>
          </table:table-cell>
          <table:table-cell office:value-type="float" office:value="1715.150024" calcext:value-type="float">
            <text:p>1715.150024</text:p>
          </table:table-cell>
          <table:table-cell office:value-type="float" office:value="750.650024" calcext:value-type="float">
            <text:p>750.650024</text:p>
          </table:table-cell>
          <table:table-cell office:value-type="float" office:value="424.399994" calcext:value-type="float">
            <text:p>424.399994</text:p>
          </table:table-cell>
          <table:table-cell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5834.349609" calcext:value-type="float">
            <text:p>15834.349609</text:p>
          </table:table-cell>
          <table:table-cell office:value-type="float" office:value="35212" calcext:value-type="float">
            <text:p>35212</text:p>
          </table:table-cell>
          <table:table-cell office:value-type="float" office:value="1495.449951" calcext:value-type="float">
            <text:p>1495.449951</text:p>
          </table:table-cell>
          <table:table-cell office:value-type="float" office:value="647.849976" calcext:value-type="float">
            <text:p>647.849976</text:p>
          </table:table-cell>
          <table:table-cell office:value-type="float" office:value="1731.099976" calcext:value-type="float">
            <text:p>1731.099976</text:p>
          </table:table-cell>
          <table:table-cell office:value-type="float" office:value="760.349976" calcext:value-type="float">
            <text:p>760.349976</text:p>
          </table:table-cell>
          <table:table-cell office:value-type="float" office:value="432.649994" calcext:value-type="float">
            <text:p>432.649994</text:p>
          </table:table-cell>
          <table:table-cell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5818.25" calcext:value-type="float">
            <text:p>15818.25</text:p>
          </table:table-cell>
          <table:table-cell office:value-type="float" office:value="35579.148438" calcext:value-type="float">
            <text:p>35579.148438</text:p>
          </table:table-cell>
          <table:table-cell office:value-type="float" office:value="1534.699951" calcext:value-type="float">
            <text:p>1534.699951</text:p>
          </table:table-cell>
          <table:table-cell office:value-type="float" office:value="650.299988" calcext:value-type="float">
            <text:p>650.299988</text:p>
          </table:table-cell>
          <table:table-cell office:value-type="float" office:value="1755.349976" calcext:value-type="float">
            <text:p>1755.349976</text:p>
          </table:table-cell>
          <table:table-cell office:value-type="float" office:value="758.349976" calcext:value-type="float">
            <text:p>758.349976</text:p>
          </table:table-cell>
          <table:table-cell office:value-type="float" office:value="429.75" calcext:value-type="float">
            <text:p>429.75</text:p>
          </table:table-cell>
          <table:table-cell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5879.650391" calcext:value-type="float">
            <text:p>15879.650391</text:p>
          </table:table-cell>
          <table:table-cell office:value-type="float" office:value="35771.300781" calcext:value-type="float">
            <text:p>35771.300781</text:p>
          </table:table-cell>
          <table:table-cell office:value-type="float" office:value="1539.5" calcext:value-type="float">
            <text:p>1539.5</text:p>
          </table:table-cell>
          <table:table-cell office:value-type="float" office:value="654" calcext:value-type="float">
            <text:p>654</text:p>
          </table:table-cell>
          <table:table-cell office:value-type="float" office:value="1761.800049" calcext:value-type="float">
            <text:p>1761.800049</text:p>
          </table:table-cell>
          <table:table-cell office:value-type="float" office:value="762.900024" calcext:value-type="float">
            <text:p>762.900024</text:p>
          </table:table-cell>
          <table:table-cell office:value-type="float" office:value="432.850006" calcext:value-type="float">
            <text:p>432.850006</text:p>
          </table:table-cell>
          <table:table-cell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5727.900391" calcext:value-type="float">
            <text:p>15727.900391</text:p>
          </table:table-cell>
          <table:table-cell office:value-type="float" office:value="35274.101563" calcext:value-type="float">
            <text:p>35274.101563</text:p>
          </table:table-cell>
          <table:table-cell office:value-type="float" office:value="1520.449951" calcext:value-type="float">
            <text:p>1520.449951</text:p>
          </table:table-cell>
          <table:table-cell office:value-type="float" office:value="641.900024" calcext:value-type="float">
            <text:p>641.900024</text:p>
          </table:table-cell>
          <table:table-cell office:value-type="float" office:value="1732.300049" calcext:value-type="float">
            <text:p>1732.300049</text:p>
          </table:table-cell>
          <table:table-cell office:value-type="float" office:value="754.400024" calcext:value-type="float">
            <text:p>754.400024</text:p>
          </table:table-cell>
          <table:table-cell office:value-type="float" office:value="424.450012" calcext:value-type="float">
            <text:p>424.450012</text:p>
          </table:table-cell>
          <table:table-cell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5689.799805" calcext:value-type="float">
            <text:p>15689.799805</text:p>
          </table:table-cell>
          <table:table-cell office:value-type="float" office:value="35071.949219" calcext:value-type="float">
            <text:p>35071.949219</text:p>
          </table:table-cell>
          <table:table-cell office:value-type="float" office:value="1502" calcext:value-type="float">
            <text:p>1502</text:p>
          </table:table-cell>
          <table:table-cell office:value-type="float" office:value="638.549988" calcext:value-type="float">
            <text:p>638.549988</text:p>
          </table:table-cell>
          <table:table-cell office:value-type="float" office:value="1720.050049" calcext:value-type="float">
            <text:p>1720.050049</text:p>
          </table:table-cell>
          <table:table-cell office:value-type="float" office:value="747.349976" calcext:value-type="float">
            <text:p>747.349976</text:p>
          </table:table-cell>
          <table:table-cell office:value-type="float" office:value="423.75" calcext:value-type="float">
            <text:p>423.75</text:p>
          </table:table-cell>
          <table:table-cell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5692.599609" calcext:value-type="float">
            <text:p>15692.599609</text:p>
          </table:table-cell>
          <table:table-cell office:value-type="float" office:value="35198.898438" calcext:value-type="float">
            <text:p>35198.898438</text:p>
          </table:table-cell>
          <table:table-cell office:value-type="float" office:value="1487" calcext:value-type="float">
            <text:p>1487</text:p>
          </table:table-cell>
          <table:table-cell office:value-type="float" office:value="646.25" calcext:value-type="float">
            <text:p>646.25</text:p>
          </table:table-cell>
          <table:table-cell office:value-type="float" office:value="1731.949951" calcext:value-type="float">
            <text:p>1731.949951</text:p>
          </table:table-cell>
          <table:table-cell office:value-type="float" office:value="753.599976" calcext:value-type="float">
            <text:p>753.599976</text:p>
          </table:table-cell>
          <table:table-cell office:value-type="float" office:value="427.450012" calcext:value-type="float">
            <text:p>427.450012</text:p>
          </table:table-cell>
          <table:table-cell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5812.349609" calcext:value-type="float">
            <text:p>15812.349609</text:p>
          </table:table-cell>
          <table:table-cell office:value-type="float" office:value="35673.398438" calcext:value-type="float">
            <text:p>35673.398438</text:p>
          </table:table-cell>
          <table:table-cell office:value-type="float" office:value="1501.849976" calcext:value-type="float">
            <text:p>1501.849976</text:p>
          </table:table-cell>
          <table:table-cell office:value-type="float" office:value="664.950012" calcext:value-type="float">
            <text:p>664.950012</text:p>
          </table:table-cell>
          <table:table-cell office:value-type="float" office:value="1747.150024" calcext:value-type="float">
            <text:p>1747.150024</text:p>
          </table:table-cell>
          <table:table-cell office:value-type="float" office:value="770.75" calcext:value-type="float">
            <text:p>770.75</text:p>
          </table:table-cell>
          <table:table-cell office:value-type="float" office:value="429.100006" calcext:value-type="float">
            <text:p>429.100006</text:p>
          </table:table-cell>
          <table:table-cell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5853.950195" calcext:value-type="float">
            <text:p>15853.950195</text:p>
          </table:table-cell>
          <table:table-cell office:value-type="float" office:value="35668.25" calcext:value-type="float">
            <text:p>35668.25</text:p>
          </table:table-cell>
          <table:table-cell office:value-type="float" office:value="1499.150024" calcext:value-type="float">
            <text:p>1499.150024</text:p>
          </table:table-cell>
          <table:table-cell office:value-type="float" office:value="664.349976" calcext:value-type="float">
            <text:p>664.349976</text:p>
          </table:table-cell>
          <table:table-cell office:value-type="float" office:value="1748.150024" calcext:value-type="float">
            <text:p>1748.150024</text:p>
          </table:table-cell>
          <table:table-cell office:value-type="float" office:value="770.049988" calcext:value-type="float">
            <text:p>770.049988</text:p>
          </table:table-cell>
          <table:table-cell office:value-type="float" office:value="431.049988" calcext:value-type="float">
            <text:p>431.049988</text:p>
          </table:table-cell>
          <table:table-cell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5924.200195" calcext:value-type="float">
            <text:p>15924.200195</text:p>
          </table:table-cell>
          <table:table-cell office:value-type="float" office:value="35907.648438" calcext:value-type="float">
            <text:p>35907.648438</text:p>
          </table:table-cell>
          <table:table-cell office:value-type="float" office:value="1520.699951" calcext:value-type="float">
            <text:p>1520.699951</text:p>
          </table:table-cell>
          <table:table-cell office:value-type="float" office:value="667.450012" calcext:value-type="float">
            <text:p>667.450012</text:p>
          </table:table-cell>
          <table:table-cell office:value-type="float" office:value="1750.050049" calcext:value-type="float">
            <text:p>1750.050049</text:p>
          </table:table-cell>
          <table:table-cell office:value-type="float" office:value="774.150024" calcext:value-type="float">
            <text:p>774.150024</text:p>
          </table:table-cell>
          <table:table-cell office:value-type="float" office:value="431.700012" calcext:value-type="float">
            <text:p>431.700012</text:p>
          </table:table-cell>
          <table:table-cell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5923.400391" calcext:value-type="float">
            <text:p>15923.400391</text:p>
          </table:table-cell>
          <table:table-cell office:value-type="float" office:value="35751.800781" calcext:value-type="float">
            <text:p>35751.800781</text:p>
          </table:table-cell>
          <table:table-cell office:value-type="float" office:value="1522.349976" calcext:value-type="float">
            <text:p>1522.349976</text:p>
          </table:table-cell>
          <table:table-cell office:value-type="float" office:value="660.299988" calcext:value-type="float">
            <text:p>660.299988</text:p>
          </table:table-cell>
          <table:table-cell office:value-type="float" office:value="1749.5" calcext:value-type="float">
            <text:p>1749.5</text:p>
          </table:table-cell>
          <table:table-cell office:value-type="float" office:value="771.150024" calcext:value-type="float">
            <text:p>771.150024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5752.400391" calcext:value-type="float">
            <text:p>15752.400391</text:p>
          </table:table-cell>
          <table:table-cell office:value-type="float" office:value="35079.199219" calcext:value-type="float">
            <text:p>35079.199219</text:p>
          </table:table-cell>
          <table:table-cell office:value-type="float" office:value="1471" calcext:value-type="float">
            <text:p>1471</text:p>
          </table:table-cell>
          <table:table-cell office:value-type="float" office:value="655.900024" calcext:value-type="float">
            <text:p>655.900024</text:p>
          </table:table-cell>
          <table:table-cell office:value-type="float" office:value="1722.800049" calcext:value-type="float">
            <text:p>1722.800049</text:p>
          </table:table-cell>
          <table:table-cell office:value-type="float" office:value="755.200012" calcext:value-type="float">
            <text:p>755.200012</text:p>
          </table:table-cell>
          <table:table-cell office:value-type="float" office:value="427.899994" calcext:value-type="float">
            <text:p>427.899994</text:p>
          </table:table-cell>
          <table:table-cell/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5632.099609" calcext:value-type="float">
            <text:p>15632.099609</text:p>
          </table:table-cell>
          <table:table-cell office:value-type="float" office:value="34415.449219" calcext:value-type="float">
            <text:p>34415.449219</text:p>
          </table:table-cell>
          <table:table-cell office:value-type="float" office:value="1443.150024" calcext:value-type="float">
            <text:p>1443.150024</text:p>
          </table:table-cell>
          <table:table-cell office:value-type="float" office:value="641.900024" calcext:value-type="float">
            <text:p>641.900024</text:p>
          </table:table-cell>
          <table:table-cell office:value-type="float" office:value="1702.650024" calcext:value-type="float">
            <text:p>1702.650024</text:p>
          </table:table-cell>
          <table:table-cell office:value-type="float" office:value="745.75" calcext:value-type="float">
            <text:p>745.75</text:p>
          </table:table-cell>
          <table:table-cell office:value-type="float" office:value="420.899994" calcext:value-type="float">
            <text:p>420.899994</text:p>
          </table:table-cell>
          <table:table-cell/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5824.049805" calcext:value-type="float">
            <text:p>15824.049805</text:p>
          </table:table-cell>
          <table:table-cell office:value-type="float" office:value="34677.300781" calcext:value-type="float">
            <text:p>34677.300781</text:p>
          </table:table-cell>
          <table:table-cell office:value-type="float" office:value="1448.699951" calcext:value-type="float">
            <text:p>1448.699951</text:p>
          </table:table-cell>
          <table:table-cell office:value-type="float" office:value="655.950012" calcext:value-type="float">
            <text:p>655.950012</text:p>
          </table:table-cell>
          <table:table-cell office:value-type="float" office:value="1707.199951" calcext:value-type="float">
            <text:p>1707.199951</text:p>
          </table:table-cell>
          <table:table-cell office:value-type="float" office:value="746.75" calcext:value-type="float">
            <text:p>746.75</text:p>
          </table:table-cell>
          <table:table-cell office:value-type="float" office:value="422.049988" calcext:value-type="float">
            <text:p>422.049988</text:p>
          </table:table-cell>
          <table:table-cell/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5856.049805" calcext:value-type="float">
            <text:p>15856.049805</text:p>
          </table:table-cell>
          <table:table-cell office:value-type="float" office:value="35034.398438" calcext:value-type="float">
            <text:p>35034.398438</text:p>
          </table:table-cell>
          <table:table-cell office:value-type="float" office:value="1442.75" calcext:value-type="float">
            <text:p>1442.75</text:p>
          </table:table-cell>
          <table:table-cell office:value-type="float" office:value="676.650024" calcext:value-type="float">
            <text:p>676.650024</text:p>
          </table:table-cell>
          <table:table-cell office:value-type="float" office:value="1722.949951" calcext:value-type="float">
            <text:p>1722.949951</text:p>
          </table:table-cell>
          <table:table-cell office:value-type="float" office:value="755.400024" calcext:value-type="float">
            <text:p>755.400024</text:p>
          </table:table-cell>
          <table:table-cell office:value-type="float" office:value="428.899994" calcext:value-type="float">
            <text:p>428.899994</text:p>
          </table:table-cell>
          <table:table-cell/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5824.450195" calcext:value-type="float">
            <text:p>15824.450195</text:p>
          </table:table-cell>
          <table:table-cell office:value-type="float" office:value="34949.699219" calcext:value-type="float">
            <text:p>34949.699219</text:p>
          </table:table-cell>
          <table:table-cell office:value-type="float" office:value="1434.550049" calcext:value-type="float">
            <text:p>1434.550049</text:p>
          </table:table-cell>
          <table:table-cell office:value-type="float" office:value="676.75" calcext:value-type="float">
            <text:p>676.75</text:p>
          </table:table-cell>
          <table:table-cell office:value-type="float" office:value="1740.599976" calcext:value-type="float">
            <text:p>1740.599976</text:p>
          </table:table-cell>
          <table:table-cell office:value-type="float" office:value="756.299988" calcext:value-type="float">
            <text:p>756.299988</text:p>
          </table:table-cell>
          <table:table-cell office:value-type="float" office:value="423.299988" calcext:value-type="float">
            <text:p>423.299988</text:p>
          </table:table-cell>
          <table:table-cell/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5746.450195" calcext:value-type="float">
            <text:p>15746.450195</text:p>
          </table:table-cell>
          <table:table-cell office:value-type="float" office:value="34797.449219" calcext:value-type="float">
            <text:p>34797.449219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677.450012" calcext:value-type="float">
            <text:p>677.450012</text:p>
          </table:table-cell>
          <table:table-cell office:value-type="float" office:value="1697.949951" calcext:value-type="float">
            <text:p>1697.949951</text:p>
          </table:table-cell>
          <table:table-cell office:value-type="float" office:value="731.700012" calcext:value-type="float">
            <text:p>731.700012</text:p>
          </table:table-cell>
          <table:table-cell office:value-type="float" office:value="429.950012" calcext:value-type="float">
            <text:p>429.950012</text:p>
          </table:table-cell>
          <table:table-cell/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5709.400391" calcext:value-type="float">
            <text:p>15709.400391</text:p>
          </table:table-cell>
          <table:table-cell office:value-type="float" office:value="34532.898438" calcext:value-type="float">
            <text:p>34532.898438</text:p>
          </table:table-cell>
          <table:table-cell office:value-type="float" office:value="1417.300049" calcext:value-type="float">
            <text:p>1417.300049</text:p>
          </table:table-cell>
          <table:table-cell office:value-type="float" office:value="685.049988" calcext:value-type="float">
            <text:p>685.049988</text:p>
          </table:table-cell>
          <table:table-cell office:value-type="float" office:value="1652.849976" calcext:value-type="float">
            <text:p>1652.849976</text:p>
          </table:table-cell>
          <table:table-cell office:value-type="float" office:value="722.900024" calcext:value-type="float">
            <text:p>722.900024</text:p>
          </table:table-cell>
          <table:table-cell office:value-type="float" office:value="425.5" calcext:value-type="float">
            <text:p>425.5</text:p>
          </table:table-cell>
          <table:table-cell/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15778.450195" calcext:value-type="float">
            <text:p>15778.450195</text:p>
          </table:table-cell>
          <table:table-cell office:value-type="float" office:value="34691.5" calcext:value-type="float">
            <text:p>34691.5</text:p>
          </table:table-cell>
          <table:table-cell office:value-type="float" office:value="1418.25" calcext:value-type="float">
            <text:p>1418.25</text:p>
          </table:table-cell>
          <table:table-cell office:value-type="float" office:value="687.5" calcext:value-type="float">
            <text:p>687.5</text:p>
          </table:table-cell>
          <table:table-cell office:value-type="float" office:value="1641.650024" calcext:value-type="float">
            <text:p>1641.650024</text:p>
          </table:table-cell>
          <table:table-cell office:value-type="float" office:value="717.25" calcext:value-type="float">
            <text:p>717.25</text:p>
          </table:table-cell>
          <table:table-cell office:value-type="float" office:value="441.549988" calcext:value-type="float">
            <text:p>441.549988</text:p>
          </table:table-cell>
          <table:table-cell/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15763.049805" calcext:value-type="float">
            <text:p>15763.049805</text:p>
          </table:table-cell>
          <table:table-cell office:value-type="float" office:value="34584.351563" calcext:value-type="float">
            <text:p>34584.351563</text:p>
          </table:table-cell>
          <table:table-cell office:value-type="float" office:value="1426.449951" calcext:value-type="float">
            <text:p>1426.449951</text:p>
          </table:table-cell>
          <table:table-cell office:value-type="float" office:value="682.5" calcext:value-type="float">
            <text:p>682.5</text:p>
          </table:table-cell>
          <table:table-cell office:value-type="float" office:value="1654.800049" calcext:value-type="float">
            <text:p>1654.800049</text:p>
          </table:table-cell>
          <table:table-cell office:value-type="float" office:value="708.900024" calcext:value-type="float">
            <text:p>708.900024</text:p>
          </table:table-cell>
          <table:table-cell office:value-type="float" office:value="431.799988" calcext:value-type="float">
            <text:p>431.799988</text:p>
          </table:table-cell>
          <table:table-cell/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15885.150391" calcext:value-type="float">
            <text:p>15885.150391</text:p>
          </table:table-cell>
          <table:table-cell office:value-type="float" office:value="34710" calcext:value-type="float">
            <text:p>34710</text:p>
          </table:table-cell>
          <table:table-cell office:value-type="float" office:value="1422.650024" calcext:value-type="float">
            <text:p>1422.650024</text:p>
          </table:table-cell>
          <table:table-cell office:value-type="float" office:value="681.400024" calcext:value-type="float">
            <text:p>681.400024</text:p>
          </table:table-cell>
          <table:table-cell office:value-type="float" office:value="1665.099976" calcext:value-type="float">
            <text:p>1665.099976</text:p>
          </table:table-cell>
          <table:table-cell office:value-type="float" office:value="721.150024" calcext:value-type="float">
            <text:p>721.150024</text:p>
          </table:table-cell>
          <table:table-cell office:value-type="float" office:value="434.899994" calcext:value-type="float">
            <text:p>434.899994</text:p>
          </table:table-cell>
          <table:table-cell/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16130.75" calcext:value-type="float">
            <text:p>16130.75</text:p>
          </table:table-cell>
          <table:table-cell office:value-type="float" office:value="35207.449219" calcext:value-type="float">
            <text:p>35207.449219</text:p>
          </table:table-cell>
          <table:table-cell office:value-type="float" office:value="1434.699951" calcext:value-type="float">
            <text:p>1434.699951</text:p>
          </table:table-cell>
          <table:table-cell office:value-type="float" office:value="690.400024" calcext:value-type="float">
            <text:p>690.400024</text:p>
          </table:table-cell>
          <table:table-cell office:value-type="float" office:value="1685.650024" calcext:value-type="float">
            <text:p>1685.650024</text:p>
          </table:table-cell>
          <table:table-cell office:value-type="float" office:value="738.599976" calcext:value-type="float">
            <text:p>738.599976</text:p>
          </table:table-cell>
          <table:table-cell office:value-type="float" office:value="446.5" calcext:value-type="float">
            <text:p>446.5</text:p>
          </table:table-cell>
          <table:table-cell/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16258.799805" calcext:value-type="float">
            <text:p>16258.799805</text:p>
          </table:table-cell>
          <table:table-cell office:value-type="float" office:value="36028.050781" calcext:value-type="float">
            <text:p>36028.050781</text:p>
          </table:table-cell>
          <table:table-cell office:value-type="float" office:value="1465.300049" calcext:value-type="float">
            <text:p>1465.300049</text:p>
          </table:table-cell>
          <table:table-cell office:value-type="float" office:value="714.650024" calcext:value-type="float">
            <text:p>714.650024</text:p>
          </table:table-cell>
          <table:table-cell office:value-type="float" office:value="1749.949951" calcext:value-type="float">
            <text:p>1749.949951</text:p>
          </table:table-cell>
          <table:table-cell office:value-type="float" office:value="753.799988" calcext:value-type="float">
            <text:p>753.799988</text:p>
          </table:table-cell>
          <table:table-cell office:value-type="float" office:value="456.950012" calcext:value-type="float">
            <text:p>456.950012</text:p>
          </table:table-cell>
          <table:table-cell/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16294.599609" calcext:value-type="float">
            <text:p>16294.599609</text:p>
          </table:table-cell>
          <table:table-cell office:value-type="float" office:value="35834.75" calcext:value-type="float">
            <text:p>35834.75</text:p>
          </table:table-cell>
          <table:table-cell office:value-type="float" office:value="1484.849976" calcext:value-type="float">
            <text:p>1484.849976</text:p>
          </table:table-cell>
          <table:table-cell office:value-type="float" office:value="702.450012" calcext:value-type="float">
            <text:p>702.450012</text:p>
          </table:table-cell>
          <table:table-cell office:value-type="float" office:value="1771.75" calcext:value-type="float">
            <text:p>1771.75</text:p>
          </table:table-cell>
          <table:table-cell office:value-type="float" office:value="749.299988" calcext:value-type="float">
            <text:p>749.299988</text:p>
          </table:table-cell>
          <table:table-cell office:value-type="float" office:value="441.850006" calcext:value-type="float">
            <text:p>441.850006</text:p>
          </table:table-cell>
          <table:table-cell/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16238.200195" calcext:value-type="float">
            <text:p>16238.200195</text:p>
          </table:table-cell>
          <table:table-cell office:value-type="float" office:value="35809.25" calcext:value-type="float">
            <text:p>35809.25</text:p>
          </table:table-cell>
          <table:table-cell office:value-type="float" office:value="1492.650024" calcext:value-type="float">
            <text:p>1492.650024</text:p>
          </table:table-cell>
          <table:table-cell office:value-type="float" office:value="697.650024" calcext:value-type="float">
            <text:p>697.650024</text:p>
          </table:table-cell>
          <table:table-cell office:value-type="float" office:value="1777.199951" calcext:value-type="float">
            <text:p>1777.199951</text:p>
          </table:table-cell>
          <table:table-cell office:value-type="float" office:value="740.849976" calcext:value-type="float">
            <text:p>740.849976</text:p>
          </table:table-cell>
          <table:table-cell office:value-type="float" office:value="435.649994" calcext:value-type="float">
            <text:p>435.649994</text:p>
          </table:table-cell>
          <table:table-cell/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16258.25" calcext:value-type="float">
            <text:p>16258.25</text:p>
          </table:table-cell>
          <table:table-cell office:value-type="float" office:value="36028.949219" calcext:value-type="float">
            <text:p>36028.949219</text:p>
          </table:table-cell>
          <table:table-cell office:value-type="float" office:value="1503.900024" calcext:value-type="float">
            <text:p>1503.900024</text:p>
          </table:table-cell>
          <table:table-cell office:value-type="float" office:value="702.849976" calcext:value-type="float">
            <text:p>702.849976</text:p>
          </table:table-cell>
          <table:table-cell office:value-type="float" office:value="1780.900024" calcext:value-type="float">
            <text:p>1780.900024</text:p>
          </table:table-cell>
          <table:table-cell office:value-type="float" office:value="755.5" calcext:value-type="float">
            <text:p>755.5</text:p>
          </table:table-cell>
          <table:table-cell office:value-type="float" office:value="433.399994" calcext:value-type="float">
            <text:p>433.399994</text:p>
          </table:table-cell>
          <table:table-cell/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16280.099609" calcext:value-type="float">
            <text:p>16280.099609</text:p>
          </table:table-cell>
          <table:table-cell office:value-type="float" office:value="36034.101563" calcext:value-type="float">
            <text:p>36034.101563</text:p>
          </table:table-cell>
          <table:table-cell office:value-type="float" office:value="1507.650024" calcext:value-type="float">
            <text:p>1507.650024</text:p>
          </table:table-cell>
          <table:table-cell office:value-type="float" office:value="700.900024" calcext:value-type="float">
            <text:p>700.900024</text:p>
          </table:table-cell>
          <table:table-cell office:value-type="float" office:value="1813.25" calcext:value-type="float">
            <text:p>1813.25</text:p>
          </table:table-cell>
          <table:table-cell office:value-type="float" office:value="761.549988" calcext:value-type="float">
            <text:p>761.549988</text:p>
          </table:table-cell>
          <table:table-cell office:value-type="float" office:value="426.450012" calcext:value-type="float">
            <text:p>426.450012</text:p>
          </table:table-cell>
          <table:table-cell/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16282.25" calcext:value-type="float">
            <text:p>16282.25</text:p>
          </table:table-cell>
          <table:table-cell office:value-type="float" office:value="35806.398438" calcext:value-type="float">
            <text:p>35806.398438</text:p>
          </table:table-cell>
          <table:table-cell office:value-type="float" office:value="1494.949951" calcext:value-type="float">
            <text:p>1494.949951</text:p>
          </table:table-cell>
          <table:table-cell office:value-type="float" office:value="693.549988" calcext:value-type="float">
            <text:p>693.549988</text:p>
          </table:table-cell>
          <table:table-cell office:value-type="float" office:value="1780.599976" calcext:value-type="float">
            <text:p>1780.599976</text:p>
          </table:table-cell>
          <table:table-cell office:value-type="float" office:value="760.799988" calcext:value-type="float">
            <text:p>760.799988</text:p>
          </table:table-cell>
          <table:table-cell office:value-type="float" office:value="428.049988" calcext:value-type="float">
            <text:p>428.049988</text:p>
          </table:table-cell>
          <table:table-cell/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16364.400391" calcext:value-type="float">
            <text:p>16364.400391</text:p>
          </table:table-cell>
          <table:table-cell office:value-type="float" office:value="35937.050781" calcext:value-type="float">
            <text:p>35937.050781</text:p>
          </table:table-cell>
          <table:table-cell office:value-type="float" office:value="1501.400024" calcext:value-type="float">
            <text:p>1501.400024</text:p>
          </table:table-cell>
          <table:table-cell office:value-type="float" office:value="701.349976" calcext:value-type="float">
            <text:p>701.349976</text:p>
          </table:table-cell>
          <table:table-cell office:value-type="float" office:value="1787.699951" calcext:value-type="float">
            <text:p>1787.699951</text:p>
          </table:table-cell>
          <table:table-cell office:value-type="float" office:value="757.349976" calcext:value-type="float">
            <text:p>757.349976</text:p>
          </table:table-cell>
          <table:table-cell office:value-type="float" office:value="427.149994" calcext:value-type="float">
            <text:p>427.149994</text:p>
          </table:table-cell>
          <table:table-cell/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16529.099609" calcext:value-type="float">
            <text:p>16529.099609</text:p>
          </table:table-cell>
          <table:table-cell office:value-type="float" office:value="36169.351563" calcext:value-type="float">
            <text:p>36169.351563</text:p>
          </table:table-cell>
          <table:table-cell office:value-type="float" office:value="1526.199951" calcext:value-type="float">
            <text:p>1526.199951</text:p>
          </table:table-cell>
          <table:table-cell office:value-type="float" office:value="704.799988" calcext:value-type="float">
            <text:p>704.799988</text:p>
          </table:table-cell>
          <table:table-cell office:value-type="float" office:value="1788" calcext:value-type="float">
            <text:p>1788</text:p>
          </table:table-cell>
          <table:table-cell office:value-type="float" office:value="759.900024" calcext:value-type="float">
            <text:p>759.900024</text:p>
          </table:table-cell>
          <table:table-cell office:value-type="float" office:value="431.200012" calcext:value-type="float">
            <text:p>431.200012</text:p>
          </table:table-cell>
          <table:table-cell/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16563.050781" calcext:value-type="float">
            <text:p>16563.050781</text:p>
          </table:table-cell>
          <table:table-cell office:value-type="float" office:value="36094.5" calcext:value-type="float">
            <text:p>36094.5</text:p>
          </table:table-cell>
          <table:table-cell office:value-type="float" office:value="1530.599976" calcext:value-type="float">
            <text:p>1530.599976</text:p>
          </table:table-cell>
          <table:table-cell office:value-type="float" office:value="702.650024" calcext:value-type="float">
            <text:p>702.650024</text:p>
          </table:table-cell>
          <table:table-cell office:value-type="float" office:value="1782.349976" calcext:value-type="float">
            <text:p>1782.349976</text:p>
          </table:table-cell>
          <table:table-cell office:value-type="float" office:value="762" calcext:value-type="float">
            <text:p>762</text:p>
          </table:table-cell>
          <table:table-cell office:value-type="float" office:value="424.850006" calcext:value-type="float">
            <text:p>424.850006</text:p>
          </table:table-cell>
          <table:table-cell/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16614.599609" calcext:value-type="float">
            <text:p>16614.599609</text:p>
          </table:table-cell>
          <table:table-cell office:value-type="float" office:value="35867.449219" calcext:value-type="float">
            <text:p>35867.449219</text:p>
          </table:table-cell>
          <table:table-cell office:value-type="float" office:value="1514.650024" calcext:value-type="float">
            <text:p>1514.650024</text:p>
          </table:table-cell>
          <table:table-cell office:value-type="float" office:value="701.200012" calcext:value-type="float">
            <text:p>701.200012</text:p>
          </table:table-cell>
          <table:table-cell office:value-type="float" office:value="1788.349976" calcext:value-type="float">
            <text:p>1788.349976</text:p>
          </table:table-cell>
          <table:table-cell office:value-type="float" office:value="756.75" calcext:value-type="float">
            <text:p>756.75</text:p>
          </table:table-cell>
          <table:table-cell office:value-type="float" office:value="421.5" calcext:value-type="float">
            <text:p>421.5</text:p>
          </table:table-cell>
          <table:table-cell/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6568.849609" calcext:value-type="float">
            <text:p>16568.849609</text:p>
          </table:table-cell>
          <table:table-cell office:value-type="float" office:value="35554.5" calcext:value-type="float">
            <text:p>35554.5</text:p>
          </table:table-cell>
          <table:table-cell office:value-type="float" office:value="1513" calcext:value-type="float">
            <text:p>1513</text:p>
          </table:table-cell>
          <table:table-cell office:value-type="float" office:value="688.299988" calcext:value-type="float">
            <text:p>688.299988</text:p>
          </table:table-cell>
          <table:table-cell office:value-type="float" office:value="1749.699951" calcext:value-type="float">
            <text:p>1749.699951</text:p>
          </table:table-cell>
          <table:table-cell office:value-type="float" office:value="754.400024" calcext:value-type="float">
            <text:p>754.400024</text:p>
          </table:table-cell>
          <table:table-cell office:value-type="float" office:value="419.700012" calcext:value-type="float">
            <text:p>419.700012</text:p>
          </table:table-cell>
          <table:table-cell/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16450.5" calcext:value-type="float">
            <text:p>16450.5</text:p>
          </table:table-cell>
          <table:table-cell office:value-type="float" office:value="35033.851563" calcext:value-type="float">
            <text:p>35033.851563</text:p>
          </table:table-cell>
          <table:table-cell office:value-type="float" office:value="1514.75" calcext:value-type="float">
            <text:p>1514.75</text:p>
          </table:table-cell>
          <table:table-cell office:value-type="float" office:value="680.700012" calcext:value-type="float">
            <text:p>680.700012</text:p>
          </table:table-cell>
          <table:table-cell office:value-type="float" office:value="1703.550049" calcext:value-type="float">
            <text:p>1703.550049</text:p>
          </table:table-cell>
          <table:table-cell office:value-type="float" office:value="740.25" calcext:value-type="float">
            <text:p>740.25</text:p>
          </table:table-cell>
          <table:table-cell office:value-type="float" office:value="406.700012" calcext:value-type="float">
            <text:p>406.700012</text:p>
          </table:table-cell>
          <table:table-cell/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16496.449219" calcext:value-type="float">
            <text:p>16496.449219</text:p>
          </table:table-cell>
          <table:table-cell office:value-type="float" office:value="35124.398438" calcext:value-type="float">
            <text:p>35124.398438</text:p>
          </table:table-cell>
          <table:table-cell office:value-type="float" office:value="1524.599976" calcext:value-type="float">
            <text:p>1524.599976</text:p>
          </table:table-cell>
          <table:table-cell office:value-type="float" office:value="682.700012" calcext:value-type="float">
            <text:p>682.700012</text:p>
          </table:table-cell>
          <table:table-cell office:value-type="float" office:value="1716.849976" calcext:value-type="float">
            <text:p>1716.849976</text:p>
          </table:table-cell>
          <table:table-cell office:value-type="float" office:value="736.099976" calcext:value-type="float">
            <text:p>736.099976</text:p>
          </table:table-cell>
          <table:table-cell office:value-type="float" office:value="409.5" calcext:value-type="float">
            <text:p>409.5</text:p>
          </table:table-cell>
          <table:table-cell/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6624.599609" calcext:value-type="float">
            <text:p>16624.599609</text:p>
          </table:table-cell>
          <table:table-cell office:value-type="float" office:value="35712.101563" calcext:value-type="float">
            <text:p>35712.101563</text:p>
          </table:table-cell>
          <table:table-cell office:value-type="float" office:value="1558.849976" calcext:value-type="float">
            <text:p>1558.849976</text:p>
          </table:table-cell>
          <table:table-cell office:value-type="float" office:value="694.450012" calcext:value-type="float">
            <text:p>694.450012</text:p>
          </table:table-cell>
          <table:table-cell office:value-type="float" office:value="1704.900024" calcext:value-type="float">
            <text:p>1704.900024</text:p>
          </table:table-cell>
          <table:table-cell office:value-type="float" office:value="746.349976" calcext:value-type="float">
            <text:p>746.349976</text:p>
          </table:table-cell>
          <table:table-cell office:value-type="float" office:value="417.600006" calcext:value-type="float">
            <text:p>417.600006</text:p>
          </table:table-cell>
          <table:table-cell/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6634.650391" calcext:value-type="float">
            <text:p>16634.650391</text:p>
          </table:table-cell>
          <table:table-cell office:value-type="float" office:value="35586.25" calcext:value-type="float">
            <text:p>35586.25</text:p>
          </table:table-cell>
          <table:table-cell office:value-type="float" office:value="1557.400024" calcext:value-type="float">
            <text:p>1557.400024</text:p>
          </table:table-cell>
          <table:table-cell office:value-type="float" office:value="691.049988" calcext:value-type="float">
            <text:p>691.049988</text:p>
          </table:table-cell>
          <table:table-cell office:value-type="float" office:value="1697.199951" calcext:value-type="float">
            <text:p>1697.199951</text:p>
          </table:table-cell>
          <table:table-cell office:value-type="float" office:value="739.049988" calcext:value-type="float">
            <text:p>739.049988</text:p>
          </table:table-cell>
          <table:table-cell office:value-type="float" office:value="416.25" calcext:value-type="float">
            <text:p>416.25</text:p>
          </table:table-cell>
          <table:table-cell/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16636.900391" calcext:value-type="float">
            <text:p>16636.900391</text:p>
          </table:table-cell>
          <table:table-cell office:value-type="float" office:value="35617.550781" calcext:value-type="float">
            <text:p>35617.550781</text:p>
          </table:table-cell>
          <table:table-cell office:value-type="float" office:value="1554.800049" calcext:value-type="float">
            <text:p>1554.800049</text:p>
          </table:table-cell>
          <table:table-cell office:value-type="float" office:value="698.799988" calcext:value-type="float">
            <text:p>698.799988</text:p>
          </table:table-cell>
          <table:table-cell office:value-type="float" office:value="1697.5" calcext:value-type="float">
            <text:p>1697.5</text:p>
          </table:table-cell>
          <table:table-cell office:value-type="float" office:value="746.349976" calcext:value-type="float">
            <text:p>746.349976</text:p>
          </table:table-cell>
          <table:table-cell office:value-type="float" office:value="410.75" calcext:value-type="float">
            <text:p>410.75</text:p>
          </table:table-cell>
          <table:table-cell/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16705.199219" calcext:value-type="float">
            <text:p>16705.199219</text:p>
          </table:table-cell>
          <table:table-cell office:value-type="float" office:value="35627.800781" calcext:value-type="float">
            <text:p>35627.800781</text:p>
          </table:table-cell>
          <table:table-cell office:value-type="float" office:value="1548.449951" calcext:value-type="float">
            <text:p>1548.449951</text:p>
          </table:table-cell>
          <table:table-cell office:value-type="float" office:value="699.75" calcext:value-type="float">
            <text:p>699.75</text:p>
          </table:table-cell>
          <table:table-cell office:value-type="float" office:value="1713.550049" calcext:value-type="float">
            <text:p>1713.550049</text:p>
          </table:table-cell>
          <table:table-cell office:value-type="float" office:value="752.400024" calcext:value-type="float">
            <text:p>752.400024</text:p>
          </table:table-cell>
          <table:table-cell office:value-type="float" office:value="412.450012" calcext:value-type="float">
            <text:p>412.450012</text:p>
          </table:table-cell>
          <table:table-cell/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16931.050781" calcext:value-type="float">
            <text:p>16931.050781</text:p>
          </table:table-cell>
          <table:table-cell office:value-type="float" office:value="36347.648438" calcext:value-type="float">
            <text:p>36347.648438</text:p>
          </table:table-cell>
          <table:table-cell office:value-type="float" office:value="1568.25" calcext:value-type="float">
            <text:p>1568.25</text:p>
          </table:table-cell>
          <table:table-cell office:value-type="float" office:value="713.650024" calcext:value-type="float">
            <text:p>713.650024</text:p>
          </table:table-cell>
          <table:table-cell office:value-type="float" office:value="1735.849976" calcext:value-type="float">
            <text:p>1735.849976</text:p>
          </table:table-cell>
          <table:table-cell office:value-type="float" office:value="784.049988" calcext:value-type="float">
            <text:p>784.049988</text:p>
          </table:table-cell>
          <table:table-cell office:value-type="float" office:value="422.700012" calcext:value-type="float">
            <text:p>422.700012</text:p>
          </table:table-cell>
          <table:table-cell/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17132.199219" calcext:value-type="float">
            <text:p>17132.199219</text:p>
          </table:table-cell>
          <table:table-cell office:value-type="float" office:value="36424.601563" calcext:value-type="float">
            <text:p>36424.601563</text:p>
          </table:table-cell>
          <table:table-cell office:value-type="float" office:value="1581.400024" calcext:value-type="float">
            <text:p>1581.400024</text:p>
          </table:table-cell>
          <table:table-cell office:value-type="float" office:value="719.049988" calcext:value-type="float">
            <text:p>719.049988</text:p>
          </table:table-cell>
          <table:table-cell office:value-type="float" office:value="1753.699951" calcext:value-type="float">
            <text:p>1753.699951</text:p>
          </table:table-cell>
          <table:table-cell office:value-type="float" office:value="786.5" calcext:value-type="float">
            <text:p>786.5</text:p>
          </table:table-cell>
          <table:table-cell office:value-type="float" office:value="426.049988" calcext:value-type="float">
            <text:p>426.049988</text:p>
          </table:table-cell>
          <table:table-cell/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17076.25" calcext:value-type="float">
            <text:p>17076.25</text:p>
          </table:table-cell>
          <table:table-cell office:value-type="float" office:value="36574.300781" calcext:value-type="float">
            <text:p>36574.300781</text:p>
          </table:table-cell>
          <table:table-cell office:value-type="float" office:value="1579.099976" calcext:value-type="float">
            <text:p>1579.099976</text:p>
          </table:table-cell>
          <table:table-cell office:value-type="float" office:value="719.900024" calcext:value-type="float">
            <text:p>719.900024</text:p>
          </table:table-cell>
          <table:table-cell office:value-type="float" office:value="1746.650024" calcext:value-type="float">
            <text:p>1746.650024</text:p>
          </table:table-cell>
          <table:table-cell office:value-type="float" office:value="798.900024" calcext:value-type="float">
            <text:p>798.900024</text:p>
          </table:table-cell>
          <table:table-cell office:value-type="float" office:value="429.899994" calcext:value-type="float">
            <text:p>429.899994</text:p>
          </table:table-cell>
          <table:table-cell/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17234.150391" calcext:value-type="float">
            <text:p>17234.150391</text:p>
          </table:table-cell>
          <table:table-cell office:value-type="float" office:value="36831.300781" calcext:value-type="float">
            <text:p>36831.300781</text:p>
          </table:table-cell>
          <table:table-cell office:value-type="float" office:value="1589" calcext:value-type="float">
            <text:p>1589</text:p>
          </table:table-cell>
          <table:table-cell office:value-type="float" office:value="725.150024" calcext:value-type="float">
            <text:p>725.150024</text:p>
          </table:table-cell>
          <table:table-cell office:value-type="float" office:value="1776.400024" calcext:value-type="float">
            <text:p>1776.400024</text:p>
          </table:table-cell>
          <table:table-cell office:value-type="float" office:value="802.700012" calcext:value-type="float">
            <text:p>802.700012</text:p>
          </table:table-cell>
          <table:table-cell office:value-type="float" office:value="429.75" calcext:value-type="float">
            <text:p>429.75</text:p>
          </table:table-cell>
          <table:table-cell/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17323.599609" calcext:value-type="float">
            <text:p>17323.599609</text:p>
          </table:table-cell>
          <table:table-cell office:value-type="float" office:value="36761.148438" calcext:value-type="float">
            <text:p>36761.148438</text:p>
          </table:table-cell>
          <table:table-cell office:value-type="float" office:value="1576.050049" calcext:value-type="float">
            <text:p>1576.050049</text:p>
          </table:table-cell>
          <table:table-cell office:value-type="float" office:value="724.299988" calcext:value-type="float">
            <text:p>724.299988</text:p>
          </table:table-cell>
          <table:table-cell office:value-type="float" office:value="1791.849976" calcext:value-type="float">
            <text:p>1791.849976</text:p>
          </table:table-cell>
          <table:table-cell office:value-type="float" office:value="798" calcext:value-type="float">
            <text:p>798</text:p>
          </table:table-cell>
          <table:table-cell office:value-type="float" office:value="431.399994" calcext:value-type="float">
            <text:p>431.399994</text:p>
          </table:table-cell>
          <table:table-cell/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17377.800781" calcext:value-type="float">
            <text:p>17377.800781</text:p>
          </table:table-cell>
          <table:table-cell office:value-type="float" office:value="36592.351563" calcext:value-type="float">
            <text:p>36592.351563</text:p>
          </table:table-cell>
          <table:table-cell office:value-type="float" office:value="1565.699951" calcext:value-type="float">
            <text:p>1565.699951</text:p>
          </table:table-cell>
          <table:table-cell office:value-type="float" office:value="721.150024" calcext:value-type="float">
            <text:p>721.150024</text:p>
          </table:table-cell>
          <table:table-cell office:value-type="float" office:value="1774.550049" calcext:value-type="float">
            <text:p>1774.550049</text:p>
          </table:table-cell>
          <table:table-cell office:value-type="float" office:value="800.799988" calcext:value-type="float">
            <text:p>800.799988</text:p>
          </table:table-cell>
          <table:table-cell office:value-type="float" office:value="431.049988" calcext:value-type="float">
            <text:p>431.049988</text:p>
          </table:table-cell>
          <table:table-cell/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17362.099609" calcext:value-type="float">
            <text:p>17362.099609</text:p>
          </table:table-cell>
          <table:table-cell office:value-type="float" office:value="36468.800781" calcext:value-type="float">
            <text:p>36468.800781</text:p>
          </table:table-cell>
          <table:table-cell office:value-type="float" office:value="1569.25" calcext:value-type="float">
            <text:p>1569.25</text:p>
          </table:table-cell>
          <table:table-cell office:value-type="float" office:value="716.900024" calcext:value-type="float">
            <text:p>716.900024</text:p>
          </table:table-cell>
          <table:table-cell office:value-type="float" office:value="1764.849976" calcext:value-type="float">
            <text:p>1764.849976</text:p>
          </table:table-cell>
          <table:table-cell office:value-type="float" office:value="787.849976" calcext:value-type="float">
            <text:p>787.849976</text:p>
          </table:table-cell>
          <table:table-cell office:value-type="float" office:value="429.100006" calcext:value-type="float">
            <text:p>429.100006</text:p>
          </table:table-cell>
          <table:table-cell/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17353.5" calcext:value-type="float">
            <text:p>17353.5</text:p>
          </table:table-cell>
          <table:table-cell office:value-type="float" office:value="36768.199219" calcext:value-type="float">
            <text:p>36768.199219</text:p>
          </table:table-cell>
          <table:table-cell office:value-type="float" office:value="1576.400024" calcext:value-type="float">
            <text:p>1576.400024</text:p>
          </table:table-cell>
          <table:table-cell office:value-type="float" office:value="720.950012" calcext:value-type="float">
            <text:p>720.950012</text:p>
          </table:table-cell>
          <table:table-cell office:value-type="float" office:value="1815.349976" calcext:value-type="float">
            <text:p>1815.349976</text:p>
          </table:table-cell>
          <table:table-cell office:value-type="float" office:value="794.700012" calcext:value-type="float">
            <text:p>794.700012</text:p>
          </table:table-cell>
          <table:table-cell office:value-type="float" office:value="431.350006" calcext:value-type="float">
            <text:p>431.350006</text:p>
          </table:table-cell>
          <table:table-cell/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17369.25" calcext:value-type="float">
            <text:p>17369.25</text:p>
          </table:table-cell>
          <table:table-cell office:value-type="float" office:value="36683.199219" calcext:value-type="float">
            <text:p>36683.199219</text:p>
          </table:table-cell>
          <table:table-cell office:value-type="float" office:value="1568.599976" calcext:value-type="float">
            <text:p>1568.599976</text:p>
          </table:table-cell>
          <table:table-cell office:value-type="float" office:value="720.25" calcext:value-type="float">
            <text:p>720.25</text:p>
          </table:table-cell>
          <table:table-cell office:value-type="float" office:value="1817.849976" calcext:value-type="float">
            <text:p>1817.849976</text:p>
          </table:table-cell>
          <table:table-cell office:value-type="float" office:value="790.150024" calcext:value-type="float">
            <text:p>790.150024</text:p>
          </table:table-cell>
          <table:table-cell office:value-type="float" office:value="432.299988" calcext:value-type="float">
            <text:p>432.299988</text:p>
          </table:table-cell>
          <table:table-cell/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17355.300781" calcext:value-type="float">
            <text:p>17355.300781</text:p>
          </table:table-cell>
          <table:table-cell office:value-type="float" office:value="36471.800781" calcext:value-type="float">
            <text:p>36471.800781</text:p>
          </table:table-cell>
          <table:table-cell office:value-type="float" office:value="1555.550049" calcext:value-type="float">
            <text:p>1555.550049</text:p>
          </table:table-cell>
          <table:table-cell office:value-type="float" office:value="707.400024" calcext:value-type="float">
            <text:p>707.400024</text:p>
          </table:table-cell>
          <table:table-cell office:value-type="float" office:value="1840.050049" calcext:value-type="float">
            <text:p>1840.050049</text:p>
          </table:table-cell>
          <table:table-cell office:value-type="float" office:value="788.349976" calcext:value-type="float">
            <text:p>788.349976</text:p>
          </table:table-cell>
          <table:table-cell office:value-type="float" office:value="432.850006" calcext:value-type="float">
            <text:p>432.850006</text:p>
          </table:table-cell>
          <table:table-cell/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17380" calcext:value-type="float">
            <text:p>17380</text:p>
          </table:table-cell>
          <table:table-cell office:value-type="float" office:value="36613.050781" calcext:value-type="float">
            <text:p>36613.050781</text:p>
          </table:table-cell>
          <table:table-cell office:value-type="float" office:value="1548.550049" calcext:value-type="float">
            <text:p>1548.550049</text:p>
          </table:table-cell>
          <table:table-cell office:value-type="float" office:value="707.450012" calcext:value-type="float">
            <text:p>707.450012</text:p>
          </table:table-cell>
          <table:table-cell office:value-type="float" office:value="1867.75" calcext:value-type="float">
            <text:p>1867.75</text:p>
          </table:table-cell>
          <table:table-cell office:value-type="float" office:value="794.400024" calcext:value-type="float">
            <text:p>794.400024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17519.449219" calcext:value-type="float">
            <text:p>17519.449219</text:p>
          </table:table-cell>
          <table:table-cell office:value-type="float" office:value="36852.25" calcext:value-type="float">
            <text:p>36852.25</text:p>
          </table:table-cell>
          <table:table-cell office:value-type="float" office:value="1546.800049" calcext:value-type="float">
            <text:p>1546.800049</text:p>
          </table:table-cell>
          <table:table-cell office:value-type="float" office:value="714.349976" calcext:value-type="float">
            <text:p>714.349976</text:p>
          </table:table-cell>
          <table:table-cell office:value-type="float" office:value="1871.699951" calcext:value-type="float">
            <text:p>1871.699951</text:p>
          </table:table-cell>
          <table:table-cell office:value-type="float" office:value="791.400024" calcext:value-type="float">
            <text:p>791.400024</text:p>
          </table:table-cell>
          <table:table-cell office:value-type="float" office:value="443.850006" calcext:value-type="float">
            <text:p>443.850006</text:p>
          </table:table-cell>
          <table:table-cell/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17629.5" calcext:value-type="float">
            <text:p>17629.5</text:p>
          </table:table-cell>
          <table:table-cell office:value-type="float" office:value="37668.601563" calcext:value-type="float">
            <text:p>37668.601563</text:p>
          </table:table-cell>
          <table:table-cell office:value-type="float" office:value="1559.949951" calcext:value-type="float">
            <text:p>1559.949951</text:p>
          </table:table-cell>
          <table:table-cell office:value-type="float" office:value="727.200012" calcext:value-type="float">
            <text:p>727.200012</text:p>
          </table:table-cell>
          <table:table-cell office:value-type="float" office:value="1906.800049" calcext:value-type="float">
            <text:p>1906.800049</text:p>
          </table:table-cell>
          <table:table-cell office:value-type="float" office:value="802.599976" calcext:value-type="float">
            <text:p>802.599976</text:p>
          </table:table-cell>
          <table:table-cell office:value-type="float" office:value="463.700012" calcext:value-type="float">
            <text:p>463.700012</text:p>
          </table:table-cell>
          <table:table-cell/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17585.150391" calcext:value-type="float">
            <text:p>17585.150391</text:p>
          </table:table-cell>
          <table:table-cell office:value-type="float" office:value="37811.949219" calcext:value-type="float">
            <text:p>37811.949219</text:p>
          </table:table-cell>
          <table:table-cell office:value-type="float" office:value="1582.150024" calcext:value-type="float">
            <text:p>1582.150024</text:p>
          </table:table-cell>
          <table:table-cell office:value-type="float" office:value="720.150024" calcext:value-type="float">
            <text:p>720.150024</text:p>
          </table:table-cell>
          <table:table-cell office:value-type="float" office:value="2007.949951" calcext:value-type="float">
            <text:p>2007.949951</text:p>
          </table:table-cell>
          <table:table-cell office:value-type="float" office:value="807.349976" calcext:value-type="float">
            <text:p>807.349976</text:p>
          </table:table-cell>
          <table:table-cell office:value-type="float" office:value="454.100006" calcext:value-type="float">
            <text:p>454.100006</text:p>
          </table:table-cell>
          <table:table-cell/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17396.900391" calcext:value-type="float">
            <text:p>17396.900391</text:p>
          </table:table-cell>
          <table:table-cell office:value-type="float" office:value="37145.699219" calcext:value-type="float">
            <text:p>37145.699219</text:p>
          </table:table-cell>
          <table:table-cell office:value-type="float" office:value="1559.849976" calcext:value-type="float">
            <text:p>1559.849976</text:p>
          </table:table-cell>
          <table:table-cell office:value-type="float" office:value="710" calcext:value-type="float">
            <text:p>710</text:p>
          </table:table-cell>
          <table:table-cell office:value-type="float" office:value="2001.449951" calcext:value-type="float">
            <text:p>2001.449951</text:p>
          </table:table-cell>
          <table:table-cell office:value-type="float" office:value="795.849976" calcext:value-type="float">
            <text:p>795.849976</text:p>
          </table:table-cell>
          <table:table-cell office:value-type="float" office:value="437.450012" calcext:value-type="float">
            <text:p>437.450012</text:p>
          </table:table-cell>
          <table:table-cell/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17562" calcext:value-type="float">
            <text:p>17562</text:p>
          </table:table-cell>
          <table:table-cell office:value-type="float" office:value="37235.851563" calcext:value-type="float">
            <text:p>37235.851563</text:p>
          </table:table-cell>
          <table:table-cell office:value-type="float" office:value="1551.949951" calcext:value-type="float">
            <text:p>1551.949951</text:p>
          </table:table-cell>
          <table:table-cell office:value-type="float" office:value="711.849976" calcext:value-type="float">
            <text:p>711.849976</text:p>
          </table:table-cell>
          <table:table-cell office:value-type="float" office:value="2010.949951" calcext:value-type="float">
            <text:p>2010.949951</text:p>
          </table:table-cell>
          <table:table-cell office:value-type="float" office:value="795.349976" calcext:value-type="float">
            <text:p>795.349976</text:p>
          </table:table-cell>
          <table:table-cell office:value-type="float" office:value="438.799988" calcext:value-type="float">
            <text:p>438.799988</text:p>
          </table:table-cell>
          <table:table-cell/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17546.650391" calcext:value-type="float">
            <text:p>17546.650391</text:p>
          </table:table-cell>
          <table:table-cell office:value-type="float" office:value="36944.648438" calcext:value-type="float">
            <text:p>36944.648438</text:p>
          </table:table-cell>
          <table:table-cell office:value-type="float" office:value="1533.699951" calcext:value-type="float">
            <text:p>1533.699951</text:p>
          </table:table-cell>
          <table:table-cell office:value-type="float" office:value="703.349976" calcext:value-type="float">
            <text:p>703.349976</text:p>
          </table:table-cell>
          <table:table-cell office:value-type="float" office:value="1985.550049" calcext:value-type="float">
            <text:p>1985.550049</text:p>
          </table:table-cell>
          <table:table-cell office:value-type="float" office:value="788.349976" calcext:value-type="float">
            <text:p>788.349976</text:p>
          </table:table-cell>
          <table:table-cell office:value-type="float" office:value="438.850006" calcext:value-type="float">
            <text:p>438.850006</text:p>
          </table:table-cell>
          <table:table-cell/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17822.949219" calcext:value-type="float">
            <text:p>17822.949219</text:p>
          </table:table-cell>
          <table:table-cell office:value-type="float" office:value="37771.699219" calcext:value-type="float">
            <text:p>37771.699219</text:p>
          </table:table-cell>
          <table:table-cell office:value-type="float" office:value="1570" calcext:value-type="float">
            <text:p>1570</text:p>
          </table:table-cell>
          <table:table-cell office:value-type="float" office:value="717" calcext:value-type="float">
            <text:p>717</text:p>
          </table:table-cell>
          <table:table-cell office:value-type="float" office:value="2024" calcext:value-type="float">
            <text:p>2024</text:p>
          </table:table-cell>
          <table:table-cell office:value-type="float" office:value="812.150024" calcext:value-type="float">
            <text:p>812.150024</text:p>
          </table:table-cell>
          <table:table-cell office:value-type="float" office:value="449.799988" calcext:value-type="float">
            <text:p>449.799988</text:p>
          </table:table-cell>
          <table:table-cell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17853.199219" calcext:value-type="float">
            <text:p>17853.199219</text:p>
          </table:table-cell>
          <table:table-cell office:value-type="float" office:value="37830.300781" calcext:value-type="float">
            <text:p>37830.300781</text:p>
          </table:table-cell>
          <table:table-cell office:value-type="float" office:value="1601.550049" calcext:value-type="float">
            <text:p>1601.550049</text:p>
          </table:table-cell>
          <table:table-cell office:value-type="float" office:value="722.950012" calcext:value-type="float">
            <text:p>722.950012</text:p>
          </table:table-cell>
          <table:table-cell office:value-type="float" office:value="2028.099976" calcext:value-type="float">
            <text:p>2028.099976</text:p>
          </table:table-cell>
          <table:table-cell office:value-type="float" office:value="798.049988" calcext:value-type="float">
            <text:p>798.049988</text:p>
          </table:table-cell>
          <table:table-cell office:value-type="float" office:value="440.75" calcext:value-type="float">
            <text:p>440.75</text:p>
          </table:table-cell>
          <table:table-cell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17855.099609" calcext:value-type="float">
            <text:p>17855.099609</text:p>
          </table:table-cell>
          <table:table-cell office:value-type="float" office:value="38171.25" calcext:value-type="float">
            <text:p>38171.25</text:p>
          </table:table-cell>
          <table:table-cell office:value-type="float" office:value="1625.099976" calcext:value-type="float">
            <text:p>1625.099976</text:p>
          </table:table-cell>
          <table:table-cell office:value-type="float" office:value="730" calcext:value-type="float">
            <text:p>730</text:p>
          </table:table-cell>
          <table:table-cell office:value-type="float" office:value="2033.349976" calcext:value-type="float">
            <text:p>2033.349976</text:p>
          </table:table-cell>
          <table:table-cell office:value-type="float" office:value="796.950012" calcext:value-type="float">
            <text:p>796.950012</text:p>
          </table:table-cell>
          <table:table-cell office:value-type="float" office:value="446.600006" calcext:value-type="float">
            <text:p>446.600006</text:p>
          </table:table-cell>
          <table:table-cell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17748.599609" calcext:value-type="float">
            <text:p>17748.599609</text:p>
          </table:table-cell>
          <table:table-cell office:value-type="float" office:value="37945" calcext:value-type="float">
            <text:p>37945</text:p>
          </table:table-cell>
          <table:table-cell office:value-type="float" office:value="1615.050049" calcext:value-type="float">
            <text:p>1615.050049</text:p>
          </table:table-cell>
          <table:table-cell office:value-type="float" office:value="717.150024" calcext:value-type="float">
            <text:p>717.150024</text:p>
          </table:table-cell>
          <table:table-cell office:value-type="float" office:value="2068.199951" calcext:value-type="float">
            <text:p>2068.199951</text:p>
          </table:table-cell>
          <table:table-cell office:value-type="float" office:value="789.200012" calcext:value-type="float">
            <text:p>789.200012</text:p>
          </table:table-cell>
          <table:table-cell office:value-type="float" office:value="444.899994" calcext:value-type="float">
            <text:p>444.899994</text:p>
          </table:table-cell>
          <table:table-cell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17711.300781" calcext:value-type="float">
            <text:p>17711.300781</text:p>
          </table:table-cell>
          <table:table-cell office:value-type="float" office:value="37743" calcext:value-type="float">
            <text:p>37743</text:p>
          </table:table-cell>
          <table:table-cell office:value-type="float" office:value="1593.849976" calcext:value-type="float">
            <text:p>1593.849976</text:p>
          </table:table-cell>
          <table:table-cell office:value-type="float" office:value="709.5" calcext:value-type="float">
            <text:p>709.5</text:p>
          </table:table-cell>
          <table:table-cell office:value-type="float" office:value="2030.449951" calcext:value-type="float">
            <text:p>2030.449951</text:p>
          </table:table-cell>
          <table:table-cell office:value-type="float" office:value="782.150024" calcext:value-type="float">
            <text:p>782.150024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17618.150391" calcext:value-type="float">
            <text:p>17618.150391</text:p>
          </table:table-cell>
          <table:table-cell office:value-type="float" office:value="37425.101563" calcext:value-type="float">
            <text:p>37425.101563</text:p>
          </table:table-cell>
          <table:table-cell office:value-type="float" office:value="1594.949951" calcext:value-type="float">
            <text:p>1594.949951</text:p>
          </table:table-cell>
          <table:table-cell office:value-type="float" office:value="700.849976" calcext:value-type="float">
            <text:p>700.849976</text:p>
          </table:table-cell>
          <table:table-cell office:value-type="float" office:value="2005.5" calcext:value-type="float">
            <text:p>2005.5</text:p>
          </table:table-cell>
          <table:table-cell office:value-type="float" office:value="766.549988" calcext:value-type="float">
            <text:p>766.549988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17532.050781" calcext:value-type="float">
            <text:p>17532.050781</text:p>
          </table:table-cell>
          <table:table-cell office:value-type="float" office:value="37225.898438" calcext:value-type="float">
            <text:p>37225.898438</text:p>
          </table:table-cell>
          <table:table-cell office:value-type="float" office:value="1582.699951" calcext:value-type="float">
            <text:p>1582.699951</text:p>
          </table:table-cell>
          <table:table-cell office:value-type="float" office:value="692.349976" calcext:value-type="float">
            <text:p>692.349976</text:p>
          </table:table-cell>
          <table:table-cell office:value-type="float" office:value="1993.550049" calcext:value-type="float">
            <text:p>1993.550049</text:p>
          </table:table-cell>
          <table:table-cell office:value-type="float" office:value="768.150024" calcext:value-type="float">
            <text:p>768.150024</text:p>
          </table:table-cell>
          <table:table-cell office:value-type="float" office:value="451.649994" calcext:value-type="float">
            <text:p>451.649994</text:p>
          </table:table-cell>
          <table:table-cell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17691.25" calcext:value-type="float">
            <text:p>17691.25</text:p>
          </table:table-cell>
          <table:table-cell office:value-type="float" office:value="37579.648438" calcext:value-type="float">
            <text:p>37579.648438</text:p>
          </table:table-cell>
          <table:table-cell office:value-type="float" office:value="1585.75" calcext:value-type="float">
            <text:p>1585.75</text:p>
          </table:table-cell>
          <table:table-cell office:value-type="float" office:value="700.200012" calcext:value-type="float">
            <text:p>700.200012</text:p>
          </table:table-cell>
          <table:table-cell office:value-type="float" office:value="1990.949951" calcext:value-type="float">
            <text:p>1990.949951</text:p>
          </table:table-cell>
          <table:table-cell office:value-type="float" office:value="779" calcext:value-type="float">
            <text:p>779</text:p>
          </table:table-cell>
          <table:table-cell office:value-type="float" office:value="463.149994" calcext:value-type="float">
            <text:p>463.149994</text:p>
          </table:table-cell>
          <table:table-cell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17822.300781" calcext:value-type="float">
            <text:p>17822.300781</text:p>
          </table:table-cell>
          <table:table-cell office:value-type="float" office:value="37741" calcext:value-type="float">
            <text:p>37741</text:p>
          </table:table-cell>
          <table:table-cell office:value-type="float" office:value="1595.449951" calcext:value-type="float">
            <text:p>1595.449951</text:p>
          </table:table-cell>
          <table:table-cell office:value-type="float" office:value="697.099976" calcext:value-type="float">
            <text:p>697.099976</text:p>
          </table:table-cell>
          <table:table-cell office:value-type="float" office:value="1982.349976" calcext:value-type="float">
            <text:p>1982.349976</text:p>
          </table:table-cell>
          <table:table-cell office:value-type="float" office:value="782.599976" calcext:value-type="float">
            <text:p>782.599976</text:p>
          </table:table-cell>
          <table:table-cell office:value-type="float" office:value="464.700012" calcext:value-type="float">
            <text:p>464.700012</text:p>
          </table:table-cell>
          <table:table-cell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17646" calcext:value-type="float">
            <text:p>17646</text:p>
          </table:table-cell>
          <table:table-cell office:value-type="float" office:value="37521.550781" calcext:value-type="float">
            <text:p>37521.550781</text:p>
          </table:table-cell>
          <table:table-cell office:value-type="float" office:value="1614.900024" calcext:value-type="float">
            <text:p>1614.900024</text:p>
          </table:table-cell>
          <table:table-cell office:value-type="float" office:value="689.5" calcext:value-type="float">
            <text:p>689.5</text:p>
          </table:table-cell>
          <table:table-cell office:value-type="float" office:value="1955.75" calcext:value-type="float">
            <text:p>1955.75</text:p>
          </table:table-cell>
          <table:table-cell office:value-type="float" office:value="778.950012" calcext:value-type="float">
            <text:p>778.950012</text:p>
          </table:table-cell>
          <table:table-cell office:value-type="float" office:value="457.200012" calcext:value-type="float">
            <text:p>457.200012</text:p>
          </table:table-cell>
          <table:table-cell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17790.349609" calcext:value-type="float">
            <text:p>17790.349609</text:p>
          </table:table-cell>
          <table:table-cell office:value-type="float" office:value="37753.199219" calcext:value-type="float">
            <text:p>37753.199219</text:p>
          </table:table-cell>
          <table:table-cell office:value-type="float" office:value="1610.5" calcext:value-type="float">
            <text:p>1610.5</text:p>
          </table:table-cell>
          <table:table-cell office:value-type="float" office:value="702.200012" calcext:value-type="float">
            <text:p>702.200012</text:p>
          </table:table-cell>
          <table:table-cell office:value-type="float" office:value="1952.449951" calcext:value-type="float">
            <text:p>1952.449951</text:p>
          </table:table-cell>
          <table:table-cell office:value-type="float" office:value="777.099976" calcext:value-type="float">
            <text:p>777.099976</text:p>
          </table:table-cell>
          <table:table-cell office:value-type="float" office:value="457.899994" calcext:value-type="float">
            <text:p>457.899994</text:p>
          </table:table-cell>
          <table:table-cell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17895.199219" calcext:value-type="float">
            <text:p>17895.199219</text:p>
          </table:table-cell>
          <table:table-cell office:value-type="float" office:value="37775.25" calcext:value-type="float">
            <text:p>37775.25</text:p>
          </table:table-cell>
          <table:table-cell office:value-type="float" office:value="1602.650024" calcext:value-type="float">
            <text:p>1602.650024</text:p>
          </table:table-cell>
          <table:table-cell office:value-type="float" office:value="703.400024" calcext:value-type="float">
            <text:p>703.400024</text:p>
          </table:table-cell>
          <table:table-cell office:value-type="float" office:value="1936.349976" calcext:value-type="float">
            <text:p>1936.349976</text:p>
          </table:table-cell>
          <table:table-cell office:value-type="float" office:value="781.950012" calcext:value-type="float">
            <text:p>781.950012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17945.949219" calcext:value-type="float">
            <text:p>17945.949219</text:p>
          </table:table-cell>
          <table:table-cell office:value-type="float" office:value="38293.800781" calcext:value-type="float">
            <text:p>38293.800781</text:p>
          </table:table-cell>
          <table:table-cell office:value-type="float" office:value="1633.800049" calcext:value-type="float">
            <text:p>1633.800049</text:p>
          </table:table-cell>
          <table:table-cell office:value-type="float" office:value="713.299988" calcext:value-type="float">
            <text:p>713.299988</text:p>
          </table:table-cell>
          <table:table-cell office:value-type="float" office:value="1975.400024" calcext:value-type="float">
            <text:p>1975.400024</text:p>
          </table:table-cell>
          <table:table-cell office:value-type="float" office:value="787.150024" calcext:value-type="float">
            <text:p>787.150024</text:p>
          </table:table-cell>
          <table:table-cell office:value-type="float" office:value="469.25" calcext:value-type="float">
            <text:p>469.25</text:p>
          </table:table-cell>
          <table:table-cell/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7991.949219" calcext:value-type="float">
            <text:p>17991.949219</text:p>
          </table:table-cell>
          <table:table-cell office:value-type="float" office:value="38521.5" calcext:value-type="float">
            <text:p>38521.5</text:p>
          </table:table-cell>
          <table:table-cell office:value-type="float" office:value="1629.599976" calcext:value-type="float">
            <text:p>1629.599976</text:p>
          </table:table-cell>
          <table:table-cell office:value-type="float" office:value="708.599976" calcext:value-type="float">
            <text:p>708.599976</text:p>
          </table:table-cell>
          <table:table-cell office:value-type="float" office:value="1995.099976" calcext:value-type="float">
            <text:p>1995.099976</text:p>
          </table:table-cell>
          <table:table-cell office:value-type="float" office:value="797.150024" calcext:value-type="float">
            <text:p>797.150024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18161.75" calcext:value-type="float">
            <text:p>18161.75</text:p>
          </table:table-cell>
          <table:table-cell office:value-type="float" office:value="38635.75" calcext:value-type="float">
            <text:p>38635.75</text:p>
          </table:table-cell>
          <table:table-cell office:value-type="float" office:value="1639.400024" calcext:value-type="float">
            <text:p>1639.400024</text:p>
          </table:table-cell>
          <table:table-cell office:value-type="float" office:value="709.950012" calcext:value-type="float">
            <text:p>709.950012</text:p>
          </table:table-cell>
          <table:table-cell office:value-type="float" office:value="2009.349976" calcext:value-type="float">
            <text:p>2009.349976</text:p>
          </table:table-cell>
          <table:table-cell office:value-type="float" office:value="794.599976" calcext:value-type="float">
            <text:p>794.599976</text:p>
          </table:table-cell>
          <table:table-cell office:value-type="float" office:value="481.700012" calcext:value-type="float">
            <text:p>481.700012</text:p>
          </table:table-cell>
          <table:table-cell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8338.550781" calcext:value-type="float">
            <text:p>18338.550781</text:p>
          </table:table-cell>
          <table:table-cell office:value-type="float" office:value="39340.898438" calcext:value-type="float">
            <text:p>39340.898438</text:p>
          </table:table-cell>
          <table:table-cell office:value-type="float" office:value="1687.400024" calcext:value-type="float">
            <text:p>1687.400024</text:p>
          </table:table-cell>
          <table:table-cell office:value-type="float" office:value="727.299988" calcext:value-type="float">
            <text:p>727.299988</text:p>
          </table:table-cell>
          <table:table-cell office:value-type="float" office:value="2017.800049" calcext:value-type="float">
            <text:p>2017.800049</text:p>
          </table:table-cell>
          <table:table-cell office:value-type="float" office:value="802.049988" calcext:value-type="float">
            <text:p>802.049988</text:p>
          </table:table-cell>
          <table:table-cell office:value-type="float" office:value="490.600006" calcext:value-type="float">
            <text:p>490.600006</text:p>
          </table:table-cell>
          <table:table-cell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8477.050781" calcext:value-type="float">
            <text:p>18477.050781</text:p>
          </table:table-cell>
          <table:table-cell office:value-type="float" office:value="39684.800781" calcext:value-type="float">
            <text:p>39684.800781</text:p>
          </table:table-cell>
          <table:table-cell office:value-type="float" office:value="1670.300049" calcext:value-type="float">
            <text:p>1670.300049</text:p>
          </table:table-cell>
          <table:table-cell office:value-type="float" office:value="745.450012" calcext:value-type="float">
            <text:p>745.450012</text:p>
          </table:table-cell>
          <table:table-cell office:value-type="float" office:value="2011.599976" calcext:value-type="float">
            <text:p>2011.599976</text:p>
          </table:table-cell>
          <table:table-cell office:value-type="float" office:value="813.299988" calcext:value-type="float">
            <text:p>813.299988</text:p>
          </table:table-cell>
          <table:table-cell office:value-type="float" office:value="497.950012" calcext:value-type="float">
            <text:p>497.950012</text:p>
          </table:table-cell>
          <table:table-cell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8418.75" calcext:value-type="float">
            <text:p>18418.75</text:p>
          </table:table-cell>
          <table:table-cell office:value-type="float" office:value="39540.5" calcext:value-type="float">
            <text:p>39540.5</text:p>
          </table:table-cell>
          <table:table-cell office:value-type="float" office:value="1688.699951" calcext:value-type="float">
            <text:p>1688.699951</text:p>
          </table:table-cell>
          <table:table-cell office:value-type="float" office:value="747.450012" calcext:value-type="float">
            <text:p>747.450012</text:p>
          </table:table-cell>
          <table:table-cell office:value-type="float" office:value="2035.349976" calcext:value-type="float">
            <text:p>2035.349976</text:p>
          </table:table-cell>
          <table:table-cell office:value-type="float" office:value="801.650024" calcext:value-type="float">
            <text:p>801.650024</text:p>
          </table:table-cell>
          <table:table-cell office:value-type="float" office:value="488.200012" calcext:value-type="float">
            <text:p>488.200012</text:p>
          </table:table-cell>
          <table:table-cell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8266.599609" calcext:value-type="float">
            <text:p>18266.599609</text:p>
          </table:table-cell>
          <table:table-cell office:value-type="float" office:value="39518.199219" calcext:value-type="float">
            <text:p>39518.199219</text:p>
          </table:table-cell>
          <table:table-cell office:value-type="float" office:value="1673.849976" calcext:value-type="float">
            <text:p>1673.849976</text:p>
          </table:table-cell>
          <table:table-cell office:value-type="float" office:value="745.849976" calcext:value-type="float">
            <text:p>745.849976</text:p>
          </table:table-cell>
          <table:table-cell office:value-type="float" office:value="2015.449951" calcext:value-type="float">
            <text:p>2015.449951</text:p>
          </table:table-cell>
          <table:table-cell office:value-type="float" office:value="804.799988" calcext:value-type="float">
            <text:p>804.799988</text:p>
          </table:table-cell>
          <table:table-cell office:value-type="float" office:value="499.899994" calcext:value-type="float">
            <text:p>499.899994</text:p>
          </table:table-cell>
          <table:table-cell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8178.099609" calcext:value-type="float">
            <text:p>18178.099609</text:p>
          </table:table-cell>
          <table:table-cell office:value-type="float" office:value="40030.199219" calcext:value-type="float">
            <text:p>40030.199219</text:p>
          </table:table-cell>
          <table:table-cell office:value-type="float" office:value="1676.300049" calcext:value-type="float">
            <text:p>1676.300049</text:p>
          </table:table-cell>
          <table:table-cell office:value-type="float" office:value="755.5" calcext:value-type="float">
            <text:p>755.5</text:p>
          </table:table-cell>
          <table:table-cell office:value-type="float" office:value="2143.75" calcext:value-type="float">
            <text:p>2143.75</text:p>
          </table:table-cell>
          <table:table-cell office:value-type="float" office:value="807.799988" calcext:value-type="float">
            <text:p>807.799988</text:p>
          </table:table-cell>
          <table:table-cell office:value-type="float" office:value="502.950012" calcext:value-type="float">
            <text:p>502.950012</text:p>
          </table:table-cell>
          <table:table-cell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8114.900391" calcext:value-type="float">
            <text:p>18114.900391</text:p>
          </table:table-cell>
          <table:table-cell office:value-type="float" office:value="40323.648438" calcext:value-type="float">
            <text:p>40323.648438</text:p>
          </table:table-cell>
          <table:table-cell office:value-type="float" office:value="1680.75" calcext:value-type="float">
            <text:p>1680.75</text:p>
          </table:table-cell>
          <table:table-cell office:value-type="float" office:value="759.299988" calcext:value-type="float">
            <text:p>759.299988</text:p>
          </table:table-cell>
          <table:table-cell office:value-type="float" office:value="2171.399902" calcext:value-type="float">
            <text:p>2171.399902</text:p>
          </table:table-cell>
          <table:table-cell office:value-type="float" office:value="816.700012" calcext:value-type="float">
            <text:p>816.700012</text:p>
          </table:table-cell>
          <table:table-cell office:value-type="float" office:value="502.950012" calcext:value-type="float">
            <text:p>502.950012</text:p>
          </table:table-cell>
          <table:table-cell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8125.400391" calcext:value-type="float">
            <text:p>18125.400391</text:p>
          </table:table-cell>
          <table:table-cell office:value-type="float" office:value="41192.398438" calcext:value-type="float">
            <text:p>41192.398438</text:p>
          </table:table-cell>
          <table:table-cell office:value-type="float" office:value="1657" calcext:value-type="float">
            <text:p>1657</text:p>
          </table:table-cell>
          <table:table-cell office:value-type="float" office:value="841.700012" calcext:value-type="float">
            <text:p>841.700012</text:p>
          </table:table-cell>
          <table:table-cell office:value-type="float" office:value="2154.5" calcext:value-type="float">
            <text:p>2154.5</text:p>
          </table:table-cell>
          <table:table-cell office:value-type="float" office:value="845.099976" calcext:value-type="float">
            <text:p>845.099976</text:p>
          </table:table-cell>
          <table:table-cell office:value-type="float" office:value="506.5" calcext:value-type="float">
            <text:p>506.5</text:p>
          </table:table-cell>
          <table:table-cell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8268.400391" calcext:value-type="float">
            <text:p>18268.400391</text:p>
          </table:table-cell>
          <table:table-cell office:value-type="float" office:value="41238.300781" calcext:value-type="float">
            <text:p>41238.300781</text:p>
          </table:table-cell>
          <table:table-cell office:value-type="float" office:value="1652.75" calcext:value-type="float">
            <text:p>1652.75</text:p>
          </table:table-cell>
          <table:table-cell office:value-type="float" office:value="829.400024" calcext:value-type="float">
            <text:p>829.400024</text:p>
          </table:table-cell>
          <table:table-cell office:value-type="float" office:value="2210.949951" calcext:value-type="float">
            <text:p>2210.949951</text:p>
          </table:table-cell>
          <table:table-cell office:value-type="float" office:value="841.900024" calcext:value-type="float">
            <text:p>841.900024</text:p>
          </table:table-cell>
          <table:table-cell office:value-type="float" office:value="512.549988" calcext:value-type="float">
            <text:p>512.549988</text:p>
          </table:table-cell>
          <table:table-cell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8210.949219" calcext:value-type="float">
            <text:p>18210.949219</text:p>
          </table:table-cell>
          <table:table-cell office:value-type="float" office:value="40874.351563" calcext:value-type="float">
            <text:p>40874.351563</text:p>
          </table:table-cell>
          <table:table-cell office:value-type="float" office:value="1642.800049" calcext:value-type="float">
            <text:p>1642.800049</text:p>
          </table:table-cell>
          <table:table-cell office:value-type="float" office:value="835" calcext:value-type="float">
            <text:p>835</text:p>
          </table:table-cell>
          <table:table-cell office:value-type="float" office:value="2188.25" calcext:value-type="float">
            <text:p>2188.25</text:p>
          </table:table-cell>
          <table:table-cell office:value-type="float" office:value="787.5" calcext:value-type="float">
            <text:p>787.5</text:p>
          </table:table-cell>
          <table:table-cell office:value-type="float" office:value="519.150024" calcext:value-type="float">
            <text:p>519.150024</text:p>
          </table:table-cell>
          <table:table-cell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7857.25" calcext:value-type="float">
            <text:p>17857.25</text:p>
          </table:table-cell>
          <table:table-cell office:value-type="float" office:value="39508.949219" calcext:value-type="float">
            <text:p>39508.949219</text:p>
          </table:table-cell>
          <table:table-cell office:value-type="float" office:value="1593.599976" calcext:value-type="float">
            <text:p>1593.599976</text:p>
          </table:table-cell>
          <table:table-cell office:value-type="float" office:value="798.700012" calcext:value-type="float">
            <text:p>798.700012</text:p>
          </table:table-cell>
          <table:table-cell office:value-type="float" office:value="2098.5" calcext:value-type="float">
            <text:p>2098.5</text:p>
          </table:table-cell>
          <table:table-cell office:value-type="float" office:value="758.349976" calcext:value-type="float">
            <text:p>758.349976</text:p>
          </table:table-cell>
          <table:table-cell office:value-type="float" office:value="501.350006" calcext:value-type="float">
            <text:p>501.350006</text:p>
          </table:table-cell>
          <table:table-cell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7671.650391" calcext:value-type="float">
            <text:p>17671.650391</text:p>
          </table:table-cell>
          <table:table-cell office:value-type="float" office:value="39115.601563" calcext:value-type="float">
            <text:p>39115.601563</text:p>
          </table:table-cell>
          <table:table-cell office:value-type="float" office:value="1582.849976" calcext:value-type="float">
            <text:p>1582.849976</text:p>
          </table:table-cell>
          <table:table-cell office:value-type="float" office:value="802.049988" calcext:value-type="float">
            <text:p>802.049988</text:p>
          </table:table-cell>
          <table:table-cell office:value-type="float" office:value="2031.150024" calcext:value-type="float">
            <text:p>2031.150024</text:p>
          </table:table-cell>
          <table:table-cell office:value-type="float" office:value="742" calcext:value-type="float">
            <text:p>742</text:p>
          </table:table-cell>
          <table:table-cell office:value-type="float" office:value="502.149994" calcext:value-type="float">
            <text:p>502.149994</text:p>
          </table:table-cell>
          <table:table-cell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7929.650391" calcext:value-type="float">
            <text:p>17929.650391</text:p>
          </table:table-cell>
          <table:table-cell office:value-type="float" office:value="39763.75" calcext:value-type="float">
            <text:p>39763.75</text:p>
          </table:table-cell>
          <table:table-cell office:value-type="float" office:value="1605.300049" calcext:value-type="float">
            <text:p>1605.300049</text:p>
          </table:table-cell>
          <table:table-cell office:value-type="float" office:value="803.900024" calcext:value-type="float">
            <text:p>803.900024</text:p>
          </table:table-cell>
          <table:table-cell office:value-type="float" office:value="2076.5" calcext:value-type="float">
            <text:p>2076.5</text:p>
          </table:table-cell>
          <table:table-cell office:value-type="float" office:value="752.349976" calcext:value-type="float">
            <text:p>752.349976</text:p>
          </table:table-cell>
          <table:table-cell office:value-type="float" office:value="515.700012" calcext:value-type="float">
            <text:p>515.700012</text:p>
          </table:table-cell>
          <table:table-cell/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7888.949219" calcext:value-type="float">
            <text:p>17888.949219</text:p>
          </table:table-cell>
          <table:table-cell office:value-type="float" office:value="39938.449219" calcext:value-type="float">
            <text:p>39938.449219</text:p>
          </table:table-cell>
          <table:table-cell office:value-type="float" office:value="1606.75" calcext:value-type="float">
            <text:p>1606.75</text:p>
          </table:table-cell>
          <table:table-cell office:value-type="float" office:value="800.950012" calcext:value-type="float">
            <text:p>800.950012</text:p>
          </table:table-cell>
          <table:table-cell office:value-type="float" office:value="2076.649902" calcext:value-type="float">
            <text:p>2076.649902</text:p>
          </table:table-cell>
          <table:table-cell office:value-type="float" office:value="755.849976" calcext:value-type="float">
            <text:p>755.849976</text:p>
          </table:table-cell>
          <table:table-cell office:value-type="float" office:value="521.700012" calcext:value-type="float">
            <text:p>521.700012</text:p>
          </table:table-cell>
          <table:table-cell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7829.199219" calcext:value-type="float">
            <text:p>17829.199219</text:p>
          </table:table-cell>
          <table:table-cell office:value-type="float" office:value="39402.050781" calcext:value-type="float">
            <text:p>39402.050781</text:p>
          </table:table-cell>
          <table:table-cell office:value-type="float" office:value="1581.449951" calcext:value-type="float">
            <text:p>1581.449951</text:p>
          </table:table-cell>
          <table:table-cell office:value-type="float" office:value="785.950012" calcext:value-type="float">
            <text:p>785.950012</text:p>
          </table:table-cell>
          <table:table-cell office:value-type="float" office:value="2037.550049" calcext:value-type="float">
            <text:p>2037.550049</text:p>
          </table:table-cell>
          <table:table-cell office:value-type="float" office:value="750.599976" calcext:value-type="float">
            <text:p>750.599976</text:p>
          </table:table-cell>
          <table:table-cell office:value-type="float" office:value="527.650024" calcext:value-type="float">
            <text:p>527.650024</text:p>
          </table:table-cell>
          <table:table-cell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7916.800781" calcext:value-type="float">
            <text:p>17916.800781</text:p>
          </table:table-cell>
          <table:table-cell office:value-type="float" office:value="39573.699219" calcext:value-type="float">
            <text:p>39573.699219</text:p>
          </table:table-cell>
          <table:table-cell office:value-type="float" office:value="1593.949951" calcext:value-type="float">
            <text:p>1593.949951</text:p>
          </table:table-cell>
          <table:table-cell office:value-type="float" office:value="782.099976" calcext:value-type="float">
            <text:p>782.099976</text:p>
          </table:table-cell>
          <table:table-cell office:value-type="float" office:value="2057" calcext:value-type="float">
            <text:p>2057</text:p>
          </table:table-cell>
          <table:table-cell office:value-type="float" office:value="752.950012" calcext:value-type="float">
            <text:p>752.950012</text:p>
          </table:table-cell>
          <table:table-cell office:value-type="float" office:value="530.450012" calcext:value-type="float">
            <text:p>530.450012</text:p>
          </table:table-cell>
          <table:table-cell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8068.550781" calcext:value-type="float">
            <text:p>18068.550781</text:p>
          </table:table-cell>
          <table:table-cell office:value-type="float" office:value="39438.25" calcext:value-type="float">
            <text:p>39438.25</text:p>
          </table:table-cell>
          <table:table-cell office:value-type="float" office:value="1600.25" calcext:value-type="float">
            <text:p>1600.25</text:p>
          </table:table-cell>
          <table:table-cell office:value-type="float" office:value="780.150024" calcext:value-type="float">
            <text:p>780.150024</text:p>
          </table:table-cell>
          <table:table-cell office:value-type="float" office:value="2118.850098" calcext:value-type="float">
            <text:p>2118.850098</text:p>
          </table:table-cell>
          <table:table-cell office:value-type="float" office:value="751.049988" calcext:value-type="float">
            <text:p>751.049988</text:p>
          </table:table-cell>
          <table:table-cell office:value-type="float" office:value="523.25" calcext:value-type="float">
            <text:p>523.25</text:p>
          </table:table-cell>
          <table:table-cell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8044.25" calcext:value-type="float">
            <text:p>18044.25</text:p>
          </table:table-cell>
          <table:table-cell office:value-type="float" office:value="39368.800781" calcext:value-type="float">
            <text:p>39368.800781</text:p>
          </table:table-cell>
          <table:table-cell office:value-type="float" office:value="1572.25" calcext:value-type="float">
            <text:p>1572.25</text:p>
          </table:table-cell>
          <table:table-cell office:value-type="float" office:value="786.549988" calcext:value-type="float">
            <text:p>786.549988</text:p>
          </table:table-cell>
          <table:table-cell office:value-type="float" office:value="2097.199951" calcext:value-type="float">
            <text:p>2097.199951</text:p>
          </table:table-cell>
          <table:table-cell office:value-type="float" office:value="745.049988" calcext:value-type="float">
            <text:p>745.049988</text:p>
          </table:table-cell>
          <table:table-cell office:value-type="float" office:value="529.150024" calcext:value-type="float">
            <text:p>529.150024</text:p>
          </table:table-cell>
          <table:table-cell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8017.199219" calcext:value-type="float">
            <text:p>18017.199219</text:p>
          </table:table-cell>
          <table:table-cell office:value-type="float" office:value="39023.25" calcext:value-type="float">
            <text:p>39023.2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780.900024" calcext:value-type="float">
            <text:p>780.900024</text:p>
          </table:table-cell>
          <table:table-cell office:value-type="float" office:value="2076.050049" calcext:value-type="float">
            <text:p>2076.050049</text:p>
          </table:table-cell>
          <table:table-cell office:value-type="float" office:value="749.349976" calcext:value-type="float">
            <text:p>749.349976</text:p>
          </table:table-cell>
          <table:table-cell office:value-type="float" office:value="524.400024" calcext:value-type="float">
            <text:p>524.400024</text:p>
          </table:table-cell>
          <table:table-cell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7873.599609" calcext:value-type="float">
            <text:p>17873.599609</text:p>
          </table:table-cell>
          <table:table-cell office:value-type="float" office:value="38560.199219" calcext:value-type="float">
            <text:p>38560.199219</text:p>
          </table:table-cell>
          <table:table-cell office:value-type="float" office:value="1548.300049" calcext:value-type="float">
            <text:p>1548.300049</text:p>
          </table:table-cell>
          <table:table-cell office:value-type="float" office:value="771.450012" calcext:value-type="float">
            <text:p>771.450012</text:p>
          </table:table-cell>
          <table:table-cell office:value-type="float" office:value="2054.100098" calcext:value-type="float">
            <text:p>2054.100098</text:p>
          </table:table-cell>
          <table:table-cell office:value-type="float" office:value="738.049988" calcext:value-type="float">
            <text:p>738.049988</text:p>
          </table:table-cell>
          <table:table-cell office:value-type="float" office:value="509.600006" calcext:value-type="float">
            <text:p>509.600006</text:p>
          </table:table-cell>
          <table:table-cell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8102.75" calcext:value-type="float">
            <text:p>18102.75</text:p>
          </table:table-cell>
          <table:table-cell office:value-type="float" office:value="38733.351563" calcext:value-type="float">
            <text:p>38733.351563</text:p>
          </table:table-cell>
          <table:table-cell office:value-type="float" office:value="1553" calcext:value-type="float">
            <text:p>1553</text:p>
          </table:table-cell>
          <table:table-cell office:value-type="float" office:value="776.599976" calcext:value-type="float">
            <text:p>776.599976</text:p>
          </table:table-cell>
          <table:table-cell office:value-type="float" office:value="2074.699951" calcext:value-type="float">
            <text:p>2074.699951</text:p>
          </table:table-cell>
          <table:table-cell office:value-type="float" office:value="736.049988" calcext:value-type="float">
            <text:p>736.049988</text:p>
          </table:table-cell>
          <table:table-cell office:value-type="float" office:value="511.350006" calcext:value-type="float">
            <text:p>511.350006</text:p>
          </table:table-cell>
          <table:table-cell/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8109.449219" calcext:value-type="float">
            <text:p>18109.449219</text:p>
          </table:table-cell>
          <table:table-cell office:value-type="float" office:value="38702.351563" calcext:value-type="float">
            <text:p>38702.351563</text:p>
          </table:table-cell>
          <table:table-cell office:value-type="float" office:value="1557.25" calcext:value-type="float">
            <text:p>1557.25</text:p>
          </table:table-cell>
          <table:table-cell office:value-type="float" office:value="773.299988" calcext:value-type="float">
            <text:p>773.299988</text:p>
          </table:table-cell>
          <table:table-cell office:value-type="float" office:value="2097.300049" calcext:value-type="float">
            <text:p>2097.300049</text:p>
          </table:table-cell>
          <table:table-cell office:value-type="float" office:value="733.25" calcext:value-type="float">
            <text:p>733.25</text:p>
          </table:table-cell>
          <table:table-cell office:value-type="float" office:value="506.549988" calcext:value-type="float">
            <text:p>506.549988</text:p>
          </table:table-cell>
          <table:table-cell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7999.199219" calcext:value-type="float">
            <text:p>17999.199219</text:p>
          </table:table-cell>
          <table:table-cell office:value-type="float" office:value="38307.101563" calcext:value-type="float">
            <text:p>38307.101563</text:p>
          </table:table-cell>
          <table:table-cell office:value-type="float" office:value="1548" calcext:value-type="float">
            <text:p>1548</text:p>
          </table:table-cell>
          <table:table-cell office:value-type="float" office:value="764.049988" calcext:value-type="float">
            <text:p>764.049988</text:p>
          </table:table-cell>
          <table:table-cell office:value-type="float" office:value="2082.850098" calcext:value-type="float">
            <text:p>2082.850098</text:p>
          </table:table-cell>
          <table:table-cell office:value-type="float" office:value="726.150024" calcext:value-type="float">
            <text:p>726.150024</text:p>
          </table:table-cell>
          <table:table-cell office:value-type="float" office:value="495.100006" calcext:value-type="float">
            <text:p>495.100006</text:p>
          </table:table-cell>
          <table:table-cell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7898.650391" calcext:value-type="float">
            <text:p>17898.650391</text:p>
          </table:table-cell>
          <table:table-cell office:value-type="float" office:value="38041.550781" calcext:value-type="float">
            <text:p>38041.550781</text:p>
          </table:table-cell>
          <table:table-cell office:value-type="float" office:value="1530.800049" calcext:value-type="float">
            <text:p>1530.800049</text:p>
          </table:table-cell>
          <table:table-cell office:value-type="float" office:value="761.299988" calcext:value-type="float">
            <text:p>761.299988</text:p>
          </table:table-cell>
          <table:table-cell office:value-type="float" office:value="2053.100098" calcext:value-type="float">
            <text:p>2053.100098</text:p>
          </table:table-cell>
          <table:table-cell office:value-type="float" office:value="712.349976" calcext:value-type="float">
            <text:p>712.349976</text:p>
          </table:table-cell>
          <table:table-cell office:value-type="float" office:value="498.149994" calcext:value-type="float">
            <text:p>498.149994</text:p>
          </table:table-cell>
          <table:table-cell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7764.800781" calcext:value-type="float">
            <text:p>17764.800781</text:p>
          </table:table-cell>
          <table:table-cell office:value-type="float" office:value="37976.25" calcext:value-type="float">
            <text:p>37976.25</text:p>
          </table:table-cell>
          <table:table-cell office:value-type="float" office:value="1539.400024" calcext:value-type="float">
            <text:p>1539.400024</text:p>
          </table:table-cell>
          <table:table-cell office:value-type="float" office:value="762.900024" calcext:value-type="float">
            <text:p>762.900024</text:p>
          </table:table-cell>
          <table:table-cell office:value-type="float" office:value="2024.449951" calcext:value-type="float">
            <text:p>2024.449951</text:p>
          </table:table-cell>
          <table:table-cell office:value-type="float" office:value="706.349976" calcext:value-type="float">
            <text:p>706.349976</text:p>
          </table:table-cell>
          <table:table-cell office:value-type="float" office:value="503.799988" calcext:value-type="float">
            <text:p>503.799988</text:p>
          </table:table-cell>
          <table:table-cell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7416.550781" calcext:value-type="float">
            <text:p>17416.550781</text:p>
          </table:table-cell>
          <table:table-cell office:value-type="float" office:value="37128.800781" calcext:value-type="float">
            <text:p>37128.800781</text:p>
          </table:table-cell>
          <table:table-cell office:value-type="float" office:value="1515.349976" calcext:value-type="float">
            <text:p>1515.349976</text:p>
          </table:table-cell>
          <table:table-cell office:value-type="float" office:value="752" calcext:value-type="float">
            <text:p>752</text:p>
          </table:table-cell>
          <table:table-cell office:value-type="float" office:value="1955.449951" calcext:value-type="float">
            <text:p>1955.449951</text:p>
          </table:table-cell>
          <table:table-cell office:value-type="float" office:value="686.400024" calcext:value-type="float">
            <text:p>686.400024</text:p>
          </table:table-cell>
          <table:table-cell office:value-type="float" office:value="486.399994" calcext:value-type="float">
            <text:p>486.399994</text:p>
          </table:table-cell>
          <table:table-cell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7503.349609" calcext:value-type="float">
            <text:p>17503.349609</text:p>
          </table:table-cell>
          <table:table-cell office:value-type="float" office:value="37272.800781" calcext:value-type="float">
            <text:p>37272.800781</text:p>
          </table:table-cell>
          <table:table-cell office:value-type="float" office:value="1515.550049" calcext:value-type="float">
            <text:p>1515.550049</text:p>
          </table:table-cell>
          <table:table-cell office:value-type="float" office:value="751.849976" calcext:value-type="float">
            <text:p>751.849976</text:p>
          </table:table-cell>
          <table:table-cell office:value-type="float" office:value="1982.900024" calcext:value-type="float">
            <text:p>1982.900024</text:p>
          </table:table-cell>
          <table:table-cell office:value-type="float" office:value="685.650024" calcext:value-type="float">
            <text:p>685.650024</text:p>
          </table:table-cell>
          <table:table-cell office:value-type="float" office:value="493.049988" calcext:value-type="float">
            <text:p>493.049988</text:p>
          </table:table-cell>
          <table:table-cell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7415.050781" calcext:value-type="float">
            <text:p>17415.050781</text:p>
          </table:table-cell>
          <table:table-cell office:value-type="float" office:value="37441.949219" calcext:value-type="float">
            <text:p>37441.949219</text:p>
          </table:table-cell>
          <table:table-cell office:value-type="float" office:value="1518.050049" calcext:value-type="float">
            <text:p>1518.050049</text:p>
          </table:table-cell>
          <table:table-cell office:value-type="float" office:value="760.200012" calcext:value-type="float">
            <text:p>760.200012</text:p>
          </table:table-cell>
          <table:table-cell office:value-type="float" office:value="2011.400024" calcext:value-type="float">
            <text:p>2011.400024</text:p>
          </table:table-cell>
          <table:table-cell office:value-type="float" office:value="685.150024" calcext:value-type="float">
            <text:p>685.150024</text:p>
          </table:table-cell>
          <table:table-cell office:value-type="float" office:value="493.149994" calcext:value-type="float">
            <text:p>493.149994</text:p>
          </table:table-cell>
          <table:table-cell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7536.25" calcext:value-type="float">
            <text:p>17536.25</text:p>
          </table:table-cell>
          <table:table-cell office:value-type="float" office:value="37364.75" calcext:value-type="float">
            <text:p>37364.75</text:p>
          </table:table-cell>
          <table:table-cell office:value-type="float" office:value="1525.949951" calcext:value-type="float">
            <text:p>1525.949951</text:p>
          </table:table-cell>
          <table:table-cell office:value-type="float" office:value="751.049988" calcext:value-type="float">
            <text:p>751.049988</text:p>
          </table:table-cell>
          <table:table-cell office:value-type="float" office:value="2035.099976" calcext:value-type="float">
            <text:p>2035.099976</text:p>
          </table:table-cell>
          <table:table-cell office:value-type="float" office:value="679.900024" calcext:value-type="float">
            <text:p>679.900024</text:p>
          </table:table-cell>
          <table:table-cell office:value-type="float" office:value="490.549988" calcext:value-type="float">
            <text:p>490.549988</text:p>
          </table:table-cell>
          <table:table-cell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7026.449219" calcext:value-type="float">
            <text:p>17026.449219</text:p>
          </table:table-cell>
          <table:table-cell office:value-type="float" office:value="36025.5" calcext:value-type="float">
            <text:p>36025.5</text:p>
          </table:table-cell>
          <table:table-cell office:value-type="float" office:value="1489.900024" calcext:value-type="float">
            <text:p>1489.900024</text:p>
          </table:table-cell>
          <table:table-cell office:value-type="float" office:value="722.200012" calcext:value-type="float">
            <text:p>722.200012</text:p>
          </table:table-cell>
          <table:table-cell office:value-type="float" office:value="1964.300049" calcext:value-type="float">
            <text:p>1964.300049</text:p>
          </table:table-cell>
          <table:table-cell office:value-type="float" office:value="661.75" calcext:value-type="float">
            <text:p>661.75</text:p>
          </table:table-cell>
          <table:table-cell office:value-type="float" office:value="470.5" calcext:value-type="float">
            <text:p>470.5</text:p>
          </table:table-cell>
          <table:table-cell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7053.949219" calcext:value-type="float">
            <text:p>17053.949219</text:p>
          </table:table-cell>
          <table:table-cell office:value-type="float" office:value="35976.449219" calcext:value-type="float">
            <text:p>35976.449219</text:p>
          </table:table-cell>
          <table:table-cell office:value-type="float" office:value="1501.25" calcext:value-type="float">
            <text:p>1501.25</text:p>
          </table:table-cell>
          <table:table-cell office:value-type="float" office:value="718.400024" calcext:value-type="float">
            <text:p>718.400024</text:p>
          </table:table-cell>
          <table:table-cell office:value-type="float" office:value="2019.599976" calcext:value-type="float">
            <text:p>2019.599976</text:p>
          </table:table-cell>
          <table:table-cell office:value-type="float" office:value="651.099976" calcext:value-type="float">
            <text:p>651.099976</text:p>
          </table:table-cell>
          <table:table-cell office:value-type="float" office:value="465.100006" calcext:value-type="float">
            <text:p>465.100006</text:p>
          </table:table-cell>
          <table:table-cell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6983.199219" calcext:value-type="float">
            <text:p>16983.199219</text:p>
          </table:table-cell>
          <table:table-cell office:value-type="float" office:value="35695.300781" calcext:value-type="float">
            <text:p>35695.300781</text:p>
          </table:table-cell>
          <table:table-cell office:value-type="float" office:value="1493.550049" calcext:value-type="float">
            <text:p>1493.550049</text:p>
          </table:table-cell>
          <table:table-cell office:value-type="float" office:value="714.349976" calcext:value-type="float">
            <text:p>714.349976</text:p>
          </table:table-cell>
          <table:table-cell office:value-type="float" office:value="1961.900024" calcext:value-type="float">
            <text:p>1961.900024</text:p>
          </table:table-cell>
          <table:table-cell office:value-type="float" office:value="655.650024" calcext:value-type="float">
            <text:p>655.650024</text:p>
          </table:table-cell>
          <table:table-cell office:value-type="float" office:value="460.549988" calcext:value-type="float">
            <text:p>460.549988</text:p>
          </table:table-cell>
          <table:table-cell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7166.900391" calcext:value-type="float">
            <text:p>17166.900391</text:p>
          </table:table-cell>
          <table:table-cell office:value-type="float" office:value="36364.898438" calcext:value-type="float">
            <text:p>36364.898438</text:p>
          </table:table-cell>
          <table:table-cell office:value-type="float" office:value="1504.650024" calcext:value-type="float">
            <text:p>1504.650024</text:p>
          </table:table-cell>
          <table:table-cell office:value-type="float" office:value="727.700012" calcext:value-type="float">
            <text:p>727.700012</text:p>
          </table:table-cell>
          <table:table-cell office:value-type="float" office:value="1953.349976" calcext:value-type="float">
            <text:p>1953.349976</text:p>
          </table:table-cell>
          <table:table-cell office:value-type="float" office:value="679.599976" calcext:value-type="float">
            <text:p>679.599976</text:p>
          </table:table-cell>
          <table:table-cell office:value-type="float" office:value="475.299988" calcext:value-type="float">
            <text:p>475.299988</text:p>
          </table:table-cell>
          <table:table-cell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7401.650391" calcext:value-type="float">
            <text:p>17401.650391</text:p>
          </table:table-cell>
          <table:table-cell office:value-type="float" office:value="36508.25" calcext:value-type="float">
            <text:p>36508.25</text:p>
          </table:table-cell>
          <table:table-cell office:value-type="float" office:value="1525.75" calcext:value-type="float">
            <text:p>1525.75</text:p>
          </table:table-cell>
          <table:table-cell office:value-type="float" office:value="722.400024" calcext:value-type="float">
            <text:p>722.400024</text:p>
          </table:table-cell>
          <table:table-cell office:value-type="float" office:value="1964.25" calcext:value-type="float">
            <text:p>1964.25</text:p>
          </table:table-cell>
          <table:table-cell office:value-type="float" office:value="676.099976" calcext:value-type="float">
            <text:p>676.099976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7196.699219" calcext:value-type="float">
            <text:p>17196.699219</text:p>
          </table:table-cell>
          <table:table-cell office:value-type="float" office:value="36197.148438" calcext:value-type="float">
            <text:p>36197.148438</text:p>
          </table:table-cell>
          <table:table-cell office:value-type="float" office:value="1513.550049" calcext:value-type="float">
            <text:p>1513.550049</text:p>
          </table:table-cell>
          <table:table-cell office:value-type="float" office:value="716.299988" calcext:value-type="float">
            <text:p>716.299988</text:p>
          </table:table-cell>
          <table:table-cell office:value-type="float" office:value="1914.199951" calcext:value-type="float">
            <text:p>1914.199951</text:p>
          </table:table-cell>
          <table:table-cell office:value-type="float" office:value="673" calcext:value-type="float">
            <text:p>673</text:p>
          </table:table-cell>
          <table:table-cell office:value-type="float" office:value="473.149994" calcext:value-type="float">
            <text:p>473.149994</text:p>
          </table:table-cell>
          <table:table-cell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6912.25" calcext:value-type="float">
            <text:p>16912.25</text:p>
          </table:table-cell>
          <table:table-cell office:value-type="float" office:value="35735.898438" calcext:value-type="float">
            <text:p>35735.898438</text:p>
          </table:table-cell>
          <table:table-cell office:value-type="float" office:value="1503.800049" calcext:value-type="float">
            <text:p>1503.800049</text:p>
          </table:table-cell>
          <table:table-cell office:value-type="float" office:value="709.549988" calcext:value-type="float">
            <text:p>709.549988</text:p>
          </table:table-cell>
          <table:table-cell office:value-type="float" office:value="1885.199951" calcext:value-type="float">
            <text:p>1885.199951</text:p>
          </table:table-cell>
          <table:table-cell office:value-type="float" office:value="663.099976" calcext:value-type="float">
            <text:p>663.099976</text:p>
          </table:table-cell>
          <table:table-cell office:value-type="float" office:value="465.299988" calcext:value-type="float">
            <text:p>465.299988</text:p>
          </table:table-cell>
          <table:table-cell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7176.699219" calcext:value-type="float">
            <text:p>17176.699219</text:p>
          </table:table-cell>
          <table:table-cell office:value-type="float" office:value="36618.398438" calcext:value-type="float">
            <text:p>36618.398438</text:p>
          </table:table-cell>
          <table:table-cell office:value-type="float" office:value="1525.699951" calcext:value-type="float">
            <text:p>1525.699951</text:p>
          </table:table-cell>
          <table:table-cell office:value-type="float" office:value="734.650024" calcext:value-type="float">
            <text:p>734.650024</text:p>
          </table:table-cell>
          <table:table-cell office:value-type="float" office:value="1937.150024" calcext:value-type="float">
            <text:p>1937.150024</text:p>
          </table:table-cell>
          <table:table-cell office:value-type="float" office:value="687" calcext:value-type="float">
            <text:p>687</text:p>
          </table:table-cell>
          <table:table-cell office:value-type="float" office:value="476.700012" calcext:value-type="float">
            <text:p>476.700012</text:p>
          </table:table-cell>
          <table:table-cell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7469.75" calcext:value-type="float">
            <text:p>17469.75</text:p>
          </table:table-cell>
          <table:table-cell office:value-type="float" office:value="37284.699219" calcext:value-type="float">
            <text:p>37284.699219</text:p>
          </table:table-cell>
          <table:table-cell office:value-type="float" office:value="1553.800049" calcext:value-type="float">
            <text:p>1553.800049</text:p>
          </table:table-cell>
          <table:table-cell office:value-type="float" office:value="753.400024" calcext:value-type="float">
            <text:p>753.400024</text:p>
          </table:table-cell>
          <table:table-cell office:value-type="float" office:value="1920.449951" calcext:value-type="float">
            <text:p>1920.449951</text:p>
          </table:table-cell>
          <table:table-cell office:value-type="float" office:value="697.099976" calcext:value-type="float">
            <text:p>697.099976</text:p>
          </table:table-cell>
          <table:table-cell office:value-type="float" office:value="491.549988" calcext:value-type="float">
            <text:p>491.549988</text:p>
          </table:table-cell>
          <table:table-cell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7516.849609" calcext:value-type="float">
            <text:p>17516.849609</text:p>
          </table:table-cell>
          <table:table-cell office:value-type="float" office:value="37082.449219" calcext:value-type="float">
            <text:p>37082.449219</text:p>
          </table:table-cell>
          <table:table-cell office:value-type="float" office:value="1526.849976" calcext:value-type="float">
            <text:p>1526.849976</text:p>
          </table:table-cell>
          <table:table-cell office:value-type="float" office:value="755" calcext:value-type="float">
            <text:p>755</text:p>
          </table:table-cell>
          <table:table-cell office:value-type="float" office:value="1916.349976" calcext:value-type="float">
            <text:p>1916.349976</text:p>
          </table:table-cell>
          <table:table-cell office:value-type="float" office:value="693.950012" calcext:value-type="float">
            <text:p>693.950012</text:p>
          </table:table-cell>
          <table:table-cell office:value-type="float" office:value="488.649994" calcext:value-type="float">
            <text:p>488.649994</text:p>
          </table:table-cell>
          <table:table-cell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7511.300781" calcext:value-type="float">
            <text:p>17511.300781</text:p>
          </table:table-cell>
          <table:table-cell office:value-type="float" office:value="37105.648438" calcext:value-type="float">
            <text:p>37105.648438</text:p>
          </table:table-cell>
          <table:table-cell office:value-type="float" office:value="1522.550049" calcext:value-type="float">
            <text:p>1522.550049</text:p>
          </table:table-cell>
          <table:table-cell office:value-type="float" office:value="758" calcext:value-type="float">
            <text:p>758</text:p>
          </table:table-cell>
          <table:table-cell office:value-type="float" office:value="1896.75" calcext:value-type="float">
            <text:p>1896.75</text:p>
          </table:table-cell>
          <table:table-cell office:value-type="float" office:value="688.049988" calcext:value-type="float">
            <text:p>688.049988</text:p>
          </table:table-cell>
          <table:table-cell office:value-type="float" office:value="494.700012" calcext:value-type="float">
            <text:p>494.700012</text:p>
          </table:table-cell>
          <table:table-cell/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7368.25" calcext:value-type="float">
            <text:p>17368.25</text:p>
          </table:table-cell>
          <table:table-cell office:value-type="float" office:value="36925.25" calcext:value-type="float">
            <text:p>36925.25</text:p>
          </table:table-cell>
          <table:table-cell office:value-type="float" office:value="1511.150024" calcext:value-type="float">
            <text:p>1511.150024</text:p>
          </table:table-cell>
          <table:table-cell office:value-type="float" office:value="754" calcext:value-type="float">
            <text:p>754</text:p>
          </table:table-cell>
          <table:table-cell office:value-type="float" office:value="1873.099976" calcext:value-type="float">
            <text:p>1873.099976</text:p>
          </table:table-cell>
          <table:table-cell office:value-type="float" office:value="704" calcext:value-type="float">
            <text:p>704</text:p>
          </table:table-cell>
          <table:table-cell office:value-type="float" office:value="487.799988" calcext:value-type="float">
            <text:p>487.799988</text:p>
          </table:table-cell>
          <table:table-cell/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7324.900391" calcext:value-type="float">
            <text:p>17324.900391</text:p>
          </table:table-cell>
          <table:table-cell office:value-type="float" office:value="36893.949219" calcext:value-type="float">
            <text:p>36893.949219</text:p>
          </table:table-cell>
          <table:table-cell office:value-type="float" office:value="1502.449951" calcext:value-type="float">
            <text:p>1502.449951</text:p>
          </table:table-cell>
          <table:table-cell office:value-type="float" office:value="758.650024" calcext:value-type="float">
            <text:p>758.650024</text:p>
          </table:table-cell>
          <table:table-cell office:value-type="float" office:value="1840.400024" calcext:value-type="float">
            <text:p>1840.400024</text:p>
          </table:table-cell>
          <table:table-cell office:value-type="float" office:value="710.900024" calcext:value-type="float">
            <text:p>710.900024</text:p>
          </table:table-cell>
          <table:table-cell office:value-type="float" office:value="488.549988" calcext:value-type="float">
            <text:p>488.549988</text:p>
          </table:table-cell>
          <table:table-cell/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7221.400391" calcext:value-type="float">
            <text:p>17221.400391</text:p>
          </table:table-cell>
          <table:table-cell office:value-type="float" office:value="36789.550781" calcext:value-type="float">
            <text:p>36789.550781</text:p>
          </table:table-cell>
          <table:table-cell office:value-type="float" office:value="1500" calcext:value-type="float">
            <text:p>1500</text:p>
          </table:table-cell>
          <table:table-cell office:value-type="float" office:value="752.25" calcext:value-type="float">
            <text:p>752.25</text:p>
          </table:table-cell>
          <table:table-cell office:value-type="float" office:value="1867.400024" calcext:value-type="float">
            <text:p>1867.400024</text:p>
          </table:table-cell>
          <table:table-cell office:value-type="float" office:value="712.5" calcext:value-type="float">
            <text:p>712.5</text:p>
          </table:table-cell>
          <table:table-cell office:value-type="float" office:value="484.799988" calcext:value-type="float">
            <text:p>484.799988</text:p>
          </table:table-cell>
          <table:table-cell/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7248.400391" calcext:value-type="float">
            <text:p>17248.400391</text:p>
          </table:table-cell>
          <table:table-cell office:value-type="float" office:value="36548.648438" calcext:value-type="float">
            <text:p>36548.648438</text:p>
          </table:table-cell>
          <table:table-cell office:value-type="float" office:value="1500.099976" calcext:value-type="float">
            <text:p>1500.099976</text:p>
          </table:table-cell>
          <table:table-cell office:value-type="float" office:value="741.150024" calcext:value-type="float">
            <text:p>741.150024</text:p>
          </table:table-cell>
          <table:table-cell office:value-type="float" office:value="1860.75" calcext:value-type="float">
            <text:p>1860.75</text:p>
          </table:table-cell>
          <table:table-cell office:value-type="float" office:value="709.650024" calcext:value-type="float">
            <text:p>709.650024</text:p>
          </table:table-cell>
          <table:table-cell office:value-type="float" office:value="481.149994" calcext:value-type="float">
            <text:p>481.149994</text:p>
          </table:table-cell>
          <table:table-cell/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6985.199219" calcext:value-type="float">
            <text:p>16985.199219</text:p>
          </table:table-cell>
          <table:table-cell office:value-type="float" office:value="35618.648438" calcext:value-type="float">
            <text:p>35618.648438</text:p>
          </table:table-cell>
          <table:table-cell office:value-type="float" office:value="1473.050049" calcext:value-type="float">
            <text:p>1473.050049</text:p>
          </table:table-cell>
          <table:table-cell office:value-type="float" office:value="728.299988" calcext:value-type="float">
            <text:p>728.299988</text:p>
          </table:table-cell>
          <table:table-cell office:value-type="float" office:value="1793.800049" calcext:value-type="float">
            <text:p>1793.800049</text:p>
          </table:table-cell>
          <table:table-cell office:value-type="float" office:value="688.900024" calcext:value-type="float">
            <text:p>688.900024</text:p>
          </table:table-cell>
          <table:table-cell office:value-type="float" office:value="467.799988" calcext:value-type="float">
            <text:p>467.799988</text:p>
          </table:table-cell>
          <table:table-cell/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6614.199219" calcext:value-type="float">
            <text:p>16614.199219</text:p>
          </table:table-cell>
          <table:table-cell office:value-type="float" office:value="34439.851563" calcext:value-type="float">
            <text:p>34439.851563</text:p>
          </table:table-cell>
          <table:table-cell office:value-type="float" office:value="1425.650024" calcext:value-type="float">
            <text:p>1425.650024</text:p>
          </table:table-cell>
          <table:table-cell office:value-type="float" office:value="709.950012" calcext:value-type="float">
            <text:p>709.950012</text:p>
          </table:table-cell>
          <table:table-cell office:value-type="float" office:value="1742.5" calcext:value-type="float">
            <text:p>1742.5</text:p>
          </table:table-cell>
          <table:table-cell office:value-type="float" office:value="674.349976" calcext:value-type="float">
            <text:p>674.349976</text:p>
          </table:table-cell>
          <table:table-cell office:value-type="float" office:value="449.200012" calcext:value-type="float">
            <text:p>449.200012</text:p>
          </table:table-cell>
          <table:table-cell/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770.849609" calcext:value-type="float">
            <text:p>16770.849609</text:p>
          </table:table-cell>
          <table:table-cell office:value-type="float" office:value="34607.851563" calcext:value-type="float">
            <text:p>34607.851563</text:p>
          </table:table-cell>
          <table:table-cell office:value-type="float" office:value="1441.800049" calcext:value-type="float">
            <text:p>1441.800049</text:p>
          </table:table-cell>
          <table:table-cell office:value-type="float" office:value="720.349976" calcext:value-type="float">
            <text:p>720.349976</text:p>
          </table:table-cell>
          <table:table-cell office:value-type="float" office:value="1736.550049" calcext:value-type="float">
            <text:p>1736.550049</text:p>
          </table:table-cell>
          <table:table-cell office:value-type="float" office:value="665.849976" calcext:value-type="float">
            <text:p>665.84997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6955.449219" calcext:value-type="float">
            <text:p>16955.449219</text:p>
          </table:table-cell>
          <table:table-cell office:value-type="float" office:value="35029.5" calcext:value-type="float">
            <text:p>35029.5</text:p>
          </table:table-cell>
          <table:table-cell office:value-type="float" office:value="1445.199951" calcext:value-type="float">
            <text:p>1445.199951</text:p>
          </table:table-cell>
          <table:table-cell office:value-type="float" office:value="732.799988" calcext:value-type="float">
            <text:p>732.799988</text:p>
          </table:table-cell>
          <table:table-cell office:value-type="float" office:value="1762.400024" calcext:value-type="float">
            <text:p>1762.400024</text:p>
          </table:table-cell>
          <table:table-cell office:value-type="float" office:value="669.349976" calcext:value-type="float">
            <text:p>669.349976</text:p>
          </table:table-cell>
          <table:table-cell office:value-type="float" office:value="455.850006" calcext:value-type="float">
            <text:p>455.850006</text:p>
          </table:table-cell>
          <table:table-cell/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072.599609" calcext:value-type="float">
            <text:p>17072.599609</text:p>
          </table:table-cell>
          <table:table-cell office:value-type="float" office:value="35191.148438" calcext:value-type="float">
            <text:p>35191.148438</text:p>
          </table:table-cell>
          <table:table-cell office:value-type="float" office:value="1444.099976" calcext:value-type="float">
            <text:p>1444.099976</text:p>
          </table:table-cell>
          <table:table-cell office:value-type="float" office:value="731.299988" calcext:value-type="float">
            <text:p>731.299988</text:p>
          </table:table-cell>
          <table:table-cell office:value-type="float" office:value="1775.599976" calcext:value-type="float">
            <text:p>1775.599976</text:p>
          </table:table-cell>
          <table:table-cell office:value-type="float" office:value="678.799988" calcext:value-type="float">
            <text:p>678.799988</text:p>
          </table:table-cell>
          <table:table-cell office:value-type="float" office:value="461.799988" calcext:value-type="float">
            <text:p>461.799988</text:p>
          </table:table-cell>
          <table:table-cell/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003.75" calcext:value-type="float">
            <text:p>17003.75</text:p>
          </table:table-cell>
          <table:table-cell office:value-type="float" office:value="34857.050781" calcext:value-type="float">
            <text:p>34857.050781</text:p>
          </table:table-cell>
          <table:table-cell office:value-type="float" office:value="1438.900024" calcext:value-type="float">
            <text:p>1438.900024</text:p>
          </table:table-cell>
          <table:table-cell office:value-type="float" office:value="727.099976" calcext:value-type="float">
            <text:p>727.099976</text:p>
          </table:table-cell>
          <table:table-cell office:value-type="float" office:value="1748.400024" calcext:value-type="float">
            <text:p>1748.400024</text:p>
          </table:table-cell>
          <table:table-cell office:value-type="float" office:value="667.5" calcext:value-type="float">
            <text:p>667.5</text:p>
          </table:table-cell>
          <table:table-cell office:value-type="float" office:value="456.950012" calcext:value-type="float">
            <text:p>456.950012</text:p>
          </table:table-cell>
          <table:table-cell/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7086.25" calcext:value-type="float">
            <text:p>17086.25</text:p>
          </table:table-cell>
          <table:table-cell office:value-type="float" office:value="35057.898438" calcext:value-type="float">
            <text:p>35057.898438</text:p>
          </table:table-cell>
          <table:table-cell office:value-type="float" office:value="1450.800049" calcext:value-type="float">
            <text:p>1450.800049</text:p>
          </table:table-cell>
          <table:table-cell office:value-type="float" office:value="736" calcext:value-type="float">
            <text:p>736</text:p>
          </table:table-cell>
          <table:table-cell office:value-type="float" office:value="1773.449951" calcext:value-type="float">
            <text:p>1773.449951</text:p>
          </table:table-cell>
          <table:table-cell office:value-type="float" office:value="672.150024" calcext:value-type="float">
            <text:p>672.150024</text:p>
          </table:table-cell>
          <table:table-cell office:value-type="float" office:value="458.049988" calcext:value-type="float">
            <text:p>458.049988</text:p>
          </table:table-cell>
          <table:table-cell/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17233.25" calcext:value-type="float">
            <text:p>17233.25</text:p>
          </table:table-cell>
          <table:table-cell office:value-type="float" office:value="35183.800781" calcext:value-type="float">
            <text:p>35183.800781</text:p>
          </table:table-cell>
          <table:table-cell office:value-type="float" office:value="1460.800049" calcext:value-type="float">
            <text:p>1460.800049</text:p>
          </table:table-cell>
          <table:table-cell office:value-type="float" office:value="735.799988" calcext:value-type="float">
            <text:p>735.799988</text:p>
          </table:table-cell>
          <table:table-cell office:value-type="float" office:value="1774.900024" calcext:value-type="float">
            <text:p>1774.900024</text:p>
          </table:table-cell>
          <table:table-cell office:value-type="float" office:value="675.450012" calcext:value-type="float">
            <text:p>675.450012</text:p>
          </table:table-cell>
          <table:table-cell office:value-type="float" office:value="461.200012" calcext:value-type="float">
            <text:p>461.200012</text:p>
          </table:table-cell>
          <table:table-cell/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17213.599609" calcext:value-type="float">
            <text:p>17213.599609</text:p>
          </table:table-cell>
          <table:table-cell office:value-type="float" office:value="35045.398438" calcext:value-type="float">
            <text:p>35045.398438</text:p>
          </table:table-cell>
          <table:table-cell office:value-type="float" office:value="1453.849976" calcext:value-type="float">
            <text:p>1453.849976</text:p>
          </table:table-cell>
          <table:table-cell office:value-type="float" office:value="735.700012" calcext:value-type="float">
            <text:p>735.700012</text:p>
          </table:table-cell>
          <table:table-cell office:value-type="float" office:value="1764.199951" calcext:value-type="float">
            <text:p>1764.199951</text:p>
          </table:table-cell>
          <table:table-cell office:value-type="float" office:value="670.5" calcext:value-type="float">
            <text:p>670.5</text:p>
          </table:table-cell>
          <table:table-cell office:value-type="float" office:value="454.399994" calcext:value-type="float">
            <text:p>454.399994</text:p>
          </table:table-cell>
          <table:table-cell/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17203.949219" calcext:value-type="float">
            <text:p>17203.949219</text:p>
          </table:table-cell>
          <table:table-cell office:value-type="float" office:value="35063.601563" calcext:value-type="float">
            <text:p>35063.601563</text:p>
          </table:table-cell>
          <table:table-cell office:value-type="float" office:value="1461.5" calcext:value-type="float">
            <text:p>1461.5</text:p>
          </table:table-cell>
          <table:table-cell office:value-type="float" office:value="735.700012" calcext:value-type="float">
            <text:p>735.700012</text:p>
          </table:table-cell>
          <table:table-cell office:value-type="float" office:value="1755.25" calcext:value-type="float">
            <text:p>1755.25</text:p>
          </table:table-cell>
          <table:table-cell office:value-type="float" office:value="668.849976" calcext:value-type="float">
            <text:p>668.849976</text:p>
          </table:table-cell>
          <table:table-cell office:value-type="float" office:value="451.700012" calcext:value-type="float">
            <text:p>451.700012</text:p>
          </table:table-cell>
          <table:table-cell/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17354.050781" calcext:value-type="float">
            <text:p>17354.050781</text:p>
          </table:table-cell>
          <table:table-cell office:value-type="float" office:value="35481.699219" calcext:value-type="float">
            <text:p>35481.699219</text:p>
          </table:table-cell>
          <table:table-cell office:value-type="float" office:value="1479.400024" calcext:value-type="float">
            <text:p>1479.400024</text:p>
          </table:table-cell>
          <table:table-cell office:value-type="float" office:value="740.150024" calcext:value-type="float">
            <text:p>740.150024</text:p>
          </table:table-cell>
          <table:table-cell office:value-type="float" office:value="1796.099976" calcext:value-type="float">
            <text:p>1796.099976</text:p>
          </table:table-cell>
          <table:table-cell office:value-type="float" office:value="678.549988" calcext:value-type="float">
            <text:p>678.549988</text:p>
          </table:table-cell>
          <table:table-cell office:value-type="float" office:value="460.450012" calcext:value-type="float">
            <text:p>460.450012</text:p>
          </table:table-cell>
          <table:table-cell/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17625.699219" calcext:value-type="float">
            <text:p>17625.699219</text:p>
          </table:table-cell>
          <table:table-cell office:value-type="float" office:value="36421.898438" calcext:value-type="float">
            <text:p>36421.898438</text:p>
          </table:table-cell>
          <table:table-cell office:value-type="float" office:value="1519.650024" calcext:value-type="float">
            <text:p>1519.650024</text:p>
          </table:table-cell>
          <table:table-cell office:value-type="float" office:value="764.700012" calcext:value-type="float">
            <text:p>764.700012</text:p>
          </table:table-cell>
          <table:table-cell office:value-type="float" office:value="1824.449951" calcext:value-type="float">
            <text:p>1824.449951</text:p>
          </table:table-cell>
          <table:table-cell office:value-type="float" office:value="696.349976" calcext:value-type="float">
            <text:p>696.349976</text:p>
          </table:table-cell>
          <table:table-cell office:value-type="float" office:value="470.799988" calcext:value-type="float">
            <text:p>470.799988</text:p>
          </table:table-cell>
          <table:table-cell/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17805.25" calcext:value-type="float">
            <text:p>17805.25</text:p>
          </table:table-cell>
          <table:table-cell office:value-type="float" office:value="36840.148438" calcext:value-type="float">
            <text:p>36840.148438</text:p>
          </table:table-cell>
          <table:table-cell office:value-type="float" office:value="1528.550049" calcext:value-type="float">
            <text:p>1528.550049</text:p>
          </table:table-cell>
          <table:table-cell office:value-type="float" office:value="772.849976" calcext:value-type="float">
            <text:p>772.849976</text:p>
          </table:table-cell>
          <table:table-cell office:value-type="float" office:value="1852.599976" calcext:value-type="float">
            <text:p>1852.599976</text:p>
          </table:table-cell>
          <table:table-cell office:value-type="float" office:value="709.150024" calcext:value-type="float">
            <text:p>709.150024</text:p>
          </table:table-cell>
          <table:table-cell office:value-type="float" office:value="483.5" calcext:value-type="float">
            <text:p>483.5</text:p>
          </table:table-cell>
          <table:table-cell/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17925.25" calcext:value-type="float">
            <text:p>17925.25</text:p>
          </table:table-cell>
          <table:table-cell office:value-type="float" office:value="37695.898438" calcext:value-type="float">
            <text:p>37695.898438</text:p>
          </table:table-cell>
          <table:table-cell office:value-type="float" office:value="1564.849976" calcext:value-type="float">
            <text:p>1564.849976</text:p>
          </table:table-cell>
          <table:table-cell office:value-type="float" office:value="788.049988" calcext:value-type="float">
            <text:p>788.049988</text:p>
          </table:table-cell>
          <table:table-cell office:value-type="float" office:value="1922.150024" calcext:value-type="float">
            <text:p>1922.150024</text:p>
          </table:table-cell>
          <table:table-cell office:value-type="float" office:value="726.900024" calcext:value-type="float">
            <text:p>726.900024</text:p>
          </table:table-cell>
          <table:table-cell office:value-type="float" office:value="492.399994" calcext:value-type="float">
            <text:p>492.399994</text:p>
          </table:table-cell>
          <table:table-cell/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17745.900391" calcext:value-type="float">
            <text:p>17745.900391</text:p>
          </table:table-cell>
          <table:table-cell office:value-type="float" office:value="37490.25" calcext:value-type="float">
            <text:p>37490.25</text:p>
          </table:table-cell>
          <table:table-cell office:value-type="float" office:value="1539.75" calcext:value-type="float">
            <text:p>1539.75</text:p>
          </table:table-cell>
          <table:table-cell office:value-type="float" office:value="785.049988" calcext:value-type="float">
            <text:p>785.049988</text:p>
          </table:table-cell>
          <table:table-cell office:value-type="float" office:value="1891.900024" calcext:value-type="float">
            <text:p>1891.900024</text:p>
          </table:table-cell>
          <table:table-cell office:value-type="float" office:value="730.299988" calcext:value-type="float">
            <text:p>730.299988</text:p>
          </table:table-cell>
          <table:table-cell office:value-type="float" office:value="491.700012" calcext:value-type="float">
            <text:p>491.700012</text:p>
          </table:table-cell>
          <table:table-cell/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7812.699219" calcext:value-type="float">
            <text:p>17812.699219</text:p>
          </table:table-cell>
          <table:table-cell office:value-type="float" office:value="37739.601563" calcext:value-type="float">
            <text:p>37739.601563</text:p>
          </table:table-cell>
          <table:table-cell office:value-type="float" office:value="1550.550049" calcext:value-type="float">
            <text:p>1550.550049</text:p>
          </table:table-cell>
          <table:table-cell office:value-type="float" office:value="793.25" calcext:value-type="float">
            <text:p>793.25</text:p>
          </table:table-cell>
          <table:table-cell office:value-type="float" office:value="1904.25" calcext:value-type="float">
            <text:p>1904.25</text:p>
          </table:table-cell>
          <table:table-cell office:value-type="float" office:value="730.599976" calcext:value-type="float">
            <text:p>730.599976</text:p>
          </table:table-cell>
          <table:table-cell office:value-type="float" office:value="491.25" calcext:value-type="float">
            <text:p>491.25</text:p>
          </table:table-cell>
          <table:table-cell/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003.300781" calcext:value-type="float">
            <text:p>18003.300781</text:p>
          </table:table-cell>
          <table:table-cell office:value-type="float" office:value="38347.898438" calcext:value-type="float">
            <text:p>38347.898438</text:p>
          </table:table-cell>
          <table:table-cell office:value-type="float" office:value="1559.150024" calcext:value-type="float">
            <text:p>1559.150024</text:p>
          </table:table-cell>
          <table:table-cell office:value-type="float" office:value="810.75" calcext:value-type="float">
            <text:p>810.75</text:p>
          </table:table-cell>
          <table:table-cell office:value-type="float" office:value="1947.949951" calcext:value-type="float">
            <text:p>1947.949951</text:p>
          </table:table-cell>
          <table:table-cell office:value-type="float" office:value="742.799988" calcext:value-type="float">
            <text:p>742.799988</text:p>
          </table:table-cell>
          <table:table-cell office:value-type="float" office:value="503.649994" calcext:value-type="float">
            <text:p>503.649994</text:p>
          </table:table-cell>
          <table:table-cell/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8055.75" calcext:value-type="float">
            <text:p>18055.75</text:p>
          </table:table-cell>
          <table:table-cell office:value-type="float" office:value="38442.199219" calcext:value-type="float">
            <text:p>38442.199219</text:p>
          </table:table-cell>
          <table:table-cell office:value-type="float" office:value="1565.900024" calcext:value-type="float">
            <text:p>1565.900024</text:p>
          </table:table-cell>
          <table:table-cell office:value-type="float" office:value="810.650024" calcext:value-type="float">
            <text:p>810.650024</text:p>
          </table:table-cell>
          <table:table-cell office:value-type="float" office:value="1936.800049" calcext:value-type="float">
            <text:p>1936.800049</text:p>
          </table:table-cell>
          <table:table-cell office:value-type="float" office:value="743.25" calcext:value-type="float">
            <text:p>743.25</text:p>
          </table:table-cell>
          <table:table-cell office:value-type="float" office:value="505.950012" calcext:value-type="float">
            <text:p>505.950012</text:p>
          </table:table-cell>
          <table:table-cell/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8212.349609" calcext:value-type="float">
            <text:p>18212.349609</text:p>
          </table:table-cell>
          <table:table-cell office:value-type="float" office:value="38727.550781" calcext:value-type="float">
            <text:p>38727.550781</text:p>
          </table:table-cell>
          <table:table-cell office:value-type="float" office:value="1556.650024" calcext:value-type="float">
            <text:p>1556.650024</text:p>
          </table:table-cell>
          <table:table-cell office:value-type="float" office:value="823.75" calcext:value-type="float">
            <text:p>823.75</text:p>
          </table:table-cell>
          <table:table-cell office:value-type="float" office:value="1956.599976" calcext:value-type="float">
            <text:p>1956.599976</text:p>
          </table:table-cell>
          <table:table-cell office:value-type="float" office:value="746.849976" calcext:value-type="float">
            <text:p>746.849976</text:p>
          </table:table-cell>
          <table:table-cell office:value-type="float" office:value="510.25" calcext:value-type="float">
            <text:p>510.25</text:p>
          </table:table-cell>
          <table:table-cell/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8257.800781" calcext:value-type="float">
            <text:p>18257.800781</text:p>
          </table:table-cell>
          <table:table-cell office:value-type="float" office:value="38469.949219" calcext:value-type="float">
            <text:p>38469.949219</text:p>
          </table:table-cell>
          <table:table-cell office:value-type="float" office:value="1528" calcext:value-type="float">
            <text:p>1528</text:p>
          </table:table-cell>
          <table:table-cell office:value-type="float" office:value="824.700012" calcext:value-type="float">
            <text:p>824.700012</text:p>
          </table:table-cell>
          <table:table-cell office:value-type="float" office:value="1926.349976" calcext:value-type="float">
            <text:p>1926.349976</text:p>
          </table:table-cell>
          <table:table-cell office:value-type="float" office:value="740.700012" calcext:value-type="float">
            <text:p>740.700012</text:p>
          </table:table-cell>
          <table:table-cell office:value-type="float" office:value="511.350006" calcext:value-type="float">
            <text:p>511.350006</text:p>
          </table:table-cell>
          <table:table-cell/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8255.75" calcext:value-type="float">
            <text:p>18255.75</text:p>
          </table:table-cell>
          <table:table-cell office:value-type="float" office:value="38370.398438" calcext:value-type="float">
            <text:p>38370.398438</text:p>
          </table:table-cell>
          <table:table-cell office:value-type="float" office:value="1545.150024" calcext:value-type="float">
            <text:p>1545.150024</text:p>
          </table:table-cell>
          <table:table-cell office:value-type="float" office:value="820" calcext:value-type="float">
            <text:p>820</text:p>
          </table:table-cell>
          <table:table-cell office:value-type="float" office:value="1938.199951" calcext:value-type="float">
            <text:p>1938.199951</text:p>
          </table:table-cell>
          <table:table-cell office:value-type="float" office:value="721.700012" calcext:value-type="float">
            <text:p>721.700012</text:p>
          </table:table-cell>
          <table:table-cell office:value-type="float" office:value="508.350006" calcext:value-type="float">
            <text:p>508.350006</text:p>
          </table:table-cell>
          <table:table-cell/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8308.099609" calcext:value-type="float">
            <text:p>18308.099609</text:p>
          </table:table-cell>
          <table:table-cell office:value-type="float" office:value="38216.148438" calcext:value-type="float">
            <text:p>38216.148438</text:p>
          </table:table-cell>
          <table:table-cell office:value-type="float" office:value="1521.5" calcext:value-type="float">
            <text:p>1521.5</text:p>
          </table:table-cell>
          <table:table-cell office:value-type="float" office:value="819.299988" calcext:value-type="float">
            <text:p>819.299988</text:p>
          </table:table-cell>
          <table:table-cell office:value-type="float" office:value="1937.449951" calcext:value-type="float">
            <text:p>1937.449951</text:p>
          </table:table-cell>
          <table:table-cell office:value-type="float" office:value="712.650024" calcext:value-type="float">
            <text:p>712.650024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8113.050781" calcext:value-type="float">
            <text:p>18113.050781</text:p>
          </table:table-cell>
          <table:table-cell office:value-type="float" office:value="38210.300781" calcext:value-type="float">
            <text:p>38210.300781</text:p>
          </table:table-cell>
          <table:table-cell office:value-type="float" office:value="1529.25" calcext:value-type="float">
            <text:p>1529.25</text:p>
          </table:table-cell>
          <table:table-cell office:value-type="float" office:value="823.099976" calcext:value-type="float">
            <text:p>823.099976</text:p>
          </table:table-cell>
          <table:table-cell office:value-type="float" office:value="1942.150024" calcext:value-type="float">
            <text:p>1942.150024</text:p>
          </table:table-cell>
          <table:table-cell office:value-type="float" office:value="725.200012" calcext:value-type="float">
            <text:p>725.200012</text:p>
          </table:table-cell>
          <table:table-cell office:value-type="float" office:value="506.799988" calcext:value-type="float">
            <text:p>506.799988</text:p>
          </table:table-cell>
          <table:table-cell/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7938.400391" calcext:value-type="float">
            <text:p>17938.400391</text:p>
          </table:table-cell>
          <table:table-cell office:value-type="float" office:value="38041.351563" calcext:value-type="float">
            <text:p>38041.351563</text:p>
          </table:table-cell>
          <table:table-cell office:value-type="float" office:value="1518.449951" calcext:value-type="float">
            <text:p>1518.449951</text:p>
          </table:table-cell>
          <table:table-cell office:value-type="float" office:value="808.599976" calcext:value-type="float">
            <text:p>808.599976</text:p>
          </table:table-cell>
          <table:table-cell office:value-type="float" office:value="1905.650024" calcext:value-type="float">
            <text:p>1905.650024</text:p>
          </table:table-cell>
          <table:table-cell office:value-type="float" office:value="729.599976" calcext:value-type="float">
            <text:p>729.599976</text:p>
          </table:table-cell>
          <table:table-cell office:value-type="float" office:value="515.799988" calcext:value-type="float">
            <text:p>515.799988</text:p>
          </table:table-cell>
          <table:table-cell/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7757" calcext:value-type="float">
            <text:p>17757</text:p>
          </table:table-cell>
          <table:table-cell office:value-type="float" office:value="37850.851563" calcext:value-type="float">
            <text:p>37850.851563</text:p>
          </table:table-cell>
          <table:table-cell office:value-type="float" office:value="1509" calcext:value-type="float">
            <text:p>1509</text:p>
          </table:table-cell>
          <table:table-cell office:value-type="float" office:value="810.25" calcext:value-type="float">
            <text:p>810.25</text:p>
          </table:table-cell>
          <table:table-cell office:value-type="float" office:value="1892.599976" calcext:value-type="float">
            <text:p>1892.599976</text:p>
          </table:table-cell>
          <table:table-cell office:value-type="float" office:value="728.900024" calcext:value-type="float">
            <text:p>728.900024</text:p>
          </table:table-cell>
          <table:table-cell office:value-type="float" office:value="511.399994" calcext:value-type="float">
            <text:p>511.399994</text:p>
          </table:table-cell>
          <table:table-cell/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7617.150391" calcext:value-type="float">
            <text:p>17617.150391</text:p>
          </table:table-cell>
          <table:table-cell office:value-type="float" office:value="37574.300781" calcext:value-type="float">
            <text:p>37574.300781</text:p>
          </table:table-cell>
          <table:table-cell office:value-type="float" office:value="1521.599976" calcext:value-type="float">
            <text:p>1521.599976</text:p>
          </table:table-cell>
          <table:table-cell office:value-type="float" office:value="804.5" calcext:value-type="float">
            <text:p>804.5</text:p>
          </table:table-cell>
          <table:table-cell office:value-type="float" office:value="1893.75" calcext:value-type="float">
            <text:p>1893.75</text:p>
          </table:table-cell>
          <table:table-cell office:value-type="float" office:value="712.5" calcext:value-type="float">
            <text:p>712.5</text:p>
          </table:table-cell>
          <table:table-cell office:value-type="float" office:value="502.700012" calcext:value-type="float">
            <text:p>502.700012</text:p>
          </table:table-cell>
          <table:table-cell/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7149.099609" calcext:value-type="float">
            <text:p>17149.099609</text:p>
          </table:table-cell>
          <table:table-cell office:value-type="float" office:value="36947.550781" calcext:value-type="float">
            <text:p>36947.550781</text:p>
          </table:table-cell>
          <table:table-cell office:value-type="float" office:value="1486.650024" calcext:value-type="float">
            <text:p>1486.650024</text:p>
          </table:table-cell>
          <table:table-cell office:value-type="float" office:value="798.450012" calcext:value-type="float">
            <text:p>798.450012</text:p>
          </table:table-cell>
          <table:table-cell office:value-type="float" office:value="1830.900024" calcext:value-type="float">
            <text:p>1830.900024</text:p>
          </table:table-cell>
          <table:table-cell office:value-type="float" office:value="704.599976" calcext:value-type="float">
            <text:p>704.599976</text:p>
          </table:table-cell>
          <table:table-cell office:value-type="float" office:value="494.149994" calcext:value-type="float">
            <text:p>494.149994</text:p>
          </table:table-cell>
          <table:table-cell/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7277.949219" calcext:value-type="float">
            <text:p>17277.949219</text:p>
          </table:table-cell>
          <table:table-cell office:value-type="float" office:value="37706.75" calcext:value-type="float">
            <text:p>37706.75</text:p>
          </table:table-cell>
          <table:table-cell office:value-type="float" office:value="1488.050049" calcext:value-type="float">
            <text:p>1488.050049</text:p>
          </table:table-cell>
          <table:table-cell office:value-type="float" office:value="801.650024" calcext:value-type="float">
            <text:p>801.650024</text:p>
          </table:table-cell>
          <table:table-cell office:value-type="float" office:value="1854.650024" calcext:value-type="float">
            <text:p>1854.650024</text:p>
          </table:table-cell>
          <table:table-cell office:value-type="float" office:value="752.200012" calcext:value-type="float">
            <text:p>752.200012</text:p>
          </table:table-cell>
          <table:table-cell office:value-type="float" office:value="514.650024" calcext:value-type="float">
            <text:p>514.650024</text:p>
          </table:table-cell>
          <table:table-cell/>
        </table:table-row>
        <table:table-row table:style-name="ro1" table:number-rows-repeated="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3:04:30.760529693</meta:creation-date>
    <dc:date>2022-03-27T23:06:03.532224028</dc:date>
    <meta:editing-duration>PT1M33S</meta:editing-duration>
    <meta:editing-cycles>1</meta:editing-cycles>
    <meta:document-statistic meta:table-count="1" meta:cell-count="3863" meta:object-count="0"/>
    <meta:generator>LibreOffice/6.4.7.2$Linux_X86_64 LibreOffice_project/40$Build-2</meta:generator>
  </office:meta>
</office:document-meta>
</file>